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cm"/>
    </style:style>
    <style:style style:name="co2" style:family="table-column">
      <style:table-column-properties fo:break-before="auto" style:column-width="2.933cm"/>
    </style:style>
    <style:style style:name="co3" style:family="table-column">
      <style:table-column-properties fo:break-before="auto" style:column-width="4.567cm"/>
    </style:style>
    <style:style style:name="co4" style:family="table-column">
      <style:table-column-properties fo:break-before="auto" style:column-width="5.112cm"/>
    </style:style>
    <style:style style:name="co5" style:family="table-column">
      <style:table-column-properties fo:break-before="auto" style:column-width="4.441cm"/>
    </style:style>
    <style:style style:name="co6" style:family="table-column">
      <style:table-column-properties fo:break-before="auto" style:column-width="11.396cm"/>
    </style:style>
    <style:style style:name="co7" style:family="table-column">
      <style:table-column-properties fo:break-before="auto" style:column-width="3.519cm"/>
    </style:style>
    <style:style style:name="co8" style:family="table-column">
      <style:table-column-properties fo:break-before="auto" style:column-width="3.268cm"/>
    </style:style>
    <style:style style:name="co9" style:family="table-column">
      <style:table-column-properties fo:break-before="auto" style:column-width="1.261cm"/>
    </style:style>
    <style:style style:name="co10" style:family="table-column">
      <style:table-column-properties fo:break-before="auto" style:column-width="2.258cm"/>
    </style:style>
    <style:style style:name="co11" style:family="table-column">
      <style:table-column-properties fo:break-before="auto" style:column-width="8.8cm"/>
    </style:style>
    <style:style style:name="co12" style:family="table-column">
      <style:table-column-properties fo:break-before="auto" style:column-width="8.003cm"/>
    </style:style>
    <style:style style:name="co13" style:family="table-column">
      <style:table-column-properties fo:break-before="auto" style:column-width="8.883cm"/>
    </style:style>
    <style:style style:name="co14" style:family="table-column">
      <style:table-column-properties fo:break-before="auto" style:column-width="4.944cm"/>
    </style:style>
    <style:style style:name="co15" style:family="table-column">
      <style:table-column-properties fo:break-before="auto" style:column-width="11.859cm"/>
    </style:style>
    <style:style style:name="co16" style:family="table-column">
      <style:table-column-properties fo:break-before="auto" style:column-width="8.296cm"/>
    </style:style>
    <style:style style:name="co17" style:family="table-column">
      <style:table-column-properties fo:break-before="auto" style:column-width="10.559cm"/>
    </style:style>
    <style:style style:name="co18" style:family="table-column">
      <style:table-column-properties fo:break-before="auto" style:column-width="5.782cm"/>
    </style:style>
    <style:style style:name="ro1" style:family="table-row">
      <style:table-row-properties style:row-height="1.891cm" fo:break-before="auto" style:use-optimal-row-height="false"/>
    </style:style>
    <style:style style:name="ro2" style:family="table-row">
      <style:table-row-properties style:row-height="2.335cm" fo:break-before="auto" style:use-optimal-row-height="false"/>
    </style:style>
    <style:style style:name="ro3" style:family="table-row">
      <style:table-row-properties style:row-height="1.487cm" fo:break-before="auto" style:use-optimal-row-height="false"/>
    </style:style>
    <style:style style:name="ro4" style:family="table-row">
      <style:table-row-properties style:row-height="0.45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1.452cm" fo:break-before="auto" style:use-optimal-row-height="false"/>
    </style:style>
    <style:style style:name="ro7" style:family="table-row">
      <style:table-row-properties style:row-height="1.529cm" fo:break-before="auto" style:use-optimal-row-height="false"/>
    </style:style>
    <style:style style:name="ro8" style:family="table-row">
      <style:table-row-properties style:row-height="0.529cm" fo:break-before="auto" style:use-optimal-row-height="true"/>
    </style:style>
    <style:style style:name="ro9" style:family="table-row">
      <style:table-row-properties style:row-height="2.782cm" fo:break-before="auto" style:use-optimal-row-height="false"/>
    </style:style>
    <style:style style:name="ro10"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8"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Arial" fo:font-size="11pt" style:font-size-asian="11pt" style:font-size-complex="11pt"/>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font-name="Arial" fo:font-size="11pt" style:font-size-asian="11pt" style:font-size-complex="11pt"/>
    </style:style>
    <style:style style:name="ce12" style:family="table-cell" style:parent-style-name="Default" style:data-style-name="N117">
      <style:table-cell-properties style:text-align-source="fix" style:repeat-content="false" fo:wrap-option="wrap" fo:border="0.74pt solid #000000" style:vertical-align="middle"/>
      <style:paragraph-properties fo:text-align="center" fo:margin-left="0cm"/>
      <style:text-properties style:font-name="Arial" fo:font-size="10pt" fo:font-weight="bold" style:font-size-asian="10pt" style:font-weight-asian="bold" style:font-size-complex="10pt" style:font-weight-complex="bold"/>
    </style:style>
    <style:style style:name="ce6" style:family="table-cell" style:parent-style-name="Default" style:data-style-name="N117">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14" style:family="table-cell" style:parent-style-name="Default" style:data-style-name="N117">
      <style:table-cell-properties style:text-align-source="fix" style:repeat-content="false" fo:wrap-option="wrap" fo:border="0.74pt solid #000000" style:vertical-align="middle"/>
      <style:paragraph-properties fo:text-align="center" fo:margin-left="0cm"/>
      <style:text-properties style:font-name="Arial" fo:font-size="11pt" style:font-size-asian="11pt" style:font-size-complex="11pt"/>
    </style:style>
    <style:style style:name="ce7" style:family="table-cell" style:parent-style-name="Default" style:data-style-name="N117">
      <style:table-cell-properties style:text-align-source="fix" style:repeat-content="false" fo:wrap-option="wrap" style:vertical-align="middle"/>
      <style:paragraph-properties fo:text-align="center" fo:margin-left="0cm"/>
      <style:text-properties style:font-name="Arial" fo:font-size="11pt" style:font-size-asian="11pt" style:font-size-complex="11pt"/>
    </style:style>
    <style:style style:name="ce16" style:family="table-cell" style:parent-style-name="Pivot_20_Table_20_Corner">
      <style:table-cell-properties fo:border-bottom="none" fo:border-left="2.01pt solid #000000" fo:border-right="0.99pt solid #000000" fo:border-top="2.01pt solid #000000"/>
    </style:style>
    <style:style style:name="ce17" style:family="table-cell" style:parent-style-name="Pivot_20_Table_20_Field">
      <style:table-cell-properties fo:border-bottom="0.99pt solid #000000" fo:border-left="2.01pt solid #000000" fo:border-right="0.99pt solid #000000" fo:border-top="0.99pt solid #000000"/>
    </style:style>
    <style:style style:name="ce18" style:family="table-cell" style:parent-style-name="Pivot_20_Table_20_Category" style:data-style-name="N0">
      <style:table-cell-properties fo:border-bottom="none" fo:border-left="2.01pt solid #000000" fo:border-right="0.99pt solid #000000" fo:border-top="none"/>
    </style:style>
    <style:style style:name="ce19" style:family="table-cell" style:parent-style-name="Pivot_20_Table_20_Category" style:data-style-name="N0">
      <style:table-cell-properties fo:border-bottom="none" fo:border-left="2.01pt solid #000000" fo:border-right="0.99pt solid #000000" fo:border-top="0.99pt solid #000000"/>
    </style:style>
    <style:style style:name="ce20" style:family="table-cell" style:parent-style-name="Pivot_20_Table_20_Title" style:data-style-name="N0">
      <style:table-cell-properties fo:border-bottom="2.01pt solid #000000" fo:border-left="2.01pt solid #000000" fo:border-right="0.99pt solid #000000" fo:border-top="0.99pt solid #000000"/>
    </style:style>
    <style:style style:name="ce21" style:family="table-cell" style:parent-style-name="Pivot_20_Table_20_Field">
      <style:table-cell-properties fo:border-bottom="0.99pt solid #000000" fo:border-left="0.99pt solid #000000" fo:border-right="0.99pt solid #000000" fo:border-top="2.01pt solid #000000"/>
    </style:style>
    <style:style style:name="ce22" style:family="table-cell" style:parent-style-name="Pivot_20_Table_20_Category" style:data-style-name="N0">
      <style:table-cell-properties fo:border-bottom="0.99pt solid #000000" fo:border-left="0.99pt solid #000000" fo:border-right="none" fo:border-top="none"/>
    </style:style>
    <style:style style:name="ce23" style:family="table-cell" style:parent-style-name="Pivot_20_Table_20_Value" style:data-style-name="N117">
      <style:table-cell-properties fo:border-bottom="none" fo:border-left="0.99pt solid #000000" fo:border-right="none" fo:border-top="none"/>
    </style:style>
    <style:style style:name="ce24" style:family="table-cell" style:parent-style-name="Pivot_20_Table_20_Value" style:data-style-name="N117">
      <style:table-cell-properties fo:border-bottom="0.99pt solid #000000" fo:border-left="0.99pt solid #000000" fo:border-right="none" fo:border-top="none"/>
    </style:style>
    <style:style style:name="ce25" style:family="table-cell" style:parent-style-name="Pivot_20_Table_20_Value" style:data-style-name="N117">
      <style:table-cell-properties fo:border-bottom="none" fo:border-left="0.99pt solid #000000" fo:border-right="none" fo:border-top="0.99pt solid #000000"/>
    </style:style>
    <style:style style:name="ce26" style:family="table-cell" style:parent-style-name="Pivot_20_Table_20_Result" style:data-style-name="N117">
      <style:table-cell-properties fo:border-bottom="2.01pt solid #000000" fo:border-left="0.99pt solid #000000" fo:border-right="none" fo:border-top="0.99pt solid #000000"/>
    </style:style>
    <style:style style:name="ce27" style:family="table-cell" style:parent-style-name="Pivot_20_Table_20_Corner">
      <style:table-cell-properties fo:border-bottom="0.99pt solid #000000" fo:border-left="none" fo:border-right="2.01pt solid #000000" fo:border-top="2.01pt solid #000000"/>
    </style:style>
    <style:style style:name="ce28" style:family="table-cell" style:parent-style-name="Pivot_20_Table_20_Category" style:data-style-name="N0">
      <style:table-cell-properties fo:border-bottom="0.99pt solid #000000" fo:border-left="none" fo:border-right="2.01pt solid #000000" fo:border-top="none"/>
    </style:style>
    <style:style style:name="ce29" style:family="table-cell" style:parent-style-name="Pivot_20_Table_20_Value" style:data-style-name="N0">
      <style:table-cell-properties fo:border-bottom="none" fo:border-left="none" fo:border-right="2.01pt solid #000000" fo:border-top="none"/>
    </style:style>
    <style:style style:name="ce30" style:family="table-cell" style:parent-style-name="Pivot_20_Table_20_Value" style:data-style-name="N0">
      <style:table-cell-properties fo:border-bottom="0.99pt solid #000000" fo:border-left="none" fo:border-right="2.01pt solid #000000" fo:border-top="none"/>
    </style:style>
    <style:style style:name="ce31" style:family="table-cell" style:parent-style-name="Pivot_20_Table_20_Value" style:data-style-name="N0">
      <style:table-cell-properties fo:border-bottom="none" fo:border-left="none" fo:border-right="2.01pt solid #000000" fo:border-top="0.99pt solid #000000"/>
    </style:style>
    <style:style style:name="ce32" style:family="table-cell" style:parent-style-name="Pivot_20_Table_20_Result" style:data-style-name="N0">
      <style:table-cell-properties fo:border-bottom="2.01pt solid #000000" fo:border-left="none" fo:border-right="2.01pt solid #000000" fo:border-top="0.99pt solid #000000"/>
    </style:style>
    <style:style style:name="ce33" style:family="table-cell" style:parent-style-name="Pivot_20_Table_20_Field">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cm"/>
    </style:style>
    <style:style style:name="ce34" style:family="table-cell" style:parent-style-name="Pivot_20_Table_20_Category" style:data-style-name="N0">
      <style:table-cell-properties fo:border-bottom="none" style:text-align-source="fix" style:repeat-content="false" fo:border-left="2.01pt solid #000000" fo:border-right="0.99pt solid #000000" fo:border-top="0.99pt solid #000000" style:vertical-align="middle"/>
      <style:paragraph-properties fo:text-align="center" fo:margin-left="0cm"/>
    </style:style>
    <style:style style:name="ce35" style:family="table-cell" style:parent-style-name="Pivot_20_Table_20_Category" style:data-style-name="N0">
      <style:table-cell-properties fo:border-bottom="none" style:text-align-source="fix" style:repeat-content="false" fo:border-left="2.01pt solid #000000" fo:border-right="0.99pt solid #000000" fo:border-top="none" style:vertical-align="middle"/>
      <style:paragraph-properties fo:text-align="center" fo:margin-left="0cm"/>
      <style:text-properties style:font-name="Arial" fo:font-size="12pt" style:font-size-asian="12pt" style:font-size-complex="12pt"/>
    </style:style>
    <style:style style:name="ce36" style:family="table-cell" style:parent-style-name="Pivot_20_Table_20_Title" style:data-style-name="N0">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cm"/>
      <style:text-properties style:font-name="Arial" fo:font-size="12pt" style:font-size-asian="12pt"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Pivot_20_Table_20_Corner">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cm"/>
    </style:style>
    <style:style style:name="ce39" style:family="table-cell" style:parent-style-name="Pivot_20_Table_20_Value" style:data-style-name="N117">
      <style:table-cell-properties fo:border-bottom="none" style:text-align-source="fix" style:repeat-content="false" fo:border-left="0.99pt solid #000000" fo:border-right="2.01pt solid #000000" fo:border-top="0.99pt solid #000000" style:vertical-align="middle"/>
      <style:paragraph-properties fo:text-align="center" fo:margin-left="0cm"/>
    </style:style>
    <style:style style:name="ce40" style:family="table-cell" style:parent-style-name="Pivot_20_Table_20_Value" style:data-style-name="N117">
      <style:table-cell-properties fo:border-bottom="none" style:text-align-source="fix" style:repeat-content="false" fo:border-left="0.99pt solid #000000" fo:border-right="2.01pt solid #000000" fo:border-top="none" style:vertical-align="middle"/>
      <style:paragraph-properties fo:text-align="center" fo:margin-left="0cm"/>
      <style:text-properties style:font-name="Arial" fo:font-size="12pt" style:font-size-asian="12pt" style:font-size-complex="12pt"/>
    </style:style>
    <style:style style:name="ce41" style:family="table-cell" style:parent-style-name="Pivot_20_Table_20_Value" style:data-style-name="N117">
      <style:table-cell-properties fo:border-bottom="0.99pt solid #000000" style:text-align-source="fix" style:repeat-content="false" fo:border-left="0.99pt solid #000000" fo:border-right="2.01pt solid #000000" fo:border-top="none" style:vertical-align="middle"/>
      <style:paragraph-properties fo:text-align="center" fo:margin-left="0cm"/>
      <style:text-properties style:font-name="Arial" fo:font-size="12pt" style:font-size-asian="12pt" style:font-size-complex="12pt"/>
    </style:style>
    <style:style style:name="ce42" style:family="table-cell" style:parent-style-name="Pivot_20_Table_20_Result" style:data-style-name="N117">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cm"/>
      <style:text-properties style:font-name="Arial" fo:font-size="12pt" style:font-size-asian="12pt" style:font-size-complex="12pt"/>
    </style:style>
    <style:style style:name="ce43" style:family="table-cell" style:parent-style-name="Pivot_20_Table_20_Field">
      <style:table-cell-properties fo:border-bottom="0.99pt solid #000000" fo:border-left="2.01pt solid #000000" fo:border-right="0.99pt solid #000000" fo:border-top="2.01pt solid #000000"/>
      <style:text-properties style:font-name="Arial" fo:font-size="13pt" style:font-size-asian="13pt" style:font-size-complex="13pt"/>
    </style:style>
    <style:style style:name="ce44" style:family="table-cell" style:parent-style-name="Pivot_20_Table_20_Category" style:data-style-name="N0">
      <style:table-cell-properties fo:border-bottom="none" fo:border-left="2.01pt solid #000000" fo:border-right="0.99pt solid #000000" fo:border-top="0.99pt solid #000000"/>
      <style:text-properties style:font-name="Arial" fo:font-size="13pt" style:font-size-asian="13pt" style:font-size-complex="13pt"/>
    </style:style>
    <style:style style:name="ce45" style:family="table-cell" style:parent-style-name="Pivot_20_Table_20_Category" style:data-style-name="N0">
      <style:table-cell-properties fo:border-bottom="none" fo:border-left="2.01pt solid #000000" fo:border-right="0.99pt solid #000000" fo:border-top="none"/>
      <style:text-properties style:font-name="Arial" fo:font-size="13pt" style:font-size-asian="13pt" style:font-size-complex="13pt"/>
    </style:style>
    <style:style style:name="ce46" style:family="table-cell" style:parent-style-name="Pivot_20_Table_20_Title" style:data-style-name="N0">
      <style:table-cell-properties fo:border-bottom="2.01pt solid #000000" fo:border-left="2.01pt solid #000000" fo:border-right="0.99pt solid #000000" fo:border-top="0.99pt solid #000000"/>
      <style:text-properties style:font-name="Arial" fo:font-size="13pt" style:font-size-asian="13pt" style:font-size-complex="13pt"/>
    </style:style>
    <style:style style:name="ce47" style:family="table-cell" style:parent-style-name="Default">
      <style:text-properties style:font-name="Arial" fo:font-size="13pt" style:font-size-asian="13pt" style:font-size-complex="13pt"/>
    </style:style>
    <style:style style:name="ce48" style:family="table-cell" style:parent-style-name="Pivot_20_Table_20_Corner">
      <style:table-cell-properties fo:border-bottom="0.99pt solid #000000" fo:border-left="0.99pt solid #000000" fo:border-right="2.01pt solid #000000" fo:border-top="2.01pt solid #000000"/>
      <style:text-properties style:font-name="Arial" fo:font-size="13pt" style:font-size-asian="13pt" style:font-size-complex="13pt"/>
    </style:style>
    <style:style style:name="ce49" style:family="table-cell" style:parent-style-name="Pivot_20_Table_20_Value" style:data-style-name="N117">
      <style:table-cell-properties fo:border-bottom="none" fo:border-left="0.99pt solid #000000" fo:border-right="2.01pt solid #000000" fo:border-top="0.99pt solid #000000"/>
      <style:text-properties style:font-name="Arial" fo:font-size="13pt" style:font-size-asian="13pt" style:font-size-complex="13pt"/>
    </style:style>
    <style:style style:name="ce50" style:family="table-cell" style:parent-style-name="Pivot_20_Table_20_Value" style:data-style-name="N117">
      <style:table-cell-properties fo:border-bottom="none" fo:border-left="0.99pt solid #000000" fo:border-right="2.01pt solid #000000" fo:border-top="none"/>
      <style:text-properties style:font-name="Arial" fo:font-size="13pt" style:font-size-asian="13pt" style:font-size-complex="13pt"/>
    </style:style>
    <style:style style:name="ce51" style:family="table-cell" style:parent-style-name="Pivot_20_Table_20_Value" style:data-style-name="N117">
      <style:table-cell-properties fo:border-bottom="0.99pt solid #000000" fo:border-left="0.99pt solid #000000" fo:border-right="2.01pt solid #000000" fo:border-top="none"/>
      <style:text-properties style:font-name="Arial" fo:font-size="13pt" style:font-size-asian="13pt" style:font-size-complex="13pt"/>
    </style:style>
    <style:style style:name="ce52" style:family="table-cell" style:parent-style-name="Pivot_20_Table_20_Result" style:data-style-name="N117">
      <style:table-cell-properties fo:border-bottom="2.01pt solid #000000" fo:border-left="0.99pt solid #000000" fo:border-right="2.01pt solid #000000" fo:border-top="0.99pt solid #000000"/>
      <style:text-properties style:font-name="Arial" fo:font-size="13pt" style:font-size-asian="13pt" style:font-size-complex="13pt"/>
    </style:style>
  </office:automatic-styles>
  <office:body>
    <office:spreadsheet>
      <table:calculation-settings table:automatic-find-labels="false" table:use-regular-expressions="false" table:use-wildcards="true"/>
      <table:table table:name="Hautes-Alpes" table:style-name="ta1" table:print-ranges="'Hautes-Alpes'.A1:'Hautes-Alpes'.H16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7"/>
        <table:table-column table:style-name="co8" table:default-cell-style-name="ce7"/>
        <table:table-column table:style-name="co9" table:default-cell-style-name="ce2"/>
        <table:table-column table:style-name="co10" table:number-columns-repeated="16375" table:default-cell-style-name="ce2"/>
        <table:table-header-rows>
          <table:table-row table:style-name="ro1">
            <table:table-cell table:style-name="ce8" office:value-type="string" calcext:value-type="string">
              <text:p>Financeur</text:p>
            </table:table-cell>
            <table:table-cell table:style-name="ce8" office:value-type="string" calcext:value-type="string">
              <text:p>Département</text:p>
            </table:table-cell>
            <table:table-cell table:style-name="ce8" office:value-type="string" calcext:value-type="string">
              <text:p>EPCI</text:p>
            </table:table-cell>
            <table:table-cell table:style-name="ce8" office:value-type="string" calcext:value-type="string">
              <text:p>Porteur du projet</text:p>
            </table:table-cell>
            <table:table-cell table:style-name="ce8" office:value-type="string" calcext:value-type="string">
              <text:p>Localisation du projet</text:p>
            </table:table-cell>
            <table:table-cell table:style-name="ce8" office:value-type="string" calcext:value-type="string">
              <text:p>Intitulé du projet</text:p>
            </table:table-cell>
            <table:table-cell table:style-name="ce12" office:value-type="string" calcext:value-type="string">
              <text:p>Montant du projet (HT)</text:p>
            </table:table-cell>
            <table:table-cell table:style-name="ce12" office:value-type="string" calcext:value-type="string">
              <text:p>Financement accordé</text:p>
            </table:table-cell>
            <table:table-cell table:number-columns-repeated="16376"/>
          </table:table-row>
        </table:table-header-rows>
        <table:table-row table:style-name="ro2">
          <table:table-cell table:style-name="ce4" office:value-type="string" calcext:value-type="string">
            <text:p>ADEME</text:p>
          </table:table-cell>
          <table:table-cell table:style-name="ce4" office:value-type="float" office:value="5" calcext:value-type="float">
            <text:p>5</text:p>
          </table:table-cell>
          <table:table-cell table:style-name="ce4" office:value-type="string" calcext:value-type="string">
            <text:p>CC Du Guillestrois et du Queyras</text:p>
          </table:table-cell>
          <table:table-cell table:style-name="ce4" office:value-type="string" calcext:value-type="string">
            <text:p>SM du Parc naturel régional du Queyras</text:p>
          </table:table-cell>
          <table:table-cell table:style-name="ce4"/>
          <table:table-cell table:style-name="ce4" office:value-type="string" calcext:value-type="string">
            <text:p>Planifier, mettre en oeuvre, accompagner et expérimenter une démarche collective d'adaptation en réponse au changement climatique dans la Réserve de biosphère du Mont Viso</text:p>
          </table:table-cell>
          <table:table-cell table:style-name="ce6" office:value-type="currency" office:currency="EUR" office:value="93768.84" calcext:value-type="currency">
            <text:p>93 769 €</text:p>
          </table:table-cell>
          <table:table-cell table:style-name="ce6" office:value-type="currency" office:currency="EUR" office:value="41258.29" calcext:value-type="currency">
            <text:p>41 258 €</text:p>
          </table:table-cell>
          <table:table-cell table:number-columns-repeated="16376"/>
        </table:table-row>
        <table:table-row table:style-name="ro1">
          <table:table-cell table:style-name="ce4" office:value-type="string" calcext:value-type="string">
            <text:p>ADEME</text:p>
          </table:table-cell>
          <table:table-cell table:style-name="ce4" office:value-type="float" office:value="5" calcext:value-type="float">
            <text:p>5</text:p>
          </table:table-cell>
          <table:table-cell table:number-columns-repeated="2" table:style-name="ce4" office:value-type="string" calcext:value-type="string">
            <text:p>CC Serre-Ponçon</text:p>
          </table:table-cell>
          <table:table-cell table:style-name="ce4"/>
          <table:table-cell table:style-name="ce4" office:value-type="string" calcext:value-type="string">
            <text:p>AVELO 3.2 : Axes 1, 2, 3 - Etudes, Services vélo, Communication et animation - Communauté de Communes de Serre-Ponçon (05)</text:p>
          </table:table-cell>
          <table:table-cell table:style-name="ce6" office:value-type="currency" office:currency="EUR" office:value="0" calcext:value-type="currency">
            <text:p>0 €</text:p>
          </table:table-cell>
          <table:table-cell table:style-name="ce6" office:value-type="currency" office:currency="EUR" office:value="77500" calcext:value-type="currency">
            <text:p>77 500 €</text:p>
          </table:table-cell>
          <table:table-cell table:number-columns-repeated="16376"/>
        </table:table-row>
        <table:table-row table:style-name="ro1">
          <table:table-cell table:style-name="ce4" office:value-type="string" calcext:value-type="string">
            <text:p>ADEME</text:p>
          </table:table-cell>
          <table:table-cell table:style-name="ce4" office:value-type="float" office:value="5" calcext:value-type="float">
            <text:p>5</text:p>
          </table:table-cell>
          <table:table-cell table:style-name="ce4" office:value-type="string" calcext:value-type="string">
            <text:p>CC Du Briançonnais</text:p>
          </table:table-cell>
          <table:table-cell table:style-name="ce4" office:value-type="string" calcext:value-type="string">
            <text:p>Briançon</text:p>
          </table:table-cell>
          <table:table-cell table:style-name="ce4"/>
          <table:table-cell table:style-name="ce4" office:value-type="string" calcext:value-type="string">
            <text:p>AAP Plan de circulation pour la transition écologique 2024 - Commune de Briançon (05)</text:p>
          </table:table-cell>
          <table:table-cell table:style-name="ce6" office:value-type="currency" office:currency="EUR" office:value="0" calcext:value-type="currency">
            <text:p>0 €</text:p>
          </table:table-cell>
          <table:table-cell table:style-name="ce6" office:value-type="currency" office:currency="EUR" office:value="31010" calcext:value-type="currency">
            <text:p>31 010 €</text:p>
          </table:table-cell>
          <table:table-cell table:number-columns-repeated="16376"/>
        </table:table-row>
        <table:table-row table:style-name="ro1">
          <table:table-cell table:style-name="ce4" office:value-type="string" calcext:value-type="string">
            <text:p>ADEME</text:p>
          </table:table-cell>
          <table:table-cell table:style-name="ce4" office:value-type="float" office:value="5" calcext:value-type="float">
            <text:p>5</text:p>
          </table:table-cell>
          <table:table-cell table:style-name="ce4"/>
          <table:table-cell table:style-name="ce4" office:value-type="string" calcext:value-type="string">
            <text:p>HOTEL LE FARANCHIN</text:p>
          </table:table-cell>
          <table:table-cell table:style-name="ce4"/>
          <table:table-cell table:style-name="ce4" office:value-type="string" calcext:value-type="string">
            <text:p>Tremplin - Aide à la mise en œuvre et à la certification de l’Ecolabel Européen Hébergement Touristique</text:p>
          </table:table-cell>
          <table:table-cell table:style-name="ce6" office:value-type="currency" office:currency="EUR" office:value="0" calcext:value-type="currency">
            <text:p>0 €</text:p>
          </table:table-cell>
          <table:table-cell table:style-name="ce6" office:value-type="currency" office:currency="EUR" office:value="12160" calcext:value-type="currency">
            <text:p>12 160 €</text:p>
          </table:table-cell>
          <table:table-cell table:number-columns-repeated="16376"/>
        </table:table-row>
        <table:table-row table:style-name="ro1">
          <table:table-cell table:style-name="ce4" office:value-type="string" calcext:value-type="string">
            <text:p>ADEME</text:p>
          </table:table-cell>
          <table:table-cell table:style-name="ce4" office:value-type="float" office:value="5" calcext:value-type="float">
            <text:p>5</text:p>
          </table:table-cell>
          <table:table-cell table:style-name="ce4" office:value-type="string" calcext:value-type="string">
            <text:p>CC Du Briançonnais</text:p>
          </table:table-cell>
          <table:table-cell table:style-name="ce4" office:value-type="string" calcext:value-type="string">
            <text:p>CC du Briançonnais</text:p>
          </table:table-cell>
          <table:table-cell table:style-name="ce4"/>
          <table:table-cell table:style-name="ce4" office:value-type="string" calcext:value-type="string">
            <text:p>AAP Mobilités actives et partagées 2024 - chargé de mission 36 mois - CC du Briançonnais (05)</text:p>
          </table:table-cell>
          <table:table-cell table:style-name="ce6" office:value-type="currency" office:currency="EUR" office:value="0" calcext:value-type="currency">
            <text:p>0 €</text:p>
          </table:table-cell>
          <table:table-cell table:style-name="ce6" office:value-type="currency" office:currency="EUR" office:value="91200" calcext:value-type="currency">
            <text:p>91 200 €</text:p>
          </table:table-cell>
          <table:table-cell table:number-columns-repeated="16376"/>
        </table:table-row>
        <table:table-row table:style-name="ro2">
          <table:table-cell table:style-name="ce4" office:value-type="string" calcext:value-type="string">
            <text:p>ADEME</text:p>
          </table:table-cell>
          <table:table-cell table:style-name="ce4" office:value-type="float" office:value="5" calcext:value-type="float">
            <text:p>5</text:p>
          </table:table-cell>
          <table:table-cell table:style-name="ce4" office:value-type="string" calcext:value-type="string">
            <text:p>CC Du Guillestrois et du Queyras</text:p>
          </table:table-cell>
          <table:table-cell table:style-name="ce4" office:value-type="string" calcext:value-type="string">
            <text:p>SM du Parc naturel régional du Queyras</text:p>
          </table:table-cell>
          <table:table-cell table:style-name="ce4"/>
          <table:table-cell table:style-name="ce4" office:value-type="string" calcext:value-type="string">
            <text:p>Planifier, mettre en oeuvre, accompagner et expérimenter une démarche collective d'adaptation en réponse au changement climatique dans la Réserve de biosphère du Mont Viso</text:p>
          </table:table-cell>
          <table:table-cell table:style-name="ce6" office:value-type="currency" office:currency="EUR" office:value="0" calcext:value-type="currency">
            <text:p>0 €</text:p>
          </table:table-cell>
          <table:table-cell table:style-name="ce6" office:value-type="currency" office:currency="EUR" office:value="41258.29" calcext:value-type="currency">
            <text:p>41 258 €</text:p>
          </table:table-cell>
          <table:table-cell table:number-columns-repeated="16376"/>
        </table:table-row>
        <table:table-row table:style-name="ro1">
          <table:table-cell table:style-name="ce4" office:value-type="string" calcext:value-type="string">
            <text:p>ADEME</text:p>
          </table:table-cell>
          <table:table-cell table:style-name="ce4" office:value-type="float" office:value="5" calcext:value-type="float">
            <text:p>5</text:p>
          </table:table-cell>
          <table:table-cell table:style-name="ce4"/>
          <table:table-cell table:style-name="ce4" office:value-type="string" calcext:value-type="string">
            <text:p>FEUTRE FERTILE</text:p>
          </table:table-cell>
          <table:table-cell table:style-name="ce4"/>
          <table:table-cell table:style-name="ce4" office:value-type="string" calcext:value-type="string">
            <text:p>Support et gaine de protection des végétaux à partir de laine et textiles recyclés naturels en région PACA</text:p>
          </table:table-cell>
          <table:table-cell table:style-name="ce6" office:value-type="currency" office:currency="EUR" office:value="0" calcext:value-type="currency">
            <text:p>0 €</text:p>
          </table:table-cell>
          <table:table-cell table:style-name="ce6" office:value-type="currency" office:currency="EUR" office:value="69937.06" calcext:value-type="currency">
            <text:p>69 937 €</text:p>
          </table:table-cell>
          <table:table-cell table:number-columns-repeated="16376"/>
        </table:table-row>
        <table:table-row table:style-name="ro2">
          <table:table-cell table:style-name="ce4" office:value-type="string" calcext:value-type="string">
            <text:p>ADEME</text:p>
          </table:table-cell>
          <table:table-cell table:style-name="ce4" office:value-type="float" office:value="5" calcext:value-type="float">
            <text:p>5</text:p>
          </table:table-cell>
          <table:table-cell table:style-name="ce4"/>
          <table:table-cell table:style-name="ce4" office:value-type="string" calcext:value-type="string">
            <text:p>CTRE HOSPITALIER INTERCOM ALPES DU SUD</text:p>
          </table:table-cell>
          <table:table-cell table:style-name="ce4"/>
          <table:table-cell table:style-name="ce4" office:value-type="string" calcext:value-type="string">
            <text:p>Optimisation Soutenable du Médicament et Organisation des Soins Écoresponsables : <text:s/>Partie 1 - Préparation, Conditionnement et Distribution du Médicament (Départements 05 et 04)</text:p>
          </table:table-cell>
          <table:table-cell table:style-name="ce6" office:value-type="currency" office:currency="EUR" office:value="0" calcext:value-type="currency">
            <text:p>0 €</text:p>
          </table:table-cell>
          <table:table-cell table:style-name="ce6" office:value-type="currency" office:currency="EUR" office:value="105000" calcext:value-type="currency">
            <text:p>105 000 €</text:p>
          </table:table-cell>
          <table:table-cell table:number-columns-repeated="16376"/>
        </table:table-row>
        <table:table-row table:style-name="ro1">
          <table:table-cell table:style-name="ce4" office:value-type="string" calcext:value-type="string">
            <text:p>ADEME</text:p>
          </table:table-cell>
          <table:table-cell table:style-name="ce4" office:value-type="float" office:value="5" calcext:value-type="float">
            <text:p>5</text:p>
          </table:table-cell>
          <table:table-cell table:style-name="ce4"/>
          <table:table-cell table:style-name="ce4" office:value-type="string" calcext:value-type="string">
            <text:p>AGRIBIO HAUTES ALPES</text:p>
          </table:table-cell>
          <table:table-cell table:style-name="ce4"/>
          <table:table-cell table:style-name="ce4" office:value-type="string" calcext:value-type="string">
            <text:p>Accompagnement des agriculteurs biologiques de la région Provence-Alpes-Côte d'Azur face au changement climatique</text:p>
          </table:table-cell>
          <table:table-cell table:style-name="ce6" office:value-type="currency" office:currency="EUR" office:value="0" calcext:value-type="currency">
            <text:p>0 €</text:p>
          </table:table-cell>
          <table:table-cell table:style-name="ce6" office:value-type="currency" office:currency="EUR" office:value="23166" calcext:value-type="currency">
            <text:p>23 166 €</text:p>
          </table:table-cell>
          <table:table-cell table:number-columns-repeated="16376"/>
        </table:table-row>
        <table:table-row table:style-name="ro3">
          <table:table-cell table:style-name="ce4" office:value-type="string" calcext:value-type="string">
            <text:p>ADEME</text:p>
          </table:table-cell>
          <table:table-cell table:style-name="ce4" office:value-type="float" office:value="5" calcext:value-type="float">
            <text:p>5</text:p>
          </table:table-cell>
          <table:table-cell table:style-name="ce4"/>
          <table:table-cell table:style-name="ce4" office:value-type="string" calcext:value-type="string">
            <text:p>MARCHAL PIERRE</text:p>
          </table:table-cell>
          <table:table-cell table:style-name="ce4"/>
          <table:table-cell table:style-name="ce4" office:value-type="string" calcext:value-type="string">
            <text:p>Amélioration de la résilience et la biodiversité des forêts de montagne</text:p>
          </table:table-cell>
          <table:table-cell table:style-name="ce6" office:value-type="currency" office:currency="EUR" office:value="0" calcext:value-type="currency">
            <text:p>0 €</text:p>
          </table:table-cell>
          <table:table-cell table:style-name="ce6" office:value-type="currency" office:currency="EUR" office:value="21000" calcext:value-type="currency">
            <text:p>21 000 €</text:p>
          </table:table-cell>
          <table:table-cell table:number-columns-repeated="16376"/>
        </table:table-row>
        <table:table-row table:style-name="ro3">
          <table:table-cell table:style-name="ce4" office:value-type="string" calcext:value-type="string">
            <text:p>ADEME</text:p>
          </table:table-cell>
          <table:table-cell table:style-name="ce4" office:value-type="float" office:value="5" calcext:value-type="float">
            <text:p>5</text:p>
          </table:table-cell>
          <table:table-cell table:style-name="ce4" office:value-type="string" calcext:value-type="string">
            <text:p>CC Champsaur-Valgaudemar</text:p>
          </table:table-cell>
          <table:table-cell table:number-columns-repeated="2" table:style-name="ce4" office:value-type="string" calcext:value-type="string">
            <text:p>Ancelle</text:p>
          </table:table-cell>
          <table:table-cell table:style-name="ce4" office:value-type="string" calcext:value-type="string">
            <text:p>Etude de faisabilité pour le projet hydroélectrique de la station d'Ancelle (05)</text:p>
          </table:table-cell>
          <table:table-cell table:style-name="ce6" office:value-type="currency" office:currency="EUR" office:value="0" calcext:value-type="currency">
            <text:p>0 €</text:p>
          </table:table-cell>
          <table:table-cell table:style-name="ce6" office:value-type="currency" office:currency="EUR" office:value="14700" calcext:value-type="currency">
            <text:p>14 700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style-name="ce10" office:value-type="string" calcext:value-type="string">
            <text:p>CC du Briançonnais</text:p>
          </table:table-cell>
          <table:table-cell table:style-name="ce10"/>
          <table:table-cell table:style-name="ce10" office:value-type="string" calcext:value-type="string">
            <text:p>Aménagement et mise en accessibilité d’un arrêt de transport en commun (Les Guibertes)</text:p>
          </table:table-cell>
          <table:table-cell table:style-name="ce14" office:value-type="currency" office:currency="EUR" office:value="111581.25" calcext:value-type="currency">
            <text:p>111 581 €</text:p>
          </table:table-cell>
          <table:table-cell table:style-name="ce14" office:value-type="currency" office:currency="EUR" office:value="33474.38" calcext:value-type="currency">
            <text:p>33 474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style-name="ce10" office:value-type="string" calcext:value-type="string">
            <text:p>CC du Briançonnais</text:p>
          </table:table-cell>
          <table:table-cell table:style-name="ce10"/>
          <table:table-cell table:style-name="ce10" office:value-type="string" calcext:value-type="string">
            <text:p>Renforcement de la sécurité dans les établissements d'accueil du jeune enfant</text:p>
          </table:table-cell>
          <table:table-cell table:style-name="ce14" office:value-type="currency" office:currency="EUR" office:value="33847.5" calcext:value-type="currency">
            <text:p>33 848 €</text:p>
          </table:table-cell>
          <table:table-cell table:style-name="ce14" office:value-type="currency" office:currency="EUR" office:value="10154.25" calcext:value-type="currency">
            <text:p>10 154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number-columns-repeated="2" table:style-name="ce10" office:value-type="string" calcext:value-type="string">
            <text:p>CC Buëch-Dévoluy</text:p>
          </table:table-cell>
          <table:table-cell table:style-name="ce10"/>
          <table:table-cell table:style-name="ce10" office:value-type="string" calcext:value-type="string">
            <text:p>Installation de Points d'Apports Volontaires semi-enterrées et colonnes biodéchets – Phase 3</text:p>
          </table:table-cell>
          <table:table-cell table:style-name="ce14" office:value-type="currency" office:currency="EUR" office:value="481698.33" calcext:value-type="currency">
            <text:p>481 698 €</text:p>
          </table:table-cell>
          <table:table-cell table:style-name="ce14" office:value-type="currency" office:currency="EUR" office:value="144509.5" calcext:value-type="currency">
            <text:p>144 51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number-columns-repeated="2" table:style-name="ce10" office:value-type="string" calcext:value-type="string">
            <text:p>CC Champsaur-Valgaudemar</text:p>
          </table:table-cell>
          <table:table-cell table:style-name="ce10"/>
          <table:table-cell table:style-name="ce10" office:value-type="string" calcext:value-type="string">
            <text:p>Agrandissement de la crèche les Marmottes</text:p>
          </table:table-cell>
          <table:table-cell table:style-name="ce14" office:value-type="currency" office:currency="EUR" office:value="600000" calcext:value-type="currency">
            <text:p>600 000 €</text:p>
          </table:table-cell>
          <table:table-cell table:style-name="ce14" office:value-type="currency" office:currency="EUR" office:value="150000" calcext:value-type="currency">
            <text:p>150 000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number-columns-repeated="2" table:style-name="ce10" office:value-type="string" calcext:value-type="string">
            <text:p>CC Champsaur-Valgaudemar</text:p>
          </table:table-cell>
          <table:table-cell table:style-name="ce10"/>
          <table:table-cell table:style-name="ce10" office:value-type="string" calcext:value-type="string">
            <text:p>Optimisation de la collecte des déchets ménagers : déploiement d’une solution de contrôle volumétrique et suivi des tournées</text:p>
          </table:table-cell>
          <table:table-cell table:style-name="ce14" office:value-type="currency" office:currency="EUR" office:value="51096" calcext:value-type="currency">
            <text:p>51 096 €</text:p>
          </table:table-cell>
          <table:table-cell table:style-name="ce14" office:value-type="currency" office:currency="EUR" office:value="15328.8" calcext:value-type="currency">
            <text:p>15 329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style-name="ce10" office:value-type="string" calcext:value-type="string">
            <text:p>CC du Guillestrois et du Queyras</text:p>
          </table:table-cell>
          <table:table-cell table:style-name="ce10" office:value-type="string" calcext:value-type="string">
            <text:p>Saint-Crépin</text:p>
          </table:table-cell>
          <table:table-cell table:style-name="ce10" office:value-type="string" calcext:value-type="string">
            <text:p>Requalification de la ZAE du Guillermin à Saint Crépin</text:p>
          </table:table-cell>
          <table:table-cell table:style-name="ce14" office:value-type="currency" office:currency="EUR" office:value="306142.9" calcext:value-type="currency">
            <text:p>306 143 €</text:p>
          </table:table-cell>
          <table:table-cell table:style-name="ce14" office:value-type="currency" office:currency="EUR" office:value="122457.16" calcext:value-type="currency">
            <text:p>122 457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style-name="ce10" office:value-type="string" calcext:value-type="string">
            <text:p>CC du Pays des Ecrins</text:p>
          </table:table-cell>
          <table:table-cell table:style-name="ce10" office:value-type="string" calcext:value-type="string">
            <text:p>L'Argentière-la-Bessée</text:p>
          </table:table-cell>
          <table:table-cell table:style-name="ce10" office:value-type="string" calcext:value-type="string">
            <text:p>Construction d’un bâtiment à destination de logements en habitat inclusif et de locaux à caractère social à l’Argentière-La Bessée</text:p>
          </table:table-cell>
          <table:table-cell table:style-name="ce14" office:value-type="currency" office:currency="EUR" office:value="1051538" calcext:value-type="currency">
            <text:p>1 051 538 €</text:p>
          </table:table-cell>
          <table:table-cell table:style-name="ce14" office:value-type="currency" office:currency="EUR" office:value="315461.4" calcext:value-type="currency">
            <text:p>315 461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number-columns-repeated="2" table:style-name="ce10" office:value-type="string" calcext:value-type="string">
            <text:p>CC Serre-Ponçon</text:p>
          </table:table-cell>
          <table:table-cell table:style-name="ce10"/>
          <table:table-cell table:style-name="ce10" office:value-type="string" calcext:value-type="string">
            <text:p>Aménagement de locaux pour les services de la CCSP - Année 2025</text:p>
          </table:table-cell>
          <table:table-cell table:style-name="ce14" office:value-type="currency" office:currency="EUR" office:value="750000" calcext:value-type="currency">
            <text:p>750 000 €</text:p>
          </table:table-cell>
          <table:table-cell table:style-name="ce14" office:value-type="currency" office:currency="EUR" office:value="225000" calcext:value-type="currency">
            <text:p>225 00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number-columns-repeated="2" table:style-name="ce10" office:value-type="string" calcext:value-type="string">
            <text:p>CC Serre-Ponçon</text:p>
          </table:table-cell>
          <table:table-cell table:style-name="ce10" office:value-type="string" calcext:value-type="string">
            <text:p>Puy-Sanières</text:p>
          </table:table-cell>
          <table:table-cell table:style-name="ce10" office:value-type="string" calcext:value-type="string">
            <text:p>Reconstruction de la station d'épuration du Pibou de Puy-Sanières.</text:p>
          </table:table-cell>
          <table:table-cell table:style-name="ce14" office:value-type="currency" office:currency="EUR" office:value="377724" calcext:value-type="currency">
            <text:p>377 724 €</text:p>
          </table:table-cell>
          <table:table-cell table:style-name="ce14" office:value-type="currency" office:currency="EUR" office:value="75544.8" calcext:value-type="currency">
            <text:p>75 545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style-name="ce10" office:value-type="string" calcext:value-type="string">
            <text:p>CC Serre-Ponçon Val d'Avance</text:p>
          </table:table-cell>
          <table:table-cell table:style-name="ce10" office:value-type="string" calcext:value-type="string">
            <text:p>Montgardin</text:p>
          </table:table-cell>
          <table:table-cell table:style-name="ce10" office:value-type="string" calcext:value-type="string">
            <text:p>Création d'une maison de pays à Montgardin</text:p>
          </table:table-cell>
          <table:table-cell table:style-name="ce14" office:value-type="currency" office:currency="EUR" office:value="1835000" calcext:value-type="currency">
            <text:p>1 835 000 €</text:p>
          </table:table-cell>
          <table:table-cell table:style-name="ce14" office:value-type="currency" office:currency="EUR" office:value="468750" calcext:value-type="currency">
            <text:p>468 750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number-columns-repeated="2" table:style-name="ce10" office:value-type="string" calcext:value-type="string">
            <text:p>Abriès-Ristolas</text:p>
          </table:table-cell>
          <table:table-cell table:style-name="ce10" office:value-type="string" calcext:value-type="string">
            <text:p>Remplacement des Garde-corps Avenue du Bouchet et du pont sur le torrent du Bouchet</text:p>
          </table:table-cell>
          <table:table-cell table:style-name="ce14" office:value-type="currency" office:currency="EUR" office:value="202608.3" calcext:value-type="currency">
            <text:p>202 608 €</text:p>
          </table:table-cell>
          <table:table-cell table:style-name="ce14" office:value-type="currency" office:currency="EUR" office:value="60782.49" calcext:value-type="currency">
            <text:p>60 782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Ancelle</text:p>
          </table:table-cell>
          <table:table-cell table:style-name="ce10" office:value-type="string" calcext:value-type="string">
            <text:p>Aménagement de la place du Village et des rues connexes</text:p>
          </table:table-cell>
          <table:table-cell table:style-name="ce14" office:value-type="currency" office:currency="EUR" office:value="1022384" calcext:value-type="currency">
            <text:p>1 022 384 €</text:p>
          </table:table-cell>
          <table:table-cell table:style-name="ce14" office:value-type="currency" office:currency="EUR" office:value="255596" calcext:value-type="currency">
            <text:p>255 596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number-columns-repeated="2" table:style-name="ce10" office:value-type="string" calcext:value-type="string">
            <text:p>Barcillonnette</text:p>
          </table:table-cell>
          <table:table-cell table:style-name="ce10" office:value-type="string" calcext:value-type="string">
            <text:p>Rénovation énergétique des logements communaux</text:p>
          </table:table-cell>
          <table:table-cell table:style-name="ce14" office:value-type="currency" office:currency="EUR" office:value="46229.15" calcext:value-type="currency">
            <text:p>46 229 €</text:p>
          </table:table-cell>
          <table:table-cell table:style-name="ce14" office:value-type="currency" office:currency="EUR" office:value="13868.75" calcext:value-type="currency">
            <text:p>13 869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number-columns-repeated="2" table:style-name="ce10" office:value-type="string" calcext:value-type="string">
            <text:p>Ceillac</text:p>
          </table:table-cell>
          <table:table-cell table:style-name="ce10" office:value-type="string" calcext:value-type="string">
            <text:p>Construction d'un garage communal</text:p>
          </table:table-cell>
          <table:table-cell table:style-name="ce14" office:value-type="currency" office:currency="EUR" office:value="540500" calcext:value-type="currency">
            <text:p>540 500 €</text:p>
          </table:table-cell>
          <table:table-cell table:style-name="ce14" office:value-type="currency" office:currency="EUR" office:value="180400" calcext:value-type="currency">
            <text:p>180 40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number-columns-repeated="2" table:style-name="ce10" office:value-type="string" calcext:value-type="string">
            <text:p>Champcella</text:p>
          </table:table-cell>
          <table:table-cell table:style-name="ce10" office:value-type="string" calcext:value-type="string">
            <text:p>Renforcement du réseau d'eau potable <text:s/>- rue du Naïs</text:p>
          </table:table-cell>
          <table:table-cell table:style-name="ce14" office:value-type="currency" office:currency="EUR" office:value="60890" calcext:value-type="currency">
            <text:p>60 890 €</text:p>
          </table:table-cell>
          <table:table-cell table:style-name="ce14" office:value-type="currency" office:currency="EUR" office:value="18267" calcext:value-type="currency">
            <text:p>18 267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Chanousse</text:p>
          </table:table-cell>
          <table:table-cell table:style-name="ce10" office:value-type="string" calcext:value-type="string">
            <text:p>Projet de travaux de l'appartement communal de Chanousse</text:p>
          </table:table-cell>
          <table:table-cell table:style-name="ce14" office:value-type="currency" office:currency="EUR" office:value="18444.74" calcext:value-type="currency">
            <text:p>18 445 €</text:p>
          </table:table-cell>
          <table:table-cell table:style-name="ce14" office:value-type="currency" office:currency="EUR" office:value="5533.42" calcext:value-type="currency">
            <text:p>5 533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text:p>
          </table:table-cell>
          <table:table-cell table:number-columns-repeated="2" table:style-name="ce10" office:value-type="string" calcext:value-type="string">
            <text:p>Châteauroux-les-Alpes</text:p>
          </table:table-cell>
          <table:table-cell table:style-name="ce10" office:value-type="string" calcext:value-type="string">
            <text:p>Réalisation d'un drain à l'église St Marcellin</text:p>
          </table:table-cell>
          <table:table-cell table:style-name="ce14" office:value-type="currency" office:currency="EUR" office:value="184000" calcext:value-type="currency">
            <text:p>184 000 €</text:p>
          </table:table-cell>
          <table:table-cell table:style-name="ce14" office:value-type="currency" office:currency="EUR" office:value="55200" calcext:value-type="currency">
            <text:p>55 20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text:p>
          </table:table-cell>
          <table:table-cell table:number-columns-repeated="2" table:style-name="ce10" office:value-type="string" calcext:value-type="string">
            <text:p>Crévoux</text:p>
          </table:table-cell>
          <table:table-cell table:style-name="ce10" office:value-type="string" calcext:value-type="string">
            <text:p>Réfection accueil secrétariat mairie</text:p>
          </table:table-cell>
          <table:table-cell table:style-name="ce14" office:value-type="currency" office:currency="EUR" office:value="29713.72" calcext:value-type="currency">
            <text:p>29 714 €</text:p>
          </table:table-cell>
          <table:table-cell table:style-name="ce14" office:value-type="currency" office:currency="EUR" office:value="4457.06" calcext:value-type="currency">
            <text:p>4 457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text:p>
          </table:table-cell>
          <table:table-cell table:number-columns-repeated="2" table:style-name="ce10" office:value-type="string" calcext:value-type="string">
            <text:p>Embrun</text:p>
          </table:table-cell>
          <table:table-cell table:style-name="ce10" office:value-type="string" calcext:value-type="string">
            <text:p>Projet de sécurisation des mobilités douces et de renaturation de l'avenue Charles de Gaulle</text:p>
          </table:table-cell>
          <table:table-cell table:style-name="ce14" office:value-type="currency" office:currency="EUR" office:value="900000" calcext:value-type="currency">
            <text:p>900 000 €</text:p>
          </table:table-cell>
          <table:table-cell table:style-name="ce14" office:value-type="currency" office:currency="EUR" office:value="135000" calcext:value-type="currency">
            <text:p>135 00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Éourres</text:p>
          </table:table-cell>
          <table:table-cell table:style-name="ce10" office:value-type="string" calcext:value-type="string">
            <text:p>Réhabilitation thermique d’un logement communal</text:p>
          </table:table-cell>
          <table:table-cell table:style-name="ce14" office:value-type="currency" office:currency="EUR" office:value="50880.42" calcext:value-type="currency">
            <text:p>50 880 €</text:p>
          </table:table-cell>
          <table:table-cell table:style-name="ce14" office:value-type="currency" office:currency="EUR" office:value="15264.13" calcext:value-type="currency">
            <text:p>15 264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style-name="ce10" office:value-type="string" calcext:value-type="string">
            <text:p>Esparron -05</text:p>
          </table:table-cell>
          <table:table-cell table:style-name="ce10" office:value-type="string" calcext:value-type="string">
            <text:p>Esparron</text:p>
          </table:table-cell>
          <table:table-cell table:style-name="ce10" office:value-type="string" calcext:value-type="string">
            <text:p>Aménagement de la salle communale</text:p>
          </table:table-cell>
          <table:table-cell table:style-name="ce14" office:value-type="currency" office:currency="EUR" office:value="32690.58" calcext:value-type="currency">
            <text:p>32 691 €</text:p>
          </table:table-cell>
          <table:table-cell table:style-name="ce14" office:value-type="currency" office:currency="EUR" office:value="9807.17" calcext:value-type="currency">
            <text:p>9 807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Étoile-Saint-Cyrice</text:p>
          </table:table-cell>
          <table:table-cell table:style-name="ce10" office:value-type="string" calcext:value-type="string">
            <text:p>Travaux sur le réseau AEP : amélioration du réseau de distribution d’eau et du réseau d’assainissement</text:p>
          </table:table-cell>
          <table:table-cell table:style-name="ce14" office:value-type="currency" office:currency="EUR" office:value="6200" calcext:value-type="currency">
            <text:p>6 200 €</text:p>
          </table:table-cell>
          <table:table-cell table:style-name="ce14" office:value-type="currency" office:currency="EUR" office:value="1860" calcext:value-type="currency">
            <text:p>1 86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Forest-Saint-Julien</text:p>
          </table:table-cell>
          <table:table-cell table:style-name="ce10" office:value-type="string" calcext:value-type="string">
            <text:p>Confortement de la digue de la STEP</text:p>
          </table:table-cell>
          <table:table-cell table:style-name="ce14" office:value-type="currency" office:currency="EUR" office:value="107250" calcext:value-type="currency">
            <text:p>107 250 €</text:p>
          </table:table-cell>
          <table:table-cell table:style-name="ce14" office:value-type="currency" office:currency="EUR" office:value="32175" calcext:value-type="currency">
            <text:p>32 175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Forest-Saint-Julien</text:p>
          </table:table-cell>
          <table:table-cell table:style-name="ce10" office:value-type="string" calcext:value-type="string">
            <text:p>Rénovation énergétique des bâtiments communaux</text:p>
          </table:table-cell>
          <table:table-cell table:style-name="ce14" office:value-type="currency" office:currency="EUR" office:value="63404" calcext:value-type="currency">
            <text:p>63 404 €</text:p>
          </table:table-cell>
          <table:table-cell table:style-name="ce14" office:value-type="currency" office:currency="EUR" office:value="19021.2" calcext:value-type="currency">
            <text:p>19 021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Garde-Colombe</text:p>
          </table:table-cell>
          <table:table-cell table:style-name="ce10" office:value-type="string" calcext:value-type="string">
            <text:p>Travaux de réaménagament du plan d’eau du Riou – tranche 2 (Equipement et jeux – bâtiments et annexes)</text:p>
          </table:table-cell>
          <table:table-cell table:style-name="ce14" office:value-type="currency" office:currency="EUR" office:value="535600" calcext:value-type="currency">
            <text:p>535 600 €</text:p>
          </table:table-cell>
          <table:table-cell table:style-name="ce14" office:value-type="currency" office:currency="EUR" office:value="160680" calcext:value-type="currency">
            <text:p>160 680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Garde-Colombe</text:p>
          </table:table-cell>
          <table:table-cell table:style-name="ce10" office:value-type="string" calcext:value-type="string">
            <text:p>Travaux de réfection des peintures et de mise aux normes de l’electricité de l’église d’Eyguians</text:p>
          </table:table-cell>
          <table:table-cell table:style-name="ce14" office:value-type="currency" office:currency="EUR" office:value="16703.42" calcext:value-type="currency">
            <text:p>16 703 €</text:p>
          </table:table-cell>
          <table:table-cell table:style-name="ce14" office:value-type="currency" office:currency="EUR" office:value="5011.03" calcext:value-type="currency">
            <text:p>5 011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number-columns-repeated="2" table:style-name="ce10" office:value-type="string" calcext:value-type="string">
            <text:p>L'Argentière-la-Bessée</text:p>
          </table:table-cell>
          <table:table-cell table:style-name="ce10" office:value-type="string" calcext:value-type="string">
            <text:p>Travaux de création de toilettes autonomes sur le site du parking de la mine d'argent - Vallée du Fournel</text:p>
          </table:table-cell>
          <table:table-cell table:style-name="ce14" office:value-type="currency" office:currency="EUR" office:value="29348" calcext:value-type="currency">
            <text:p>29 348 €</text:p>
          </table:table-cell>
          <table:table-cell table:style-name="ce14" office:value-type="currency" office:currency="EUR" office:value="8804.4" calcext:value-type="currency">
            <text:p>8 804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L'Épine</text:p>
          </table:table-cell>
          <table:table-cell table:style-name="ce10" office:value-type="string" calcext:value-type="string">
            <text:p>Travaux d'extension du réseau d'assainissement au quartier du Savel, le long de la RD994</text:p>
          </table:table-cell>
          <table:table-cell table:style-name="ce14" office:value-type="currency" office:currency="EUR" office:value="35003.33" calcext:value-type="currency">
            <text:p>35 003 €</text:p>
          </table:table-cell>
          <table:table-cell table:style-name="ce14" office:value-type="currency" office:currency="EUR" office:value="10501" calcext:value-type="currency">
            <text:p>10 501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L'Épine</text:p>
          </table:table-cell>
          <table:table-cell table:style-name="ce10" office:value-type="string" calcext:value-type="string">
            <text:p>Travaux de réfection du revetement de plusieurs voies communales du village et d’aménagement de surface de l’entrée de la grande rue</text:p>
          </table:table-cell>
          <table:table-cell table:style-name="ce14" office:value-type="currency" office:currency="EUR" office:value="26189.8" calcext:value-type="currency">
            <text:p>26 190 €</text:p>
          </table:table-cell>
          <table:table-cell table:style-name="ce14" office:value-type="currency" office:currency="EUR" office:value="7856.94" calcext:value-type="currency">
            <text:p>7 857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La Bâtie-Montsaléon</text:p>
          </table:table-cell>
          <table:table-cell table:style-name="ce10" office:value-type="string" calcext:value-type="string">
            <text:p>Reconstruction de la STEP du village et raccordement du secteur de Champ l'Arène</text:p>
          </table:table-cell>
          <table:table-cell table:style-name="ce14" office:value-type="currency" office:currency="EUR" office:value="939335.5" calcext:value-type="currency">
            <text:p>939 336 €</text:p>
          </table:table-cell>
          <table:table-cell table:style-name="ce14" office:value-type="currency" office:currency="EUR" office:value="234833.88" calcext:value-type="currency">
            <text:p>234 834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number-columns-repeated="2" table:style-name="ce10" office:value-type="string" calcext:value-type="string">
            <text:p>La Bâtie-Neuve</text:p>
          </table:table-cell>
          <table:table-cell table:style-name="ce10" office:value-type="string" calcext:value-type="string">
            <text:p>implantation de terrains de tennis</text:p>
          </table:table-cell>
          <table:table-cell table:style-name="ce14" office:value-type="currency" office:currency="EUR" office:value="355000" calcext:value-type="currency">
            <text:p>355 000 €</text:p>
          </table:table-cell>
          <table:table-cell table:style-name="ce14" office:value-type="currency" office:currency="EUR" office:value="106500" calcext:value-type="currency">
            <text:p>106 50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La Piarre</text:p>
          </table:table-cell>
          <table:table-cell table:style-name="ce10" office:value-type="string" calcext:value-type="string">
            <text:p>Réfection de la station d'épuration du chef lieu de La Piarre</text:p>
          </table:table-cell>
          <table:table-cell table:style-name="ce14" office:value-type="currency" office:currency="EUR" office:value="152632" calcext:value-type="currency">
            <text:p>152 632 €</text:p>
          </table:table-cell>
          <table:table-cell table:style-name="ce14" office:value-type="currency" office:currency="EUR" office:value="45789.6" calcext:value-type="currency">
            <text:p>45 79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number-columns-repeated="2" table:style-name="ce10" office:value-type="string" calcext:value-type="string">
            <text:p>La Salle-les-Alpes</text:p>
          </table:table-cell>
          <table:table-cell table:style-name="ce10" office:value-type="string" calcext:value-type="string">
            <text:p>Travaux d'aménagement qualitatif de la rue de la Guisane TRANCHE 2</text:p>
          </table:table-cell>
          <table:table-cell table:style-name="ce14" office:value-type="currency" office:currency="EUR" office:value="1226310.5" calcext:value-type="currency">
            <text:p>1 226 311 €</text:p>
          </table:table-cell>
          <table:table-cell table:style-name="ce14" office:value-type="currency" office:currency="EUR" office:value="306577.63" calcext:value-type="currency">
            <text:p>306 578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number-columns-repeated="2" table:style-name="ce10" office:value-type="string" calcext:value-type="string">
            <text:p>La Saulce</text:p>
          </table:table-cell>
          <table:table-cell table:style-name="ce10" office:value-type="string" calcext:value-type="string">
            <text:p>Pôle administratif et social de LA SAULCE - TRANCHE 2</text:p>
          </table:table-cell>
          <table:table-cell table:style-name="ce14" office:value-type="currency" office:currency="EUR" office:value="1029299.98" calcext:value-type="currency">
            <text:p>1 029 300 €</text:p>
          </table:table-cell>
          <table:table-cell table:style-name="ce14" office:value-type="currency" office:currency="EUR" office:value="411719.99" calcext:value-type="currency">
            <text:p>411 720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Laragne-Montéglin</text:p>
          </table:table-cell>
          <table:table-cell table:style-name="ce10" office:value-type="string" calcext:value-type="string">
            <text:p>Création d'une aire sportive multigénérationnelle dans le centre-ville de Laragne-Montéglin</text:p>
          </table:table-cell>
          <table:table-cell table:style-name="ce14" office:value-type="currency" office:currency="EUR" office:value="605965" calcext:value-type="currency">
            <text:p>605 965 €</text:p>
          </table:table-cell>
          <table:table-cell table:style-name="ce14" office:value-type="currency" office:currency="EUR" office:value="242386" calcext:value-type="currency">
            <text:p>242 386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number-columns-repeated="2" table:style-name="ce10" office:value-type="string" calcext:value-type="string">
            <text:p>Lardier-et-Valença</text:p>
          </table:table-cell>
          <table:table-cell table:style-name="ce10" office:value-type="string" calcext:value-type="string">
            <text:p>Réhabilitation de l’église – Aménagement et réorganisation de l’espace du calvaire</text:p>
          </table:table-cell>
          <table:table-cell table:style-name="ce14" office:value-type="currency" office:currency="EUR" office:value="500495" calcext:value-type="currency">
            <text:p>500 495 €</text:p>
          </table:table-cell>
          <table:table-cell table:style-name="ce14" office:value-type="currency" office:currency="EUR" office:value="200198" calcext:value-type="currency">
            <text:p>200 198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Lazer</text:p>
          </table:table-cell>
          <table:table-cell table:style-name="ce10" office:value-type="string" calcext:value-type="string">
            <text:p>Sécurisation des voies 3ème tranche chemin des vignes</text:p>
          </table:table-cell>
          <table:table-cell table:style-name="ce14" office:value-type="currency" office:currency="EUR" office:value="574990.5" calcext:value-type="currency">
            <text:p>574 991 €</text:p>
          </table:table-cell>
          <table:table-cell table:style-name="ce14" office:value-type="currency" office:currency="EUR" office:value="143747.63" calcext:value-type="currency">
            <text:p>143 748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Lazer</text:p>
          </table:table-cell>
          <table:table-cell table:style-name="ce10" office:value-type="string" calcext:value-type="string">
            <text:p>Travaux de rénovation énergétique</text:p>
          </table:table-cell>
          <table:table-cell table:style-name="ce14" office:value-type="currency" office:currency="EUR" office:value="212623" calcext:value-type="currency">
            <text:p>212 623 €</text:p>
          </table:table-cell>
          <table:table-cell table:style-name="ce14" office:value-type="currency" office:currency="EUR" office:value="63786.9" calcext:value-type="currency">
            <text:p>63 787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Dévoluy</text:p>
          </table:table-cell>
          <table:table-cell table:style-name="ce10" office:value-type="string" calcext:value-type="string">
            <text:p>Création d'une place de village à Maubourg</text:p>
          </table:table-cell>
          <table:table-cell table:style-name="ce14" office:value-type="currency" office:currency="EUR" office:value="206367" calcext:value-type="currency">
            <text:p>206 367 €</text:p>
          </table:table-cell>
          <table:table-cell table:style-name="ce14" office:value-type="currency" office:currency="EUR" office:value="82546.8" calcext:value-type="currency">
            <text:p>82 547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Dévoluy</text:p>
          </table:table-cell>
          <table:table-cell table:style-name="ce10" office:value-type="string" calcext:value-type="string">
            <text:p>Restructuration de la base de loisirs en parc des sports et loisirs</text:p>
          </table:table-cell>
          <table:table-cell table:style-name="ce14" office:value-type="currency" office:currency="EUR" office:value="761560" calcext:value-type="currency">
            <text:p>761 560 €</text:p>
          </table:table-cell>
          <table:table-cell table:style-name="ce14" office:value-type="currency" office:currency="EUR" office:value="228468" calcext:value-type="currency">
            <text:p>228 468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Monêtier-Allemont</text:p>
          </table:table-cell>
          <table:table-cell table:style-name="ce10" office:value-type="string" calcext:value-type="string">
            <text:p>Création d'une nouvelle Station d'Epuration</text:p>
          </table:table-cell>
          <table:table-cell table:style-name="ce14" office:value-type="currency" office:currency="EUR" office:value="656500" calcext:value-type="currency">
            <text:p>656 500 €</text:p>
          </table:table-cell>
          <table:table-cell table:style-name="ce14" office:value-type="currency" office:currency="EUR" office:value="65650" calcext:value-type="currency">
            <text:p>65 65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Monêtier-Allemont</text:p>
          </table:table-cell>
          <table:table-cell table:style-name="ce10" office:value-type="string" calcext:value-type="string">
            <text:p>Réfection des aretiers et de l’étancheïté de la toiture du château</text:p>
          </table:table-cell>
          <table:table-cell table:style-name="ce14" office:value-type="currency" office:currency="EUR" office:value="7306.6" calcext:value-type="currency">
            <text:p>7 307 €</text:p>
          </table:table-cell>
          <table:table-cell table:style-name="ce14" office:value-type="currency" office:currency="EUR" office:value="2191.98" calcext:value-type="currency">
            <text:p>2 192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number-columns-repeated="2" table:style-name="ce10" office:value-type="string" calcext:value-type="string">
            <text:p>Le Monêtier-les-Bains</text:p>
          </table:table-cell>
          <table:table-cell table:style-name="ce10" office:value-type="string" calcext:value-type="string">
            <text:p>Construction du spa thermal des grands bains</text:p>
          </table:table-cell>
          <table:table-cell table:style-name="ce14" office:value-type="currency" office:currency="EUR" office:value="4597246" calcext:value-type="currency">
            <text:p>4 597 246 €</text:p>
          </table:table-cell>
          <table:table-cell table:style-name="ce14" office:value-type="currency" office:currency="EUR" office:value="350000" calcext:value-type="currency">
            <text:p>350 000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Le Noyer</text:p>
          </table:table-cell>
          <table:table-cell table:style-name="ce10" office:value-type="string" calcext:value-type="string">
            <text:p>Rénovation du réseau d'assainissement du Villard liée à la modernisation du réseau d'eau potable</text:p>
          </table:table-cell>
          <table:table-cell table:style-name="ce14" office:value-type="currency" office:currency="EUR" office:value="113136.45" calcext:value-type="currency">
            <text:p>113 136 €</text:p>
          </table:table-cell>
          <table:table-cell table:style-name="ce14" office:value-type="currency" office:currency="EUR" office:value="11313.64" calcext:value-type="currency">
            <text:p>11 314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Le Noyer</text:p>
          </table:table-cell>
          <table:table-cell table:style-name="ce10" office:value-type="string" calcext:value-type="string">
            <text:p>Travaux de modernisation du réseau d'eau potable - Tranche 2</text:p>
          </table:table-cell>
          <table:table-cell table:style-name="ce14" office:value-type="currency" office:currency="EUR" office:value="1097060" calcext:value-type="currency">
            <text:p>1 097 060 €</text:p>
          </table:table-cell>
          <table:table-cell table:style-name="ce14" office:value-type="currency" office:currency="EUR" office:value="164559" calcext:value-type="currency">
            <text:p>164 559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Le Saix</text:p>
          </table:table-cell>
          <table:table-cell table:style-name="ce10" office:value-type="string" calcext:value-type="string">
            <text:p>Réhabilitation de la salle polyvalente "Les Peupliers"</text:p>
          </table:table-cell>
          <table:table-cell table:style-name="ce14" office:value-type="currency" office:currency="EUR" office:value="40076" calcext:value-type="currency">
            <text:p>40 076 €</text:p>
          </table:table-cell>
          <table:table-cell table:style-name="ce14" office:value-type="currency" office:currency="EUR" office:value="12022.8" calcext:value-type="currency">
            <text:p>12 023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text:p>
          </table:table-cell>
          <table:table-cell table:number-columns-repeated="2" table:style-name="ce10" office:value-type="string" calcext:value-type="string">
            <text:p>Les Orres</text:p>
          </table:table-cell>
          <table:table-cell table:style-name="ce10" office:value-type="string" calcext:value-type="string">
            <text:p>Requalification des espaces publics du centre station - LES ORRES 1650</text:p>
          </table:table-cell>
          <table:table-cell table:style-name="ce14" office:value-type="currency" office:currency="EUR" office:value="1500000" calcext:value-type="currency">
            <text:p>1 500 000 €</text:p>
          </table:table-cell>
          <table:table-cell table:style-name="ce14" office:value-type="currency" office:currency="EUR" office:value="375000" calcext:value-type="currency">
            <text:p>375 00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Méreuil</text:p>
          </table:table-cell>
          <table:table-cell table:style-name="ce10" office:value-type="string" calcext:value-type="string">
            <text:p>Réfection des pistes DFCI</text:p>
          </table:table-cell>
          <table:table-cell table:style-name="ce14" office:value-type="currency" office:currency="EUR" office:value="9150" calcext:value-type="currency">
            <text:p>9 150 €</text:p>
          </table:table-cell>
          <table:table-cell table:style-name="ce14" office:value-type="currency" office:currency="EUR" office:value="2745" calcext:value-type="currency">
            <text:p>2 745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number-columns-repeated="2" table:style-name="ce10" office:value-type="string" calcext:value-type="string">
            <text:p>Molines-en-Queyras</text:p>
          </table:table-cell>
          <table:table-cell table:style-name="ce10" office:value-type="string" calcext:value-type="string">
            <text:p>Cheminement piéton culturel entre les hameaux et le village</text:p>
          </table:table-cell>
          <table:table-cell table:style-name="ce14" office:value-type="currency" office:currency="EUR" office:value="183512.5" calcext:value-type="currency">
            <text:p>183 513 €</text:p>
          </table:table-cell>
          <table:table-cell table:style-name="ce14" office:value-type="currency" office:currency="EUR" office:value="55053.75" calcext:value-type="currency">
            <text:p>55 054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Montbrand</text:p>
          </table:table-cell>
          <table:table-cell table:style-name="ce10" office:value-type="string" calcext:value-type="string">
            <text:p>Achat de panneaux de rue</text:p>
          </table:table-cell>
          <table:table-cell table:style-name="ce14" office:value-type="currency" office:currency="EUR" office:value="9282.54" calcext:value-type="currency">
            <text:p>9 283 €</text:p>
          </table:table-cell>
          <table:table-cell table:style-name="ce14" office:value-type="currency" office:currency="EUR" office:value="2784.76" calcext:value-type="currency">
            <text:p>2 785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Montmaur</text:p>
          </table:table-cell>
          <table:table-cell table:style-name="ce10" office:value-type="string" calcext:value-type="string">
            <text:p>Rénovation énergétique du bâtiment "mairie-ecole"</text:p>
          </table:table-cell>
          <table:table-cell table:style-name="ce14" office:value-type="currency" office:currency="EUR" office:value="107771.41" calcext:value-type="currency">
            <text:p>107 771 €</text:p>
          </table:table-cell>
          <table:table-cell table:style-name="ce14" office:value-type="currency" office:currency="EUR" office:value="32331.42" calcext:value-type="currency">
            <text:p>32 331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number-columns-repeated="2" table:style-name="ce10" office:value-type="string" calcext:value-type="string">
            <text:p>Neffes</text:p>
          </table:table-cell>
          <table:table-cell table:style-name="ce10" office:value-type="string" calcext:value-type="string">
            <text:p>Travaux d'amélioration en eau potable du réservoir du chef-lieu à partir du forage à créer dans le secteur des gravières</text:p>
          </table:table-cell>
          <table:table-cell table:style-name="ce14" office:value-type="currency" office:currency="EUR" office:value="904380" calcext:value-type="currency">
            <text:p>904 380 €</text:p>
          </table:table-cell>
          <table:table-cell table:style-name="ce14" office:value-type="currency" office:currency="EUR" office:value="271314" calcext:value-type="currency">
            <text:p>271 314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number-columns-repeated="2" table:style-name="ce10" office:value-type="string" calcext:value-type="string">
            <text:p>Névache</text:p>
          </table:table-cell>
          <table:table-cell table:style-name="ce10" office:value-type="string" calcext:value-type="string">
            <text:p>Réfection bâtiment communal</text:p>
          </table:table-cell>
          <table:table-cell table:style-name="ce14" office:value-type="currency" office:currency="EUR" office:value="52211" calcext:value-type="currency">
            <text:p>52 211 €</text:p>
          </table:table-cell>
          <table:table-cell table:style-name="ce14" office:value-type="currency" office:currency="EUR" office:value="15663.3" calcext:value-type="currency">
            <text:p>15 663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Orcières</text:p>
          </table:table-cell>
          <table:table-cell table:style-name="ce10" office:value-type="string" calcext:value-type="string">
            <text:p>Palais des sports : Rénovation, mise aux normes et redynamisation de l'offre - Tranche 3</text:p>
          </table:table-cell>
          <table:table-cell table:style-name="ce14" office:value-type="currency" office:currency="EUR" office:value="4019829" calcext:value-type="currency">
            <text:p>4 019 829 €</text:p>
          </table:table-cell>
          <table:table-cell table:style-name="ce14" office:value-type="currency" office:currency="EUR" office:value="200991.45" calcext:value-type="currency">
            <text:p>200 991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Oze</text:p>
          </table:table-cell>
          <table:table-cell table:style-name="ce10" office:value-type="string" calcext:value-type="string">
            <text:p>Travaux d’assainissement <text:s/>du hameau du Villard</text:p>
          </table:table-cell>
          <table:table-cell table:style-name="ce14" office:value-type="currency" office:currency="EUR" office:value="90500" calcext:value-type="currency">
            <text:p>90 500 €</text:p>
          </table:table-cell>
          <table:table-cell table:style-name="ce14" office:value-type="currency" office:currency="EUR" office:value="18100" calcext:value-type="currency">
            <text:p>18 10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Poligny</text:p>
          </table:table-cell>
          <table:table-cell table:style-name="ce10" office:value-type="string" calcext:value-type="string">
            <text:p>Aménagement du site de la Chapelle Saint-Etienne</text:p>
          </table:table-cell>
          <table:table-cell table:style-name="ce14" office:value-type="currency" office:currency="EUR" office:value="29034" calcext:value-type="currency">
            <text:p>29 034 €</text:p>
          </table:table-cell>
          <table:table-cell table:style-name="ce14" office:value-type="currency" office:currency="EUR" office:value="5806.8" calcext:value-type="currency">
            <text:p>5 807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Poligny</text:p>
          </table:table-cell>
          <table:table-cell table:style-name="ce10" office:value-type="string" calcext:value-type="string">
            <text:p>Réfection de la route du Grand Bois</text:p>
          </table:table-cell>
          <table:table-cell table:style-name="ce14" office:value-type="currency" office:currency="EUR" office:value="54594.13" calcext:value-type="currency">
            <text:p>54 594 €</text:p>
          </table:table-cell>
          <table:table-cell table:style-name="ce14" office:value-type="currency" office:currency="EUR" office:value="10918.83" calcext:value-type="currency">
            <text:p>10 919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number-columns-repeated="2" table:style-name="ce10" office:value-type="string" calcext:value-type="string">
            <text:p>Puy-Saint-André</text:p>
          </table:table-cell>
          <table:table-cell table:style-name="ce10" office:value-type="string" calcext:value-type="string">
            <text:p>Création d’un appartement communal dans les combles de l’ancienne école de Puy Chalvin</text:p>
          </table:table-cell>
          <table:table-cell table:style-name="ce14" office:value-type="currency" office:currency="EUR" office:value="167193.49" calcext:value-type="currency">
            <text:p>167 193 €</text:p>
          </table:table-cell>
          <table:table-cell table:style-name="ce14" office:value-type="currency" office:currency="EUR" office:value="50158.05" calcext:value-type="currency">
            <text:p>50 158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Rabou</text:p>
          </table:table-cell>
          <table:table-cell table:style-name="ce10" office:value-type="string" calcext:value-type="string">
            <text:p>Amélioration du service d'eau potable</text:p>
          </table:table-cell>
          <table:table-cell table:style-name="ce14" office:value-type="currency" office:currency="EUR" office:value="111655.05" calcext:value-type="currency">
            <text:p>111 655 €</text:p>
          </table:table-cell>
          <table:table-cell table:style-name="ce14" office:value-type="currency" office:currency="EUR" office:value="33496.52" calcext:value-type="currency">
            <text:p>33 497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number-columns-repeated="2" table:style-name="ce10" office:value-type="string" calcext:value-type="string">
            <text:p>Remollon</text:p>
          </table:table-cell>
          <table:table-cell table:style-name="ce10" office:value-type="string" calcext:value-type="string">
            <text:p>Restauration plancher de l'Eglise tranche 2</text:p>
          </table:table-cell>
          <table:table-cell table:style-name="ce14" office:value-type="currency" office:currency="EUR" office:value="116384.09" calcext:value-type="currency">
            <text:p>116 384 €</text:p>
          </table:table-cell>
          <table:table-cell table:style-name="ce14" office:value-type="currency" office:currency="EUR" office:value="34915.23" calcext:value-type="currency">
            <text:p>34 915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Ribeyret</text:p>
          </table:table-cell>
          <table:table-cell table:style-name="ce10" office:value-type="string" calcext:value-type="string">
            <text:p>Travaux d'accessibilité concernant les personnes à mobilité réduite pour l’ensemble des bâtiments communaux</text:p>
          </table:table-cell>
          <table:table-cell table:style-name="ce14" office:value-type="currency" office:currency="EUR" office:value="4418" calcext:value-type="currency">
            <text:p>4 418 €</text:p>
          </table:table-cell>
          <table:table-cell table:style-name="ce14" office:value-type="currency" office:currency="EUR" office:value="1325.4" calcext:value-type="currency">
            <text:p>1 325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number-columns-repeated="2" table:style-name="ce10" office:value-type="string" calcext:value-type="string">
            <text:p>Risoul</text:p>
          </table:table-cell>
          <table:table-cell table:style-name="ce10" office:value-type="string" calcext:value-type="string">
            <text:p>Consolidation des fondations d'une partie du bâtiment de la mairie de Risoul</text:p>
          </table:table-cell>
          <table:table-cell table:style-name="ce14" office:value-type="currency" office:currency="EUR" office:value="106096" calcext:value-type="currency">
            <text:p>106 096 €</text:p>
          </table:table-cell>
          <table:table-cell table:style-name="ce14" office:value-type="currency" office:currency="EUR" office:value="31828.8" calcext:value-type="currency">
            <text:p>31 829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number-columns-repeated="2" table:style-name="ce10" office:value-type="string" calcext:value-type="string">
            <text:p>Rochebrune</text:p>
          </table:table-cell>
          <table:table-cell table:style-name="ce10" office:value-type="string" calcext:value-type="string">
            <text:p>Rénovation thermique et extension de l'école communale de Rochebrune</text:p>
          </table:table-cell>
          <table:table-cell table:style-name="ce14" office:value-type="currency" office:currency="EUR" office:value="672674.86" calcext:value-type="currency">
            <text:p>672 675 €</text:p>
          </table:table-cell>
          <table:table-cell table:style-name="ce14" office:value-type="currency" office:currency="EUR" office:value="269069.94" calcext:value-type="currency">
            <text:p>269 07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Rosans</text:p>
          </table:table-cell>
          <table:table-cell table:style-name="ce10" office:value-type="string" calcext:value-type="string">
            <text:p>Requalification du centre-bourg de Rosans - tranche 2</text:p>
          </table:table-cell>
          <table:table-cell table:style-name="ce14" office:value-type="currency" office:currency="EUR" office:value="688229.5" calcext:value-type="currency">
            <text:p>688 230 €</text:p>
          </table:table-cell>
          <table:table-cell table:style-name="ce14" office:value-type="currency" office:currency="EUR" office:value="206468.85" calcext:value-type="currency">
            <text:p>206 469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table:table-cell table:number-columns-repeated="2" table:style-name="ce10" office:value-type="string" calcext:value-type="string">
            <text:p>Rousset -05</text:p>
          </table:table-cell>
          <table:table-cell table:style-name="ce10" office:value-type="string" calcext:value-type="string">
            <text:p>Réhabilitation de l'église du village</text:p>
          </table:table-cell>
          <table:table-cell table:style-name="ce14" office:value-type="currency" office:currency="EUR" office:value="237650" calcext:value-type="currency">
            <text:p>237 650 €</text:p>
          </table:table-cell>
          <table:table-cell table:style-name="ce14" office:value-type="currency" office:currency="EUR" office:value="71295" calcext:value-type="currency">
            <text:p>71 295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text:p>
          </table:table-cell>
          <table:table-cell table:number-columns-repeated="2" table:style-name="ce10" office:value-type="string" calcext:value-type="string">
            <text:p>Saint-André-d'Embrun</text:p>
          </table:table-cell>
          <table:table-cell table:style-name="ce10" office:value-type="string" calcext:value-type="string">
            <text:p>Travaux de mise en sécurité et accessibilité <text:s/>Les Florins et recalibrage la Pinée suite intempéries décembre 2023</text:p>
          </table:table-cell>
          <table:table-cell table:style-name="ce14" office:value-type="currency" office:currency="EUR" office:value="163480" calcext:value-type="currency">
            <text:p>163 480 €</text:p>
          </table:table-cell>
          <table:table-cell table:style-name="ce14" office:value-type="currency" office:currency="EUR" office:value="49044" calcext:value-type="currency">
            <text:p>49 044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Saint-Bonnet-en-Champsaur</text:p>
          </table:table-cell>
          <table:table-cell table:style-name="ce10" office:value-type="string" calcext:value-type="string">
            <text:p>Aménagement Champ de foire</text:p>
          </table:table-cell>
          <table:table-cell table:style-name="ce14" office:value-type="currency" office:currency="EUR" office:value="1833424.01" calcext:value-type="currency">
            <text:p>1 833 424 €</text:p>
          </table:table-cell>
          <table:table-cell table:style-name="ce14" office:value-type="currency" office:currency="EUR" office:value="366684.8" calcext:value-type="currency">
            <text:p>366 685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number-columns-repeated="2" table:style-name="ce10" office:value-type="string" calcext:value-type="string">
            <text:p>Saint-Chaffrey</text:p>
          </table:table-cell>
          <table:table-cell table:style-name="ce10" office:value-type="string" calcext:value-type="string">
            <text:p>Rénovation thermique des bâtiments communaux</text:p>
          </table:table-cell>
          <table:table-cell table:style-name="ce14" office:value-type="currency" office:currency="EUR" office:value="42043" calcext:value-type="currency">
            <text:p>42 043 €</text:p>
          </table:table-cell>
          <table:table-cell table:style-name="ce14" office:value-type="currency" office:currency="EUR" office:value="12612.9" calcext:value-type="currency">
            <text:p>12 613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number-columns-repeated="2" table:style-name="ce10" office:value-type="string" calcext:value-type="string">
            <text:p>Saint-Crépin</text:p>
          </table:table-cell>
          <table:table-cell table:style-name="ce10" office:value-type="string" calcext:value-type="string">
            <text:p>Deuxième tranche des travaux du Tour de Ville</text:p>
          </table:table-cell>
          <table:table-cell table:style-name="ce14" office:value-type="currency" office:currency="EUR" office:value="249995" calcext:value-type="currency">
            <text:p>249 995 €</text:p>
          </table:table-cell>
          <table:table-cell table:style-name="ce14" office:value-type="currency" office:currency="EUR" office:value="99998" calcext:value-type="currency">
            <text:p>99 998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Saint-Julien-en-Beauchêne</text:p>
          </table:table-cell>
          <table:table-cell table:style-name="ce10" office:value-type="string" calcext:value-type="string">
            <text:p>Réaménagement de la zone du Lavoir</text:p>
          </table:table-cell>
          <table:table-cell table:style-name="ce14" office:value-type="currency" office:currency="EUR" office:value="18470" calcext:value-type="currency">
            <text:p>18 470 €</text:p>
          </table:table-cell>
          <table:table-cell table:style-name="ce14" office:value-type="currency" office:currency="EUR" office:value="5541" calcext:value-type="currency">
            <text:p>5 541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Saint-Julien-en-Champsaur</text:p>
          </table:table-cell>
          <table:table-cell table:style-name="ce10" office:value-type="string" calcext:value-type="string">
            <text:p>Travaux sur réseau d'eau potable tranche 2</text:p>
          </table:table-cell>
          <table:table-cell table:style-name="ce14" office:value-type="currency" office:currency="EUR" office:value="520000" calcext:value-type="currency">
            <text:p>520 000 €</text:p>
          </table:table-cell>
          <table:table-cell table:style-name="ce14" office:value-type="currency" office:currency="EUR" office:value="156000" calcext:value-type="currency">
            <text:p>156 000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Saint-Léger-les-Mélèzes</text:p>
          </table:table-cell>
          <table:table-cell table:style-name="ce10" office:value-type="string" calcext:value-type="string">
            <text:p>Maîtrise d'œuvre et travaux de réfection du toit de l'église (couverture et zingueries)</text:p>
          </table:table-cell>
          <table:table-cell table:style-name="ce14" office:value-type="currency" office:currency="EUR" office:value="314399.16" calcext:value-type="currency">
            <text:p>314 399 €</text:p>
          </table:table-cell>
          <table:table-cell table:style-name="ce14" office:value-type="currency" office:currency="EUR" office:value="62879.83" calcext:value-type="currency">
            <text:p>62 880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number-columns-repeated="2" table:style-name="ce10" office:value-type="string" calcext:value-type="string">
            <text:p>Saint-Martin-de-Queyrières</text:p>
          </table:table-cell>
          <table:table-cell table:style-name="ce10" office:value-type="string" calcext:value-type="string">
            <text:p>Travaux de remplacement de la conduite d’eau potable entre le captage du Sapet et le réservoir des Andrieux</text:p>
          </table:table-cell>
          <table:table-cell table:style-name="ce14" office:value-type="currency" office:currency="EUR" office:value="344764.7" calcext:value-type="currency">
            <text:p>344 765 €</text:p>
          </table:table-cell>
          <table:table-cell table:style-name="ce14" office:value-type="currency" office:currency="EUR" office:value="137905.88" calcext:value-type="currency">
            <text:p>137 906 €</text:p>
          </table:table-cell>
          <table:table-cell table:number-columns-repeated="16376"/>
        </table:table-row>
        <table:table-row table:style-name="ro2">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Saint-Michel-de-Chaillol</text:p>
          </table:table-cell>
          <table:table-cell table:style-name="ce10" office:value-type="string" calcext:value-type="string">
            <text:p>Aménagement des passages busés du Riou Mort aux Marrons et à la Villette sur la commune de St Michel de Chaillol suite aux désordres torrentiels observés</text:p>
          </table:table-cell>
          <table:table-cell table:style-name="ce14" office:value-type="currency" office:currency="EUR" office:value="202811" calcext:value-type="currency">
            <text:p>202 811 €</text:p>
          </table:table-cell>
          <table:table-cell table:style-name="ce14" office:value-type="currency" office:currency="EUR" office:value="60843.3" calcext:value-type="currency">
            <text:p>60 843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number-columns-repeated="2" table:style-name="ce10" office:value-type="string" calcext:value-type="string">
            <text:p>Saint-Véran</text:p>
          </table:table-cell>
          <table:table-cell table:style-name="ce10" office:value-type="string" calcext:value-type="string">
            <text:p>Réhabilitation du presbytère - tranche 2</text:p>
          </table:table-cell>
          <table:table-cell table:style-name="ce14" office:value-type="currency" office:currency="EUR" office:value="710941.7" calcext:value-type="currency">
            <text:p>710 942 €</text:p>
          </table:table-cell>
          <table:table-cell table:style-name="ce14" office:value-type="currency" office:currency="EUR" office:value="269446.9" calcext:value-type="currency">
            <text:p>269 447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number-columns-repeated="2" table:style-name="ce10" office:value-type="string" calcext:value-type="string">
            <text:p>Saint-Véran</text:p>
          </table:table-cell>
          <table:table-cell table:style-name="ce10" office:value-type="string" calcext:value-type="string">
            <text:p>Transformation du local pompiers en appartement communal</text:p>
          </table:table-cell>
          <table:table-cell table:style-name="ce14" office:value-type="currency" office:currency="EUR" office:value="143790.75" calcext:value-type="currency">
            <text:p>143 791 €</text:p>
          </table:table-cell>
          <table:table-cell table:style-name="ce14" office:value-type="currency" office:currency="EUR" office:value="43137.23" calcext:value-type="currency">
            <text:p>43 137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text:p>
          </table:table-cell>
          <table:table-cell table:number-columns-repeated="2" table:style-name="ce10" office:value-type="string" calcext:value-type="string">
            <text:p>Savines-le-Lac</text:p>
          </table:table-cell>
          <table:table-cell table:style-name="ce10" office:value-type="string" calcext:value-type="string">
            <text:p>Création d'un espace sportif</text:p>
          </table:table-cell>
          <table:table-cell table:style-name="ce14" office:value-type="currency" office:currency="EUR" office:value="101196.93" calcext:value-type="currency">
            <text:p>101 197 €</text:p>
          </table:table-cell>
          <table:table-cell table:style-name="ce14" office:value-type="currency" office:currency="EUR" office:value="30359.08" calcext:value-type="currency">
            <text:p>30 359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text:p>
          </table:table-cell>
          <table:table-cell table:number-columns-repeated="2" table:style-name="ce10" office:value-type="string" calcext:value-type="string">
            <text:p>Savines-le-Lac</text:p>
          </table:table-cell>
          <table:table-cell table:style-name="ce10" office:value-type="string" calcext:value-type="string">
            <text:p>Extension du système de vidéoprotection</text:p>
          </table:table-cell>
          <table:table-cell table:style-name="ce14" office:value-type="currency" office:currency="EUR" office:value="65883.65" calcext:value-type="currency">
            <text:p>65 884 €</text:p>
          </table:table-cell>
          <table:table-cell table:style-name="ce14" office:value-type="currency" office:currency="EUR" office:value="19765.1" calcext:value-type="currency">
            <text:p>19 765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Serres</text:p>
          </table:table-cell>
          <table:table-cell table:style-name="ce10" office:value-type="string" calcext:value-type="string">
            <text:p>Restructuration du collège Alexandre CORRÉARD et Création de l'École du socle et de la médiathèque municipale</text:p>
          </table:table-cell>
          <table:table-cell table:style-name="ce14" office:value-type="currency" office:currency="EUR" office:value="2535171.17" calcext:value-type="currency">
            <text:p>2 535 171 €</text:p>
          </table:table-cell>
          <table:table-cell table:style-name="ce14" office:value-type="currency" office:currency="EUR" office:value="1000000" calcext:value-type="currency">
            <text:p>1 000 00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Sigottier</text:p>
          </table:table-cell>
          <table:table-cell table:style-name="ce10" office:value-type="string" calcext:value-type="string">
            <text:p>Travaux de rénovation énergétique</text:p>
          </table:table-cell>
          <table:table-cell table:style-name="ce14" office:value-type="currency" office:currency="EUR" office:value="39800" calcext:value-type="currency">
            <text:p>39 800 €</text:p>
          </table:table-cell>
          <table:table-cell table:style-name="ce14" office:value-type="currency" office:currency="EUR" office:value="11940" calcext:value-type="currency">
            <text:p>11 940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table:table-cell table:number-columns-repeated="2" table:style-name="ce10" office:value-type="string" calcext:value-type="string">
            <text:p>Sigoyer -05</text:p>
          </table:table-cell>
          <table:table-cell table:style-name="ce10" office:value-type="string" calcext:value-type="string">
            <text:p>Captages d’au-delà du Pont : Travaux de mise en conformité, reprise des adductions, traitement de potabilisation des eaux.</text:p>
          </table:table-cell>
          <table:table-cell table:style-name="ce14" office:value-type="currency" office:currency="EUR" office:value="445000" calcext:value-type="currency">
            <text:p>445 000 €</text:p>
          </table:table-cell>
          <table:table-cell table:style-name="ce14" office:value-type="currency" office:currency="EUR" office:value="89000" calcext:value-type="currency">
            <text:p>89 000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number-columns-repeated="2" table:style-name="ce10" office:value-type="string" calcext:value-type="string">
            <text:p>Tallard</text:p>
          </table:table-cell>
          <table:table-cell table:style-name="ce10" office:value-type="string" calcext:value-type="string">
            <text:p>Requalification du stade de football sportif municipal, aménagement d'un terrain en gazon synthétique</text:p>
          </table:table-cell>
          <table:table-cell table:style-name="ce14" office:value-type="currency" office:currency="EUR" office:value="915750" calcext:value-type="currency">
            <text:p>915 750 €</text:p>
          </table:table-cell>
          <table:table-cell table:style-name="ce14" office:value-type="currency" office:currency="EUR" office:value="274725" calcext:value-type="currency">
            <text:p>274 725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number-columns-repeated="2" table:style-name="ce10" office:value-type="string" calcext:value-type="string">
            <text:p>Tallard</text:p>
          </table:table-cell>
          <table:table-cell table:style-name="ce10" office:value-type="string" calcext:value-type="string">
            <text:p>Création d’une maison des associations</text:p>
          </table:table-cell>
          <table:table-cell table:style-name="ce14" office:value-type="currency" office:currency="EUR" office:value="204000" calcext:value-type="currency">
            <text:p>204 000 €</text:p>
          </table:table-cell>
          <table:table-cell table:style-name="ce14" office:value-type="currency" office:currency="EUR" office:value="61200" calcext:value-type="currency">
            <text:p>61 20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Valdoule</text:p>
          </table:table-cell>
          <table:table-cell table:style-name="ce10" office:value-type="string" calcext:value-type="string">
            <text:p>Aménagement paysager </text:p>
          </table:table-cell>
          <table:table-cell table:style-name="ce14" office:value-type="currency" office:currency="EUR" office:value="146235" calcext:value-type="currency">
            <text:p>146 235 €</text:p>
          </table:table-cell>
          <table:table-cell table:style-name="ce14" office:value-type="currency" office:currency="EUR" office:value="43870.5" calcext:value-type="currency">
            <text:p>43 871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number-columns-repeated="2" table:style-name="ce10" office:value-type="string" calcext:value-type="string">
            <text:p>Vallouise-Pelvoux</text:p>
          </table:table-cell>
          <table:table-cell table:style-name="ce10" office:value-type="string" calcext:value-type="string">
            <text:p>Nouvelle école : Rénovation et extension de l'école élémentaire en vue de regrouper les deux écoles existantes</text:p>
          </table:table-cell>
          <table:table-cell table:style-name="ce14" office:value-type="currency" office:currency="EUR" office:value="1644850" calcext:value-type="currency">
            <text:p>1 644 850 €</text:p>
          </table:table-cell>
          <table:table-cell table:style-name="ce14" office:value-type="currency" office:currency="EUR" office:value="501856.13" calcext:value-type="currency">
            <text:p>501 856 €</text:p>
          </table:table-cell>
          <table:table-cell table:number-columns-repeated="16376"/>
        </table:table-row>
        <table:table-row table:style-name="ro1">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number-columns-repeated="2" table:style-name="ce10" office:value-type="string" calcext:value-type="string">
            <text:p>Vars</text:p>
          </table:table-cell>
          <table:table-cell table:style-name="ce10" office:value-type="string" calcext:value-type="string">
            <text:p>Construction d'un complexe regroupant une salle multi-activités et un cinéma - Phase 1</text:p>
          </table:table-cell>
          <table:table-cell table:style-name="ce14" office:value-type="currency" office:currency="EUR" office:value="1777500" calcext:value-type="currency">
            <text:p>1 777 500 €</text:p>
          </table:table-cell>
          <table:table-cell table:style-name="ce14" office:value-type="currency" office:currency="EUR" office:value="337725" calcext:value-type="currency">
            <text:p>337 725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Ventavon</text:p>
          </table:table-cell>
          <table:table-cell table:style-name="ce10" office:value-type="string" calcext:value-type="string">
            <text:p>Traitement de la source Rouans par rayonnement Ultra Violet</text:p>
          </table:table-cell>
          <table:table-cell table:style-name="ce14" office:value-type="currency" office:currency="EUR" office:value="34700" calcext:value-type="currency">
            <text:p>34 700 €</text:p>
          </table:table-cell>
          <table:table-cell table:style-name="ce14" office:value-type="currency" office:currency="EUR" office:value="10410" calcext:value-type="currency">
            <text:p>10 41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Veynes</text:p>
          </table:table-cell>
          <table:table-cell table:style-name="ce10" office:value-type="string" calcext:value-type="string">
            <text:p>Construction d’une salle de gymnastique à l’école Émilie Carles</text:p>
          </table:table-cell>
          <table:table-cell table:style-name="ce14" office:value-type="currency" office:currency="EUR" office:value="302000" calcext:value-type="currency">
            <text:p>302 000 €</text:p>
          </table:table-cell>
          <table:table-cell table:style-name="ce14" office:value-type="currency" office:currency="EUR" office:value="90600" calcext:value-type="currency">
            <text:p>90 60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style-name="ce10" office:value-type="string" calcext:value-type="string">
            <text:p>SIVU de la Haute vallée de Maraize</text:p>
          </table:table-cell>
          <table:table-cell table:style-name="ce10"/>
          <table:table-cell table:style-name="ce10" office:value-type="string" calcext:value-type="string">
            <text:p>Finalisation de la rénovation de la structure d'accueil du Faï</text:p>
          </table:table-cell>
          <table:table-cell table:style-name="ce14" office:value-type="currency" office:currency="EUR" office:value="85000" calcext:value-type="currency">
            <text:p>85 000 €</text:p>
          </table:table-cell>
          <table:table-cell table:style-name="ce14" office:value-type="currency" office:currency="EUR" office:value="21250" calcext:value-type="currency">
            <text:p>21 250 €</text:p>
          </table:table-cell>
          <table:table-cell table:number-columns-repeated="16376"/>
        </table:table-row>
        <table:table-row table:style-name="ro3">
          <table:table-cell table:style-name="ce10" office:value-type="string" calcext:value-type="string">
            <text:p>DETR</text:p>
          </table:table-cell>
          <table:table-cell table:style-name="ce10" office:value-type="float" office:value="5" calcext:value-type="float">
            <text:p>5</text:p>
          </table:table-cell>
          <table:table-cell table:style-name="ce10" office:value-type="string" calcext:value-type="string">
            <text:p>CC Serre-Ponçon</text:p>
          </table:table-cell>
          <table:table-cell table:style-name="ce10" office:value-type="string" calcext:value-type="string">
            <text:p>SI du mandement de Savines</text:p>
          </table:table-cell>
          <table:table-cell table:style-name="ce10" office:value-type="string" calcext:value-type="string">
            <text:p>Savines-le-Lac</text:p>
          </table:table-cell>
          <table:table-cell table:style-name="ce10" office:value-type="string" calcext:value-type="string">
            <text:p>Rénovation de la maison forestière du Mandement</text:p>
          </table:table-cell>
          <table:table-cell table:style-name="ce14" office:value-type="currency" office:currency="EUR" office:value="88513.83" calcext:value-type="currency">
            <text:p>88 514 €</text:p>
          </table:table-cell>
          <table:table-cell table:style-name="ce14" office:value-type="currency" office:currency="EUR" office:value="26554.15" calcext:value-type="currency">
            <text:p>26 554 €</text:p>
          </table:table-cell>
          <table:table-cell table:number-columns-repeated="16376"/>
        </table:table-row>
        <table:table-row table:style-name="ro3">
          <table:table-cell table:style-name="ce10" office:value-type="string" calcext:value-type="string">
            <text:p>DSID</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style-name="ce10" office:value-type="string" calcext:value-type="string">
            <text:p>Département des Hautes-Alpes</text:p>
          </table:table-cell>
          <table:table-cell table:style-name="ce10" office:value-type="string" calcext:value-type="string">
            <text:p>Laragne-Montéglin</text:p>
          </table:table-cell>
          <table:table-cell table:style-name="ce10" office:value-type="string" calcext:value-type="string">
            <text:p>Construction d’équipements sportifs (salle et plateau)</text:p>
          </table:table-cell>
          <table:table-cell table:style-name="ce14" office:value-type="currency" office:currency="EUR" office:value="1695712.37" calcext:value-type="currency">
            <text:p>1 695 712 €</text:p>
          </table:table-cell>
          <table:table-cell table:style-name="ce14" office:value-type="currency" office:currency="EUR" office:value="500280.06" calcext:value-type="currency">
            <text:p>500 280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Châteauneuf-d'Oze</text:p>
          </table:table-cell>
          <table:table-cell table:style-name="ce10" office:value-type="string" calcext:value-type="string">
            <text:p>Travaux d’assainissement au sein du village et des hameaux – tranche 1</text:p>
          </table:table-cell>
          <table:table-cell table:style-name="ce14" office:value-type="currency" office:currency="EUR" office:value="217784" calcext:value-type="currency">
            <text:p>217 784 €</text:p>
          </table:table-cell>
          <table:table-cell table:style-name="ce14" office:value-type="currency" office:currency="EUR" office:value="43556.8" calcext:value-type="currency">
            <text:p>43 557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style-name="ce10" office:value-type="string" calcext:value-type="string">
            <text:p>CC du Pays des Ecrins</text:p>
          </table:table-cell>
          <table:table-cell table:style-name="ce10" office:value-type="string" calcext:value-type="string">
            <text:p>La Roche-de-Rame</text:p>
          </table:table-cell>
          <table:table-cell table:style-name="ce10" office:value-type="string" calcext:value-type="string">
            <text:p>Aménagement d’un cheminement vert à la Roche de Rame</text:p>
          </table:table-cell>
          <table:table-cell table:style-name="ce14" office:value-type="currency" office:currency="EUR" office:value="240000" calcext:value-type="currency">
            <text:p>240 000 €</text:p>
          </table:table-cell>
          <table:table-cell table:style-name="ce14" office:value-type="currency" office:currency="EUR" office:value="72000" calcext:value-type="currency">
            <text:p>72 000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number-columns-repeated="2" table:style-name="ce10" office:value-type="string" calcext:value-type="string">
            <text:p>Briançon</text:p>
          </table:table-cell>
          <table:table-cell table:style-name="ce10" office:value-type="string" calcext:value-type="string">
            <text:p>Mise en place d’un réseau de vidéoprotection tranche 2</text:p>
          </table:table-cell>
          <table:table-cell table:style-name="ce14" office:value-type="currency" office:currency="EUR" office:value="269368" calcext:value-type="currency">
            <text:p>269 368 €</text:p>
          </table:table-cell>
          <table:table-cell table:style-name="ce14" office:value-type="currency" office:currency="EUR" office:value="67342" calcext:value-type="currency">
            <text:p>67 342 €</text:p>
          </table:table-cell>
          <table:table-cell table:number-columns-repeated="16376"/>
        </table:table-row>
        <table:table-row table:style-name="ro1">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number-columns-repeated="2" table:style-name="ce10" office:value-type="string" calcext:value-type="string">
            <text:p>Briançon</text:p>
          </table:table-cell>
          <table:table-cell table:style-name="ce10" office:value-type="string" calcext:value-type="string">
            <text:p>Rénovation de la piste de glace et des aménagements attenants - patinoire de Briançon</text:p>
          </table:table-cell>
          <table:table-cell table:style-name="ce14" office:value-type="currency" office:currency="EUR" office:value="625000" calcext:value-type="currency">
            <text:p>625 000 €</text:p>
          </table:table-cell>
          <table:table-cell table:style-name="ce14" office:value-type="currency" office:currency="EUR" office:value="187500" calcext:value-type="currency">
            <text:p>187 500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L'Épine</text:p>
          </table:table-cell>
          <table:table-cell table:style-name="ce10" office:value-type="string" calcext:value-type="string">
            <text:p>Travaux d’enfouissement du réseau d’éclairage public</text:p>
          </table:table-cell>
          <table:table-cell table:style-name="ce14" office:value-type="currency" office:currency="EUR" office:value="36500" calcext:value-type="currency">
            <text:p>36 500 €</text:p>
          </table:table-cell>
          <table:table-cell table:style-name="ce14" office:value-type="currency" office:currency="EUR" office:value="10950" calcext:value-type="currency">
            <text:p>10 950 €</text:p>
          </table:table-cell>
          <table:table-cell table:number-columns-repeated="16376"/>
        </table:table-row>
        <table:table-row table:style-name="ro1">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number-columns-repeated="2" table:style-name="ce10" office:value-type="string" calcext:value-type="string">
            <text:p>Guillestre</text:p>
          </table:table-cell>
          <table:table-cell table:style-name="ce10" office:value-type="string" calcext:value-type="string">
            <text:p>Travaux de renforcement de la charpente de la salle polyvalente du Queyron en vue de l’installation de panneaux photovoltaïques</text:p>
          </table:table-cell>
          <table:table-cell table:style-name="ce14" office:value-type="currency" office:currency="EUR" office:value="90000" calcext:value-type="currency">
            <text:p>90 000 €</text:p>
          </table:table-cell>
          <table:table-cell table:style-name="ce14" office:value-type="currency" office:currency="EUR" office:value="27000" calcext:value-type="currency">
            <text:p>27 000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number-columns-repeated="2" table:style-name="ce10" office:value-type="string" calcext:value-type="string">
            <text:p>Cervières</text:p>
          </table:table-cell>
          <table:table-cell table:style-name="ce10" office:value-type="string" calcext:value-type="string">
            <text:p>Création d’un espace multi-sports</text:p>
          </table:table-cell>
          <table:table-cell table:style-name="ce14" office:value-type="currency" office:currency="EUR" office:value="275971.24" calcext:value-type="currency">
            <text:p>275 971 €</text:p>
          </table:table-cell>
          <table:table-cell table:style-name="ce14" office:value-type="currency" office:currency="EUR" office:value="110388.49" calcext:value-type="currency">
            <text:p>110 388 €</text:p>
          </table:table-cell>
          <table:table-cell table:number-columns-repeated="16376"/>
        </table:table-row>
        <table:table-row table:style-name="ro1">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Le Poët</text:p>
          </table:table-cell>
          <table:table-cell table:style-name="ce10" office:value-type="string" calcext:value-type="string">
            <text:p>Aménagement de l’étage de l’école (création d’une salle de classe, d’un espace repas et accueil) </text:p>
          </table:table-cell>
          <table:table-cell table:style-name="ce14" office:value-type="currency" office:currency="EUR" office:value="163648" calcext:value-type="currency">
            <text:p>163 648 €</text:p>
          </table:table-cell>
          <table:table-cell table:style-name="ce14" office:value-type="currency" office:currency="EUR" office:value="65459.2" calcext:value-type="currency">
            <text:p>65 459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number-columns-repeated="2" table:style-name="ce10" office:value-type="string" calcext:value-type="string">
            <text:p>Puy-Saint-Vincent</text:p>
          </table:table-cell>
          <table:table-cell table:style-name="ce10" office:value-type="string" calcext:value-type="string">
            <text:p>Amélioration thermique du bâtiment de l’école <text:s/>- tranche 2</text:p>
          </table:table-cell>
          <table:table-cell table:style-name="ce14" office:value-type="currency" office:currency="EUR" office:value="16395" calcext:value-type="currency">
            <text:p>16 395 €</text:p>
          </table:table-cell>
          <table:table-cell table:style-name="ce14" office:value-type="currency" office:currency="EUR" office:value="4918.5" calcext:value-type="currency">
            <text:p>4 919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number-columns-repeated="2" table:style-name="ce10" office:value-type="string" calcext:value-type="string">
            <text:p>Rambaud</text:p>
          </table:table-cell>
          <table:table-cell table:style-name="ce10" office:value-type="string" calcext:value-type="string">
            <text:p>Remplacement de la chaudière de la salle paroissiale</text:p>
          </table:table-cell>
          <table:table-cell table:style-name="ce14" office:value-type="currency" office:currency="EUR" office:value="5864.63" calcext:value-type="currency">
            <text:p>5 865 €</text:p>
          </table:table-cell>
          <table:table-cell table:style-name="ce14" office:value-type="currency" office:currency="EUR" office:value="1759.39" calcext:value-type="currency">
            <text:p>1 759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Serre-Ponçon</text:p>
          </table:table-cell>
          <table:table-cell table:number-columns-repeated="2" table:style-name="ce10" office:value-type="string" calcext:value-type="string">
            <text:p>Saint-Apollinaire</text:p>
          </table:table-cell>
          <table:table-cell table:style-name="ce10" office:value-type="string" calcext:value-type="string">
            <text:p>Restauration de de la façade ouest de l’église de Saint-Apollinaire</text:p>
          </table:table-cell>
          <table:table-cell table:style-name="ce14" office:value-type="currency" office:currency="EUR" office:value="45246" calcext:value-type="currency">
            <text:p>45 246 €</text:p>
          </table:table-cell>
          <table:table-cell table:style-name="ce14" office:value-type="currency" office:currency="EUR" office:value="13573.8" calcext:value-type="currency">
            <text:p>13 574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number-columns-repeated="2" table:style-name="ce10" office:value-type="string" calcext:value-type="string">
            <text:p>La Freissinouse</text:p>
          </table:table-cell>
          <table:table-cell table:style-name="ce10" office:value-type="string" calcext:value-type="string">
            <text:p>Création d’une salle de classe accolée au bâtiment scolaire</text:p>
          </table:table-cell>
          <table:table-cell table:style-name="ce14" office:value-type="currency" office:currency="EUR" office:value="296405.5" calcext:value-type="currency">
            <text:p>296 406 €</text:p>
          </table:table-cell>
          <table:table-cell table:style-name="ce14" office:value-type="currency" office:currency="EUR" office:value="54259.1" calcext:value-type="currency">
            <text:p>54 259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number-columns-repeated="2" table:style-name="ce10" office:value-type="string" calcext:value-type="string">
            <text:p>Les Vigneaux</text:p>
          </table:table-cell>
          <table:table-cell table:style-name="ce10" office:value-type="string" calcext:value-type="string">
            <text:p>Sécurisation du chemin du moulin</text:p>
          </table:table-cell>
          <table:table-cell table:style-name="ce14" office:value-type="currency" office:currency="EUR" office:value="127912.5" calcext:value-type="currency">
            <text:p>127 913 €</text:p>
          </table:table-cell>
          <table:table-cell table:style-name="ce14" office:value-type="currency" office:currency="EUR" office:value="51165" calcext:value-type="currency">
            <text:p>51 165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number-columns-repeated="2" table:style-name="ce10" office:value-type="string" calcext:value-type="string">
            <text:p>Lettret</text:p>
          </table:table-cell>
          <table:table-cell table:style-name="ce10" office:value-type="string" calcext:value-type="string">
            <text:p><text:s/>Chemin des Vignes – Mobilité douce et sécurisation des piétonniers</text:p>
          </table:table-cell>
          <table:table-cell table:style-name="ce14" office:value-type="currency" office:currency="EUR" office:value="90043.03" calcext:value-type="currency">
            <text:p>90 043 €</text:p>
          </table:table-cell>
          <table:table-cell table:style-name="ce14" office:value-type="currency" office:currency="EUR" office:value="36017.21" calcext:value-type="currency">
            <text:p>36 017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Orpierre</text:p>
          </table:table-cell>
          <table:table-cell table:style-name="ce10" office:value-type="string" calcext:value-type="string">
            <text:p>Construction d’un hangar communal pour les services techniques</text:p>
          </table:table-cell>
          <table:table-cell table:style-name="ce14" office:value-type="currency" office:currency="EUR" office:value="350000" calcext:value-type="currency">
            <text:p>350 000 €</text:p>
          </table:table-cell>
          <table:table-cell table:style-name="ce14" office:value-type="currency" office:currency="EUR" office:value="105000" calcext:value-type="currency">
            <text:p>105 000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Poligny</text:p>
          </table:table-cell>
          <table:table-cell table:style-name="ce10" office:value-type="string" calcext:value-type="string">
            <text:p>Aménagement des places des Forestons</text:p>
          </table:table-cell>
          <table:table-cell table:style-name="ce14" office:value-type="currency" office:currency="EUR" office:value="11670" calcext:value-type="currency">
            <text:p>11 670 €</text:p>
          </table:table-cell>
          <table:table-cell table:style-name="ce14" office:value-type="currency" office:currency="EUR" office:value="3501" calcext:value-type="currency">
            <text:p>3 501 €</text:p>
          </table:table-cell>
          <table:table-cell table:number-columns-repeated="16376"/>
        </table:table-row>
        <table:table-row table:style-name="ro1">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Garde-Colombe</text:p>
          </table:table-cell>
          <table:table-cell table:style-name="ce10" office:value-type="string" calcext:value-type="string">
            <text:p>Mise en œuvre de la rénovation thermique du bâtiment du groupe scolaire « Henri Audibert »</text:p>
          </table:table-cell>
          <table:table-cell table:style-name="ce14" office:value-type="currency" office:currency="EUR" office:value="156889.34" calcext:value-type="currency">
            <text:p>156 889 €</text:p>
          </table:table-cell>
          <table:table-cell table:style-name="ce14" office:value-type="currency" office:currency="EUR" office:value="31377.87" calcext:value-type="currency">
            <text:p>31 378 €</text:p>
          </table:table-cell>
          <table:table-cell table:number-columns-repeated="16376"/>
        </table:table-row>
        <table:table-row table:style-name="ro1">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Saint-Jean-Saint-Nicolas</text:p>
          </table:table-cell>
          <table:table-cell table:style-name="ce10" office:value-type="string" calcext:value-type="string">
            <text:p>Mise aux normes de la défense extérieure contre l’incendie du secteur de la Garenne</text:p>
          </table:table-cell>
          <table:table-cell table:style-name="ce14" office:value-type="currency" office:currency="EUR" office:value="54992" calcext:value-type="currency">
            <text:p>54 992 €</text:p>
          </table:table-cell>
          <table:table-cell table:style-name="ce14" office:value-type="currency" office:currency="EUR" office:value="16497.6" calcext:value-type="currency">
            <text:p>16 498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number-columns-repeated="2" table:style-name="ce10" office:value-type="string" calcext:value-type="string">
            <text:p>Puy-Saint-Vincent</text:p>
          </table:table-cell>
          <table:table-cell table:style-name="ce10" office:value-type="string" calcext:value-type="string">
            <text:p>Rénovation de l’appartement communal des Prés</text:p>
          </table:table-cell>
          <table:table-cell table:style-name="ce14" office:value-type="currency" office:currency="EUR" office:value="106525" calcext:value-type="currency">
            <text:p>106 525 €</text:p>
          </table:table-cell>
          <table:table-cell table:style-name="ce14" office:value-type="currency" office:currency="EUR" office:value="31957.5" calcext:value-type="currency">
            <text:p>31 958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Guillestrois et du Queyras</text:p>
          </table:table-cell>
          <table:table-cell table:number-columns-repeated="2" table:style-name="ce10" office:value-type="string" calcext:value-type="string">
            <text:p>Saint-Crépin</text:p>
          </table:table-cell>
          <table:table-cell table:style-name="ce10" office:value-type="string" calcext:value-type="string">
            <text:p>Isolation par l’extérieur de l’école de Saint-Crépin</text:p>
          </table:table-cell>
          <table:table-cell table:style-name="ce14" office:value-type="currency" office:currency="EUR" office:value="47660" calcext:value-type="currency">
            <text:p>47 660 €</text:p>
          </table:table-cell>
          <table:table-cell table:style-name="ce14" office:value-type="currency" office:currency="EUR" office:value="14298" calcext:value-type="currency">
            <text:p>14 298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Upaix</text:p>
          </table:table-cell>
          <table:table-cell table:style-name="ce10" office:value-type="string" calcext:value-type="string">
            <text:p>Aménagement du pont bascule et création d’un chemin piétonnier </text:p>
          </table:table-cell>
          <table:table-cell table:style-name="ce14" office:value-type="currency" office:currency="EUR" office:value="84286.5" calcext:value-type="currency">
            <text:p>84 287 €</text:p>
          </table:table-cell>
          <table:table-cell table:style-name="ce14" office:value-type="currency" office:currency="EUR" office:value="25285.95" calcext:value-type="currency">
            <text:p>25 286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Trescléoux</text:p>
          </table:table-cell>
          <table:table-cell table:style-name="ce10" office:value-type="string" calcext:value-type="string">
            <text:p>Travaux de rénovation énergétique du bâtiment « villa communale »</text:p>
          </table:table-cell>
          <table:table-cell table:style-name="ce14" office:value-type="currency" office:currency="EUR" office:value="82196" calcext:value-type="currency">
            <text:p>82 196 €</text:p>
          </table:table-cell>
          <table:table-cell table:style-name="ce14" office:value-type="currency" office:currency="EUR" office:value="24658.8" calcext:value-type="currency">
            <text:p>24 659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du Sisteronais-Buëch</text:p>
          </table:table-cell>
          <table:table-cell table:number-columns-repeated="2" table:style-name="ce10" office:value-type="string" calcext:value-type="string">
            <text:p>Trescléoux</text:p>
          </table:table-cell>
          <table:table-cell table:style-name="ce10" office:value-type="string" calcext:value-type="string">
            <text:p>Pose de deux radars pédagogiques solaires afin de sécuriser la sortie du village</text:p>
          </table:table-cell>
          <table:table-cell table:style-name="ce14" office:value-type="currency" office:currency="EUR" office:value="5112.62" calcext:value-type="currency">
            <text:p>5 113 €</text:p>
          </table:table-cell>
          <table:table-cell table:style-name="ce14" office:value-type="currency" office:currency="EUR" office:value="1533.79" calcext:value-type="currency">
            <text:p>1 534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number-columns-repeated="2" table:style-name="ce10" office:value-type="string" calcext:value-type="string">
            <text:p>Espinasses</text:p>
          </table:table-cell>
          <table:table-cell table:style-name="ce10" office:value-type="string" calcext:value-type="string">
            <text:p>Requalification exemplaire du quartier du Claps – Hameau de Yougoslavie</text:p>
          </table:table-cell>
          <table:table-cell table:style-name="ce14" office:value-type="currency" office:currency="EUR" office:value="6405492" calcext:value-type="currency">
            <text:p>6 405 492 €</text:p>
          </table:table-cell>
          <table:table-cell table:style-name="ce14" office:value-type="currency" office:currency="EUR" office:value="400000" calcext:value-type="currency">
            <text:p>400 000 €</text:p>
          </table:table-cell>
          <table:table-cell table:number-columns-repeated="16376"/>
        </table:table-row>
        <table:table-row table:style-name="ro3">
          <table:table-cell table:style-name="ce10" office:value-type="string" calcext:value-type="string">
            <text:p>DSIL</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number-columns-repeated="2" table:style-name="ce10" office:value-type="string" calcext:value-type="string">
            <text:p>Gap</text:p>
          </table:table-cell>
          <table:table-cell table:style-name="ce10" office:value-type="string" calcext:value-type="string">
            <text:p>Rénovation de l’école de Puymaure</text:p>
          </table:table-cell>
          <table:table-cell table:style-name="ce14" office:value-type="currency" office:currency="EUR" office:value="2190058" calcext:value-type="currency">
            <text:p>2 190 058 €</text:p>
          </table:table-cell>
          <table:table-cell table:style-name="ce14" office:value-type="currency" office:currency="EUR" office:value="227997.4" calcext:value-type="currency">
            <text:p>227 997 €</text:p>
          </table:table-cell>
          <table:table-cell table:number-columns-repeated="16376"/>
        </table:table-row>
        <table:table-row table:style-name="ro1">
          <table:table-cell table:style-name="ce10" office:value-type="string" calcext:value-type="string">
            <text:p>FNADT</text:p>
          </table:table-cell>
          <table:table-cell table:style-name="ce10" office:value-type="float" office:value="5" calcext:value-type="float">
            <text:p>5</text:p>
          </table:table-cell>
          <table:table-cell table:number-columns-repeated="2" table:style-name="ce10" office:value-type="string" calcext:value-type="string">
            <text:p>CA Gap-Tallard-Durance</text:p>
          </table:table-cell>
          <table:table-cell table:style-name="ce10"/>
          <table:table-cell table:style-name="ce10" office:value-type="string" calcext:value-type="string">
            <text:p>Réalisation d'une étude d'opportunité et de faisabilité technique, économique et financière du projet Porte des Alpes</text:p>
          </table:table-cell>
          <table:table-cell table:style-name="ce14" office:value-type="currency" office:currency="EUR" office:value="50000" calcext:value-type="currency">
            <text:p>50 000 €</text:p>
          </table:table-cell>
          <table:table-cell table:style-name="ce14" office:value-type="currency" office:currency="EUR" office:value="18000" calcext:value-type="currency">
            <text:p>18 0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office:value-type="string" calcext:value-type="string">
            <text:p>CC Buëch-Dévoluy</text:p>
          </table:table-cell>
          <table:table-cell table:number-columns-repeated="2" table:style-name="ce10" office:value-type="string" calcext:value-type="string">
            <text:p>Veynes</text:p>
          </table:table-cell>
          <table:table-cell table:style-name="ce10" office:value-type="string" calcext:value-type="string">
            <text:p>Veynes rail Festival</text:p>
          </table:table-cell>
          <table:table-cell table:style-name="ce14" office:value-type="currency" office:currency="EUR" office:value="130000" calcext:value-type="currency">
            <text:p>130 000 €</text:p>
          </table:table-cell>
          <table:table-cell table:style-name="ce14" office:value-type="currency" office:currency="EUR" office:value="10000" calcext:value-type="currency">
            <text:p>10 0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style-name="ce10" office:value-type="string" calcext:value-type="string">
            <text:p>Association DAHLIR</text:p>
          </table:table-cell>
          <table:table-cell table:style-name="ce10"/>
          <table:table-cell table:style-name="ce10" office:value-type="string" calcext:value-type="string">
            <text:p>Réponse Départementale Sport Inclusif 05 - RDSI 05</text:p>
          </table:table-cell>
          <table:table-cell table:style-name="ce14" office:value-type="currency" office:currency="EUR" office:value="40500" calcext:value-type="currency">
            <text:p>40 500 €</text:p>
          </table:table-cell>
          <table:table-cell table:style-name="ce14" office:value-type="currency" office:currency="EUR" office:value="5000" calcext:value-type="currency">
            <text:p>5 0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Les rencontres de la Haute-Romanche</text:p>
          </table:table-cell>
          <table:table-cell table:style-name="ce10"/>
          <table:table-cell table:style-name="ce10" office:value-type="string" calcext:value-type="string">
            <text:p>Jour de clown</text:p>
          </table:table-cell>
          <table:table-cell table:style-name="ce14" office:value-type="currency" office:currency="EUR" office:value="25725" calcext:value-type="currency">
            <text:p>25 725 €</text:p>
          </table:table-cell>
          <table:table-cell table:style-name="ce14" office:value-type="currency" office:currency="EUR" office:value="7000" calcext:value-type="currency">
            <text:p>7 000 €</text:p>
          </table:table-cell>
          <table:table-cell table:number-columns-repeated="16376"/>
        </table:table-row>
        <table:table-row table:style-name="ro1">
          <table:table-cell table:style-name="ce10" office:value-type="string" calcext:value-type="string">
            <text:p>FNADT</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style-name="ce10" office:value-type="string" calcext:value-type="string">
            <text:p>LA CINEMATHEQUE D IMAGES DE MONTAGNE</text:p>
          </table:table-cell>
          <table:table-cell table:style-name="ce10" office:value-type="string" calcext:value-type="string">
            <text:p>Gap</text:p>
          </table:table-cell>
          <table:table-cell table:style-name="ce10" office:value-type="string" calcext:value-type="string">
            <text:p>Collecte, sauvegarde et diffusion du patrimoine audiovisuel tourné en zone de montagne</text:p>
          </table:table-cell>
          <table:table-cell table:style-name="ce14" office:value-type="currency" office:currency="EUR" office:value="436000" calcext:value-type="currency">
            <text:p>436 000 €</text:p>
          </table:table-cell>
          <table:table-cell table:style-name="ce14" office:value-type="currency" office:currency="EUR" office:value="10000" calcext:value-type="currency">
            <text:p>10 0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Association le pas de l’oiseau</text:p>
          </table:table-cell>
          <table:table-cell table:style-name="ce10"/>
          <table:table-cell table:style-name="ce10" office:value-type="string" calcext:value-type="string">
            <text:p>La grande évasion</text:p>
          </table:table-cell>
          <table:table-cell table:style-name="ce14" office:value-type="currency" office:currency="EUR" office:value="104372.86" calcext:value-type="currency">
            <text:p>104 373 €</text:p>
          </table:table-cell>
          <table:table-cell table:style-name="ce14" office:value-type="currency" office:currency="EUR" office:value="10000" calcext:value-type="currency">
            <text:p>10 0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style-name="ce10" office:value-type="string" calcext:value-type="string">
            <text:p>Compagnie Chabraque</text:p>
          </table:table-cell>
          <table:table-cell table:style-name="ce10"/>
          <table:table-cell table:style-name="ce10" office:value-type="string" calcext:value-type="string">
            <text:p>Page Blanche</text:p>
          </table:table-cell>
          <table:table-cell table:style-name="ce14" office:value-type="currency" office:currency="EUR" office:value="19500" calcext:value-type="currency">
            <text:p>19 500 €</text:p>
          </table:table-cell>
          <table:table-cell table:style-name="ce14" office:value-type="currency" office:currency="EUR" office:value="5000" calcext:value-type="currency">
            <text:p>5 0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Association Du vivant dans nos cordes</text:p>
          </table:table-cell>
          <table:table-cell table:style-name="ce10"/>
          <table:table-cell table:style-name="ce10" office:value-type="string" calcext:value-type="string">
            <text:p>Actions culturelles sur le territoire haut-alpin</text:p>
          </table:table-cell>
          <table:table-cell table:style-name="ce14" office:value-type="currency" office:currency="EUR" office:value="49240" calcext:value-type="currency">
            <text:p>49 240 €</text:p>
          </table:table-cell>
          <table:table-cell table:style-name="ce14" office:value-type="currency" office:currency="EUR" office:value="14000" calcext:value-type="currency">
            <text:p>14 000 €</text:p>
          </table:table-cell>
          <table:table-cell table:number-columns-repeated="16376"/>
        </table:table-row>
        <table:table-row table:style-name="ro1">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Association culturelle, sociale et sportive du Queyras</text:p>
          </table:table-cell>
          <table:table-cell table:style-name="ce10"/>
          <table:table-cell table:style-name="ce10" office:value-type="string" calcext:value-type="string">
            <text:p>Clin d'Œil 2025 &amp; expérimentations éditoriales </text:p>
          </table:table-cell>
          <table:table-cell table:style-name="ce14" office:value-type="currency" office:currency="EUR" office:value="35000" calcext:value-type="currency">
            <text:p>35 000 €</text:p>
          </table:table-cell>
          <table:table-cell table:style-name="ce14" office:value-type="currency" office:currency="EUR" office:value="10000" calcext:value-type="currency">
            <text:p>10 0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Association Serres Lez ‘Arts</text:p>
          </table:table-cell>
          <table:table-cell table:style-name="ce10"/>
          <table:table-cell table:style-name="ce10" office:value-type="string" calcext:value-type="string">
            <text:p>Structuration et développement du centre de formation de Serres Lez’Arts</text:p>
          </table:table-cell>
          <table:table-cell table:style-name="ce14" office:value-type="currency" office:currency="EUR" office:value="105000" calcext:value-type="currency">
            <text:p>105 000 €</text:p>
          </table:table-cell>
          <table:table-cell table:style-name="ce14" office:value-type="currency" office:currency="EUR" office:value="28000" calcext:value-type="currency">
            <text:p>28 0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Association Rions de Soleil</text:p>
          </table:table-cell>
          <table:table-cell table:style-name="ce10"/>
          <table:table-cell table:style-name="ce10" office:value-type="string" calcext:value-type="string">
            <text:p>Lectures animées</text:p>
          </table:table-cell>
          <table:table-cell table:style-name="ce14" office:value-type="currency" office:currency="EUR" office:value="25218" calcext:value-type="currency">
            <text:p>25 218 €</text:p>
          </table:table-cell>
          <table:table-cell table:style-name="ce14" office:value-type="currency" office:currency="EUR" office:value="3500" calcext:value-type="currency">
            <text:p>3 5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Association MusiQueyras</text:p>
          </table:table-cell>
          <table:table-cell table:style-name="ce10"/>
          <table:table-cell table:style-name="ce10" office:value-type="string" calcext:value-type="string">
            <text:p>Fonctionnement année 2025</text:p>
          </table:table-cell>
          <table:table-cell table:style-name="ce14" office:value-type="currency" office:currency="EUR" office:value="183543" calcext:value-type="currency">
            <text:p>183 543 €</text:p>
          </table:table-cell>
          <table:table-cell table:style-name="ce14" office:value-type="currency" office:currency="EUR" office:value="37900" calcext:value-type="currency">
            <text:p>37 9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Association Fées d’Hiver</text:p>
          </table:table-cell>
          <table:table-cell table:style-name="ce10"/>
          <table:table-cell table:style-name="ce10" office:value-type="string" calcext:value-type="string">
            <text:p>Les Folies numériques</text:p>
          </table:table-cell>
          <table:table-cell table:style-name="ce14" office:value-type="currency" office:currency="EUR" office:value="44120" calcext:value-type="currency">
            <text:p>44 120 €</text:p>
          </table:table-cell>
          <table:table-cell table:style-name="ce14" office:value-type="currency" office:currency="EUR" office:value="10000" calcext:value-type="currency">
            <text:p>10 0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Association Ascen-Danse</text:p>
          </table:table-cell>
          <table:table-cell table:style-name="ce10"/>
          <table:table-cell table:style-name="ce10" office:value-type="string" calcext:value-type="string">
            <text:p>Projet européen SINIPARKSI</text:p>
          </table:table-cell>
          <table:table-cell table:style-name="ce14" office:value-type="currency" office:currency="EUR" office:value="53838" calcext:value-type="currency">
            <text:p>53 838 €</text:p>
          </table:table-cell>
          <table:table-cell table:style-name="ce14" office:value-type="currency" office:currency="EUR" office:value="5000" calcext:value-type="currency">
            <text:p>5 000 €</text:p>
          </table:table-cell>
          <table:table-cell table:number-columns-repeated="16376"/>
        </table:table-row>
        <table:table-row table:style-name="ro3">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Association le Hang’Art</text:p>
          </table:table-cell>
          <table:table-cell table:style-name="ce10"/>
          <table:table-cell table:style-name="ce10" office:value-type="string" calcext:value-type="string">
            <text:p>Favoriser l’emploi en faveur de la promotion des métiers d’art</text:p>
          </table:table-cell>
          <table:table-cell table:style-name="ce14" office:value-type="currency" office:currency="EUR" office:value="112737" calcext:value-type="currency">
            <text:p>112 737 €</text:p>
          </table:table-cell>
          <table:table-cell table:style-name="ce14" office:value-type="currency" office:currency="EUR" office:value="10000" calcext:value-type="currency">
            <text:p>10 000 €</text:p>
          </table:table-cell>
          <table:table-cell table:number-columns-repeated="16376"/>
        </table:table-row>
        <table:table-row table:style-name="ro1">
          <table:table-cell table:style-name="ce10" office:value-type="string" calcext:value-type="string">
            <text:p>FNADT</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style-name="ce10" office:value-type="string" calcext:value-type="string">
            <text:p>Fédération française des sports de glace</text:p>
          </table:table-cell>
          <table:table-cell table:style-name="ce10" office:value-type="string" calcext:value-type="string">
            <text:p>Briançon</text:p>
          </table:table-cell>
          <table:table-cell table:style-name="ce10" office:value-type="string" calcext:value-type="string">
            <text:p>Soutien à l’organisation des championnats de France Élite de patinage artistique et de danse sur glace</text:p>
          </table:table-cell>
          <table:table-cell table:style-name="ce14"/>
          <table:table-cell table:style-name="ce14" office:value-type="currency" office:currency="EUR" office:value="45000" calcext:value-type="currency">
            <text:p>45 000 €</text:p>
          </table:table-cell>
          <table:table-cell table:number-columns-repeated="16376"/>
        </table:table-row>
        <table:table-row table:style-name="ro1">
          <table:table-cell table:style-name="ce10" office:value-type="string" calcext:value-type="string">
            <text:p>FNADT</text:p>
          </table:table-cell>
          <table:table-cell table:style-name="ce10" office:value-type="float" office:value="5" calcext:value-type="float">
            <text:p>5</text:p>
          </table:table-cell>
          <table:table-cell table:style-name="ce10"/>
          <table:table-cell table:style-name="ce10" office:value-type="string" calcext:value-type="string">
            <text:p>SMADESEP</text:p>
          </table:table-cell>
          <table:table-cell table:style-name="ce10"/>
          <table:table-cell table:style-name="ce10" office:value-type="string" calcext:value-type="string">
            <text:p>Travaux d'aménagement et de valorisation de trois sites à forte valeur patrimoniale sur les rives du lac de Serre-Ponçon</text:p>
          </table:table-cell>
          <table:table-cell table:style-name="ce14" office:value-type="currency" office:currency="EUR" office:value="809850" calcext:value-type="currency">
            <text:p>809 850 €</text:p>
          </table:table-cell>
          <table:table-cell table:style-name="ce14" office:value-type="currency" office:currency="EUR" office:value="324000" calcext:value-type="currency">
            <text:p>324 00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style-name="ce10" office:value-type="string" calcext:value-type="string">
            <text:p>société Guillaumette</text:p>
          </table:table-cell>
          <table:table-cell table:style-name="ce10"/>
          <table:table-cell table:style-name="ce10" office:value-type="string" calcext:value-type="string">
            <text:p>Réhabilitation de la piscine olympique pour l’implantation d’activités industrielles et tertiaires</text:p>
          </table:table-cell>
          <table:table-cell table:style-name="ce14" office:value-type="currency" office:currency="EUR" office:value="3647786" calcext:value-type="currency">
            <text:p>3 647 786 €</text:p>
          </table:table-cell>
          <table:table-cell table:style-name="ce14" office:value-type="currency" office:currency="EUR" office:value="250000" calcext:value-type="currency">
            <text:p>250 00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number-columns-repeated="2" table:style-name="ce10" office:value-type="string" calcext:value-type="string">
            <text:p>Théus</text:p>
          </table:table-cell>
          <table:table-cell table:style-name="ce10" office:value-type="string" calcext:value-type="string">
            <text:p>Création de 4 logements à loyers modérés</text:p>
          </table:table-cell>
          <table:table-cell table:style-name="ce14" office:value-type="currency" office:currency="EUR" office:value="1019738" calcext:value-type="currency">
            <text:p>1 019 738 €</text:p>
          </table:table-cell>
          <table:table-cell table:style-name="ce14" office:value-type="currency" office:currency="EUR" office:value="216745" calcext:value-type="currency">
            <text:p>216 745 €</text:p>
          </table:table-cell>
          <table:table-cell table:number-columns-repeated="16376"/>
        </table:table-row>
        <table:table-row table:style-name="ro2">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style-name="ce10" office:value-type="string" calcext:value-type="string">
            <text:p>INHOMA DESIGN (LAINES DU VALGAUDEMAR)</text:p>
          </table:table-cell>
          <table:table-cell table:style-name="ce10" office:value-type="string" calcext:value-type="string">
            <text:p>Saint-Firmin</text:p>
          </table:table-cell>
          <table:table-cell table:style-name="ce10" office:value-type="string" calcext:value-type="string">
            <text:p>Modernisation et relocalisation d’un outil de filature à faible impact environnemental pour la valorisation et la transformation de laines locales en circuit court</text:p>
          </table:table-cell>
          <table:table-cell table:style-name="ce14" office:value-type="currency" office:currency="EUR" office:value="480911" calcext:value-type="currency">
            <text:p>480 911 €</text:p>
          </table:table-cell>
          <table:table-cell table:style-name="ce14" office:value-type="currency" office:currency="EUR" office:value="288546.6" calcext:value-type="currency">
            <text:p>288 547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Département</text:p>
          </table:table-cell>
          <table:table-cell table:style-name="ce10" office:value-type="string" calcext:value-type="string">
            <text:p>Département des Hautes-Alpes</text:p>
          </table:table-cell>
          <table:table-cell table:style-name="ce10"/>
          <table:table-cell table:style-name="ce10" office:value-type="string" calcext:value-type="string">
            <text:p>Réhabilitation et rénovation énergétique du collège centre (Dominique VILLARS) à Gap </text:p>
          </table:table-cell>
          <table:table-cell table:style-name="ce14" office:value-type="currency" office:currency="EUR" office:value="5654715" calcext:value-type="currency">
            <text:p>5 654 715 €</text:p>
          </table:table-cell>
          <table:table-cell table:style-name="ce14" office:value-type="currency" office:currency="EUR" office:value="608106.8" calcext:value-type="currency">
            <text:p>608 107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Orcières</text:p>
          </table:table-cell>
          <table:table-cell table:style-name="ce10" office:value-type="string" calcext:value-type="string">
            <text:p>Rénovation du Palais des Sports - Tranche 2 rénovation énergétique </text:p>
          </table:table-cell>
          <table:table-cell table:style-name="ce14" office:value-type="currency" office:currency="EUR" office:value="13392920.98" calcext:value-type="currency">
            <text:p>13 392 921 €</text:p>
          </table:table-cell>
          <table:table-cell table:style-name="ce14" office:value-type="currency" office:currency="EUR" office:value="800000" calcext:value-type="currency">
            <text:p>800 00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number-columns-repeated="2" table:style-name="ce10" office:value-type="string" calcext:value-type="string">
            <text:p>Espinasses</text:p>
          </table:table-cell>
          <table:table-cell table:style-name="ce10" office:value-type="string" calcext:value-type="string">
            <text:p>Réhabilitation de 14 logements sociaux, restructuration passive BDM OR </text:p>
          </table:table-cell>
          <table:table-cell table:style-name="ce14" office:value-type="currency" office:currency="EUR" office:value="2790443" calcext:value-type="currency">
            <text:p>2 790 443 €</text:p>
          </table:table-cell>
          <table:table-cell table:style-name="ce14" office:value-type="currency" office:currency="EUR" office:value="500000" calcext:value-type="currency">
            <text:p>500 00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A Gap-Tallard-Durance</text:p>
          </table:table-cell>
          <table:table-cell table:number-columns-repeated="2" table:style-name="ce10" office:value-type="string" calcext:value-type="string">
            <text:p>Gap</text:p>
          </table:table-cell>
          <table:table-cell table:style-name="ce10" office:value-type="string" calcext:value-type="string">
            <text:p>Amélioration et rénovation de l'école Paul-Emile Victor élémentaire </text:p>
          </table:table-cell>
          <table:table-cell table:style-name="ce14" office:value-type="currency" office:currency="EUR" office:value="1611870.84" calcext:value-type="currency">
            <text:p>1 611 871 €</text:p>
          </table:table-cell>
          <table:table-cell table:style-name="ce14" office:value-type="currency" office:currency="EUR" office:value="303740.33" calcext:value-type="currency">
            <text:p>303 74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number-columns-repeated="2" table:style-name="ce10" office:value-type="string" calcext:value-type="string">
            <text:p>Rochebrune</text:p>
          </table:table-cell>
          <table:table-cell table:style-name="ce10" office:value-type="string" calcext:value-type="string">
            <text:p>Rénovation énergétique et thermique de l’école</text:p>
          </table:table-cell>
          <table:table-cell table:style-name="ce14" office:value-type="currency" office:currency="EUR" office:value="672674.86" calcext:value-type="currency">
            <text:p>672 675 €</text:p>
          </table:table-cell>
          <table:table-cell table:style-name="ce14" office:value-type="currency" office:currency="EUR" office:value="200000" calcext:value-type="currency">
            <text:p>200 00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style-name="ce10" office:value-type="string" calcext:value-type="string">
            <text:p>CC du Briançonnais</text:p>
          </table:table-cell>
          <table:table-cell table:style-name="ce10"/>
          <table:table-cell table:style-name="ce10" office:value-type="string" calcext:value-type="string">
            <text:p>Mise en place d’un service de location de vélos électriques longue durée </text:p>
          </table:table-cell>
          <table:table-cell table:style-name="ce14" office:value-type="currency" office:currency="EUR" office:value="220000" calcext:value-type="currency">
            <text:p>220 000 €</text:p>
          </table:table-cell>
          <table:table-cell table:style-name="ce14" office:value-type="currency" office:currency="EUR" office:value="110000" calcext:value-type="currency">
            <text:p>110 00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Du Briançonnais</text:p>
          </table:table-cell>
          <table:table-cell table:number-columns-repeated="2" table:style-name="ce10" office:value-type="string" calcext:value-type="string">
            <text:p>Puy-Saint-Pierre</text:p>
          </table:table-cell>
          <table:table-cell table:style-name="ce10" office:value-type="string" calcext:value-type="string">
            <text:p>ETUDE DE PROGRAMMATION URBAINE DU PINET </text:p>
          </table:table-cell>
          <table:table-cell table:style-name="ce14" office:value-type="currency" office:currency="EUR" office:value="72000" calcext:value-type="currency">
            <text:p>72 000 €</text:p>
          </table:table-cell>
          <table:table-cell table:style-name="ce14" office:value-type="currency" office:currency="EUR" office:value="57600" calcext:value-type="currency">
            <text:p>57 60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style-name="ce10" office:value-type="string" calcext:value-type="string">
            <text:p>CC Serre-Ponçon Val d'Avance</text:p>
          </table:table-cell>
          <table:table-cell table:style-name="ce10"/>
          <table:table-cell table:style-name="ce10" office:value-type="string" calcext:value-type="string">
            <text:p>Entretien de la végétation des systèmes d'endiguement </text:p>
          </table:table-cell>
          <table:table-cell table:style-name="ce14" office:value-type="currency" office:currency="EUR" office:value="31059.14" calcext:value-type="currency">
            <text:p>31 059 €</text:p>
          </table:table-cell>
          <table:table-cell table:style-name="ce14" office:value-type="currency" office:currency="EUR" office:value="15529.57" calcext:value-type="currency">
            <text:p>15 53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style-name="ce10" office:value-type="string" calcext:value-type="string">
            <text:p>CC du Pays des Ecrins</text:p>
          </table:table-cell>
          <table:table-cell table:style-name="ce10" office:value-type="string" calcext:value-type="string">
            <text:p>La Roche-de-Rame</text:p>
          </table:table-cell>
          <table:table-cell table:style-name="ce10" office:value-type="string" calcext:value-type="string">
            <text:p>Entretien de la végétation du torrent du Bouchouse à la Roche de Rame </text:p>
          </table:table-cell>
          <table:table-cell table:style-name="ce14" office:value-type="currency" office:currency="EUR" office:value="6000" calcext:value-type="currency">
            <text:p>6 000 €</text:p>
          </table:table-cell>
          <table:table-cell table:style-name="ce14" office:value-type="currency" office:currency="EUR" office:value="3000" calcext:value-type="currency">
            <text:p>3 00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Serre-Ponçon Val D'avance</text:p>
          </table:table-cell>
          <table:table-cell table:number-columns-repeated="2" table:style-name="ce10" office:value-type="string" calcext:value-type="string">
            <text:p>Théus</text:p>
          </table:table-cell>
          <table:table-cell table:style-name="ce10" office:value-type="string" calcext:value-type="string">
            <text:p>1390 route de l’Eau Vive</text:p>
          </table:table-cell>
          <table:table-cell table:style-name="ce14"/>
          <table:table-cell table:style-name="ce14" office:value-type="currency" office:currency="EUR" office:value="16000" calcext:value-type="currency">
            <text:p>16 00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Serre-Ponçon</text:p>
          </table:table-cell>
          <table:table-cell table:number-columns-repeated="2" table:style-name="ce10" office:value-type="string" calcext:value-type="string">
            <text:p>Embrun</text:p>
          </table:table-cell>
          <table:table-cell table:style-name="ce10" office:value-type="string" calcext:value-type="string">
            <text:p>Projet de renaturation de l'avenue Charles de Gaulle </text:p>
          </table:table-cell>
          <table:table-cell table:style-name="ce14" office:value-type="currency" office:currency="EUR" office:value="900000" calcext:value-type="currency">
            <text:p>900 000 €</text:p>
          </table:table-cell>
          <table:table-cell table:style-name="ce14" office:value-type="currency" office:currency="EUR" office:value="90000" calcext:value-type="currency">
            <text:p>90 000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Champsaur-Valgaudemar</text:p>
          </table:table-cell>
          <table:table-cell table:number-columns-repeated="2" table:style-name="ce10" office:value-type="string" calcext:value-type="string">
            <text:p>Saint-Bonnet-en-Champsaur</text:p>
          </table:table-cell>
          <table:table-cell table:style-name="ce10" office:value-type="string" calcext:value-type="string">
            <text:p>Aménagement place du champ de foire</text:p>
          </table:table-cell>
          <table:table-cell table:style-name="ce14" office:value-type="currency" office:currency="EUR" office:value="485873" calcext:value-type="currency">
            <text:p>485 873 €</text:p>
          </table:table-cell>
          <table:table-cell table:style-name="ce14" office:value-type="currency" office:currency="EUR" office:value="127248.2" calcext:value-type="currency">
            <text:p>127 248 €</text:p>
          </table:table-cell>
          <table:table-cell table:number-columns-repeated="16376"/>
        </table:table-row>
        <table:table-row table:style-name="ro1">
          <table:table-cell table:style-name="ce10" office:value-type="string" calcext:value-type="string">
            <text:p>Fonds Vert</text:p>
          </table:table-cell>
          <table:table-cell table:style-name="ce10" office:value-type="float" office:value="5" calcext:value-type="float">
            <text:p>5</text:p>
          </table:table-cell>
          <table:table-cell table:style-name="ce10" office:value-type="string" calcext:value-type="string">
            <text:p>CC Du Pays des Ecrins</text:p>
          </table:table-cell>
          <table:table-cell table:number-columns-repeated="2" table:style-name="ce10" office:value-type="string" calcext:value-type="string">
            <text:p>Les Vigneaux</text:p>
          </table:table-cell>
          <table:table-cell table:style-name="ce10" office:value-type="string" calcext:value-type="string">
            <text:p>Rénovation technique et énergétique d’un logement communal</text:p>
          </table:table-cell>
          <table:table-cell table:style-name="ce14" office:value-type="currency" office:currency="EUR" office:value="250765.53" calcext:value-type="currency">
            <text:p>250 766 €</text:p>
          </table:table-cell>
          <table:table-cell table:style-name="ce14" office:value-type="currency" office:currency="EUR" office:value="59888.65" calcext:value-type="currency">
            <text:p>59 889 €</text:p>
          </table:table-cell>
          <table:table-cell table:number-columns-repeated="16376"/>
        </table:table-row>
        <table:table-row table:style-name="ro3" table:number-rows-repeated="1047490">
          <table:table-cell table:number-columns-repeated="16384"/>
        </table:table-row>
        <table:table-row table:style-name="ro4" table:number-rows-repeated="924">
          <table:table-cell table:number-columns-repeated="16384"/>
        </table:table-row>
        <table:table-row table:style-name="ro4">
          <table:table-cell table:number-columns-repeated="16384"/>
        </table:table-row>
      </table:table>
      <table:table table:name="Table dynamique_Hautes-Alpes_2" table:style-name="ta2">
        <table:table-column table:style-name="co11" table:default-cell-style-name="ce18"/>
        <table:table-column table:style-name="co12" table:default-cell-style-name="ce23"/>
        <table:table-column table:style-name="co10" table:default-cell-style-name="ce29"/>
        <table:table-row table:style-name="ro5">
          <table:table-cell table:style-name="ce16"/>
          <table:table-cell table:style-name="ce21" office:value-type="string" calcext:value-type="string">
            <text:p>Données</text:p>
          </table:table-cell>
          <table:table-cell table:style-name="ce27"/>
        </table:table-row>
        <table:table-row table:style-name="ro5">
          <table:table-cell table:style-name="ce17" office:value-type="string" calcext:value-type="string">
            <text:p>Porteur du projet</text:p>
          </table:table-cell>
          <table:table-cell table:style-name="ce22" office:value-type="string" calcext:value-type="string">
            <text:p>Somme - Financement accordé</text:p>
          </table:table-cell>
          <table:table-cell table:style-name="ce28" office:value-type="string" calcext:value-type="string">
            <text:p>Compter - Intitulé du projet</text:p>
          </table:table-cell>
        </table:table-row>
        <table:table-row table:style-name="ro5">
          <table:table-cell office:value-type="string" calcext:value-type="string">
            <text:p>Département des Hautes-Alpes</text:p>
          </table:table-cell>
          <table:table-cell office:value-type="currency" office:currency="EUR" office:value="1108386.86" calcext:value-type="currency">
            <text:p>1 108 387 €</text:p>
          </table:table-cell>
          <table:table-cell office:value-type="float" office:value="2" calcext:value-type="float">
            <text:p>2</text:p>
          </table:table-cell>
        </table:table-row>
        <table:table-row table:style-name="ro5">
          <table:table-cell office:value-type="string" calcext:value-type="string">
            <text:p>Orcières</text:p>
          </table:table-cell>
          <table:table-cell office:value-type="currency" office:currency="EUR" office:value="1000991.45" calcext:value-type="currency">
            <text:p>1 000 991 €</text:p>
          </table:table-cell>
          <table:table-cell office:value-type="float" office:value="2" calcext:value-type="float">
            <text:p>2</text:p>
          </table:table-cell>
        </table:table-row>
        <table:table-row table:style-name="ro5">
          <table:table-cell office:value-type="string" calcext:value-type="string">
            <text:p>Serres</text:p>
          </table:table-cell>
          <table:table-cell office:value-type="currency" office:currency="EUR" office:value="1000000" calcext:value-type="currency">
            <text:p>1 000 000 €</text:p>
          </table:table-cell>
          <table:table-cell office:value-type="float" office:value="1" calcext:value-type="float">
            <text:p>1</text:p>
          </table:table-cell>
        </table:table-row>
        <table:table-row table:style-name="ro5">
          <table:table-cell office:value-type="string" calcext:value-type="string">
            <text:p>Espinasses</text:p>
          </table:table-cell>
          <table:table-cell office:value-type="currency" office:currency="EUR" office:value="900000" calcext:value-type="currency">
            <text:p>900 000 €</text:p>
          </table:table-cell>
          <table:table-cell office:value-type="float" office:value="2" calcext:value-type="float">
            <text:p>2</text:p>
          </table:table-cell>
        </table:table-row>
        <table:table-row table:style-name="ro5">
          <table:table-cell office:value-type="string" calcext:value-type="string">
            <text:p>Gap</text:p>
          </table:table-cell>
          <table:table-cell office:value-type="currency" office:currency="EUR" office:value="531737.73" calcext:value-type="currency">
            <text:p>531 738 €</text:p>
          </table:table-cell>
          <table:table-cell office:value-type="float" office:value="2" calcext:value-type="float">
            <text:p>2</text:p>
          </table:table-cell>
        </table:table-row>
        <table:table-row table:style-name="ro5">
          <table:table-cell office:value-type="string" calcext:value-type="string">
            <text:p>Vallouise-Pelvoux</text:p>
          </table:table-cell>
          <table:table-cell office:value-type="currency" office:currency="EUR" office:value="501856.13" calcext:value-type="currency">
            <text:p>501 856 €</text:p>
          </table:table-cell>
          <table:table-cell office:value-type="float" office:value="1" calcext:value-type="float">
            <text:p>1</text:p>
          </table:table-cell>
        </table:table-row>
        <table:table-row table:style-name="ro5">
          <table:table-cell office:value-type="string" calcext:value-type="string">
            <text:p>Saint-Bonnet-en-Champsaur</text:p>
          </table:table-cell>
          <table:table-cell office:value-type="currency" office:currency="EUR" office:value="493933" calcext:value-type="currency">
            <text:p>493 933 €</text:p>
          </table:table-cell>
          <table:table-cell office:value-type="float" office:value="2" calcext:value-type="float">
            <text:p>2</text:p>
          </table:table-cell>
        </table:table-row>
        <table:table-row table:style-name="ro5">
          <table:table-cell office:value-type="string" calcext:value-type="string">
            <text:p>CC Serre-Ponçon Val d'Avance</text:p>
          </table:table-cell>
          <table:table-cell office:value-type="currency" office:currency="EUR" office:value="484279.57" calcext:value-type="currency">
            <text:p>484 280 €</text:p>
          </table:table-cell>
          <table:table-cell office:value-type="float" office:value="2" calcext:value-type="float">
            <text:p>2</text:p>
          </table:table-cell>
        </table:table-row>
        <table:table-row table:style-name="ro5">
          <table:table-cell office:value-type="string" calcext:value-type="string">
            <text:p>Rochebrune</text:p>
          </table:table-cell>
          <table:table-cell office:value-type="currency" office:currency="EUR" office:value="469069.94" calcext:value-type="currency">
            <text:p>469 070 €</text:p>
          </table:table-cell>
          <table:table-cell office:value-type="float" office:value="2" calcext:value-type="float">
            <text:p>2</text:p>
          </table:table-cell>
        </table:table-row>
        <table:table-row table:style-name="ro5">
          <table:table-cell office:value-type="string" calcext:value-type="string">
            <text:p>La Saulce</text:p>
          </table:table-cell>
          <table:table-cell office:value-type="currency" office:currency="EUR" office:value="411719.99" calcext:value-type="currency">
            <text:p>411 720 €</text:p>
          </table:table-cell>
          <table:table-cell office:value-type="float" office:value="1" calcext:value-type="float">
            <text:p>1</text:p>
          </table:table-cell>
        </table:table-row>
        <table:table-row table:style-name="ro5">
          <table:table-cell office:value-type="string" calcext:value-type="string">
            <text:p>CC du Pays des Ecrins</text:p>
          </table:table-cell>
          <table:table-cell office:value-type="currency" office:currency="EUR" office:value="390461.4" calcext:value-type="currency">
            <text:p>390 461 €</text:p>
          </table:table-cell>
          <table:table-cell office:value-type="float" office:value="3" calcext:value-type="float">
            <text:p>3</text:p>
          </table:table-cell>
        </table:table-row>
        <table:table-row table:style-name="ro5">
          <table:table-cell office:value-type="string" calcext:value-type="string">
            <text:p>CC Serre-Ponçon</text:p>
          </table:table-cell>
          <table:table-cell office:value-type="currency" office:currency="EUR" office:value="378044.8" calcext:value-type="currency">
            <text:p>378 045 €</text:p>
          </table:table-cell>
          <table:table-cell office:value-type="float" office:value="3" calcext:value-type="float">
            <text:p>3</text:p>
          </table:table-cell>
        </table:table-row>
        <table:table-row table:style-name="ro5">
          <table:table-cell office:value-type="string" calcext:value-type="string">
            <text:p>Les Orres</text:p>
          </table:table-cell>
          <table:table-cell office:value-type="currency" office:currency="EUR" office:value="375000" calcext:value-type="currency">
            <text:p>375 000 €</text:p>
          </table:table-cell>
          <table:table-cell office:value-type="float" office:value="1" calcext:value-type="float">
            <text:p>1</text:p>
          </table:table-cell>
        </table:table-row>
        <table:table-row table:style-name="ro5">
          <table:table-cell office:value-type="string" calcext:value-type="string">
            <text:p>Le Monêtier-les-Bains</text:p>
          </table:table-cell>
          <table:table-cell office:value-type="currency" office:currency="EUR" office:value="350000" calcext:value-type="currency">
            <text:p>350 000 €</text:p>
          </table:table-cell>
          <table:table-cell office:value-type="float" office:value="1" calcext:value-type="float">
            <text:p>1</text:p>
          </table:table-cell>
        </table:table-row>
        <table:table-row table:style-name="ro5">
          <table:table-cell office:value-type="string" calcext:value-type="string">
            <text:p>Vars</text:p>
          </table:table-cell>
          <table:table-cell office:value-type="currency" office:currency="EUR" office:value="337725" calcext:value-type="currency">
            <text:p>337 725 €</text:p>
          </table:table-cell>
          <table:table-cell office:value-type="float" office:value="1" calcext:value-type="float">
            <text:p>1</text:p>
          </table:table-cell>
        </table:table-row>
        <table:table-row table:style-name="ro5">
          <table:table-cell office:value-type="string" calcext:value-type="string">
            <text:p>Tallard</text:p>
          </table:table-cell>
          <table:table-cell office:value-type="currency" office:currency="EUR" office:value="335925" calcext:value-type="currency">
            <text:p>335 925 €</text:p>
          </table:table-cell>
          <table:table-cell office:value-type="float" office:value="2" calcext:value-type="float">
            <text:p>2</text:p>
          </table:table-cell>
        </table:table-row>
        <table:table-row table:style-name="ro5">
          <table:table-cell office:value-type="string" calcext:value-type="string">
            <text:p>SMADESEP</text:p>
          </table:table-cell>
          <table:table-cell office:value-type="currency" office:currency="EUR" office:value="324000" calcext:value-type="currency">
            <text:p>324 000 €</text:p>
          </table:table-cell>
          <table:table-cell office:value-type="float" office:value="1" calcext:value-type="float">
            <text:p>1</text:p>
          </table:table-cell>
        </table:table-row>
        <table:table-row table:style-name="ro5">
          <table:table-cell office:value-type="string" calcext:value-type="string">
            <text:p>Saint-Véran</text:p>
          </table:table-cell>
          <table:table-cell office:value-type="currency" office:currency="EUR" office:value="312584.13" calcext:value-type="currency">
            <text:p>312 584 €</text:p>
          </table:table-cell>
          <table:table-cell office:value-type="float" office:value="2" calcext:value-type="float">
            <text:p>2</text:p>
          </table:table-cell>
        </table:table-row>
        <table:table-row table:style-name="ro5">
          <table:table-cell office:value-type="string" calcext:value-type="string">
            <text:p>Dévoluy</text:p>
          </table:table-cell>
          <table:table-cell office:value-type="currency" office:currency="EUR" office:value="311014.8" calcext:value-type="currency">
            <text:p>311 015 €</text:p>
          </table:table-cell>
          <table:table-cell office:value-type="float" office:value="2" calcext:value-type="float">
            <text:p>2</text:p>
          </table:table-cell>
        </table:table-row>
        <table:table-row table:style-name="ro5">
          <table:table-cell office:value-type="string" calcext:value-type="string">
            <text:p>La Salle-les-Alpes</text:p>
          </table:table-cell>
          <table:table-cell office:value-type="currency" office:currency="EUR" office:value="306577.63" calcext:value-type="currency">
            <text:p>306 578 €</text:p>
          </table:table-cell>
          <table:table-cell office:value-type="float" office:value="1" calcext:value-type="float">
            <text:p>1</text:p>
          </table:table-cell>
        </table:table-row>
        <table:table-row table:style-name="ro5">
          <table:table-cell office:value-type="string" calcext:value-type="string">
            <text:p>INHOMA DESIGN (LAINES DU VALGAUDEMAR)</text:p>
          </table:table-cell>
          <table:table-cell office:value-type="currency" office:currency="EUR" office:value="288546.6" calcext:value-type="currency">
            <text:p>288 547 €</text:p>
          </table:table-cell>
          <table:table-cell office:value-type="float" office:value="1" calcext:value-type="float">
            <text:p>1</text:p>
          </table:table-cell>
        </table:table-row>
        <table:table-row table:style-name="ro5">
          <table:table-cell office:value-type="string" calcext:value-type="string">
            <text:p>Briançon</text:p>
          </table:table-cell>
          <table:table-cell office:value-type="currency" office:currency="EUR" office:value="285852" calcext:value-type="currency">
            <text:p>285 852 €</text:p>
          </table:table-cell>
          <table:table-cell office:value-type="float" office:value="3" calcext:value-type="float">
            <text:p>3</text:p>
          </table:table-cell>
        </table:table-row>
        <table:table-row table:style-name="ro5">
          <table:table-cell office:value-type="string" calcext:value-type="string">
            <text:p>Neffes</text:p>
          </table:table-cell>
          <table:table-cell office:value-type="currency" office:currency="EUR" office:value="271314" calcext:value-type="currency">
            <text:p>271 314 €</text:p>
          </table:table-cell>
          <table:table-cell office:value-type="float" office:value="1" calcext:value-type="float">
            <text:p>1</text:p>
          </table:table-cell>
        </table:table-row>
        <table:table-row table:style-name="ro5">
          <table:table-cell office:value-type="string" calcext:value-type="string">
            <text:p>Ancelle</text:p>
          </table:table-cell>
          <table:table-cell office:value-type="currency" office:currency="EUR" office:value="270296" calcext:value-type="currency">
            <text:p>270 296 €</text:p>
          </table:table-cell>
          <table:table-cell office:value-type="float" office:value="2" calcext:value-type="float">
            <text:p>2</text:p>
          </table:table-cell>
        </table:table-row>
        <table:table-row table:style-name="ro5">
          <table:table-cell office:value-type="string" calcext:value-type="string">
            <text:p>société Guillaumette</text:p>
          </table:table-cell>
          <table:table-cell office:value-type="currency" office:currency="EUR" office:value="250000" calcext:value-type="currency">
            <text:p>250 000 €</text:p>
          </table:table-cell>
          <table:table-cell office:value-type="float" office:value="1" calcext:value-type="float">
            <text:p>1</text:p>
          </table:table-cell>
        </table:table-row>
        <table:table-row table:style-name="ro5">
          <table:table-cell office:value-type="string" calcext:value-type="string">
            <text:p>CC du Briançonnais</text:p>
          </table:table-cell>
          <table:table-cell office:value-type="currency" office:currency="EUR" office:value="244828.63" calcext:value-type="currency">
            <text:p>244 829 €</text:p>
          </table:table-cell>
          <table:table-cell office:value-type="float" office:value="4" calcext:value-type="float">
            <text:p>4</text:p>
          </table:table-cell>
        </table:table-row>
        <table:table-row table:style-name="ro5">
          <table:table-cell office:value-type="string" calcext:value-type="string">
            <text:p>Laragne-Montéglin</text:p>
          </table:table-cell>
          <table:table-cell office:value-type="currency" office:currency="EUR" office:value="242386" calcext:value-type="currency">
            <text:p>242 386 €</text:p>
          </table:table-cell>
          <table:table-cell office:value-type="float" office:value="1" calcext:value-type="float">
            <text:p>1</text:p>
          </table:table-cell>
        </table:table-row>
        <table:table-row table:style-name="ro5">
          <table:table-cell office:value-type="string" calcext:value-type="string">
            <text:p>La Bâtie-Montsaléon</text:p>
          </table:table-cell>
          <table:table-cell office:value-type="currency" office:currency="EUR" office:value="234833.88" calcext:value-type="currency">
            <text:p>234 834 €</text:p>
          </table:table-cell>
          <table:table-cell office:value-type="float" office:value="1" calcext:value-type="float">
            <text:p>1</text:p>
          </table:table-cell>
        </table:table-row>
        <table:table-row table:style-name="ro5">
          <table:table-cell office:value-type="string" calcext:value-type="string">
            <text:p>Théus</text:p>
          </table:table-cell>
          <table:table-cell office:value-type="currency" office:currency="EUR" office:value="232745" calcext:value-type="currency">
            <text:p>232 745 €</text:p>
          </table:table-cell>
          <table:table-cell office:value-type="float" office:value="2" calcext:value-type="float">
            <text:p>2</text:p>
          </table:table-cell>
        </table:table-row>
        <table:table-row table:style-name="ro5">
          <table:table-cell office:value-type="string" calcext:value-type="string">
            <text:p>Embrun</text:p>
          </table:table-cell>
          <table:table-cell office:value-type="currency" office:currency="EUR" office:value="225000" calcext:value-type="currency">
            <text:p>225 000 €</text:p>
          </table:table-cell>
          <table:table-cell office:value-type="float" office:value="2" calcext:value-type="float">
            <text:p>2</text:p>
          </table:table-cell>
        </table:table-row>
        <table:table-row table:style-name="ro5">
          <table:table-cell office:value-type="string" calcext:value-type="string">
            <text:p>Lazer</text:p>
          </table:table-cell>
          <table:table-cell office:value-type="currency" office:currency="EUR" office:value="207534.53" calcext:value-type="currency">
            <text:p>207 535 €</text:p>
          </table:table-cell>
          <table:table-cell office:value-type="float" office:value="2" calcext:value-type="float">
            <text:p>2</text:p>
          </table:table-cell>
        </table:table-row>
        <table:table-row table:style-name="ro5">
          <table:table-cell office:value-type="string" calcext:value-type="string">
            <text:p>Rosans</text:p>
          </table:table-cell>
          <table:table-cell office:value-type="currency" office:currency="EUR" office:value="206468.85" calcext:value-type="currency">
            <text:p>206 469 €</text:p>
          </table:table-cell>
          <table:table-cell office:value-type="float" office:value="1" calcext:value-type="float">
            <text:p>1</text:p>
          </table:table-cell>
        </table:table-row>
        <table:table-row table:style-name="ro5">
          <table:table-cell office:value-type="string" calcext:value-type="string">
            <text:p>Lardier-et-Valença</text:p>
          </table:table-cell>
          <table:table-cell office:value-type="currency" office:currency="EUR" office:value="200198" calcext:value-type="currency">
            <text:p>200 198 €</text:p>
          </table:table-cell>
          <table:table-cell office:value-type="float" office:value="1" calcext:value-type="float">
            <text:p>1</text:p>
          </table:table-cell>
        </table:table-row>
        <table:table-row table:style-name="ro5">
          <table:table-cell office:value-type="string" calcext:value-type="string">
            <text:p>Garde-Colombe</text:p>
          </table:table-cell>
          <table:table-cell office:value-type="currency" office:currency="EUR" office:value="197068.9" calcext:value-type="currency">
            <text:p>197 069 €</text:p>
          </table:table-cell>
          <table:table-cell office:value-type="float" office:value="3" calcext:value-type="float">
            <text:p>3</text:p>
          </table:table-cell>
        </table:table-row>
        <table:table-row table:style-name="ro5">
          <table:table-cell office:value-type="string" calcext:value-type="string">
            <text:p>Ceillac</text:p>
          </table:table-cell>
          <table:table-cell office:value-type="currency" office:currency="EUR" office:value="180400" calcext:value-type="currency">
            <text:p>180 400 €</text:p>
          </table:table-cell>
          <table:table-cell office:value-type="float" office:value="1" calcext:value-type="float">
            <text:p>1</text:p>
          </table:table-cell>
        </table:table-row>
        <table:table-row table:style-name="ro5">
          <table:table-cell office:value-type="string" calcext:value-type="string">
            <text:p>Le Noyer</text:p>
          </table:table-cell>
          <table:table-cell office:value-type="currency" office:currency="EUR" office:value="175872.64" calcext:value-type="currency">
            <text:p>175 873 €</text:p>
          </table:table-cell>
          <table:table-cell office:value-type="float" office:value="2" calcext:value-type="float">
            <text:p>2</text:p>
          </table:table-cell>
        </table:table-row>
        <table:table-row table:style-name="ro5">
          <table:table-cell office:value-type="string" calcext:value-type="string">
            <text:p>CC Champsaur-Valgaudemar</text:p>
          </table:table-cell>
          <table:table-cell office:value-type="currency" office:currency="EUR" office:value="165328.8" calcext:value-type="currency">
            <text:p>165 329 €</text:p>
          </table:table-cell>
          <table:table-cell office:value-type="float" office:value="2" calcext:value-type="float">
            <text:p>2</text:p>
          </table:table-cell>
        </table:table-row>
        <table:table-row table:style-name="ro5">
          <table:table-cell office:value-type="string" calcext:value-type="string">
            <text:p>Saint-Julien-en-Champsaur</text:p>
          </table:table-cell>
          <table:table-cell office:value-type="currency" office:currency="EUR" office:value="156000" calcext:value-type="currency">
            <text:p>156 000 €</text:p>
          </table:table-cell>
          <table:table-cell office:value-type="float" office:value="1" calcext:value-type="float">
            <text:p>1</text:p>
          </table:table-cell>
        </table:table-row>
        <table:table-row table:style-name="ro5">
          <table:table-cell office:value-type="string" calcext:value-type="string">
            <text:p>CC Buëch-Dévoluy</text:p>
          </table:table-cell>
          <table:table-cell office:value-type="currency" office:currency="EUR" office:value="144509.5" calcext:value-type="currency">
            <text:p>144 510 €</text:p>
          </table:table-cell>
          <table:table-cell office:value-type="float" office:value="1" calcext:value-type="float">
            <text:p>1</text:p>
          </table:table-cell>
        </table:table-row>
        <table:table-row table:style-name="ro5">
          <table:table-cell office:value-type="string" calcext:value-type="string">
            <text:p>Saint-Martin-de-Queyrières</text:p>
          </table:table-cell>
          <table:table-cell office:value-type="currency" office:currency="EUR" office:value="137905.88" calcext:value-type="currency">
            <text:p>137 906 €</text:p>
          </table:table-cell>
          <table:table-cell office:value-type="float" office:value="1" calcext:value-type="float">
            <text:p>1</text:p>
          </table:table-cell>
        </table:table-row>
        <table:table-row table:style-name="ro5">
          <table:table-cell office:value-type="string" calcext:value-type="string">
            <text:p>CC du Guillestrois et du Queyras</text:p>
          </table:table-cell>
          <table:table-cell office:value-type="currency" office:currency="EUR" office:value="122457.16" calcext:value-type="currency">
            <text:p>122 457 €</text:p>
          </table:table-cell>
          <table:table-cell office:value-type="float" office:value="1" calcext:value-type="float">
            <text:p>1</text:p>
          </table:table-cell>
        </table:table-row>
        <table:table-row table:style-name="ro5">
          <table:table-cell office:value-type="string" calcext:value-type="string">
            <text:p>Saint-Crépin</text:p>
          </table:table-cell>
          <table:table-cell office:value-type="currency" office:currency="EUR" office:value="114296" calcext:value-type="currency">
            <text:p>114 296 €</text:p>
          </table:table-cell>
          <table:table-cell office:value-type="float" office:value="2" calcext:value-type="float">
            <text:p>2</text:p>
          </table:table-cell>
        </table:table-row>
        <table:table-row table:style-name="ro5">
          <table:table-cell office:value-type="string" calcext:value-type="string">
            <text:p>Les Vigneaux</text:p>
          </table:table-cell>
          <table:table-cell office:value-type="currency" office:currency="EUR" office:value="111053.65" calcext:value-type="currency">
            <text:p>111 054 €</text:p>
          </table:table-cell>
          <table:table-cell office:value-type="float" office:value="2" calcext:value-type="float">
            <text:p>2</text:p>
          </table:table-cell>
        </table:table-row>
        <table:table-row table:style-name="ro5">
          <table:table-cell office:value-type="string" calcext:value-type="string">
            <text:p>Cervières</text:p>
          </table:table-cell>
          <table:table-cell office:value-type="currency" office:currency="EUR" office:value="110388.49" calcext:value-type="currency">
            <text:p>110 388 €</text:p>
          </table:table-cell>
          <table:table-cell office:value-type="float" office:value="1" calcext:value-type="float">
            <text:p>1</text:p>
          </table:table-cell>
        </table:table-row>
        <table:table-row table:style-name="ro5">
          <table:table-cell office:value-type="string" calcext:value-type="string">
            <text:p>La Bâtie-Neuve</text:p>
          </table:table-cell>
          <table:table-cell office:value-type="currency" office:currency="EUR" office:value="106500" calcext:value-type="currency">
            <text:p>106 500 €</text:p>
          </table:table-cell>
          <table:table-cell office:value-type="float" office:value="1" calcext:value-type="float">
            <text:p>1</text:p>
          </table:table-cell>
        </table:table-row>
        <table:table-row table:style-name="ro5">
          <table:table-cell office:value-type="string" calcext:value-type="string">
            <text:p>CTRE HOSPITALIER INTERCOM ALPES DU SUD</text:p>
          </table:table-cell>
          <table:table-cell office:value-type="currency" office:currency="EUR" office:value="105000" calcext:value-type="currency">
            <text:p>105 000 €</text:p>
          </table:table-cell>
          <table:table-cell office:value-type="float" office:value="1" calcext:value-type="float">
            <text:p>1</text:p>
          </table:table-cell>
        </table:table-row>
        <table:table-row table:style-name="ro5">
          <table:table-cell office:value-type="string" calcext:value-type="string">
            <text:p>Orpierre</text:p>
          </table:table-cell>
          <table:table-cell office:value-type="currency" office:currency="EUR" office:value="105000" calcext:value-type="currency">
            <text:p>105 000 €</text:p>
          </table:table-cell>
          <table:table-cell office:value-type="float" office:value="1" calcext:value-type="float">
            <text:p>1</text:p>
          </table:table-cell>
        </table:table-row>
        <table:table-row table:style-name="ro5">
          <table:table-cell office:value-type="string" calcext:value-type="string">
            <text:p>Veynes</text:p>
          </table:table-cell>
          <table:table-cell table:style-name="ce24" office:value-type="currency" office:currency="EUR" office:value="100600" calcext:value-type="currency">
            <text:p>100 600 €</text:p>
          </table:table-cell>
          <table:table-cell table:style-name="ce30" office:value-type="float" office:value="2" calcext:value-type="float">
            <text:p>2</text:p>
          </table:table-cell>
        </table:table-row>
        <table:table-row table:style-name="ro5">
          <table:table-cell office:value-type="string" calcext:value-type="string">
            <text:p>Sigoyer -05</text:p>
          </table:table-cell>
          <table:table-cell office:value-type="currency" office:currency="EUR" office:value="89000" calcext:value-type="currency">
            <text:p>89 000 €</text:p>
          </table:table-cell>
          <table:table-cell office:value-type="float" office:value="1" calcext:value-type="float">
            <text:p>1</text:p>
          </table:table-cell>
        </table:table-row>
        <table:table-row table:style-name="ro5">
          <table:table-cell office:value-type="string" calcext:value-type="string">
            <text:p>SM du Parc naturel régional du Queyras</text:p>
          </table:table-cell>
          <table:table-cell office:value-type="currency" office:currency="EUR" office:value="82516.58" calcext:value-type="currency">
            <text:p>82 517 €</text:p>
          </table:table-cell>
          <table:table-cell office:value-type="float" office:value="2" calcext:value-type="float">
            <text:p>2</text:p>
          </table:table-cell>
        </table:table-row>
        <table:table-row table:style-name="ro5">
          <table:table-cell office:value-type="string" calcext:value-type="string">
            <text:p>Rousset -05</text:p>
          </table:table-cell>
          <table:table-cell office:value-type="currency" office:currency="EUR" office:value="71295" calcext:value-type="currency">
            <text:p>71 295 €</text:p>
          </table:table-cell>
          <table:table-cell office:value-type="float" office:value="1" calcext:value-type="float">
            <text:p>1</text:p>
          </table:table-cell>
        </table:table-row>
        <table:table-row table:style-name="ro5">
          <table:table-cell office:value-type="string" calcext:value-type="string">
            <text:p>FEUTRE FERTILE</text:p>
          </table:table-cell>
          <table:table-cell office:value-type="currency" office:currency="EUR" office:value="69937.06" calcext:value-type="currency">
            <text:p>69 937 €</text:p>
          </table:table-cell>
          <table:table-cell office:value-type="float" office:value="1" calcext:value-type="float">
            <text:p>1</text:p>
          </table:table-cell>
        </table:table-row>
        <table:table-row table:style-name="ro5">
          <table:table-cell office:value-type="string" calcext:value-type="string">
            <text:p>Monêtier-Allemont</text:p>
          </table:table-cell>
          <table:table-cell office:value-type="currency" office:currency="EUR" office:value="67841.98" calcext:value-type="currency">
            <text:p>67 842 €</text:p>
          </table:table-cell>
          <table:table-cell office:value-type="float" office:value="2" calcext:value-type="float">
            <text:p>2</text:p>
          </table:table-cell>
        </table:table-row>
        <table:table-row table:style-name="ro5">
          <table:table-cell office:value-type="string" calcext:value-type="string">
            <text:p>Le Poët</text:p>
          </table:table-cell>
          <table:table-cell office:value-type="currency" office:currency="EUR" office:value="65459.2" calcext:value-type="currency">
            <text:p>65 459 €</text:p>
          </table:table-cell>
          <table:table-cell office:value-type="float" office:value="1" calcext:value-type="float">
            <text:p>1</text:p>
          </table:table-cell>
        </table:table-row>
        <table:table-row table:style-name="ro5">
          <table:table-cell office:value-type="string" calcext:value-type="string">
            <text:p>Saint-Léger-les-Mélèzes</text:p>
          </table:table-cell>
          <table:table-cell office:value-type="currency" office:currency="EUR" office:value="62879.83" calcext:value-type="currency">
            <text:p>62 880 €</text:p>
          </table:table-cell>
          <table:table-cell office:value-type="float" office:value="1" calcext:value-type="float">
            <text:p>1</text:p>
          </table:table-cell>
        </table:table-row>
        <table:table-row table:style-name="ro5">
          <table:table-cell office:value-type="string" calcext:value-type="string">
            <text:p>Saint-Michel-de-Chaillol</text:p>
          </table:table-cell>
          <table:table-cell office:value-type="currency" office:currency="EUR" office:value="60843.3" calcext:value-type="currency">
            <text:p>60 843 €</text:p>
          </table:table-cell>
          <table:table-cell office:value-type="float" office:value="1" calcext:value-type="float">
            <text:p>1</text:p>
          </table:table-cell>
        </table:table-row>
        <table:table-row table:style-name="ro5">
          <table:table-cell table:style-name="ce19" office:value-type="string" calcext:value-type="string">
            <text:p>Abriès-Ristolas</text:p>
          </table:table-cell>
          <table:table-cell table:style-name="ce25" office:value-type="currency" office:currency="EUR" office:value="60782.49" calcext:value-type="currency">
            <text:p>60 782 €</text:p>
          </table:table-cell>
          <table:table-cell table:style-name="ce31" office:value-type="float" office:value="1" calcext:value-type="float">
            <text:p>1</text:p>
          </table:table-cell>
        </table:table-row>
        <table:table-row table:style-name="ro5">
          <table:table-cell office:value-type="string" calcext:value-type="string">
            <text:p>Puy-Saint-Pierre</text:p>
          </table:table-cell>
          <table:table-cell office:value-type="currency" office:currency="EUR" office:value="57600" calcext:value-type="currency">
            <text:p>57 600 €</text:p>
          </table:table-cell>
          <table:table-cell office:value-type="float" office:value="1" calcext:value-type="float">
            <text:p>1</text:p>
          </table:table-cell>
        </table:table-row>
        <table:table-row table:style-name="ro5">
          <table:table-cell office:value-type="string" calcext:value-type="string">
            <text:p>Châteauroux-les-Alpes</text:p>
          </table:table-cell>
          <table:table-cell office:value-type="currency" office:currency="EUR" office:value="55200" calcext:value-type="currency">
            <text:p>55 200 €</text:p>
          </table:table-cell>
          <table:table-cell office:value-type="float" office:value="1" calcext:value-type="float">
            <text:p>1</text:p>
          </table:table-cell>
        </table:table-row>
        <table:table-row table:style-name="ro5">
          <table:table-cell office:value-type="string" calcext:value-type="string">
            <text:p>Molines-en-Queyras</text:p>
          </table:table-cell>
          <table:table-cell office:value-type="currency" office:currency="EUR" office:value="55053.75" calcext:value-type="currency">
            <text:p>55 054 €</text:p>
          </table:table-cell>
          <table:table-cell office:value-type="float" office:value="1" calcext:value-type="float">
            <text:p>1</text:p>
          </table:table-cell>
        </table:table-row>
        <table:table-row table:style-name="ro5">
          <table:table-cell office:value-type="string" calcext:value-type="string">
            <text:p>La Freissinouse</text:p>
          </table:table-cell>
          <table:table-cell office:value-type="currency" office:currency="EUR" office:value="54259.1" calcext:value-type="currency">
            <text:p>54 259 €</text:p>
          </table:table-cell>
          <table:table-cell office:value-type="float" office:value="1" calcext:value-type="float">
            <text:p>1</text:p>
          </table:table-cell>
        </table:table-row>
        <table:table-row table:style-name="ro5">
          <table:table-cell office:value-type="string" calcext:value-type="string">
            <text:p>Forest-Saint-Julien</text:p>
          </table:table-cell>
          <table:table-cell office:value-type="currency" office:currency="EUR" office:value="51196.2" calcext:value-type="currency">
            <text:p>51 196 €</text:p>
          </table:table-cell>
          <table:table-cell office:value-type="float" office:value="2" calcext:value-type="float">
            <text:p>2</text:p>
          </table:table-cell>
        </table:table-row>
        <table:table-row table:style-name="ro5">
          <table:table-cell office:value-type="string" calcext:value-type="string">
            <text:p>Puy-Saint-André</text:p>
          </table:table-cell>
          <table:table-cell office:value-type="currency" office:currency="EUR" office:value="50158.05" calcext:value-type="currency">
            <text:p>50 158 €</text:p>
          </table:table-cell>
          <table:table-cell office:value-type="float" office:value="1" calcext:value-type="float">
            <text:p>1</text:p>
          </table:table-cell>
        </table:table-row>
        <table:table-row table:style-name="ro5">
          <table:table-cell office:value-type="string" calcext:value-type="string">
            <text:p>Savines-le-Lac</text:p>
          </table:table-cell>
          <table:table-cell office:value-type="currency" office:currency="EUR" office:value="50124.18" calcext:value-type="currency">
            <text:p>50 124 €</text:p>
          </table:table-cell>
          <table:table-cell office:value-type="float" office:value="2" calcext:value-type="float">
            <text:p>2</text:p>
          </table:table-cell>
        </table:table-row>
        <table:table-row table:style-name="ro5">
          <table:table-cell office:value-type="string" calcext:value-type="string">
            <text:p>Saint-André-d'Embrun</text:p>
          </table:table-cell>
          <table:table-cell office:value-type="currency" office:currency="EUR" office:value="49044" calcext:value-type="currency">
            <text:p>49 044 €</text:p>
          </table:table-cell>
          <table:table-cell office:value-type="float" office:value="1" calcext:value-type="float">
            <text:p>1</text:p>
          </table:table-cell>
        </table:table-row>
        <table:table-row table:style-name="ro5">
          <table:table-cell office:value-type="string" calcext:value-type="string">
            <text:p>La Piarre</text:p>
          </table:table-cell>
          <table:table-cell office:value-type="currency" office:currency="EUR" office:value="45789.6" calcext:value-type="currency">
            <text:p>45 790 €</text:p>
          </table:table-cell>
          <table:table-cell office:value-type="float" office:value="1" calcext:value-type="float">
            <text:p>1</text:p>
          </table:table-cell>
        </table:table-row>
        <table:table-row table:style-name="ro5">
          <table:table-cell office:value-type="string" calcext:value-type="string">
            <text:p>Fédération française des sports de glace</text:p>
          </table:table-cell>
          <table:table-cell office:value-type="currency" office:currency="EUR" office:value="45000" calcext:value-type="currency">
            <text:p>45 000 €</text:p>
          </table:table-cell>
          <table:table-cell office:value-type="float" office:value="1" calcext:value-type="float">
            <text:p>1</text:p>
          </table:table-cell>
        </table:table-row>
        <table:table-row table:style-name="ro5">
          <table:table-cell office:value-type="string" calcext:value-type="string">
            <text:p>Valdoule</text:p>
          </table:table-cell>
          <table:table-cell office:value-type="currency" office:currency="EUR" office:value="43870.5" calcext:value-type="currency">
            <text:p>43 871 €</text:p>
          </table:table-cell>
          <table:table-cell office:value-type="float" office:value="1" calcext:value-type="float">
            <text:p>1</text:p>
          </table:table-cell>
        </table:table-row>
        <table:table-row table:style-name="ro5">
          <table:table-cell office:value-type="string" calcext:value-type="string">
            <text:p>Châteauneuf-d'Oze</text:p>
          </table:table-cell>
          <table:table-cell office:value-type="currency" office:currency="EUR" office:value="43556.8" calcext:value-type="currency">
            <text:p>43 557 €</text:p>
          </table:table-cell>
          <table:table-cell office:value-type="float" office:value="1" calcext:value-type="float">
            <text:p>1</text:p>
          </table:table-cell>
        </table:table-row>
        <table:table-row table:style-name="ro5">
          <table:table-cell office:value-type="string" calcext:value-type="string">
            <text:p>Association MusiQueyras</text:p>
          </table:table-cell>
          <table:table-cell office:value-type="currency" office:currency="EUR" office:value="37900" calcext:value-type="currency">
            <text:p>37 900 €</text:p>
          </table:table-cell>
          <table:table-cell office:value-type="float" office:value="1" calcext:value-type="float">
            <text:p>1</text:p>
          </table:table-cell>
        </table:table-row>
        <table:table-row table:style-name="ro5">
          <table:table-cell office:value-type="string" calcext:value-type="string">
            <text:p>Puy-Saint-Vincent</text:p>
          </table:table-cell>
          <table:table-cell office:value-type="currency" office:currency="EUR" office:value="36876" calcext:value-type="currency">
            <text:p>36 876 €</text:p>
          </table:table-cell>
          <table:table-cell office:value-type="float" office:value="2" calcext:value-type="float">
            <text:p>2</text:p>
          </table:table-cell>
        </table:table-row>
        <table:table-row table:style-name="ro5">
          <table:table-cell office:value-type="string" calcext:value-type="string">
            <text:p>Lettret</text:p>
          </table:table-cell>
          <table:table-cell office:value-type="currency" office:currency="EUR" office:value="36017.21" calcext:value-type="currency">
            <text:p>36 017 €</text:p>
          </table:table-cell>
          <table:table-cell office:value-type="float" office:value="1" calcext:value-type="float">
            <text:p>1</text:p>
          </table:table-cell>
        </table:table-row>
        <table:table-row table:style-name="ro5">
          <table:table-cell office:value-type="string" calcext:value-type="string">
            <text:p>Remollon</text:p>
          </table:table-cell>
          <table:table-cell office:value-type="currency" office:currency="EUR" office:value="34915.23" calcext:value-type="currency">
            <text:p>34 915 €</text:p>
          </table:table-cell>
          <table:table-cell office:value-type="float" office:value="1" calcext:value-type="float">
            <text:p>1</text:p>
          </table:table-cell>
        </table:table-row>
        <table:table-row table:style-name="ro5">
          <table:table-cell office:value-type="string" calcext:value-type="string">
            <text:p>Rabou</text:p>
          </table:table-cell>
          <table:table-cell office:value-type="currency" office:currency="EUR" office:value="33496.52" calcext:value-type="currency">
            <text:p>33 497 €</text:p>
          </table:table-cell>
          <table:table-cell office:value-type="float" office:value="1" calcext:value-type="float">
            <text:p>1</text:p>
          </table:table-cell>
        </table:table-row>
        <table:table-row table:style-name="ro5">
          <table:table-cell office:value-type="string" calcext:value-type="string">
            <text:p>Montmaur</text:p>
          </table:table-cell>
          <table:table-cell office:value-type="currency" office:currency="EUR" office:value="32331.42" calcext:value-type="currency">
            <text:p>32 331 €</text:p>
          </table:table-cell>
          <table:table-cell office:value-type="float" office:value="1" calcext:value-type="float">
            <text:p>1</text:p>
          </table:table-cell>
        </table:table-row>
        <table:table-row table:style-name="ro5">
          <table:table-cell office:value-type="string" calcext:value-type="string">
            <text:p>Risoul</text:p>
          </table:table-cell>
          <table:table-cell office:value-type="currency" office:currency="EUR" office:value="31828.8" calcext:value-type="currency">
            <text:p>31 829 €</text:p>
          </table:table-cell>
          <table:table-cell office:value-type="float" office:value="1" calcext:value-type="float">
            <text:p>1</text:p>
          </table:table-cell>
        </table:table-row>
        <table:table-row table:style-name="ro5">
          <table:table-cell office:value-type="string" calcext:value-type="string">
            <text:p>L'Épine</text:p>
          </table:table-cell>
          <table:table-cell office:value-type="currency" office:currency="EUR" office:value="29307.94" calcext:value-type="currency">
            <text:p>29 308 €</text:p>
          </table:table-cell>
          <table:table-cell office:value-type="float" office:value="3" calcext:value-type="float">
            <text:p>3</text:p>
          </table:table-cell>
        </table:table-row>
        <table:table-row table:style-name="ro5">
          <table:table-cell office:value-type="string" calcext:value-type="string">
            <text:p>Association Serres Lez ‘Arts</text:p>
          </table:table-cell>
          <table:table-cell office:value-type="currency" office:currency="EUR" office:value="28000" calcext:value-type="currency">
            <text:p>28 000 €</text:p>
          </table:table-cell>
          <table:table-cell office:value-type="float" office:value="1" calcext:value-type="float">
            <text:p>1</text:p>
          </table:table-cell>
        </table:table-row>
        <table:table-row table:style-name="ro5">
          <table:table-cell office:value-type="string" calcext:value-type="string">
            <text:p>Guillestre</text:p>
          </table:table-cell>
          <table:table-cell office:value-type="currency" office:currency="EUR" office:value="27000" calcext:value-type="currency">
            <text:p>27 000 €</text:p>
          </table:table-cell>
          <table:table-cell office:value-type="float" office:value="1" calcext:value-type="float">
            <text:p>1</text:p>
          </table:table-cell>
        </table:table-row>
        <table:table-row table:style-name="ro5">
          <table:table-cell office:value-type="string" calcext:value-type="string">
            <text:p>SI du mandement de Savines</text:p>
          </table:table-cell>
          <table:table-cell office:value-type="currency" office:currency="EUR" office:value="26554.15" calcext:value-type="currency">
            <text:p>26 554 €</text:p>
          </table:table-cell>
          <table:table-cell office:value-type="float" office:value="1" calcext:value-type="float">
            <text:p>1</text:p>
          </table:table-cell>
        </table:table-row>
        <table:table-row table:style-name="ro5">
          <table:table-cell office:value-type="string" calcext:value-type="string">
            <text:p>Trescléoux</text:p>
          </table:table-cell>
          <table:table-cell office:value-type="currency" office:currency="EUR" office:value="26192.59" calcext:value-type="currency">
            <text:p>26 193 €</text:p>
          </table:table-cell>
          <table:table-cell office:value-type="float" office:value="2" calcext:value-type="float">
            <text:p>2</text:p>
          </table:table-cell>
        </table:table-row>
        <table:table-row table:style-name="ro5">
          <table:table-cell office:value-type="string" calcext:value-type="string">
            <text:p>Upaix</text:p>
          </table:table-cell>
          <table:table-cell office:value-type="currency" office:currency="EUR" office:value="25285.95" calcext:value-type="currency">
            <text:p>25 286 €</text:p>
          </table:table-cell>
          <table:table-cell office:value-type="float" office:value="1" calcext:value-type="float">
            <text:p>1</text:p>
          </table:table-cell>
        </table:table-row>
        <table:table-row table:style-name="ro5">
          <table:table-cell office:value-type="string" calcext:value-type="string">
            <text:p>AGRIBIO HAUTES ALPES</text:p>
          </table:table-cell>
          <table:table-cell office:value-type="currency" office:currency="EUR" office:value="23166" calcext:value-type="currency">
            <text:p>23 166 €</text:p>
          </table:table-cell>
          <table:table-cell office:value-type="float" office:value="1" calcext:value-type="float">
            <text:p>1</text:p>
          </table:table-cell>
        </table:table-row>
        <table:table-row table:style-name="ro5">
          <table:table-cell office:value-type="string" calcext:value-type="string">
            <text:p>SIVU de la Haute vallée de Maraize</text:p>
          </table:table-cell>
          <table:table-cell office:value-type="currency" office:currency="EUR" office:value="21250" calcext:value-type="currency">
            <text:p>21 250 €</text:p>
          </table:table-cell>
          <table:table-cell office:value-type="float" office:value="1" calcext:value-type="float">
            <text:p>1</text:p>
          </table:table-cell>
        </table:table-row>
        <table:table-row table:style-name="ro5">
          <table:table-cell office:value-type="string" calcext:value-type="string">
            <text:p>MARCHAL PIERRE</text:p>
          </table:table-cell>
          <table:table-cell office:value-type="currency" office:currency="EUR" office:value="21000" calcext:value-type="currency">
            <text:p>21 000 €</text:p>
          </table:table-cell>
          <table:table-cell office:value-type="float" office:value="1" calcext:value-type="float">
            <text:p>1</text:p>
          </table:table-cell>
        </table:table-row>
        <table:table-row table:style-name="ro5">
          <table:table-cell office:value-type="string" calcext:value-type="string">
            <text:p>Poligny</text:p>
          </table:table-cell>
          <table:table-cell office:value-type="currency" office:currency="EUR" office:value="20226.63" calcext:value-type="currency">
            <text:p>20 227 €</text:p>
          </table:table-cell>
          <table:table-cell office:value-type="float" office:value="3" calcext:value-type="float">
            <text:p>3</text:p>
          </table:table-cell>
        </table:table-row>
        <table:table-row table:style-name="ro5">
          <table:table-cell office:value-type="string" calcext:value-type="string">
            <text:p>Champcella</text:p>
          </table:table-cell>
          <table:table-cell office:value-type="currency" office:currency="EUR" office:value="18267" calcext:value-type="currency">
            <text:p>18 267 €</text:p>
          </table:table-cell>
          <table:table-cell office:value-type="float" office:value="1" calcext:value-type="float">
            <text:p>1</text:p>
          </table:table-cell>
        </table:table-row>
        <table:table-row table:style-name="ro5">
          <table:table-cell office:value-type="string" calcext:value-type="string">
            <text:p>Oze</text:p>
          </table:table-cell>
          <table:table-cell office:value-type="currency" office:currency="EUR" office:value="18100" calcext:value-type="currency">
            <text:p>18 100 €</text:p>
          </table:table-cell>
          <table:table-cell office:value-type="float" office:value="1" calcext:value-type="float">
            <text:p>1</text:p>
          </table:table-cell>
        </table:table-row>
        <table:table-row table:style-name="ro5">
          <table:table-cell office:value-type="string" calcext:value-type="string">
            <text:p>CA Gap-Tallard-Durance</text:p>
          </table:table-cell>
          <table:table-cell office:value-type="currency" office:currency="EUR" office:value="18000" calcext:value-type="currency">
            <text:p>18 000 €</text:p>
          </table:table-cell>
          <table:table-cell office:value-type="float" office:value="1" calcext:value-type="float">
            <text:p>1</text:p>
          </table:table-cell>
        </table:table-row>
        <table:table-row table:style-name="ro5">
          <table:table-cell office:value-type="string" calcext:value-type="string">
            <text:p>Saint-Jean-Saint-Nicolas</text:p>
          </table:table-cell>
          <table:table-cell office:value-type="currency" office:currency="EUR" office:value="16497.6" calcext:value-type="currency">
            <text:p>16 498 €</text:p>
          </table:table-cell>
          <table:table-cell office:value-type="float" office:value="1" calcext:value-type="float">
            <text:p>1</text:p>
          </table:table-cell>
        </table:table-row>
        <table:table-row table:style-name="ro5">
          <table:table-cell office:value-type="string" calcext:value-type="string">
            <text:p>Névache</text:p>
          </table:table-cell>
          <table:table-cell office:value-type="currency" office:currency="EUR" office:value="15663.3" calcext:value-type="currency">
            <text:p>15 663 €</text:p>
          </table:table-cell>
          <table:table-cell office:value-type="float" office:value="1" calcext:value-type="float">
            <text:p>1</text:p>
          </table:table-cell>
        </table:table-row>
        <table:table-row table:style-name="ro5">
          <table:table-cell office:value-type="string" calcext:value-type="string">
            <text:p>Éourres</text:p>
          </table:table-cell>
          <table:table-cell office:value-type="currency" office:currency="EUR" office:value="15264.13" calcext:value-type="currency">
            <text:p>15 264 €</text:p>
          </table:table-cell>
          <table:table-cell office:value-type="float" office:value="1" calcext:value-type="float">
            <text:p>1</text:p>
          </table:table-cell>
        </table:table-row>
        <table:table-row table:style-name="ro5">
          <table:table-cell office:value-type="string" calcext:value-type="string">
            <text:p>Association Du vivant dans nos cordes</text:p>
          </table:table-cell>
          <table:table-cell office:value-type="currency" office:currency="EUR" office:value="14000" calcext:value-type="currency">
            <text:p>14 000 €</text:p>
          </table:table-cell>
          <table:table-cell office:value-type="float" office:value="1" calcext:value-type="float">
            <text:p>1</text:p>
          </table:table-cell>
        </table:table-row>
        <table:table-row table:style-name="ro5">
          <table:table-cell office:value-type="string" calcext:value-type="string">
            <text:p>Barcillonnette</text:p>
          </table:table-cell>
          <table:table-cell office:value-type="currency" office:currency="EUR" office:value="13868.75" calcext:value-type="currency">
            <text:p>13 869 €</text:p>
          </table:table-cell>
          <table:table-cell office:value-type="float" office:value="1" calcext:value-type="float">
            <text:p>1</text:p>
          </table:table-cell>
        </table:table-row>
        <table:table-row table:style-name="ro5">
          <table:table-cell office:value-type="string" calcext:value-type="string">
            <text:p>Saint-Apollinaire</text:p>
          </table:table-cell>
          <table:table-cell office:value-type="currency" office:currency="EUR" office:value="13573.8" calcext:value-type="currency">
            <text:p>13 574 €</text:p>
          </table:table-cell>
          <table:table-cell office:value-type="float" office:value="1" calcext:value-type="float">
            <text:p>1</text:p>
          </table:table-cell>
        </table:table-row>
        <table:table-row table:style-name="ro5">
          <table:table-cell office:value-type="string" calcext:value-type="string">
            <text:p>Saint-Chaffrey</text:p>
          </table:table-cell>
          <table:table-cell office:value-type="currency" office:currency="EUR" office:value="12612.9" calcext:value-type="currency">
            <text:p>12 613 €</text:p>
          </table:table-cell>
          <table:table-cell office:value-type="float" office:value="1" calcext:value-type="float">
            <text:p>1</text:p>
          </table:table-cell>
        </table:table-row>
        <table:table-row table:style-name="ro5">
          <table:table-cell office:value-type="string" calcext:value-type="string">
            <text:p>HOTEL LE FARANCHIN</text:p>
          </table:table-cell>
          <table:table-cell office:value-type="currency" office:currency="EUR" office:value="12160" calcext:value-type="currency">
            <text:p>12 160 €</text:p>
          </table:table-cell>
          <table:table-cell office:value-type="float" office:value="1" calcext:value-type="float">
            <text:p>1</text:p>
          </table:table-cell>
        </table:table-row>
        <table:table-row table:style-name="ro5">
          <table:table-cell office:value-type="string" calcext:value-type="string">
            <text:p>Le Saix</text:p>
          </table:table-cell>
          <table:table-cell office:value-type="currency" office:currency="EUR" office:value="12022.8" calcext:value-type="currency">
            <text:p>12 023 €</text:p>
          </table:table-cell>
          <table:table-cell office:value-type="float" office:value="1" calcext:value-type="float">
            <text:p>1</text:p>
          </table:table-cell>
        </table:table-row>
        <table:table-row table:style-name="ro5">
          <table:table-cell office:value-type="string" calcext:value-type="string">
            <text:p>Sigottier</text:p>
          </table:table-cell>
          <table:table-cell office:value-type="currency" office:currency="EUR" office:value="11940" calcext:value-type="currency">
            <text:p>11 940 €</text:p>
          </table:table-cell>
          <table:table-cell office:value-type="float" office:value="1" calcext:value-type="float">
            <text:p>1</text:p>
          </table:table-cell>
        </table:table-row>
        <table:table-row table:style-name="ro5">
          <table:table-cell office:value-type="string" calcext:value-type="string">
            <text:p>Ventavon</text:p>
          </table:table-cell>
          <table:table-cell office:value-type="currency" office:currency="EUR" office:value="10410" calcext:value-type="currency">
            <text:p>10 410 €</text:p>
          </table:table-cell>
          <table:table-cell office:value-type="float" office:value="1" calcext:value-type="float">
            <text:p>1</text:p>
          </table:table-cell>
        </table:table-row>
        <table:table-row table:style-name="ro5">
          <table:table-cell office:value-type="string" calcext:value-type="string">
            <text:p>Association culturelle, sociale et sportive du Queyras</text:p>
          </table:table-cell>
          <table:table-cell office:value-type="currency" office:currency="EUR" office:value="10000" calcext:value-type="currency">
            <text:p>10 000 €</text:p>
          </table:table-cell>
          <table:table-cell office:value-type="float" office:value="1" calcext:value-type="float">
            <text:p>1</text:p>
          </table:table-cell>
        </table:table-row>
        <table:table-row table:style-name="ro5">
          <table:table-cell office:value-type="string" calcext:value-type="string">
            <text:p>Association Fées d’Hiver</text:p>
          </table:table-cell>
          <table:table-cell office:value-type="currency" office:currency="EUR" office:value="10000" calcext:value-type="currency">
            <text:p>10 000 €</text:p>
          </table:table-cell>
          <table:table-cell office:value-type="float" office:value="1" calcext:value-type="float">
            <text:p>1</text:p>
          </table:table-cell>
        </table:table-row>
        <table:table-row table:style-name="ro5">
          <table:table-cell office:value-type="string" calcext:value-type="string">
            <text:p>Association le Hang’Art</text:p>
          </table:table-cell>
          <table:table-cell office:value-type="currency" office:currency="EUR" office:value="10000" calcext:value-type="currency">
            <text:p>10 000 €</text:p>
          </table:table-cell>
          <table:table-cell office:value-type="float" office:value="1" calcext:value-type="float">
            <text:p>1</text:p>
          </table:table-cell>
        </table:table-row>
        <table:table-row table:style-name="ro5">
          <table:table-cell office:value-type="string" calcext:value-type="string">
            <text:p>Association le pas de l’oiseau</text:p>
          </table:table-cell>
          <table:table-cell office:value-type="currency" office:currency="EUR" office:value="10000" calcext:value-type="currency">
            <text:p>10 000 €</text:p>
          </table:table-cell>
          <table:table-cell office:value-type="float" office:value="1" calcext:value-type="float">
            <text:p>1</text:p>
          </table:table-cell>
        </table:table-row>
        <table:table-row table:style-name="ro5">
          <table:table-cell office:value-type="string" calcext:value-type="string">
            <text:p>LA CINEMATHEQUE D IMAGES DE MONTAGNE</text:p>
          </table:table-cell>
          <table:table-cell office:value-type="currency" office:currency="EUR" office:value="10000" calcext:value-type="currency">
            <text:p>10 000 €</text:p>
          </table:table-cell>
          <table:table-cell office:value-type="float" office:value="1" calcext:value-type="float">
            <text:p>1</text:p>
          </table:table-cell>
        </table:table-row>
        <table:table-row table:style-name="ro5">
          <table:table-cell office:value-type="string" calcext:value-type="string">
            <text:p>Esparron -05</text:p>
          </table:table-cell>
          <table:table-cell office:value-type="currency" office:currency="EUR" office:value="9807.17" calcext:value-type="currency">
            <text:p>9 807 €</text:p>
          </table:table-cell>
          <table:table-cell office:value-type="float" office:value="1" calcext:value-type="float">
            <text:p>1</text:p>
          </table:table-cell>
        </table:table-row>
        <table:table-row table:style-name="ro5">
          <table:table-cell office:value-type="string" calcext:value-type="string">
            <text:p>L'Argentière-la-Bessée</text:p>
          </table:table-cell>
          <table:table-cell office:value-type="currency" office:currency="EUR" office:value="8804.4" calcext:value-type="currency">
            <text:p>8 804 €</text:p>
          </table:table-cell>
          <table:table-cell office:value-type="float" office:value="1" calcext:value-type="float">
            <text:p>1</text:p>
          </table:table-cell>
        </table:table-row>
        <table:table-row table:style-name="ro5">
          <table:table-cell office:value-type="string" calcext:value-type="string">
            <text:p>Les rencontres de la Haute-Romanche</text:p>
          </table:table-cell>
          <table:table-cell office:value-type="currency" office:currency="EUR" office:value="7000" calcext:value-type="currency">
            <text:p>7 000 €</text:p>
          </table:table-cell>
          <table:table-cell office:value-type="float" office:value="1" calcext:value-type="float">
            <text:p>1</text:p>
          </table:table-cell>
        </table:table-row>
        <table:table-row table:style-name="ro5">
          <table:table-cell office:value-type="string" calcext:value-type="string">
            <text:p>Saint-Julien-en-Beauchêne</text:p>
          </table:table-cell>
          <table:table-cell office:value-type="currency" office:currency="EUR" office:value="5541" calcext:value-type="currency">
            <text:p>5 541 €</text:p>
          </table:table-cell>
          <table:table-cell office:value-type="float" office:value="1" calcext:value-type="float">
            <text:p>1</text:p>
          </table:table-cell>
        </table:table-row>
        <table:table-row table:style-name="ro5">
          <table:table-cell office:value-type="string" calcext:value-type="string">
            <text:p>Chanousse</text:p>
          </table:table-cell>
          <table:table-cell office:value-type="currency" office:currency="EUR" office:value="5533.42" calcext:value-type="currency">
            <text:p>5 533 €</text:p>
          </table:table-cell>
          <table:table-cell office:value-type="float" office:value="1" calcext:value-type="float">
            <text:p>1</text:p>
          </table:table-cell>
        </table:table-row>
        <table:table-row table:style-name="ro5">
          <table:table-cell office:value-type="string" calcext:value-type="string">
            <text:p>Association Ascen-Danse</text:p>
          </table:table-cell>
          <table:table-cell office:value-type="currency" office:currency="EUR" office:value="5000" calcext:value-type="currency">
            <text:p>5 000 €</text:p>
          </table:table-cell>
          <table:table-cell office:value-type="float" office:value="1" calcext:value-type="float">
            <text:p>1</text:p>
          </table:table-cell>
        </table:table-row>
        <table:table-row table:style-name="ro5">
          <table:table-cell office:value-type="string" calcext:value-type="string">
            <text:p>Association DAHLIR</text:p>
          </table:table-cell>
          <table:table-cell office:value-type="currency" office:currency="EUR" office:value="5000" calcext:value-type="currency">
            <text:p>5 000 €</text:p>
          </table:table-cell>
          <table:table-cell office:value-type="float" office:value="1" calcext:value-type="float">
            <text:p>1</text:p>
          </table:table-cell>
        </table:table-row>
        <table:table-row table:style-name="ro5">
          <table:table-cell office:value-type="string" calcext:value-type="string">
            <text:p>Compagnie Chabraque</text:p>
          </table:table-cell>
          <table:table-cell office:value-type="currency" office:currency="EUR" office:value="5000" calcext:value-type="currency">
            <text:p>5 000 €</text:p>
          </table:table-cell>
          <table:table-cell office:value-type="float" office:value="1" calcext:value-type="float">
            <text:p>1</text:p>
          </table:table-cell>
        </table:table-row>
        <table:table-row table:style-name="ro5">
          <table:table-cell office:value-type="string" calcext:value-type="string">
            <text:p>Crévoux</text:p>
          </table:table-cell>
          <table:table-cell office:value-type="currency" office:currency="EUR" office:value="4457.06" calcext:value-type="currency">
            <text:p>4 457 €</text:p>
          </table:table-cell>
          <table:table-cell office:value-type="float" office:value="1" calcext:value-type="float">
            <text:p>1</text:p>
          </table:table-cell>
        </table:table-row>
        <table:table-row table:style-name="ro5">
          <table:table-cell office:value-type="string" calcext:value-type="string">
            <text:p>Association Rions de Soleil</text:p>
          </table:table-cell>
          <table:table-cell office:value-type="currency" office:currency="EUR" office:value="3500" calcext:value-type="currency">
            <text:p>3 500 €</text:p>
          </table:table-cell>
          <table:table-cell office:value-type="float" office:value="1" calcext:value-type="float">
            <text:p>1</text:p>
          </table:table-cell>
        </table:table-row>
        <table:table-row table:style-name="ro5">
          <table:table-cell office:value-type="string" calcext:value-type="string">
            <text:p>Montbrand</text:p>
          </table:table-cell>
          <table:table-cell office:value-type="currency" office:currency="EUR" office:value="2784.76" calcext:value-type="currency">
            <text:p>2 785 €</text:p>
          </table:table-cell>
          <table:table-cell office:value-type="float" office:value="1" calcext:value-type="float">
            <text:p>1</text:p>
          </table:table-cell>
        </table:table-row>
        <table:table-row table:style-name="ro5">
          <table:table-cell office:value-type="string" calcext:value-type="string">
            <text:p>Méreuil</text:p>
          </table:table-cell>
          <table:table-cell office:value-type="currency" office:currency="EUR" office:value="2745" calcext:value-type="currency">
            <text:p>2 745 €</text:p>
          </table:table-cell>
          <table:table-cell office:value-type="float" office:value="1" calcext:value-type="float">
            <text:p>1</text:p>
          </table:table-cell>
        </table:table-row>
        <table:table-row table:style-name="ro5">
          <table:table-cell office:value-type="string" calcext:value-type="string">
            <text:p>Étoile-Saint-Cyrice</text:p>
          </table:table-cell>
          <table:table-cell office:value-type="currency" office:currency="EUR" office:value="1860" calcext:value-type="currency">
            <text:p>1 860 €</text:p>
          </table:table-cell>
          <table:table-cell office:value-type="float" office:value="1" calcext:value-type="float">
            <text:p>1</text:p>
          </table:table-cell>
        </table:table-row>
        <table:table-row table:style-name="ro5">
          <table:table-cell office:value-type="string" calcext:value-type="string">
            <text:p>Rambaud</text:p>
          </table:table-cell>
          <table:table-cell office:value-type="currency" office:currency="EUR" office:value="1759.39" calcext:value-type="currency">
            <text:p>1 759 €</text:p>
          </table:table-cell>
          <table:table-cell office:value-type="float" office:value="1" calcext:value-type="float">
            <text:p>1</text:p>
          </table:table-cell>
        </table:table-row>
        <table:table-row table:style-name="ro5">
          <table:table-cell office:value-type="string" calcext:value-type="string">
            <text:p>Ribeyret</text:p>
          </table:table-cell>
          <table:table-cell office:value-type="currency" office:currency="EUR" office:value="1325.4" calcext:value-type="currency">
            <text:p>1 325 €</text:p>
          </table:table-cell>
          <table:table-cell office:value-type="float" office:value="1" calcext:value-type="float">
            <text:p>1</text:p>
          </table:table-cell>
        </table:table-row>
        <table:table-row table:style-name="ro5">
          <table:table-cell table:style-name="ce20" office:value-type="string" calcext:value-type="string">
            <text:p>Total Résultat</text:p>
          </table:table-cell>
          <table:table-cell table:style-name="ce26" office:value-type="currency" office:currency="EUR" office:value="17560945.88" calcext:value-type="currency">
            <text:p>17 560 946 €</text:p>
          </table:table-cell>
          <table:table-cell table:style-name="ce32" office:value-type="float" office:value="160" calcext:value-type="float">
            <text:p>160</text:p>
          </table:table-cell>
        </table:table-row>
      </table:table>
      <table:table table:name="Table dynamique_Hautes-Alpes_1" table:style-name="ta2">
        <table:table-column table:style-name="co13" table:default-cell-style-name="ce35"/>
        <table:table-column table:style-name="co14" table:default-cell-style-name="ce40"/>
        <table:table-row table:style-name="ro5">
          <table:table-cell table:style-name="ce33" office:value-type="string" calcext:value-type="string">
            <text:p>EPCI</text:p>
          </table:table-cell>
          <table:table-cell table:style-name="ce38" office:value-type="string" calcext:value-type="string">
            <text:p>Somme - Financement accordé</text:p>
          </table:table-cell>
        </table:table-row>
        <table:table-row table:style-name="ro6">
          <table:table-cell table:style-name="ce34" office:value-type="string" calcext:value-type="string">
            <text:p>CA Gap-Tallard-Durance</text:p>
          </table:table-cell>
          <table:table-cell table:style-name="ce39" office:value-type="currency" office:currency="EUR" office:value="1902846.95" calcext:value-type="currency">
            <text:p>1 902 847 €</text:p>
          </table:table-cell>
        </table:table-row>
        <table:table-row table:style-name="ro7">
          <table:table-cell office:value-type="string" calcext:value-type="string">
            <text:p>CC Buëch-Dévoluy</text:p>
          </table:table-cell>
          <table:table-cell office:value-type="currency" office:currency="EUR" office:value="725207.6" calcext:value-type="currency">
            <text:p>725 208 €</text:p>
          </table:table-cell>
        </table:table-row>
        <table:table-row table:style-name="ro7">
          <table:table-cell office:value-type="string" calcext:value-type="string">
            <text:p>CC Champsaur-Valgaudemar</text:p>
          </table:table-cell>
          <table:table-cell office:value-type="currency" office:currency="EUR" office:value="3012612.05" calcext:value-type="currency">
            <text:p>3 012 612 €</text:p>
          </table:table-cell>
        </table:table-row>
        <table:table-row table:style-name="ro7">
          <table:table-cell office:value-type="string" calcext:value-type="string">
            <text:p>CC Du Briançonnais</text:p>
          </table:table-cell>
          <table:table-cell office:value-type="currency" office:currency="EUR" office:value="1478681" calcext:value-type="currency">
            <text:p>1 478 681 €</text:p>
          </table:table-cell>
        </table:table-row>
        <table:table-row table:style-name="ro7">
          <table:table-cell office:value-type="string" calcext:value-type="string">
            <text:p>CC Du Guillestrois et du Queyras</text:p>
          </table:table-cell>
          <table:table-cell office:value-type="currency" office:currency="EUR" office:value="1324643.91" calcext:value-type="currency">
            <text:p>1 324 644 €</text:p>
          </table:table-cell>
        </table:table-row>
        <table:table-row table:style-name="ro7">
          <table:table-cell office:value-type="string" calcext:value-type="string">
            <text:p>CC Du Pays des Ecrins</text:p>
          </table:table-cell>
          <table:table-cell office:value-type="currency" office:currency="EUR" office:value="1205224.46" calcext:value-type="currency">
            <text:p>1 205 224 €</text:p>
          </table:table-cell>
        </table:table-row>
        <table:table-row table:style-name="ro7">
          <table:table-cell office:value-type="string" calcext:value-type="string">
            <text:p>CC du Sisteronais-Buëch</text:p>
          </table:table-cell>
          <table:table-cell office:value-type="currency" office:currency="EUR" office:value="3046397.93" calcext:value-type="currency">
            <text:p>3 046 398 €</text:p>
          </table:table-cell>
        </table:table-row>
        <table:table-row table:style-name="ro7">
          <table:table-cell office:value-type="string" calcext:value-type="string">
            <text:p>CC Serre-Ponçon</text:p>
          </table:table-cell>
          <table:table-cell office:value-type="currency" office:currency="EUR" office:value="1176997.99" calcext:value-type="currency">
            <text:p>1 176 998 €</text:p>
          </table:table-cell>
        </table:table-row>
        <table:table-row table:style-name="ro7">
          <table:table-cell office:value-type="string" calcext:value-type="string">
            <text:p>CC Serre-Ponçon Val D'avance</text:p>
          </table:table-cell>
          <table:table-cell office:value-type="currency" office:currency="EUR" office:value="2229269.13" calcext:value-type="currency">
            <text:p>2 229 269 €</text:p>
          </table:table-cell>
        </table:table-row>
        <table:table-row table:style-name="ro7">
          <table:table-cell office:value-type="string" calcext:value-type="string">
            <text:p>Département</text:p>
          </table:table-cell>
          <table:table-cell office:value-type="currency" office:currency="EUR" office:value="608106.8" calcext:value-type="currency">
            <text:p>608 107 €</text:p>
          </table:table-cell>
        </table:table-row>
        <table:table-row table:style-name="ro7">
          <table:table-cell office:value-type="string" calcext:value-type="string">
            <text:p>(vide)</text:p>
          </table:table-cell>
          <table:table-cell table:style-name="ce41" office:value-type="currency" office:currency="EUR" office:value="850958.06" calcext:value-type="currency">
            <text:p>850 958 €</text:p>
          </table:table-cell>
        </table:table-row>
        <table:table-row table:style-name="ro7">
          <table:table-cell table:style-name="ce36" office:value-type="string" calcext:value-type="string">
            <text:p>Total Résultat</text:p>
          </table:table-cell>
          <table:table-cell table:style-name="ce42" office:value-type="currency" office:currency="EUR" office:value="17560945.88" calcext:value-type="currency">
            <text:p>17 560 946 €</text:p>
          </table:table-cell>
        </table:table-row>
        <table:table-row table:style-name="ro8">
          <table:table-cell table:style-name="ce37" table:number-columns-repeated="2"/>
        </table:table-row>
      </table:table>
      <table:table table:name="Alpes-de-Haute-Provence" table:style-name="ta1" table:print-ranges="'Alpes-de-Haute-Provence'.A1:'Alpes-de-Haute-Provence'.H258">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7"/>
        <table:table-column table:style-name="co8" table:default-cell-style-name="ce7"/>
        <table:table-column table:style-name="co9" table:default-cell-style-name="ce2"/>
        <table:table-column table:style-name="co10" table:default-cell-style-name="ce2"/>
        <table:table-header-rows>
          <table:table-row table:style-name="ro1">
            <table:table-cell table:style-name="ce8" office:value-type="string" calcext:value-type="string">
              <text:p>Financeur</text:p>
            </table:table-cell>
            <table:table-cell table:style-name="ce8" office:value-type="string" calcext:value-type="string">
              <text:p>Département</text:p>
            </table:table-cell>
            <table:table-cell table:style-name="ce8" office:value-type="string" calcext:value-type="string">
              <text:p>EPCI</text:p>
            </table:table-cell>
            <table:table-cell table:style-name="ce8" office:value-type="string" calcext:value-type="string">
              <text:p>Porteur du projet</text:p>
            </table:table-cell>
            <table:table-cell table:style-name="ce8" office:value-type="string" calcext:value-type="string">
              <text:p>Localisation du projet</text:p>
            </table:table-cell>
            <table:table-cell table:style-name="ce8" office:value-type="string" calcext:value-type="string">
              <text:p>Intitulé du projet</text:p>
            </table:table-cell>
            <table:table-cell table:style-name="ce12" office:value-type="string" calcext:value-type="string">
              <text:p>Montant du projet (HT)</text:p>
            </table:table-cell>
            <table:table-cell table:style-name="ce12" office:value-type="string" calcext:value-type="string">
              <text:p>Financement accordé</text:p>
            </table:table-cell>
            <table:table-cell table:number-columns-repeated="2"/>
          </table:table-row>
        </table:table-header-rows>
        <table:table-row table:style-name="ro3">
          <table:table-cell table:style-name="ce4" office:value-type="string" calcext:value-type="string">
            <text:p>ADEME</text:p>
          </table:table-cell>
          <table:table-cell table:style-name="ce4" office:value-type="float" office:value="4" calcext:value-type="float">
            <text:p>4</text:p>
          </table:table-cell>
          <table:table-cell table:number-columns-repeated="2" table:style-name="ce4" office:value-type="string" calcext:value-type="string">
            <text:p>CC Vallée de l'Ubaye - Serre-Ponçon</text:p>
          </table:table-cell>
          <table:table-cell table:style-name="ce4"/>
          <table:table-cell table:style-name="ce4" office:value-type="string" calcext:value-type="string">
            <text:p>Formation-Sensibilisation à la gestion foncière et au rôle "carbone" des forêts</text:p>
          </table:table-cell>
          <table:table-cell table:style-name="ce6" office:value-type="currency" office:currency="EUR" office:value="40000" calcext:value-type="currency">
            <text:p>40 000 €</text:p>
          </table:table-cell>
          <table:table-cell table:style-name="ce6" office:value-type="currency" office:currency="EUR" office:value="27400" calcext:value-type="currency">
            <text:p>27 400 €</text:p>
          </table:table-cell>
          <table:table-cell table:number-columns-repeated="2"/>
        </table:table-row>
        <table:table-row table:style-name="ro1">
          <table:table-cell table:style-name="ce4" office:value-type="string" calcext:value-type="string">
            <text:p>ADEME</text:p>
          </table:table-cell>
          <table:table-cell table:style-name="ce4" office:value-type="float" office:value="4" calcext:value-type="float">
            <text:p>4</text:p>
          </table:table-cell>
          <table:table-cell table:style-name="ce4"/>
          <table:table-cell table:style-name="ce4" office:value-type="string" calcext:value-type="string">
            <text:p>AJAC</text:p>
          </table:table-cell>
          <table:table-cell table:style-name="ce4"/>
          <table:table-cell table:style-name="ce4" office:value-type="string" calcext:value-type="string">
            <text:p>Projet de renouvellement forestier (F000168) d'un peuplement sinistré <text:s/>à Villers-sous-Châtillon (51)</text:p>
          </table:table-cell>
          <table:table-cell table:style-name="ce6"/>
          <table:table-cell table:style-name="ce6" office:value-type="currency" office:currency="EUR" office:value="166185.63" calcext:value-type="currency">
            <text:p>166 186 €</text:p>
          </table:table-cell>
          <table:table-cell table:number-columns-repeated="2"/>
        </table:table-row>
        <table:table-row table:style-name="ro1">
          <table:table-cell table:style-name="ce4" office:value-type="string" calcext:value-type="string">
            <text:p>ADEME</text:p>
          </table:table-cell>
          <table:table-cell table:style-name="ce4" office:value-type="float" office:value="4" calcext:value-type="float">
            <text:p>4</text:p>
          </table:table-cell>
          <table:table-cell table:style-name="ce4"/>
          <table:table-cell table:style-name="ce4" office:value-type="string" calcext:value-type="string">
            <text:p>AMEXBOIS</text:p>
          </table:table-cell>
          <table:table-cell table:style-name="ce4"/>
          <table:table-cell table:style-name="ce4" office:value-type="string" calcext:value-type="string">
            <text:p>Modernisation, Optimisation et Augmentation Capacitaire d'une Unité de Transformation du Bois</text:p>
          </table:table-cell>
          <table:table-cell table:style-name="ce6"/>
          <table:table-cell table:style-name="ce6" office:value-type="currency" office:currency="EUR" office:value="583674.35" calcext:value-type="currency">
            <text:p>583 674 €</text:p>
          </table:table-cell>
          <table:table-cell table:number-columns-repeated="2"/>
        </table:table-row>
        <table:table-row table:style-name="ro1">
          <table:table-cell table:style-name="ce4" office:value-type="string" calcext:value-type="string">
            <text:p>ADEME</text:p>
          </table:table-cell>
          <table:table-cell table:style-name="ce4" office:value-type="float" office:value="4" calcext:value-type="float">
            <text:p>4</text:p>
          </table:table-cell>
          <table:table-cell table:style-name="ce4"/>
          <table:table-cell table:style-name="ce4" office:value-type="string" calcext:value-type="string">
            <text:p>IMMOCEB</text:p>
          </table:table-cell>
          <table:table-cell table:style-name="ce4"/>
          <table:table-cell table:style-name="ce4" office:value-type="string" calcext:value-type="string">
            <text:p>Modernisation, Optimisation et Augmentation Capacitaire d'une Unité de Transformation du Bois</text:p>
          </table:table-cell>
          <table:table-cell table:style-name="ce6"/>
          <table:table-cell table:style-name="ce6" office:value-type="currency" office:currency="EUR" office:value="315714" calcext:value-type="currency">
            <text:p>315 714 €</text:p>
          </table:table-cell>
          <table:table-cell table:number-columns-repeated="2"/>
        </table:table-row>
        <table:table-row table:style-name="ro3">
          <table:table-cell table:style-name="ce4" office:value-type="string" calcext:value-type="string">
            <text:p>ADEME</text:p>
          </table:table-cell>
          <table:table-cell table:style-name="ce4" office:value-type="float" office:value="4" calcext:value-type="float">
            <text:p>4</text:p>
          </table:table-cell>
          <table:table-cell table:style-name="ce4"/>
          <table:table-cell table:style-name="ce4" office:value-type="string" calcext:value-type="string">
            <text:p>TRAVAUX ET ENVIRONNEMENT</text:p>
          </table:table-cell>
          <table:table-cell table:style-name="ce4"/>
          <table:table-cell table:style-name="ce4" office:value-type="string" calcext:value-type="string">
            <text:p>Investissement dans un porteur et des tracks</text:p>
          </table:table-cell>
          <table:table-cell table:style-name="ce6"/>
          <table:table-cell table:style-name="ce6" office:value-type="currency" office:currency="EUR" office:value="100000" calcext:value-type="currency">
            <text:p>100 000 €</text:p>
          </table:table-cell>
          <table:table-cell table:number-columns-repeated="2"/>
        </table:table-row>
        <table:table-row table:style-name="ro1">
          <table:table-cell table:style-name="ce4" office:value-type="string" calcext:value-type="string">
            <text:p>ADEME</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style-name="ce4" office:value-type="string" calcext:value-type="string">
            <text:p>CA Durance-Lubéron-Verdon Agglomération (DLVA)</text:p>
          </table:table-cell>
          <table:table-cell table:style-name="ce4"/>
          <table:table-cell table:style-name="ce4" office:value-type="string" calcext:value-type="string">
            <text:p>AVELO 3.2 : axes 1&amp;3 - Etudes, Communication et animation - Durance Luberon Verdon Agglomération (04)</text:p>
          </table:table-cell>
          <table:table-cell table:style-name="ce6"/>
          <table:table-cell table:style-name="ce6" office:value-type="currency" office:currency="EUR" office:value="60000" calcext:value-type="currency">
            <text:p>60 000 €</text:p>
          </table:table-cell>
          <table:table-cell table:number-columns-repeated="2"/>
        </table:table-row>
        <table:table-row table:style-name="ro3">
          <table:table-cell table:style-name="ce4" office:value-type="string" calcext:value-type="string">
            <text:p>ADEME</text:p>
          </table:table-cell>
          <table:table-cell table:style-name="ce4" office:value-type="float" office:value="4" calcext:value-type="float">
            <text:p>4</text:p>
          </table:table-cell>
          <table:table-cell table:style-name="ce4"/>
          <table:table-cell table:style-name="ce4" office:value-type="string" calcext:value-type="string">
            <text:p>ASSOCIATION <text:s/>ENERGIE PARTAGEE</text:p>
          </table:table-cell>
          <table:table-cell table:style-name="ce4"/>
          <table:table-cell table:style-name="ce4" office:value-type="string" calcext:value-type="string">
            <text:p>Accompagnement des projets citoyens d'énergie renouvelable en région PACA</text:p>
          </table:table-cell>
          <table:table-cell table:style-name="ce6"/>
          <table:table-cell table:style-name="ce6" office:value-type="currency" office:currency="EUR" office:value="337000" calcext:value-type="currency">
            <text:p>337 000 €</text:p>
          </table:table-cell>
          <table:table-cell table:number-columns-repeated="2"/>
        </table:table-row>
        <table:table-row table:style-name="ro1">
          <table:table-cell table:style-name="ce4" office:value-type="string" calcext:value-type="string">
            <text:p>ADEME</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style-name="ce4" office:value-type="string" calcext:value-type="string">
            <text:p>CA Durance-Lubéron-Verdon Agglomération (DLVA)</text:p>
          </table:table-cell>
          <table:table-cell table:style-name="ce4"/>
          <table:table-cell table:style-name="ce4" office:value-type="string" calcext:value-type="string">
            <text:p>AVELO 3.2 : Axe 4 - Chargé de mission vélo sur une période au total de 18 mois – Communauté d'agglomération Durance-Lubéron-Verdon (04)</text:p>
          </table:table-cell>
          <table:table-cell table:style-name="ce6"/>
          <table:table-cell table:style-name="ce6" office:value-type="currency" office:currency="EUR" office:value="43500" calcext:value-type="currency">
            <text:p>43 500 €</text:p>
          </table:table-cell>
          <table:table-cell table:number-columns-repeated="2"/>
        </table:table-row>
        <table:table-row table:style-name="ro9">
          <table:table-cell table:style-name="ce4" office:value-type="string" calcext:value-type="string">
            <text:p>ADEME</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ETABLISSEMENT PUBLIC LOCAL D'ENSEIGNEMENT ET DE FORMATION PROFESSIONNELLE AGRICOLES DE DIGNE - CARMEJANE (EPLEFPA)</text:p>
          </table:table-cell>
          <table:table-cell table:style-name="ce4"/>
          <table:table-cell table:style-name="ce4" office:value-type="string" calcext:value-type="string">
            <text:p>DEVELOPPEMENT DU CABLE AERIEN EN FRANCE</text:p>
          </table:table-cell>
          <table:table-cell table:style-name="ce6"/>
          <table:table-cell table:style-name="ce6" office:value-type="currency" office:currency="EUR" office:value="94400" calcext:value-type="currency">
            <text:p>94 400 €</text:p>
          </table:table-cell>
          <table:table-cell table:number-columns-repeated="2"/>
        </table:table-row>
        <table:table-row table:style-name="ro3">
          <table:table-cell table:style-name="ce4" office:value-type="string" calcext:value-type="string">
            <text:p>ADEME</text:p>
          </table:table-cell>
          <table:table-cell table:style-name="ce4" office:value-type="float" office:value="4" calcext:value-type="float">
            <text:p>4</text:p>
          </table:table-cell>
          <table:table-cell table:number-columns-repeated="2" table:style-name="ce4" office:value-type="string" calcext:value-type="string">
            <text:p>CC Vallée de l'Ubaye - Serre-Ponçon</text:p>
          </table:table-cell>
          <table:table-cell table:style-name="ce4"/>
          <table:table-cell table:style-name="ce4" office:value-type="string" calcext:value-type="string">
            <text:p>Formation-Sensibilisation à la gestion foncière et au rôle "carbone" des forêts</text:p>
          </table:table-cell>
          <table:table-cell table:style-name="ce6"/>
          <table:table-cell table:style-name="ce6" office:value-type="currency" office:currency="EUR" office:value="27400" calcext:value-type="currency">
            <text:p>27 400 €</text:p>
          </table:table-cell>
          <table:table-cell table:number-columns-repeated="2"/>
        </table:table-row>
        <table:table-row table:style-name="ro1">
          <table:table-cell table:style-name="ce4" office:value-type="string" calcext:value-type="string">
            <text:p>ADEME</text:p>
          </table:table-cell>
          <table:table-cell table:style-name="ce4" office:value-type="float" office:value="4" calcext:value-type="float">
            <text:p>4</text:p>
          </table:table-cell>
          <table:table-cell table:style-name="ce4"/>
          <table:table-cell table:style-name="ce4" office:value-type="string" calcext:value-type="string">
            <text:p>ASSOCIATION <text:s/>ENERGIE PARTAGEE</text:p>
          </table:table-cell>
          <table:table-cell table:style-name="ce4"/>
          <table:table-cell table:style-name="ce4" office:value-type="string" calcext:value-type="string">
            <text:p>Mise en place d'un AMI pour les collectivités souhaitant mettre en concertation le sujet de l'éolien</text:p>
          </table:table-cell>
          <table:table-cell table:style-name="ce6"/>
          <table:table-cell table:style-name="ce6" office:value-type="currency" office:currency="EUR" office:value="6965" calcext:value-type="currency">
            <text:p>6 965 €</text:p>
          </table:table-cell>
          <table:table-cell table:number-columns-repeated="2"/>
        </table:table-row>
        <table:table-row table:style-name="ro1">
          <table:table-cell table:style-name="ce4" office:value-type="string" calcext:value-type="string">
            <text:p>ADEME</text:p>
          </table:table-cell>
          <table:table-cell table:style-name="ce4" office:value-type="float" office:value="4" calcext:value-type="float">
            <text:p>4</text:p>
          </table:table-cell>
          <table:table-cell table:style-name="ce4"/>
          <table:table-cell table:style-name="ce4" office:value-type="string" calcext:value-type="string">
            <text:p>ARKEMA FRANCE</text:p>
          </table:table-cell>
          <table:table-cell table:style-name="ce4"/>
          <table:table-cell table:style-name="ce4" office:value-type="string" calcext:value-type="string">
            <text:p>Etude de faisabilité de projets de performance énergétique Greenflex - Arkema Saint Auban</text:p>
          </table:table-cell>
          <table:table-cell table:style-name="ce6"/>
          <table:table-cell table:style-name="ce6" office:value-type="currency" office:currency="EUR" office:value="31440" calcext:value-type="currency">
            <text:p>31 440 €</text:p>
          </table:table-cell>
          <table:table-cell table:number-columns-repeated="2"/>
        </table:table-row>
        <table:table-row table:style-name="ro1">
          <table:table-cell table:style-name="ce4" office:value-type="string" calcext:value-type="string">
            <text:p>ADEME</text:p>
          </table:table-cell>
          <table:table-cell table:style-name="ce4" office:value-type="float" office:value="4" calcext:value-type="float">
            <text:p>4</text:p>
          </table:table-cell>
          <table:table-cell table:style-name="ce4"/>
          <table:table-cell table:style-name="ce4" office:value-type="string" calcext:value-type="string">
            <text:p>KEM ONE</text:p>
          </table:table-cell>
          <table:table-cell table:style-name="ce4"/>
          <table:table-cell table:style-name="ce4" office:value-type="string" calcext:value-type="string">
            <text:p>Mise en place de post-strippeurs sur 2 lignes de production pour réduire les émissions canalisées de COV CMR</text:p>
          </table:table-cell>
          <table:table-cell table:style-name="ce6"/>
          <table:table-cell table:style-name="ce6" office:value-type="currency" office:currency="EUR" office:value="608552.8" calcext:value-type="currency">
            <text:p>608 553 €</text:p>
          </table:table-cell>
          <table:table-cell table:number-columns-repeated="2"/>
        </table:table-row>
        <table:table-row table:style-name="ro1">
          <table:table-cell table:style-name="ce4" office:value-type="string" calcext:value-type="string">
            <text:p>ADEME</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style-name="ce4" office:value-type="string" calcext:value-type="string">
            <text:p>GPT DES AGRICULTEURS BIOLOGISTES DU 04</text:p>
          </table:table-cell>
          <table:table-cell table:style-name="ce4"/>
          <table:table-cell table:style-name="ce4" office:value-type="string" calcext:value-type="string">
            <text:p>Accompagnement des agriculteurs biologiques de la région Provence-Alpes-Côte d'Azur face au changement climatique</text:p>
          </table:table-cell>
          <table:table-cell table:style-name="ce6"/>
          <table:table-cell table:style-name="ce6" office:value-type="currency" office:currency="EUR" office:value="18407.25" calcext:value-type="currency">
            <text:p>18 407 €</text:p>
          </table:table-cell>
          <table:table-cell table:number-columns-repeated="2"/>
        </table:table-row>
        <table:table-row table:style-name="ro1">
          <table:table-cell table:style-name="ce4" office:value-type="string" calcext:value-type="string">
            <text:p>ADEME</text:p>
          </table:table-cell>
          <table:table-cell table:style-name="ce4" office:value-type="float" office:value="4" calcext:value-type="float">
            <text:p>4</text:p>
          </table:table-cell>
          <table:table-cell table:style-name="ce4" office:value-type="string" calcext:value-type="string">
            <text:p>Département</text:p>
          </table:table-cell>
          <table:table-cell table:style-name="ce4" office:value-type="string" calcext:value-type="string">
            <text:p>Département des Alpes-de-Haute-Provence</text:p>
          </table:table-cell>
          <table:table-cell table:style-name="ce4"/>
          <table:table-cell table:style-name="ce4" office:value-type="string" calcext:value-type="string">
            <text:p>AVELO 3.3 : Axe 3 - Communication et animation- Département des Alpes de Haute-Provence <text:s/>(04)</text:p>
          </table:table-cell>
          <table:table-cell table:style-name="ce6"/>
          <table:table-cell table:style-name="ce6" office:value-type="currency" office:currency="EUR" office:value="30000" calcext:value-type="currency">
            <text:p>30 000 €</text:p>
          </table:table-cell>
          <table:table-cell table:number-columns-repeated="2"/>
        </table:table-row>
        <table:table-row table:style-name="ro3">
          <table:table-cell table:style-name="ce4" office:value-type="string" calcext:value-type="string">
            <text:p>ADEME</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Jausiers</text:p>
          </table:table-cell>
          <table:table-cell table:style-name="ce4" office:value-type="string" calcext:value-type="string">
            <text:p>Implantation des aires de services</text:p>
          </table:table-cell>
          <table:table-cell table:style-name="ce6"/>
          <table:table-cell table:style-name="ce6" office:value-type="currency" office:currency="EUR" office:value="55527.5" calcext:value-type="currency">
            <text:p>55 528 €</text:p>
          </table:table-cell>
          <table:table-cell table:number-columns-repeated="2"/>
        </table:table-row>
        <table:table-row table:style-name="ro3">
          <table:table-cell table:style-name="ce4" office:value-type="string" calcext:value-type="string">
            <text:p>ADEME</text:p>
          </table:table-cell>
          <table:table-cell table:style-name="ce4" office:value-type="float" office:value="4" calcext:value-type="float">
            <text:p>4</text:p>
          </table:table-cell>
          <table:table-cell table:style-name="ce4"/>
          <table:table-cell table:style-name="ce4" office:value-type="string" calcext:value-type="string">
            <text:p>LA FORESTIERE</text:p>
          </table:table-cell>
          <table:table-cell table:style-name="ce4"/>
          <table:table-cell table:style-name="ce4" office:value-type="string" calcext:value-type="string">
            <text:p>Investissement dans une abatteuse et une paire de tracks</text:p>
          </table:table-cell>
          <table:table-cell table:style-name="ce6"/>
          <table:table-cell table:style-name="ce6" office:value-type="currency" office:currency="EUR" office:value="225695" calcext:value-type="currency">
            <text:p>225 695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Barcelonnette</text:p>
          </table:table-cell>
          <table:table-cell table:style-name="ce4" office:value-type="string" calcext:value-type="string">
            <text:p>Réhabilitation et amélioration de la piscine municipale</text:p>
          </table:table-cell>
          <table:table-cell table:style-name="ce6" office:value-type="currency" office:currency="EUR" office:value="116475.7" calcext:value-type="currency">
            <text:p>116 476 €</text:p>
          </table:table-cell>
          <table:table-cell table:style-name="ce6" office:value-type="currency" office:currency="EUR" office:value="46590" calcext:value-type="currency">
            <text:p>46 59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Barcelonnette</text:p>
          </table:table-cell>
          <table:table-cell table:style-name="ce4" office:value-type="string" calcext:value-type="string">
            <text:p>Réfection du sol de la salle multisport Jean Fernandez</text:p>
          </table:table-cell>
          <table:table-cell table:style-name="ce6" office:value-type="currency" office:currency="EUR" office:value="188672.25" calcext:value-type="currency">
            <text:p>188 672 €</text:p>
          </table:table-cell>
          <table:table-cell table:style-name="ce6" office:value-type="currency" office:currency="EUR" office:value="41508" calcext:value-type="currency">
            <text:p>41 508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number-columns-repeated="2" table:style-name="ce4" office:value-type="string" calcext:value-type="string">
            <text:p>CC Vallée de l'Ubaye - Serre-Ponçon</text:p>
          </table:table-cell>
          <table:table-cell table:style-name="ce4" office:value-type="string" calcext:value-type="string">
            <text:p>Les Thuiles</text:p>
          </table:table-cell>
          <table:table-cell table:style-name="ce4" office:value-type="string" calcext:value-type="string">
            <text:p>Renouvellement des réseaux d’eaux usées sur le secteur de l’Aupillon – Groupement de commandes avec la commune des Thuiles</text:p>
          </table:table-cell>
          <table:table-cell table:style-name="ce6" office:value-type="currency" office:currency="EUR" office:value="183451.2" calcext:value-type="currency">
            <text:p>183 451 €</text:p>
          </table:table-cell>
          <table:table-cell table:style-name="ce6" office:value-type="currency" office:currency="EUR" office:value="92416" calcext:value-type="currency">
            <text:p>92 416 €</text:p>
          </table:table-cell>
          <table:table-cell table:number-columns-repeated="2"/>
        </table:table-row>
        <table:table-row table:style-name="ro2">
          <table:table-cell table:style-name="ce4" office:value-type="string" calcext:value-type="string">
            <text:p>DETR</text:p>
          </table:table-cell>
          <table:table-cell table:style-name="ce4" office:value-type="float" office:value="4" calcext:value-type="float">
            <text:p>4</text:p>
          </table:table-cell>
          <table:table-cell table:number-columns-repeated="2" table:style-name="ce4" office:value-type="string" calcext:value-type="string">
            <text:p>CC Vallée de l'Ubaye - Serre-Ponçon</text:p>
          </table:table-cell>
          <table:table-cell table:style-name="ce4" office:value-type="string" calcext:value-type="string">
            <text:p>Barcelonnette</text:p>
          </table:table-cell>
          <table:table-cell table:style-name="ce4" office:value-type="string" calcext:value-type="string">
            <text:p>Sécurisation de l’accès à l’intérieur du bâtiment intercommunal hébergeant le siège de l’EPCI CCVUSP, situé 4 avenue des 3 Frères Arnaud à Barcelonnette (mise en sécurité des portes)</text:p>
          </table:table-cell>
          <table:table-cell table:style-name="ce6" office:value-type="currency" office:currency="EUR" office:value="23442" calcext:value-type="currency">
            <text:p>23 442 €</text:p>
          </table:table-cell>
          <table:table-cell table:style-name="ce6" office:value-type="currency" office:currency="EUR" office:value="14065" calcext:value-type="currency">
            <text:p>14 065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number-columns-repeated="2" table:style-name="ce4" office:value-type="string" calcext:value-type="string">
            <text:p>CC Vallée de l'Ubaye - Serre-Ponçon</text:p>
          </table:table-cell>
          <table:table-cell table:style-name="ce4" office:value-type="string" calcext:value-type="string">
            <text:p>Faucon-de-Barcelonnette</text:p>
          </table:table-cell>
          <table:table-cell table:style-name="ce4" office:value-type="string" calcext:value-type="string">
            <text:p>Mise en conformité et sécurité du Quai de Transfert Ordures Ménagères à la déchetterie de Plan La Croix-Faucon de Barcelonnette</text:p>
          </table:table-cell>
          <table:table-cell table:style-name="ce6" office:value-type="currency" office:currency="EUR" office:value="314644" calcext:value-type="currency">
            <text:p>314 644 €</text:p>
          </table:table-cell>
          <table:table-cell table:style-name="ce6" office:value-type="currency" office:currency="EUR" office:value="188786" calcext:value-type="currency">
            <text:p>188 786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number-columns-repeated="2" table:style-name="ce4" office:value-type="string" calcext:value-type="string">
            <text:p>CC Vallée de l'Ubaye - Serre-Ponçon</text:p>
          </table:table-cell>
          <table:table-cell table:style-name="ce4"/>
          <table:table-cell table:style-name="ce4" office:value-type="string" calcext:value-type="string">
            <text:p>projet de réorganisation et de travaux d’aménagement de l’hôtel d’entreprises au quartier du 11ème BCA</text:p>
          </table:table-cell>
          <table:table-cell table:style-name="ce6" office:value-type="currency" office:currency="EUR" office:value="94250" calcext:value-type="currency">
            <text:p>94 250 €</text:p>
          </table:table-cell>
          <table:table-cell table:style-name="ce6" office:value-type="currency" office:currency="EUR" office:value="56550" calcext:value-type="currency">
            <text:p>56 55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number-columns-repeated="2" table:style-name="ce4" office:value-type="string" calcext:value-type="string">
            <text:p>CC Vallée de l'Ubaye - Serre-Ponçon</text:p>
          </table:table-cell>
          <table:table-cell table:style-name="ce4" office:value-type="string" calcext:value-type="string">
            <text:p>Saint-Paul-sur-Ubaye</text:p>
          </table:table-cell>
          <table:table-cell table:style-name="ce4" office:value-type="string" calcext:value-type="string">
            <text:p>Travaux de renouvellement et mise en séparatif du réseau d’eau usée du hameau des Prats – commune de Saint-Paul-sur-Ubaye</text:p>
          </table:table-cell>
          <table:table-cell table:style-name="ce6" office:value-type="currency" office:currency="EUR" office:value="133456.95" calcext:value-type="currency">
            <text:p>133 457 €</text:p>
          </table:table-cell>
          <table:table-cell table:style-name="ce6" office:value-type="currency" office:currency="EUR" office:value="40037" calcext:value-type="currency">
            <text:p>40 037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number-columns-repeated="2" table:style-name="ce4" office:value-type="string" calcext:value-type="string">
            <text:p>CC Vallée de l'Ubaye - Serre-Ponçon</text:p>
          </table:table-cell>
          <table:table-cell table:style-name="ce4" office:value-type="string" calcext:value-type="string">
            <text:p>Barcelonnette</text:p>
          </table:table-cell>
          <table:table-cell table:style-name="ce4" office:value-type="string" calcext:value-type="string">
            <text:p>Aménagements à la maison de santé pluridisciplinaire de Barcelonnette</text:p>
          </table:table-cell>
          <table:table-cell table:style-name="ce6" office:value-type="currency" office:currency="EUR" office:value="37230.88" calcext:value-type="currency">
            <text:p>37 231 €</text:p>
          </table:table-cell>
          <table:table-cell table:style-name="ce6" office:value-type="currency" office:currency="EUR" office:value="18615" calcext:value-type="currency">
            <text:p>18 615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La Condamine-Châtelard</text:p>
          </table:table-cell>
          <table:table-cell table:style-name="ce4" office:value-type="string" calcext:value-type="string">
            <text:p>Projet d’un mode de garde des enfants de 0-3 ans : création d’une micro-crèche</text:p>
          </table:table-cell>
          <table:table-cell table:style-name="ce6" office:value-type="currency" office:currency="EUR" office:value="330000" calcext:value-type="currency">
            <text:p>330 000 €</text:p>
          </table:table-cell>
          <table:table-cell table:style-name="ce6" office:value-type="currency" office:currency="EUR" office:value="132000" calcext:value-type="currency">
            <text:p>132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La Condamine-Châtelard</text:p>
          </table:table-cell>
          <table:table-cell table:style-name="ce4" office:value-type="string" calcext:value-type="string">
            <text:p>Travaux de rénovation et sécurisation de la route du Villard</text:p>
          </table:table-cell>
          <table:table-cell table:style-name="ce6" office:value-type="currency" office:currency="EUR" office:value="206810.94" calcext:value-type="currency">
            <text:p>206 811 €</text:p>
          </table:table-cell>
          <table:table-cell table:style-name="ce6" office:value-type="currency" office:currency="EUR" office:value="95699" calcext:value-type="currency">
            <text:p>95 699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La Condamine-Châtelard</text:p>
          </table:table-cell>
          <table:table-cell table:style-name="ce4" office:value-type="string" calcext:value-type="string">
            <text:p>Sécurisation de l’accès au hameau du Châtelard</text:p>
          </table:table-cell>
          <table:table-cell table:style-name="ce6" office:value-type="currency" office:currency="EUR" office:value="65195" calcext:value-type="currency">
            <text:p>65 195 €</text:p>
          </table:table-cell>
          <table:table-cell table:style-name="ce6" office:value-type="currency" office:currency="EUR" office:value="32597" calcext:value-type="currency">
            <text:p>32 597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La Condamine-Châtelard</text:p>
          </table:table-cell>
          <table:table-cell table:style-name="ce4" office:value-type="string" calcext:value-type="string">
            <text:p>Réfection et sécurisation du pont des Prats et des murs du chemin de Châtelard</text:p>
          </table:table-cell>
          <table:table-cell table:style-name="ce6" office:value-type="currency" office:currency="EUR" office:value="121909.5" calcext:value-type="currency">
            <text:p>121 910 €</text:p>
          </table:table-cell>
          <table:table-cell table:style-name="ce6" office:value-type="currency" office:currency="EUR" office:value="42204" calcext:value-type="currency">
            <text:p>42 204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Faucon-de-Barcelonnette</text:p>
          </table:table-cell>
          <table:table-cell table:style-name="ce4" office:value-type="string" calcext:value-type="string">
            <text:p>Rénovation du four banal</text:p>
          </table:table-cell>
          <table:table-cell table:style-name="ce6" office:value-type="currency" office:currency="EUR" office:value="17350" calcext:value-type="currency">
            <text:p>17 350 €</text:p>
          </table:table-cell>
          <table:table-cell table:style-name="ce6" office:value-type="currency" office:currency="EUR" office:value="5205" calcext:value-type="currency">
            <text:p>5 205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Faucon-de-Barcelonnette</text:p>
          </table:table-cell>
          <table:table-cell table:style-name="ce4" office:value-type="string" calcext:value-type="string">
            <text:p>Rénovation de la Chapelle du Bourget</text:p>
          </table:table-cell>
          <table:table-cell table:style-name="ce6" office:value-type="currency" office:currency="EUR" office:value="25870" calcext:value-type="currency">
            <text:p>25 870 €</text:p>
          </table:table-cell>
          <table:table-cell table:style-name="ce6" office:value-type="currency" office:currency="EUR" office:value="5692" calcext:value-type="currency">
            <text:p>5 692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Jausiers</text:p>
          </table:table-cell>
          <table:table-cell table:style-name="ce4" office:value-type="string" calcext:value-type="string">
            <text:p>Installation d’un système de vidéoprotection</text:p>
          </table:table-cell>
          <table:table-cell table:style-name="ce6" office:value-type="currency" office:currency="EUR" office:value="100000" calcext:value-type="currency">
            <text:p>100 000 €</text:p>
          </table:table-cell>
          <table:table-cell table:style-name="ce6" office:value-type="currency" office:currency="EUR" office:value="40000" calcext:value-type="currency">
            <text:p>4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Jausiers</text:p>
          </table:table-cell>
          <table:table-cell table:style-name="ce4" office:value-type="string" calcext:value-type="string">
            <text:p>Renforcement et enfouissement des réseaux de la rue LA RUA</text:p>
          </table:table-cell>
          <table:table-cell table:style-name="ce6" office:value-type="currency" office:currency="EUR" office:value="270000" calcext:value-type="currency">
            <text:p>270 000 €</text:p>
          </table:table-cell>
          <table:table-cell table:style-name="ce6" office:value-type="currency" office:currency="EUR" office:value="75000" calcext:value-type="currency">
            <text:p>75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Le Lauzet-Ubaye</text:p>
          </table:table-cell>
          <table:table-cell table:style-name="ce4" office:value-type="string" calcext:value-type="string">
            <text:p>Réfection d’un mur de soutènement en bordure du chemin communal rural de Champanastais à Pallyonne</text:p>
          </table:table-cell>
          <table:table-cell table:style-name="ce6" office:value-type="currency" office:currency="EUR" office:value="16940" calcext:value-type="currency">
            <text:p>16 940 €</text:p>
          </table:table-cell>
          <table:table-cell table:style-name="ce6" office:value-type="currency" office:currency="EUR" office:value="8470" calcext:value-type="currency">
            <text:p>8 47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Méolans-Revel</text:p>
          </table:table-cell>
          <table:table-cell table:style-name="ce4" office:value-type="string" calcext:value-type="string">
            <text:p>Travaux de sécurisation – Traversée de la Fresquière - </text:p>
          </table:table-cell>
          <table:table-cell table:style-name="ce6" office:value-type="currency" office:currency="EUR" office:value="56390.85" calcext:value-type="currency">
            <text:p>56 391 €</text:p>
          </table:table-cell>
          <table:table-cell table:style-name="ce6" office:value-type="currency" office:currency="EUR" office:value="28195" calcext:value-type="currency">
            <text:p>28 195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Saint-Paul-sur-Ubaye</text:p>
          </table:table-cell>
          <table:table-cell table:style-name="ce4" office:value-type="string" calcext:value-type="string">
            <text:p>Travaux de réhabilitation et mise en séparatif du réseau d’assainissement des Prats (volet pluvial)</text:p>
          </table:table-cell>
          <table:table-cell table:style-name="ce6" office:value-type="currency" office:currency="EUR" office:value="41349" calcext:value-type="currency">
            <text:p>41 349 €</text:p>
          </table:table-cell>
          <table:table-cell table:style-name="ce6" office:value-type="currency" office:currency="EUR" office:value="16539" calcext:value-type="currency">
            <text:p>16 539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Saint-Pons</text:p>
          </table:table-cell>
          <table:table-cell table:style-name="ce4" office:value-type="string" calcext:value-type="string">
            <text:p>Rénovation énergétique de l’école communale Pierre Magnan</text:p>
          </table:table-cell>
          <table:table-cell table:style-name="ce6" office:value-type="currency" office:currency="EUR" office:value="126117.26" calcext:value-type="currency">
            <text:p>126 117 €</text:p>
          </table:table-cell>
          <table:table-cell table:style-name="ce6" office:value-type="currency" office:currency="EUR" office:value="69406" calcext:value-type="currency">
            <text:p>69 406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Les Thuiles</text:p>
          </table:table-cell>
          <table:table-cell table:style-name="ce4" office:value-type="string" calcext:value-type="string">
            <text:p>Aménagement sécuritaire des voies communales partie basse du village</text:p>
          </table:table-cell>
          <table:table-cell table:style-name="ce6" office:value-type="currency" office:currency="EUR" office:value="80000" calcext:value-type="currency">
            <text:p>80 000 €</text:p>
          </table:table-cell>
          <table:table-cell table:style-name="ce6" office:value-type="currency" office:currency="EUR" office:value="40000" calcext:value-type="currency">
            <text:p>4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Ubaye-Serre-Ponçon</text:p>
          </table:table-cell>
          <table:table-cell table:style-name="ce4" office:value-type="string" calcext:value-type="string">
            <text:p>Création d’une station-service et aménagement de ses abords </text:p>
          </table:table-cell>
          <table:table-cell table:style-name="ce6" office:value-type="currency" office:currency="EUR" office:value="524870" calcext:value-type="currency">
            <text:p>524 870 €</text:p>
          </table:table-cell>
          <table:table-cell table:style-name="ce6" office:value-type="currency" office:currency="EUR" office:value="262435" calcext:value-type="currency">
            <text:p>262 435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Uvernet-Fours</text:p>
          </table:table-cell>
          <table:table-cell table:style-name="ce4" office:value-type="string" calcext:value-type="string">
            <text:p>Réhabilitation de la gendarmerie</text:p>
          </table:table-cell>
          <table:table-cell table:style-name="ce6" office:value-type="currency" office:currency="EUR" office:value="300327.66" calcext:value-type="currency">
            <text:p>300 328 €</text:p>
          </table:table-cell>
          <table:table-cell table:style-name="ce6" office:value-type="currency" office:currency="EUR" office:value="87940" calcext:value-type="currency">
            <text:p>87 94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Uvernet-Fours</text:p>
          </table:table-cell>
          <table:table-cell table:style-name="ce4" office:value-type="string" calcext:value-type="string">
            <text:p>Réfection du sol des terrains de tennis</text:p>
          </table:table-cell>
          <table:table-cell table:style-name="ce6" office:value-type="currency" office:currency="EUR" office:value="109622" calcext:value-type="currency">
            <text:p>109 622 €</text:p>
          </table:table-cell>
          <table:table-cell table:style-name="ce6" office:value-type="currency" office:currency="EUR" office:value="65773" calcext:value-type="currency">
            <text:p>65 773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Uvernet-Fours</text:p>
          </table:table-cell>
          <table:table-cell table:style-name="ce4" office:value-type="string" calcext:value-type="string">
            <text:p>Réfection des menuiseries de l’école de Molanès</text:p>
          </table:table-cell>
          <table:table-cell table:style-name="ce6" office:value-type="currency" office:currency="EUR" office:value="40862" calcext:value-type="currency">
            <text:p>40 862 €</text:p>
          </table:table-cell>
          <table:table-cell table:style-name="ce6" office:value-type="currency" office:currency="EUR" office:value="24517" calcext:value-type="currency">
            <text:p>24 517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Val d'Oronaye</text:p>
          </table:table-cell>
          <table:table-cell table:style-name="ce4" office:value-type="string" calcext:value-type="string">
            <text:p>Mise en place d’une vidéoprotection au village de Larche</text:p>
          </table:table-cell>
          <table:table-cell table:style-name="ce6" office:value-type="currency" office:currency="EUR" office:value="23630" calcext:value-type="currency">
            <text:p>23 630 €</text:p>
          </table:table-cell>
          <table:table-cell table:style-name="ce6" office:value-type="currency" office:currency="EUR" office:value="18904" calcext:value-type="currency">
            <text:p>18 904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Allons</text:p>
          </table:table-cell>
          <table:table-cell table:style-name="ce4" office:value-type="string" calcext:value-type="string">
            <text:p>Réalisation d’une aire de stationnement d’entrée de ville éco responsable </text:p>
          </table:table-cell>
          <table:table-cell table:style-name="ce6" office:value-type="currency" office:currency="EUR" office:value="149977.5" calcext:value-type="currency">
            <text:p>149 978 €</text:p>
          </table:table-cell>
          <table:table-cell table:style-name="ce6" office:value-type="currency" office:currency="EUR" office:value="74989" calcext:value-type="currency">
            <text:p>74 989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Allons</text:p>
          </table:table-cell>
          <table:table-cell table:style-name="ce4" office:value-type="string" calcext:value-type="string">
            <text:p>Amélioration et sécurisation du système de télégestion de l’eau</text:p>
          </table:table-cell>
          <table:table-cell table:style-name="ce6" office:value-type="currency" office:currency="EUR" office:value="9816.09" calcext:value-type="currency">
            <text:p>9 816 €</text:p>
          </table:table-cell>
          <table:table-cell table:style-name="ce6" office:value-type="currency" office:currency="EUR" office:value="2945" calcext:value-type="currency">
            <text:p>2 945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Allos</text:p>
          </table:table-cell>
          <table:table-cell table:style-name="ce4" office:value-type="string" calcext:value-type="string">
            <text:p>Construction d’une halle des sports</text:p>
          </table:table-cell>
          <table:table-cell table:style-name="ce6" office:value-type="currency" office:currency="EUR" office:value="2600000" calcext:value-type="currency">
            <text:p>2 600 000 €</text:p>
          </table:table-cell>
          <table:table-cell table:style-name="ce6" office:value-type="currency" office:currency="EUR" office:value="520000" calcext:value-type="currency">
            <text:p>520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Annot</text:p>
          </table:table-cell>
          <table:table-cell table:style-name="ce4" office:value-type="string" calcext:value-type="string">
            <text:p>Pose de compteurs individuels d’eau potable – Tranche n°1 : zone du centre ancien</text:p>
          </table:table-cell>
          <table:table-cell table:style-name="ce6" office:value-type="currency" office:currency="EUR" office:value="595704.5" calcext:value-type="currency">
            <text:p>595 705 €</text:p>
          </table:table-cell>
          <table:table-cell table:style-name="ce6" office:value-type="currency" office:currency="EUR" office:value="119141" calcext:value-type="currency">
            <text:p>119 141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Annot</text:p>
          </table:table-cell>
          <table:table-cell table:style-name="ce4" office:value-type="string" calcext:value-type="string">
            <text:p>Mise en place d’un système de vidéoprotection</text:p>
          </table:table-cell>
          <table:table-cell table:style-name="ce6" office:value-type="currency" office:currency="EUR" office:value="83120" calcext:value-type="currency">
            <text:p>83 120 €</text:p>
          </table:table-cell>
          <table:table-cell table:style-name="ce6" office:value-type="currency" office:currency="EUR" office:value="33248" calcext:value-type="currency">
            <text:p>33 248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Annot</text:p>
          </table:table-cell>
          <table:table-cell table:style-name="ce4" office:value-type="string" calcext:value-type="string">
            <text:p>Création d’un pumptrack dans le secteur de Vérimande</text:p>
          </table:table-cell>
          <table:table-cell table:style-name="ce6" office:value-type="currency" office:currency="EUR" office:value="141408" calcext:value-type="currency">
            <text:p>141 408 €</text:p>
          </table:table-cell>
          <table:table-cell table:style-name="ce6" office:value-type="currency" office:currency="EUR" office:value="60704" calcext:value-type="currency">
            <text:p>60 704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Blieux</text:p>
          </table:table-cell>
          <table:table-cell table:style-name="ce4" office:value-type="string" calcext:value-type="string">
            <text:p>Rénovation et restructuration du bâtiment communal de l’ancien presbytère</text:p>
          </table:table-cell>
          <table:table-cell table:style-name="ce6" office:value-type="currency" office:currency="EUR" office:value="571311" calcext:value-type="currency">
            <text:p>571 311 €</text:p>
          </table:table-cell>
          <table:table-cell table:style-name="ce6" office:value-type="currency" office:currency="EUR" office:value="199958" calcext:value-type="currency">
            <text:p>199 958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Castellane</text:p>
          </table:table-cell>
          <table:table-cell table:style-name="ce4" office:value-type="string" calcext:value-type="string">
            <text:p>Réaménagement de la Maison Nature &amp; Patrimoines</text:p>
          </table:table-cell>
          <table:table-cell table:style-name="ce6" office:value-type="currency" office:currency="EUR" office:value="384625" calcext:value-type="currency">
            <text:p>384 625 €</text:p>
          </table:table-cell>
          <table:table-cell table:style-name="ce6" office:value-type="currency" office:currency="EUR" office:value="150000" calcext:value-type="currency">
            <text:p>150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Castellane</text:p>
          </table:table-cell>
          <table:table-cell table:style-name="ce4" office:value-type="string" calcext:value-type="string">
            <text:p>Création d’un pumptrack</text:p>
          </table:table-cell>
          <table:table-cell table:style-name="ce6" office:value-type="currency" office:currency="EUR" office:value="99572" calcext:value-type="currency">
            <text:p>99 572 €</text:p>
          </table:table-cell>
          <table:table-cell table:style-name="ce6" office:value-type="currency" office:currency="EUR" office:value="29872" calcext:value-type="currency">
            <text:p>29 872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Castellet-lès-Sausses</text:p>
          </table:table-cell>
          <table:table-cell table:style-name="ce4" office:value-type="string" calcext:value-type="string">
            <text:p>Reconstruction d’un mur de soutènement</text:p>
          </table:table-cell>
          <table:table-cell table:style-name="ce6" office:value-type="currency" office:currency="EUR" office:value="40490" calcext:value-type="currency">
            <text:p>40 490 €</text:p>
          </table:table-cell>
          <table:table-cell table:style-name="ce6" office:value-type="currency" office:currency="EUR" office:value="14950" calcext:value-type="currency">
            <text:p>14 95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Clumanc</text:p>
          </table:table-cell>
          <table:table-cell table:style-name="ce4" office:value-type="string" calcext:value-type="string">
            <text:p>Acquisition de matériel de travaux publics (minipelle, remorque et tractopelle)</text:p>
          </table:table-cell>
          <table:table-cell table:style-name="ce6" office:value-type="currency" office:currency="EUR" office:value="70000" calcext:value-type="currency">
            <text:p>70 000 €</text:p>
          </table:table-cell>
          <table:table-cell table:style-name="ce6" office:value-type="currency" office:currency="EUR" office:value="35000" calcext:value-type="currency">
            <text:p>35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Demandolx</text:p>
          </table:table-cell>
          <table:table-cell table:style-name="ce4" office:value-type="string" calcext:value-type="string">
            <text:p>Travaux de terrassement et pose de compteurs individuels d’eau potable</text:p>
          </table:table-cell>
          <table:table-cell table:style-name="ce6" office:value-type="currency" office:currency="EUR" office:value="213675" calcext:value-type="currency">
            <text:p>213 675 €</text:p>
          </table:table-cell>
          <table:table-cell table:style-name="ce6" office:value-type="currency" office:currency="EUR" office:value="85470" calcext:value-type="currency">
            <text:p>85 47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La Mure-Argens</text:p>
          </table:table-cell>
          <table:table-cell table:style-name="ce4" office:value-type="string" calcext:value-type="string">
            <text:p>Travaux d’urgence concernant l’église Notre Dame de Vauvert</text:p>
          </table:table-cell>
          <table:table-cell table:style-name="ce6" office:value-type="currency" office:currency="EUR" office:value="6570" calcext:value-type="currency">
            <text:p>6 570 €</text:p>
          </table:table-cell>
          <table:table-cell table:style-name="ce6" office:value-type="currency" office:currency="EUR" office:value="1971" calcext:value-type="currency">
            <text:p>1 971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La Palud-sur-Verdon</text:p>
          </table:table-cell>
          <table:table-cell table:style-name="ce4" office:value-type="string" calcext:value-type="string">
            <text:p>Travaux de rénovation du système de production et de distribution d’eau chaude sanitaire au camping municipal</text:p>
          </table:table-cell>
          <table:table-cell table:style-name="ce6" office:value-type="currency" office:currency="EUR" office:value="29209" calcext:value-type="currency">
            <text:p>29 209 €</text:p>
          </table:table-cell>
          <table:table-cell table:style-name="ce6" office:value-type="currency" office:currency="EUR" office:value="17525" calcext:value-type="currency">
            <text:p>17 525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Peyroules</text:p>
          </table:table-cell>
          <table:table-cell table:style-name="ce4" office:value-type="string" calcext:value-type="string">
            <text:p>Remplacement patrimonial d’une conduite d’eau potable au hameau de la Bâtie</text:p>
          </table:table-cell>
          <table:table-cell table:style-name="ce6" office:value-type="currency" office:currency="EUR" office:value="101211" calcext:value-type="currency">
            <text:p>101 211 €</text:p>
          </table:table-cell>
          <table:table-cell table:style-name="ce6" office:value-type="currency" office:currency="EUR" office:value="40484" calcext:value-type="currency">
            <text:p>40 484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style-name="ce4" office:value-type="string" calcext:value-type="string">
            <text:p>La Rochette -04</text:p>
          </table:table-cell>
          <table:table-cell table:style-name="ce4" office:value-type="string" calcext:value-type="string">
            <text:p>La Rochette</text:p>
          </table:table-cell>
          <table:table-cell table:style-name="ce4" office:value-type="string" calcext:value-type="string">
            <text:p>Sécurisation des rues du village : rues de la Mairie, du Pontis, de l’Horloge, de l’église et placette du Pontis</text:p>
          </table:table-cell>
          <table:table-cell table:style-name="ce6" office:value-type="currency" office:currency="EUR" office:value="89000" calcext:value-type="currency">
            <text:p>89 000 €</text:p>
          </table:table-cell>
          <table:table-cell table:style-name="ce6" office:value-type="currency" office:currency="EUR" office:value="35600" calcext:value-type="currency">
            <text:p>35 6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style-name="ce4" office:value-type="string" calcext:value-type="string">
            <text:p>La Rochette -04</text:p>
          </table:table-cell>
          <table:table-cell table:style-name="ce4" office:value-type="string" calcext:value-type="string">
            <text:p>La Rochette</text:p>
          </table:table-cell>
          <table:table-cell table:style-name="ce4" office:value-type="string" calcext:value-type="string">
            <text:p>Mise en conformité des compteurs d’eau</text:p>
          </table:table-cell>
          <table:table-cell table:style-name="ce6" office:value-type="currency" office:currency="EUR" office:value="30135" calcext:value-type="currency">
            <text:p>30 135 €</text:p>
          </table:table-cell>
          <table:table-cell table:style-name="ce6" office:value-type="currency" office:currency="EUR" office:value="15067" calcext:value-type="currency">
            <text:p>15 067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style-name="ce4" office:value-type="string" calcext:value-type="string">
            <text:p>La Rochette -04</text:p>
          </table:table-cell>
          <table:table-cell table:style-name="ce4" office:value-type="string" calcext:value-type="string">
            <text:p>La Rochette</text:p>
          </table:table-cell>
          <table:table-cell table:style-name="ce4" office:value-type="string" calcext:value-type="string">
            <text:p>Protection du Massif Forestier conte les incendies de forêt Pistes DFCI Saint Saturnin, La Baume, les Miolans</text:p>
          </table:table-cell>
          <table:table-cell table:style-name="ce6" office:value-type="currency" office:currency="EUR" office:value="23190" calcext:value-type="currency">
            <text:p>23 190 €</text:p>
          </table:table-cell>
          <table:table-cell table:style-name="ce6" office:value-type="currency" office:currency="EUR" office:value="11595" calcext:value-type="currency">
            <text:p>11 595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Rougon</text:p>
          </table:table-cell>
          <table:table-cell table:style-name="ce4" office:value-type="string" calcext:value-type="string">
            <text:p>Installation d’un éclairage public solaire sur trois sites : parking Notre Dame, Descente de la Chapelle et Oratoire de la Chapelle</text:p>
          </table:table-cell>
          <table:table-cell table:style-name="ce6" office:value-type="currency" office:currency="EUR" office:value="22638" calcext:value-type="currency">
            <text:p>22 638 €</text:p>
          </table:table-cell>
          <table:table-cell table:style-name="ce6" office:value-type="currency" office:currency="EUR" office:value="4528" calcext:value-type="currency">
            <text:p>4 528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Rougon</text:p>
          </table:table-cell>
          <table:table-cell table:style-name="ce4" office:value-type="string" calcext:value-type="string">
            <text:p>Installation de nouveaux compteurs d’eau général et déplacement d’un regard</text:p>
          </table:table-cell>
          <table:table-cell table:style-name="ce6" office:value-type="currency" office:currency="EUR" office:value="9103" calcext:value-type="currency">
            <text:p>9 103 €</text:p>
          </table:table-cell>
          <table:table-cell table:style-name="ce6" office:value-type="currency" office:currency="EUR" office:value="3641" calcext:value-type="currency">
            <text:p>3 641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Rougon</text:p>
          </table:table-cell>
          <table:table-cell table:style-name="ce4" office:value-type="string" calcext:value-type="string">
            <text:p>Création d’un chemin de Suech pour accéder aux infrastructures de l’eau potable</text:p>
          </table:table-cell>
          <table:table-cell table:style-name="ce6" office:value-type="currency" office:currency="EUR" office:value="8413" calcext:value-type="currency">
            <text:p>8 413 €</text:p>
          </table:table-cell>
          <table:table-cell table:style-name="ce6" office:value-type="currency" office:currency="EUR" office:value="4206" calcext:value-type="currency">
            <text:p>4 206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Saint-André-les-Alpes</text:p>
          </table:table-cell>
          <table:table-cell table:style-name="ce4" office:value-type="string" calcext:value-type="string">
            <text:p>Installation d’un système de vidéoprotection </text:p>
          </table:table-cell>
          <table:table-cell table:style-name="ce6" office:value-type="currency" office:currency="EUR" office:value="19590.7" calcext:value-type="currency">
            <text:p>19 591 €</text:p>
          </table:table-cell>
          <table:table-cell table:style-name="ce6" office:value-type="currency" office:currency="EUR" office:value="15672" calcext:value-type="currency">
            <text:p>15 672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Saint-Jacques</text:p>
          </table:table-cell>
          <table:table-cell table:style-name="ce4" office:value-type="string" calcext:value-type="string">
            <text:p>Pavage de la chaussée communale : Montée du Coulet, rue des Secaires et Andrône</text:p>
          </table:table-cell>
          <table:table-cell table:style-name="ce6" office:value-type="currency" office:currency="EUR" office:value="91974" calcext:value-type="currency">
            <text:p>91 974 €</text:p>
          </table:table-cell>
          <table:table-cell table:style-name="ce6" office:value-type="currency" office:currency="EUR" office:value="36790" calcext:value-type="currency">
            <text:p>36 79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Saint-Lions</text:p>
          </table:table-cell>
          <table:table-cell table:style-name="ce4" office:value-type="string" calcext:value-type="string">
            <text:p>Travaux de restauration de l’église Saint-Laurent</text:p>
          </table:table-cell>
          <table:table-cell table:style-name="ce6" office:value-type="currency" office:currency="EUR" office:value="365723" calcext:value-type="currency">
            <text:p>365 723 €</text:p>
          </table:table-cell>
          <table:table-cell table:style-name="ce6" office:value-type="currency" office:currency="EUR" office:value="146289" calcext:value-type="currency">
            <text:p>146 289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Saint-Pierre</text:p>
          </table:table-cell>
          <table:table-cell table:style-name="ce4" office:value-type="string" calcext:value-type="string">
            <text:p>Réhabilitation, revégétalisation et désimperméabilisation de la place des Acacias</text:p>
          </table:table-cell>
          <table:table-cell table:style-name="ce6" office:value-type="currency" office:currency="EUR" office:value="52716" calcext:value-type="currency">
            <text:p>52 716 €</text:p>
          </table:table-cell>
          <table:table-cell table:style-name="ce6" office:value-type="currency" office:currency="EUR" office:value="26358" calcext:value-type="currency">
            <text:p>26 358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Saint-Pierre</text:p>
          </table:table-cell>
          <table:table-cell table:style-name="ce4" office:value-type="string" calcext:value-type="string">
            <text:p>Réhabilitation du logement conventionné « La Curiale » rez-de-chaussée</text:p>
          </table:table-cell>
          <table:table-cell table:style-name="ce6" office:value-type="currency" office:currency="EUR" office:value="24546" calcext:value-type="currency">
            <text:p>24 546 €</text:p>
          </table:table-cell>
          <table:table-cell table:style-name="ce6" office:value-type="currency" office:currency="EUR" office:value="11080" calcext:value-type="currency">
            <text:p>11 08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Sausses</text:p>
          </table:table-cell>
          <table:table-cell table:style-name="ce4" office:value-type="string" calcext:value-type="string">
            <text:p>Création d’arrêts de transport en commun régionaux et aménagement / sécurisation du croisement RD410 / RD2202</text:p>
          </table:table-cell>
          <table:table-cell table:style-name="ce6" office:value-type="currency" office:currency="EUR" office:value="80890" calcext:value-type="currency">
            <text:p>80 890 €</text:p>
          </table:table-cell>
          <table:table-cell table:style-name="ce6" office:value-type="currency" office:currency="EUR" office:value="40445" calcext:value-type="currency">
            <text:p>40 445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Vergons</text:p>
          </table:table-cell>
          <table:table-cell table:style-name="ce4" office:value-type="string" calcext:value-type="string">
            <text:p>Sécurisation et reprofilage d’un virage route de l’Hostellerie à l’Iscle de Vergons</text:p>
          </table:table-cell>
          <table:table-cell table:style-name="ce6" office:value-type="currency" office:currency="EUR" office:value="17200" calcext:value-type="currency">
            <text:p>17 200 €</text:p>
          </table:table-cell>
          <table:table-cell table:style-name="ce6" office:value-type="currency" office:currency="EUR" office:value="6880" calcext:value-type="currency">
            <text:p>6 88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Vergons</text:p>
          </table:table-cell>
          <table:table-cell table:style-name="ce4" office:value-type="string" calcext:value-type="string">
            <text:p>Aménagement énergétique de la salle du Conseil municipal par la pose de volets roulants isolants</text:p>
          </table:table-cell>
          <table:table-cell table:style-name="ce6" office:value-type="currency" office:currency="EUR" office:value="4050" calcext:value-type="currency">
            <text:p>4 050 €</text:p>
          </table:table-cell>
          <table:table-cell table:style-name="ce6" office:value-type="currency" office:currency="EUR" office:value="2430" calcext:value-type="currency">
            <text:p>2 43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Aiglun -04</text:p>
          </table:table-cell>
          <table:table-cell table:style-name="ce4" office:value-type="string" calcext:value-type="string">
            <text:p>Aiglun</text:p>
          </table:table-cell>
          <table:table-cell table:style-name="ce4" office:value-type="string" calcext:value-type="string">
            <text:p>Transformation d’un terrain de football en herbe en terrain synthétique</text:p>
          </table:table-cell>
          <table:table-cell table:style-name="ce6" office:value-type="currency" office:currency="EUR" office:value="810000" calcext:value-type="currency">
            <text:p>810 000 €</text:p>
          </table:table-cell>
          <table:table-cell table:style-name="ce6" office:value-type="currency" office:currency="EUR" office:value="200000" calcext:value-type="currency">
            <text:p>20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Barras</text:p>
          </table:table-cell>
          <table:table-cell table:style-name="ce4" office:value-type="string" calcext:value-type="string">
            <text:p>Installation d’une borne incendie</text:p>
          </table:table-cell>
          <table:table-cell table:style-name="ce6" office:value-type="currency" office:currency="EUR" office:value="4173" calcext:value-type="currency">
            <text:p>4 173 €</text:p>
          </table:table-cell>
          <table:table-cell table:style-name="ce6" office:value-type="currency" office:currency="EUR" office:value="3338" calcext:value-type="currency">
            <text:p>3 338 €</text:p>
          </table:table-cell>
          <table:table-cell table:number-columns-repeated="2"/>
        </table:table-row>
        <table:table-row table:style-name="ro2">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Beaujeu</text:p>
          </table:table-cell>
          <table:table-cell table:style-name="ce4" office:value-type="string" calcext:value-type="string">
            <text:p>Travaux dans la salle polyvalente : mise en sécurité de l’électricité et des blocs de secours, remplacement des chauffages aérothermes par des climatisations réversibles</text:p>
          </table:table-cell>
          <table:table-cell table:style-name="ce6" office:value-type="currency" office:currency="EUR" office:value="19848" calcext:value-type="currency">
            <text:p>19 848 €</text:p>
          </table:table-cell>
          <table:table-cell table:style-name="ce6" office:value-type="currency" office:currency="EUR" office:value="9924" calcext:value-type="currency">
            <text:p>9 924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Le Castellard-Mélan</text:p>
          </table:table-cell>
          <table:table-cell table:style-name="ce4" office:value-type="string" calcext:value-type="string">
            <text:p>Travaux conservatoires à l’église du Castellard-Mélan</text:p>
          </table:table-cell>
          <table:table-cell table:style-name="ce6" office:value-type="currency" office:currency="EUR" office:value="12000" calcext:value-type="currency">
            <text:p>12 000 €</text:p>
          </table:table-cell>
          <table:table-cell table:style-name="ce6" office:value-type="currency" office:currency="EUR" office:value="7200" calcext:value-type="currency">
            <text:p>7 2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Le Chaffaut-Saint-Jurson</text:p>
          </table:table-cell>
          <table:table-cell table:style-name="ce4" office:value-type="string" calcext:value-type="string">
            <text:p>Ecole numérique rurale 2025</text:p>
          </table:table-cell>
          <table:table-cell table:style-name="ce6" office:value-type="currency" office:currency="EUR" office:value="11605" calcext:value-type="currency">
            <text:p>11 605 €</text:p>
          </table:table-cell>
          <table:table-cell table:style-name="ce6" office:value-type="currency" office:currency="EUR" office:value="5040" calcext:value-type="currency">
            <text:p>5 04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Champtercier</text:p>
          </table:table-cell>
          <table:table-cell table:style-name="ce4" office:value-type="string" calcext:value-type="string">
            <text:p>Réhabilitation du terrain de tennis</text:p>
          </table:table-cell>
          <table:table-cell table:style-name="ce6" office:value-type="currency" office:currency="EUR" office:value="35629" calcext:value-type="currency">
            <text:p>35 629 €</text:p>
          </table:table-cell>
          <table:table-cell table:style-name="ce6" office:value-type="currency" office:currency="EUR" office:value="21377" calcext:value-type="currency">
            <text:p>21 377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Champtercier</text:p>
          </table:table-cell>
          <table:table-cell table:style-name="ce4" office:value-type="string" calcext:value-type="string">
            <text:p>Acquisition de tableaux blancs interactifs pour l’école</text:p>
          </table:table-cell>
          <table:table-cell table:style-name="ce6" office:value-type="currency" office:currency="EUR" office:value="7320" calcext:value-type="currency">
            <text:p>7 320 €</text:p>
          </table:table-cell>
          <table:table-cell table:style-name="ce6" office:value-type="currency" office:currency="EUR" office:value="3660" calcext:value-type="currency">
            <text:p>3 66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Château-Arnoux-Saint-Auban</text:p>
          </table:table-cell>
          <table:table-cell table:style-name="ce4" office:value-type="string" calcext:value-type="string">
            <text:p>Rénovation énergétique du pavillon 801 pour l’installation de la cantine de l’école Manceau</text:p>
          </table:table-cell>
          <table:table-cell table:style-name="ce6" office:value-type="currency" office:currency="EUR" office:value="140361.02" calcext:value-type="currency">
            <text:p>140 361 €</text:p>
          </table:table-cell>
          <table:table-cell table:style-name="ce6" office:value-type="currency" office:currency="EUR" office:value="84217" calcext:value-type="currency">
            <text:p>84 217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Château-Arnoux-Saint-Auban</text:p>
          </table:table-cell>
          <table:table-cell table:style-name="ce4" office:value-type="string" calcext:value-type="string">
            <text:p>Installation de la vidéoprotection</text:p>
          </table:table-cell>
          <table:table-cell table:style-name="ce6" office:value-type="currency" office:currency="EUR" office:value="158000" calcext:value-type="currency">
            <text:p>158 000 €</text:p>
          </table:table-cell>
          <table:table-cell table:style-name="ce6" office:value-type="currency" office:currency="EUR" office:value="100000" calcext:value-type="currency">
            <text:p>100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Châteauredon</text:p>
          </table:table-cell>
          <table:table-cell table:style-name="ce4" office:value-type="string" calcext:value-type="string">
            <text:p>Travaux de sauvegarde du mur d’enceinte du cimetière communal et des caveaux </text:p>
          </table:table-cell>
          <table:table-cell table:style-name="ce6" office:value-type="currency" office:currency="EUR" office:value="114034.4" calcext:value-type="currency">
            <text:p>114 034 €</text:p>
          </table:table-cell>
          <table:table-cell table:style-name="ce6" office:value-type="currency" office:currency="EUR" office:value="68421" calcext:value-type="currency">
            <text:p>68 421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Provence-Alpes-Agglomération (PAA)</text:p>
          </table:table-cell>
          <table:table-cell table:style-name="ce4" office:value-type="string" calcext:value-type="string">
            <text:p>Champtercier</text:p>
          </table:table-cell>
          <table:table-cell table:style-name="ce4" office:value-type="string" calcext:value-type="string">
            <text:p>Amélioration de la gestion des eaux pluviales sur le centre ancien de Champtercier</text:p>
          </table:table-cell>
          <table:table-cell table:style-name="ce6" office:value-type="currency" office:currency="EUR" office:value="126000" calcext:value-type="currency">
            <text:p>126 000 €</text:p>
          </table:table-cell>
          <table:table-cell table:style-name="ce6" office:value-type="currency" office:currency="EUR" office:value="68200" calcext:value-type="currency">
            <text:p>68 2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Provence-Alpes-Agglomération (PAA)</text:p>
          </table:table-cell>
          <table:table-cell table:style-name="ce4" office:value-type="string" calcext:value-type="string">
            <text:p>Montclar</text:p>
          </table:table-cell>
          <table:table-cell table:style-name="ce4" office:value-type="string" calcext:value-type="string">
            <text:p>Dévoiement des réseaux et ouvrages d’eau potable aux Vials sur la commune de Montclar</text:p>
          </table:table-cell>
          <table:table-cell table:style-name="ce6" office:value-type="currency" office:currency="EUR" office:value="210000" calcext:value-type="currency">
            <text:p>210 000 €</text:p>
          </table:table-cell>
          <table:table-cell table:style-name="ce6" office:value-type="currency" office:currency="EUR" office:value="63000" calcext:value-type="currency">
            <text:p>63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Provence-Alpes-Agglomération (PAA)</text:p>
          </table:table-cell>
          <table:table-cell table:style-name="ce4" office:value-type="string" calcext:value-type="string">
            <text:p>Digne-les-Bains</text:p>
          </table:table-cell>
          <table:table-cell table:style-name="ce4" office:value-type="string" calcext:value-type="string">
            <text:p>Sécurisation de la desserte en eau en rive gauche de la Bléone à Digne-les-Bains</text:p>
          </table:table-cell>
          <table:table-cell table:style-name="ce6" office:value-type="currency" office:currency="EUR" office:value="521000" calcext:value-type="currency">
            <text:p>521 000 €</text:p>
          </table:table-cell>
          <table:table-cell table:style-name="ce6" office:value-type="currency" office:currency="EUR" office:value="104200" calcext:value-type="currency">
            <text:p>104 2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Provence-Alpes-Agglomération (PAA)</text:p>
          </table:table-cell>
          <table:table-cell table:style-name="ce4" office:value-type="string" calcext:value-type="string">
            <text:p>Digne-les-Bains</text:p>
          </table:table-cell>
          <table:table-cell table:style-name="ce4" office:value-type="string" calcext:value-type="string">
            <text:p>Déconstruction des réseaux d’eau potable et d’eaux usées sur l’ancien pont des Arches à Digne-les-Bains – Priorité n°3</text:p>
          </table:table-cell>
          <table:table-cell table:style-name="ce6" office:value-type="currency" office:currency="EUR" office:value="223000" calcext:value-type="currency">
            <text:p>223 000 €</text:p>
          </table:table-cell>
          <table:table-cell table:style-name="ce6" office:value-type="currency" office:currency="EUR" office:value="111500" calcext:value-type="currency">
            <text:p>111 5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Digne-les-Bains</text:p>
          </table:table-cell>
          <table:table-cell table:style-name="ce4" office:value-type="string" calcext:value-type="string">
            <text:p>Mise en place de la vidéoprotection sur le boulevard Gassendi avec l’installation de 13 caméras supplémentaires</text:p>
          </table:table-cell>
          <table:table-cell table:style-name="ce6" office:value-type="currency" office:currency="EUR" office:value="88594" calcext:value-type="currency">
            <text:p>88 594 €</text:p>
          </table:table-cell>
          <table:table-cell table:style-name="ce6" office:value-type="currency" office:currency="EUR" office:value="35427" calcext:value-type="currency">
            <text:p>35 427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Digne-les-Bains</text:p>
          </table:table-cell>
          <table:table-cell table:style-name="ce4" office:value-type="string" calcext:value-type="string">
            <text:p>Réfection de la toiture de l’école élémentaire de la Sèbe</text:p>
          </table:table-cell>
          <table:table-cell table:style-name="ce6" office:value-type="currency" office:currency="EUR" office:value="70000" calcext:value-type="currency">
            <text:p>70 000 €</text:p>
          </table:table-cell>
          <table:table-cell table:style-name="ce6" office:value-type="currency" office:currency="EUR" office:value="35000" calcext:value-type="currency">
            <text:p>35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Estoublon</text:p>
          </table:table-cell>
          <table:table-cell table:style-name="ce4" office:value-type="string" calcext:value-type="string">
            <text:p>Réfection de la route de Saint-Jurs – Tranche n°2</text:p>
          </table:table-cell>
          <table:table-cell table:style-name="ce6" office:value-type="currency" office:currency="EUR" office:value="66666.67" calcext:value-type="currency">
            <text:p>66 667 €</text:p>
          </table:table-cell>
          <table:table-cell table:style-name="ce6" office:value-type="currency" office:currency="EUR" office:value="33333" calcext:value-type="currency">
            <text:p>33 333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Ganagobie</text:p>
          </table:table-cell>
          <table:table-cell table:style-name="ce4" office:value-type="string" calcext:value-type="string">
            <text:p>Création d’un espace fitness adultes et seniors</text:p>
          </table:table-cell>
          <table:table-cell table:style-name="ce6" office:value-type="currency" office:currency="EUR" office:value="11540" calcext:value-type="currency">
            <text:p>11 540 €</text:p>
          </table:table-cell>
          <table:table-cell table:style-name="ce6" office:value-type="currency" office:currency="EUR" office:value="5770" calcext:value-type="currency">
            <text:p>5 77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Ganagobie</text:p>
          </table:table-cell>
          <table:table-cell table:style-name="ce4" office:value-type="string" calcext:value-type="string">
            <text:p>Rénovation énergétique de logements communaux</text:p>
          </table:table-cell>
          <table:table-cell table:style-name="ce6" office:value-type="currency" office:currency="EUR" office:value="11616" calcext:value-type="currency">
            <text:p>11 616 €</text:p>
          </table:table-cell>
          <table:table-cell table:style-name="ce6" office:value-type="currency" office:currency="EUR" office:value="4646" calcext:value-type="currency">
            <text:p>4 646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Majastres</text:p>
          </table:table-cell>
          <table:table-cell table:style-name="ce4" office:value-type="string" calcext:value-type="string">
            <text:p>Rénovation de l’église Phase 1 : travaux extérieurs et voûte intérieure</text:p>
          </table:table-cell>
          <table:table-cell table:style-name="ce6" office:value-type="currency" office:currency="EUR" office:value="116009" calcext:value-type="currency">
            <text:p>116 009 €</text:p>
          </table:table-cell>
          <table:table-cell table:style-name="ce6" office:value-type="currency" office:currency="EUR" office:value="69605" calcext:value-type="currency">
            <text:p>69 605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Malijai</text:p>
          </table:table-cell>
          <table:table-cell table:style-name="ce4" office:value-type="string" calcext:value-type="string">
            <text:p>Rénovation des toitures du foyer culturel et de l’école élémentaire</text:p>
          </table:table-cell>
          <table:table-cell table:style-name="ce6" office:value-type="currency" office:currency="EUR" office:value="119658.59" calcext:value-type="currency">
            <text:p>119 659 €</text:p>
          </table:table-cell>
          <table:table-cell table:style-name="ce6" office:value-type="currency" office:currency="EUR" office:value="71795" calcext:value-type="currency">
            <text:p>71 795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Mallefougasse-Augès</text:p>
          </table:table-cell>
          <table:table-cell table:style-name="ce4" office:value-type="string" calcext:value-type="string">
            <text:p>Extension et valorisation du réseau d’éclairage public <text:s/>chemin Claude Galley et allée des Chênes</text:p>
          </table:table-cell>
          <table:table-cell table:style-name="ce6" office:value-type="currency" office:currency="EUR" office:value="23772" calcext:value-type="currency">
            <text:p>23 772 €</text:p>
          </table:table-cell>
          <table:table-cell table:style-name="ce6" office:value-type="currency" office:currency="EUR" office:value="4755" calcext:value-type="currency">
            <text:p>4 755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Mallefougasse-Augès</text:p>
          </table:table-cell>
          <table:table-cell table:style-name="ce4" office:value-type="string" calcext:value-type="string">
            <text:p>Extension du système de vidéoprotection</text:p>
          </table:table-cell>
          <table:table-cell table:style-name="ce6" office:value-type="currency" office:currency="EUR" office:value="1688" calcext:value-type="currency">
            <text:p>1 688 €</text:p>
          </table:table-cell>
          <table:table-cell table:style-name="ce6" office:value-type="currency" office:currency="EUR" office:value="338" calcext:value-type="currency">
            <text:p>338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Marcoux</text:p>
          </table:table-cell>
          <table:table-cell table:style-name="ce4" office:value-type="string" calcext:value-type="string">
            <text:p>Rénovation énergétique du bâtiment de la mairie</text:p>
          </table:table-cell>
          <table:table-cell table:style-name="ce6" office:value-type="currency" office:currency="EUR" office:value="38456.43" calcext:value-type="currency">
            <text:p>38 456 €</text:p>
          </table:table-cell>
          <table:table-cell table:style-name="ce6" office:value-type="currency" office:currency="EUR" office:value="18844" calcext:value-type="currency">
            <text:p>18 844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Les Mées</text:p>
          </table:table-cell>
          <table:table-cell table:style-name="ce4" office:value-type="string" calcext:value-type="string">
            <text:p>Vidéoprotection</text:p>
          </table:table-cell>
          <table:table-cell table:style-name="ce6" office:value-type="currency" office:currency="EUR" office:value="35490" calcext:value-type="currency">
            <text:p>35 490 €</text:p>
          </table:table-cell>
          <table:table-cell table:style-name="ce6" office:value-type="currency" office:currency="EUR" office:value="28392" calcext:value-type="currency">
            <text:p>28 392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Les Mées</text:p>
          </table:table-cell>
          <table:table-cell table:style-name="ce4" office:value-type="string" calcext:value-type="string">
            <text:p>Equipement numérique des écoles de Dabisse et de Pasteur : acquisition de 9 ordinateurs portables, de 3 tabletttes tactiles e de 4 écrans interactifs</text:p>
          </table:table-cell>
          <table:table-cell table:style-name="ce6" office:value-type="currency" office:currency="EUR" office:value="16254" calcext:value-type="currency">
            <text:p>16 254 €</text:p>
          </table:table-cell>
          <table:table-cell table:style-name="ce6" office:value-type="currency" office:currency="EUR" office:value="8127" calcext:value-type="currency">
            <text:p>8 127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Mézel</text:p>
          </table:table-cell>
          <table:table-cell table:style-name="ce4" office:value-type="string" calcext:value-type="string">
            <text:p>Protection des bâtiments des installations publiques et abords par le développement de la vidéoprotection</text:p>
          </table:table-cell>
          <table:table-cell table:style-name="ce6" office:value-type="currency" office:currency="EUR" office:value="52300" calcext:value-type="currency">
            <text:p>52 300 €</text:p>
          </table:table-cell>
          <table:table-cell table:style-name="ce6" office:value-type="currency" office:currency="EUR" office:value="41840" calcext:value-type="currency">
            <text:p>41 84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Mézel</text:p>
          </table:table-cell>
          <table:table-cell table:style-name="ce4" office:value-type="string" calcext:value-type="string">
            <text:p>Remise aux normes d’un ERP (cabinet d’infirmiers et de masseur kinésithérapeute)</text:p>
          </table:table-cell>
          <table:table-cell table:style-name="ce6" office:value-type="currency" office:currency="EUR" office:value="11227.88" calcext:value-type="currency">
            <text:p>11 228 €</text:p>
          </table:table-cell>
          <table:table-cell table:style-name="ce6" office:value-type="currency" office:currency="EUR" office:value="6737" calcext:value-type="currency">
            <text:p>6 737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Prads-Haute-Bléone</text:p>
          </table:table-cell>
          <table:table-cell table:style-name="ce4" office:value-type="string" calcext:value-type="string">
            <text:p>Rénovation du logement destiné aux gardiens du refuge de l’Estrop</text:p>
          </table:table-cell>
          <table:table-cell table:style-name="ce6" office:value-type="currency" office:currency="EUR" office:value="41500" calcext:value-type="currency">
            <text:p>41 500 €</text:p>
          </table:table-cell>
          <table:table-cell table:style-name="ce6" office:value-type="currency" office:currency="EUR" office:value="16600" calcext:value-type="currency">
            <text:p>16 6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Saint-Jurs</text:p>
          </table:table-cell>
          <table:table-cell table:style-name="ce4" office:value-type="string" calcext:value-type="string">
            <text:p>Remise en état de la rue du Four</text:p>
          </table:table-cell>
          <table:table-cell table:style-name="ce6" office:value-type="currency" office:currency="EUR" office:value="17000" calcext:value-type="currency">
            <text:p>17 000 €</text:p>
          </table:table-cell>
          <table:table-cell table:style-name="ce6" office:value-type="currency" office:currency="EUR" office:value="8500" calcext:value-type="currency">
            <text:p>8 5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Seyne</text:p>
          </table:table-cell>
          <table:table-cell table:style-name="ce4" office:value-type="string" calcext:value-type="string">
            <text:p>Ecole – Acquisition d’équipements informatiques </text:p>
          </table:table-cell>
          <table:table-cell table:style-name="ce6" office:value-type="currency" office:currency="EUR" office:value="6966" calcext:value-type="currency">
            <text:p>6 966 €</text:p>
          </table:table-cell>
          <table:table-cell table:style-name="ce6" office:value-type="currency" office:currency="EUR" office:value="5573" calcext:value-type="currency">
            <text:p>5 573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Seyne</text:p>
          </table:table-cell>
          <table:table-cell table:style-name="ce4" office:value-type="string" calcext:value-type="string">
            <text:p>Vidéprotection à Seyne – Projet Rivage</text:p>
          </table:table-cell>
          <table:table-cell table:style-name="ce6" office:value-type="currency" office:currency="EUR" office:value="56566.76" calcext:value-type="currency">
            <text:p>56 567 €</text:p>
          </table:table-cell>
          <table:table-cell table:style-name="ce6" office:value-type="currency" office:currency="EUR" office:value="45253" calcext:value-type="currency">
            <text:p>45 253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Aubenas-les-Alpes</text:p>
          </table:table-cell>
          <table:table-cell table:style-name="ce4" office:value-type="string" calcext:value-type="string">
            <text:p>Restauration et mise en valeur de l’église Notre-Dame de l’Assomption de la Vierge – Tr1 </text:p>
          </table:table-cell>
          <table:table-cell table:style-name="ce6" office:value-type="currency" office:currency="EUR" office:value="185500" calcext:value-type="currency">
            <text:p>185 500 €</text:p>
          </table:table-cell>
          <table:table-cell table:style-name="ce6" office:value-type="currency" office:currency="EUR" office:value="81354" calcext:value-type="currency">
            <text:p>81 354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Authon</text:p>
          </table:table-cell>
          <table:table-cell table:style-name="ce4" office:value-type="string" calcext:value-type="string">
            <text:p>Rectification d’un virage sur la voirie communale</text:p>
          </table:table-cell>
          <table:table-cell table:style-name="ce6" office:value-type="currency" office:currency="EUR" office:value="67354.75" calcext:value-type="currency">
            <text:p>67 355 €</text:p>
          </table:table-cell>
          <table:table-cell table:style-name="ce6" office:value-type="currency" office:currency="EUR" office:value="33677" calcext:value-type="currency">
            <text:p>33 677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Authon</text:p>
          </table:table-cell>
          <table:table-cell table:style-name="ce4" office:value-type="string" calcext:value-type="string">
            <text:p>Mise en conformité et sécurité du gîte des Monges</text:p>
          </table:table-cell>
          <table:table-cell table:style-name="ce6" office:value-type="currency" office:currency="EUR" office:value="3947.81" calcext:value-type="currency">
            <text:p>3 948 €</text:p>
          </table:table-cell>
          <table:table-cell table:style-name="ce6" office:value-type="currency" office:currency="EUR" office:value="2368" calcext:value-type="currency">
            <text:p>2 368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Bayons</text:p>
          </table:table-cell>
          <table:table-cell table:style-name="ce4" office:value-type="string" calcext:value-type="string">
            <text:p>Réhabilitation des locaux de la mairie et de deux logements </text:p>
          </table:table-cell>
          <table:table-cell table:style-name="ce6" office:value-type="currency" office:currency="EUR" office:value="640000" calcext:value-type="currency">
            <text:p>640 000 €</text:p>
          </table:table-cell>
          <table:table-cell table:style-name="ce6" office:value-type="currency" office:currency="EUR" office:value="200000" calcext:value-type="currency">
            <text:p>20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La Brillanne</text:p>
          </table:table-cell>
          <table:table-cell table:style-name="ce4" office:value-type="string" calcext:value-type="string">
            <text:p>Projet d’extension de la vidéoprotection</text:p>
          </table:table-cell>
          <table:table-cell table:style-name="ce6" office:value-type="currency" office:currency="EUR" office:value="12557.88" calcext:value-type="currency">
            <text:p>12 558 €</text:p>
          </table:table-cell>
          <table:table-cell table:style-name="ce6" office:value-type="currency" office:currency="EUR" office:value="5023" calcext:value-type="currency">
            <text:p>5 023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Le Caire</text:p>
          </table:table-cell>
          <table:table-cell table:style-name="ce4" office:value-type="string" calcext:value-type="string">
            <text:p>Réfection d’une partie du chemin du cimetière (allée centrale) et de la montée de l’église (cheminement piétonnier)</text:p>
          </table:table-cell>
          <table:table-cell table:style-name="ce6" office:value-type="currency" office:currency="EUR" office:value="17959.01" calcext:value-type="currency">
            <text:p>17 959 €</text:p>
          </table:table-cell>
          <table:table-cell table:style-name="ce6" office:value-type="currency" office:currency="EUR" office:value="8980" calcext:value-type="currency">
            <text:p>8 98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d'Apt-Luberon</text:p>
          </table:table-cell>
          <table:table-cell table:number-columns-repeated="2" table:style-name="ce4" office:value-type="string" calcext:value-type="string">
            <text:p>Céreste</text:p>
          </table:table-cell>
          <table:table-cell table:style-name="ce4" office:value-type="string" calcext:value-type="string">
            <text:p>Réhabilitation et extension du centre d’incendie de Céreste</text:p>
          </table:table-cell>
          <table:table-cell table:style-name="ce6" office:value-type="currency" office:currency="EUR" office:value="1170840" calcext:value-type="currency">
            <text:p>1 170 840 €</text:p>
          </table:table-cell>
          <table:table-cell table:style-name="ce6" office:value-type="currency" office:currency="EUR" office:value="500000" calcext:value-type="currency">
            <text:p>50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style-name="ce4" office:value-type="string" calcext:value-type="string">
            <text:p>CC Haute-Provence - Pays de Banon</text:p>
          </table:table-cell>
          <table:table-cell table:style-name="ce4" office:value-type="string" calcext:value-type="string">
            <text:p>Banon</text:p>
          </table:table-cell>
          <table:table-cell table:style-name="ce4" office:value-type="string" calcext:value-type="string">
            <text:p>Extension de la confiserie Leblanc à Banon</text:p>
          </table:table-cell>
          <table:table-cell table:style-name="ce6" office:value-type="currency" office:currency="EUR" office:value="1144746" calcext:value-type="currency">
            <text:p>1 144 746 €</text:p>
          </table:table-cell>
          <table:table-cell table:style-name="ce6" office:value-type="currency" office:currency="EUR" office:value="300000" calcext:value-type="currency">
            <text:p>30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style-name="ce4" office:value-type="string" calcext:value-type="string">
            <text:p>CC Haute-Provence - Pays de Banon</text:p>
          </table:table-cell>
          <table:table-cell table:style-name="ce4" office:value-type="string" calcext:value-type="string">
            <text:p>Reillanne</text:p>
          </table:table-cell>
          <table:table-cell table:style-name="ce4" office:value-type="string" calcext:value-type="string">
            <text:p>Rénovation énergétique de la maison Villardo à Reillanne</text:p>
          </table:table-cell>
          <table:table-cell table:style-name="ce6" office:value-type="currency" office:currency="EUR" office:value="148600" calcext:value-type="currency">
            <text:p>148 600 €</text:p>
          </table:table-cell>
          <table:table-cell table:style-name="ce6" office:value-type="currency" office:currency="EUR" office:value="89160" calcext:value-type="currency">
            <text:p>89 16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style-name="ce4" office:value-type="string" calcext:value-type="string">
            <text:p>CC Haute-Provence - Pays de Banon</text:p>
          </table:table-cell>
          <table:table-cell table:style-name="ce4" office:value-type="string" calcext:value-type="string">
            <text:p>Simiane-la-Rotonde</text:p>
          </table:table-cell>
          <table:table-cell table:style-name="ce4" office:value-type="string" calcext:value-type="string">
            <text:p>Aménagement de la maison « Thomas » à Simiane-La-Rotonde</text:p>
          </table:table-cell>
          <table:table-cell table:style-name="ce6" office:value-type="currency" office:currency="EUR" office:value="220000" calcext:value-type="currency">
            <text:p>220 000 €</text:p>
          </table:table-cell>
          <table:table-cell table:style-name="ce6" office:value-type="currency" office:currency="EUR" office:value="110000" calcext:value-type="currency">
            <text:p>11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number-columns-repeated="2" table:style-name="ce4" office:value-type="string" calcext:value-type="string">
            <text:p>CC Pays Forcalquier et Montagne de Lure</text:p>
          </table:table-cell>
          <table:table-cell table:style-name="ce4" office:value-type="string" calcext:value-type="string">
            <text:p>Forcalquier</text:p>
          </table:table-cell>
          <table:table-cell table:style-name="ce4" office:value-type="string" calcext:value-type="string">
            <text:p>Réhabilitation du stade d’honneur de Forcalquier</text:p>
          </table:table-cell>
          <table:table-cell table:style-name="ce6" office:value-type="currency" office:currency="EUR" office:value="815523" calcext:value-type="currency">
            <text:p>815 523 €</text:p>
          </table:table-cell>
          <table:table-cell table:style-name="ce6" office:value-type="currency" office:currency="EUR" office:value="200000" calcext:value-type="currency">
            <text:p>20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number-columns-repeated="2" table:style-name="ce4" office:value-type="string" calcext:value-type="string">
            <text:p>CC du Sisteronais-Buëch</text:p>
          </table:table-cell>
          <table:table-cell table:style-name="ce4"/>
          <table:table-cell table:style-name="ce4" office:value-type="string" calcext:value-type="string">
            <text:p>Nouvelle conteneurisation en Sisteronais-Buëch – Phase III</text:p>
          </table:table-cell>
          <table:table-cell table:style-name="ce6" office:value-type="currency" office:currency="EUR" office:value="648417" calcext:value-type="currency">
            <text:p>648 417 €</text:p>
          </table:table-cell>
          <table:table-cell table:style-name="ce6" office:value-type="currency" office:currency="EUR" office:value="200000" calcext:value-type="currency">
            <text:p>20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Corbières-en-Provence</text:p>
          </table:table-cell>
          <table:table-cell table:style-name="ce4" office:value-type="string" calcext:value-type="string">
            <text:p>Réalisation d’un accueil de loisirs sans hébergement</text:p>
          </table:table-cell>
          <table:table-cell table:style-name="ce6" office:value-type="currency" office:currency="EUR" office:value="1000000" calcext:value-type="currency">
            <text:p>1 000 000 €</text:p>
          </table:table-cell>
          <table:table-cell table:style-name="ce6" office:value-type="currency" office:currency="EUR" office:value="200000" calcext:value-type="currency">
            <text:p>20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Cruis</text:p>
          </table:table-cell>
          <table:table-cell table:style-name="ce4" office:value-type="string" calcext:value-type="string">
            <text:p>Requalification /réhabilitation du terrain de sport - </text:p>
          </table:table-cell>
          <table:table-cell table:style-name="ce6" office:value-type="currency" office:currency="EUR" office:value="52395" calcext:value-type="currency">
            <text:p>52 395 €</text:p>
          </table:table-cell>
          <table:table-cell table:style-name="ce6" office:value-type="currency" office:currency="EUR" office:value="13100" calcext:value-type="currency">
            <text:p>13 1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Dauphin</text:p>
          </table:table-cell>
          <table:table-cell table:style-name="ce4" office:value-type="string" calcext:value-type="string">
            <text:p>Rénovation et isolation de la salle polyvalente Françoise Cointot</text:p>
          </table:table-cell>
          <table:table-cell table:style-name="ce6" office:value-type="currency" office:currency="EUR" office:value="725111" calcext:value-type="currency">
            <text:p>725 111 €</text:p>
          </table:table-cell>
          <table:table-cell table:style-name="ce6" office:value-type="currency" office:currency="EUR" office:value="200000" calcext:value-type="currency">
            <text:p>200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Entrepierres</text:p>
          </table:table-cell>
          <table:table-cell table:style-name="ce4" office:value-type="string" calcext:value-type="string">
            <text:p>Amélioration énergétique et sécurisation des bâtiments communaux : mairie et école</text:p>
          </table:table-cell>
          <table:table-cell table:style-name="ce6" office:value-type="currency" office:currency="EUR" office:value="17536.2" calcext:value-type="currency">
            <text:p>17 536 €</text:p>
          </table:table-cell>
          <table:table-cell table:style-name="ce6" office:value-type="currency" office:currency="EUR" office:value="10522" calcext:value-type="currency">
            <text:p>10 522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Entrevennes</text:p>
          </table:table-cell>
          <table:table-cell table:style-name="ce4" office:value-type="string" calcext:value-type="string">
            <text:p><text:s/>Restauration Eglise Saint-Martin - phase sécurisation </text:p>
          </table:table-cell>
          <table:table-cell table:style-name="ce6" office:value-type="currency" office:currency="EUR" office:value="87892" calcext:value-type="currency">
            <text:p>87 892 €</text:p>
          </table:table-cell>
          <table:table-cell table:style-name="ce6" office:value-type="currency" office:currency="EUR" office:value="58072" calcext:value-type="currency">
            <text:p>58 072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Forcalquier</text:p>
          </table:table-cell>
          <table:table-cell table:style-name="ce4" office:value-type="string" calcext:value-type="string">
            <text:p>Renforcement du réseau de caméras de vidéoprotection par l’installation de 13 caméras supplémentaires</text:p>
          </table:table-cell>
          <table:table-cell table:style-name="ce6" office:value-type="currency" office:currency="EUR" office:value="98802.98" calcext:value-type="currency">
            <text:p>98 803 €</text:p>
          </table:table-cell>
          <table:table-cell table:style-name="ce6" office:value-type="currency" office:currency="EUR" office:value="39521" calcext:value-type="currency">
            <text:p>39 521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Forcalquier</text:p>
          </table:table-cell>
          <table:table-cell table:style-name="ce4" office:value-type="string" calcext:value-type="string">
            <text:p>Aménagement de locaux pour le pôle social – CCAS et l’épicerie solidaire au sein du bâtiment de l’hôtel de ville</text:p>
          </table:table-cell>
          <table:table-cell table:style-name="ce6" office:value-type="currency" office:currency="EUR" office:value="74512" calcext:value-type="currency">
            <text:p>74 512 €</text:p>
          </table:table-cell>
          <table:table-cell table:style-name="ce6" office:value-type="currency" office:currency="EUR" office:value="28696" calcext:value-type="currency">
            <text:p>28 696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Forcalquier</text:p>
          </table:table-cell>
          <table:table-cell table:style-name="ce4" office:value-type="string" calcext:value-type="string">
            <text:p>Mise en conformité de la station d’épuration ouest</text:p>
          </table:table-cell>
          <table:table-cell table:style-name="ce6" office:value-type="currency" office:currency="EUR" office:value="72000" calcext:value-type="currency">
            <text:p>72 000 €</text:p>
          </table:table-cell>
          <table:table-cell table:style-name="ce6" office:value-type="currency" office:currency="EUR" office:value="33784" calcext:value-type="currency">
            <text:p>33 784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Gréoux-les-Bains</text:p>
          </table:table-cell>
          <table:table-cell table:style-name="ce4" office:value-type="string" calcext:value-type="string">
            <text:p>Travaux de rénovation de la villa Morelon destinée à l’Accueil Collectif de Mineurs sans hébergement </text:p>
          </table:table-cell>
          <table:table-cell table:style-name="ce6" office:value-type="currency" office:currency="EUR" office:value="427800" calcext:value-type="currency">
            <text:p>427 800 €</text:p>
          </table:table-cell>
          <table:table-cell table:style-name="ce6" office:value-type="currency" office:currency="EUR" office:value="85560" calcext:value-type="currency">
            <text:p>85 56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Gréoux-les-Bains</text:p>
          </table:table-cell>
          <table:table-cell table:style-name="ce4" office:value-type="string" calcext:value-type="string">
            <text:p>Extension d’un système de vidéoprotection année 2025</text:p>
          </table:table-cell>
          <table:table-cell table:style-name="ce6" office:value-type="currency" office:currency="EUR" office:value="36514.31" calcext:value-type="currency">
            <text:p>36 514 €</text:p>
          </table:table-cell>
          <table:table-cell table:style-name="ce6" office:value-type="currency" office:currency="EUR" office:value="10954" calcext:value-type="currency">
            <text:p>10 954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Gréoux-les-Bains</text:p>
          </table:table-cell>
          <table:table-cell table:style-name="ce4" office:value-type="string" calcext:value-type="string">
            <text:p>Verdissement de la flotte des véhicules communaux </text:p>
          </table:table-cell>
          <table:table-cell table:style-name="ce6" office:value-type="currency" office:currency="EUR" office:value="118303.28" calcext:value-type="currency">
            <text:p>118 303 €</text:p>
          </table:table-cell>
          <table:table-cell table:style-name="ce6" office:value-type="currency" office:currency="EUR" office:value="70000" calcext:value-type="currency">
            <text:p>7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Lardiers</text:p>
          </table:table-cell>
          <table:table-cell table:style-name="ce4" office:value-type="string" calcext:value-type="string">
            <text:p>Réfection de la toiture et amélioration du bâtiment Le Four</text:p>
          </table:table-cell>
          <table:table-cell table:style-name="ce6" office:value-type="currency" office:currency="EUR" office:value="34382" calcext:value-type="currency">
            <text:p>34 382 €</text:p>
          </table:table-cell>
          <table:table-cell table:style-name="ce6" office:value-type="currency" office:currency="EUR" office:value="13753" calcext:value-type="currency">
            <text:p>13 753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Limans</text:p>
          </table:table-cell>
          <table:table-cell table:style-name="ce4" office:value-type="string" calcext:value-type="string">
            <text:p>Rénovation d’un logement communal T3 situé au-dessus du bistrot</text:p>
          </table:table-cell>
          <table:table-cell table:style-name="ce6" office:value-type="currency" office:currency="EUR" office:value="19567.76" calcext:value-type="currency">
            <text:p>19 568 €</text:p>
          </table:table-cell>
          <table:table-cell table:style-name="ce6" office:value-type="currency" office:currency="EUR" office:value="7826" calcext:value-type="currency">
            <text:p>7 826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Lurs</text:p>
          </table:table-cell>
          <table:table-cell table:style-name="ce4" office:value-type="string" calcext:value-type="string">
            <text:p>Projet interconnection adduction d’eau potable DLVA</text:p>
          </table:table-cell>
          <table:table-cell table:style-name="ce6" office:value-type="currency" office:currency="EUR" office:value="685572.5" calcext:value-type="currency">
            <text:p>685 573 €</text:p>
          </table:table-cell>
          <table:table-cell table:style-name="ce6" office:value-type="currency" office:currency="EUR" office:value="184556" calcext:value-type="currency">
            <text:p>184 556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Melve</text:p>
          </table:table-cell>
          <table:table-cell table:style-name="ce4" office:value-type="string" calcext:value-type="string">
            <text:p>Rénovation de l’appartement communal situé au-dessus de la mairie</text:p>
          </table:table-cell>
          <table:table-cell table:style-name="ce6" office:value-type="currency" office:currency="EUR" office:value="29222.02" calcext:value-type="currency">
            <text:p>29 222 €</text:p>
          </table:table-cell>
          <table:table-cell table:style-name="ce6" office:value-type="currency" office:currency="EUR" office:value="8162" calcext:value-type="currency">
            <text:p>8 162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Mison</text:p>
          </table:table-cell>
          <table:table-cell table:style-name="ce4" office:value-type="string" calcext:value-type="string">
            <text:p>Extension du bâtiment des services techniques et installation d’une citerne de collecte des eaux pluviales</text:p>
          </table:table-cell>
          <table:table-cell table:style-name="ce6" office:value-type="currency" office:currency="EUR" office:value="210047" calcext:value-type="currency">
            <text:p>210 047 €</text:p>
          </table:table-cell>
          <table:table-cell table:style-name="ce6" office:value-type="currency" office:currency="EUR" office:value="105023" calcext:value-type="currency">
            <text:p>105 023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Jabron-Lure-Vançon-Durance</text:p>
          </table:table-cell>
          <table:table-cell table:number-columns-repeated="2" table:style-name="ce4" office:value-type="string" calcext:value-type="string">
            <text:p>Montfort</text:p>
          </table:table-cell>
          <table:table-cell table:style-name="ce4" office:value-type="string" calcext:value-type="string">
            <text:p>Installation d’un dispositif de vidéoprotection avec la mise en place de huit caméras</text:p>
          </table:table-cell>
          <table:table-cell table:style-name="ce6" office:value-type="currency" office:currency="EUR" office:value="34325.5" calcext:value-type="currency">
            <text:p>34 326 €</text:p>
          </table:table-cell>
          <table:table-cell table:style-name="ce6" office:value-type="currency" office:currency="EUR" office:value="13730" calcext:value-type="currency">
            <text:p>13 73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Jabron-Lure-Vançon-Durance</text:p>
          </table:table-cell>
          <table:table-cell table:number-columns-repeated="2" table:style-name="ce4" office:value-type="string" calcext:value-type="string">
            <text:p>Montfort</text:p>
          </table:table-cell>
          <table:table-cell table:style-name="ce4" office:value-type="string" calcext:value-type="string">
            <text:p>Rénovation énergétique de l’école communale Victor Hugo</text:p>
          </table:table-cell>
          <table:table-cell table:style-name="ce6" office:value-type="currency" office:currency="EUR" office:value="182357.5" calcext:value-type="currency">
            <text:p>182 358 €</text:p>
          </table:table-cell>
          <table:table-cell table:style-name="ce6" office:value-type="currency" office:currency="EUR" office:value="109415" calcext:value-type="currency">
            <text:p>109 415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La Motte-du-Caire</text:p>
          </table:table-cell>
          <table:table-cell table:style-name="ce4" office:value-type="string" calcext:value-type="string">
            <text:p>Installation d’un système de vidéoprotection sur quatre secteurs (7 caméras)</text:p>
          </table:table-cell>
          <table:table-cell table:style-name="ce6" office:value-type="currency" office:currency="EUR" office:value="45590" calcext:value-type="currency">
            <text:p>45 590 €</text:p>
          </table:table-cell>
          <table:table-cell table:style-name="ce6" office:value-type="currency" office:currency="EUR" office:value="18236" calcext:value-type="currency">
            <text:p>18 236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Niozelles</text:p>
          </table:table-cell>
          <table:table-cell table:style-name="ce4" office:value-type="string" calcext:value-type="string">
            <text:p>Rénovation du logement, maison Aubert</text:p>
          </table:table-cell>
          <table:table-cell table:style-name="ce6" office:value-type="currency" office:currency="EUR" office:value="35751" calcext:value-type="currency">
            <text:p>35 751 €</text:p>
          </table:table-cell>
          <table:table-cell table:style-name="ce6" office:value-type="currency" office:currency="EUR" office:value="7750" calcext:value-type="currency">
            <text:p>7 75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Niozelles</text:p>
          </table:table-cell>
          <table:table-cell table:style-name="ce4" office:value-type="string" calcext:value-type="string">
            <text:p>Projet d’interconnexion d’adduction d’eau potable avec la DLVA</text:p>
          </table:table-cell>
          <table:table-cell table:style-name="ce6" office:value-type="currency" office:currency="EUR" office:value="319337.37" calcext:value-type="currency">
            <text:p>319 337 €</text:p>
          </table:table-cell>
          <table:table-cell table:style-name="ce6" office:value-type="currency" office:currency="EUR" office:value="85966" calcext:value-type="currency">
            <text:p>85 966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Ongles</text:p>
          </table:table-cell>
          <table:table-cell table:style-name="ce4" office:value-type="string" calcext:value-type="string">
            <text:p>Travaux d’accessibilité PMR du foyer rural Yvan Durand</text:p>
          </table:table-cell>
          <table:table-cell table:style-name="ce6" office:value-type="currency" office:currency="EUR" office:value="80480" calcext:value-type="currency">
            <text:p>80 480 €</text:p>
          </table:table-cell>
          <table:table-cell table:style-name="ce6" office:value-type="currency" office:currency="EUR" office:value="48288" calcext:value-type="currency">
            <text:p>48 288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Ongles</text:p>
          </table:table-cell>
          <table:table-cell table:style-name="ce4" office:value-type="string" calcext:value-type="string">
            <text:p>Amélioration des bâtiments publics – Rénovation d’un logement communal</text:p>
          </table:table-cell>
          <table:table-cell table:style-name="ce6" office:value-type="currency" office:currency="EUR" office:value="12019.4" calcext:value-type="currency">
            <text:p>12 019 €</text:p>
          </table:table-cell>
          <table:table-cell table:style-name="ce6" office:value-type="currency" office:currency="EUR" office:value="7212" calcext:value-type="currency">
            <text:p>7 212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Oraison</text:p>
          </table:table-cell>
          <table:table-cell table:style-name="ce4" office:value-type="string" calcext:value-type="string">
            <text:p>Travaux de maintien du bâti et PPMS des établissements scolaires</text:p>
          </table:table-cell>
          <table:table-cell table:style-name="ce6" office:value-type="currency" office:currency="EUR" office:value="40170.48" calcext:value-type="currency">
            <text:p>40 170 €</text:p>
          </table:table-cell>
          <table:table-cell table:style-name="ce6" office:value-type="currency" office:currency="EUR" office:value="24102" calcext:value-type="currency">
            <text:p>24 102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Oraison</text:p>
          </table:table-cell>
          <table:table-cell table:style-name="ce4" office:value-type="string" calcext:value-type="string">
            <text:p>Travaux de maintien du bâti et PPMS du multi accueil (crèche rue Léon Agnel)</text:p>
          </table:table-cell>
          <table:table-cell table:style-name="ce6" office:value-type="currency" office:currency="EUR" office:value="20418.46" calcext:value-type="currency">
            <text:p>20 418 €</text:p>
          </table:table-cell>
          <table:table-cell table:style-name="ce6" office:value-type="currency" office:currency="EUR" office:value="10209" calcext:value-type="currency">
            <text:p>10 209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Oraison</text:p>
          </table:table-cell>
          <table:table-cell table:style-name="ce4" office:value-type="string" calcext:value-type="string">
            <text:p>Travaux de maintien du bâti et PPMS des locaux des accueils de loisirs bâtiment Lucienne Chailan</text:p>
          </table:table-cell>
          <table:table-cell table:style-name="ce6" office:value-type="currency" office:currency="EUR" office:value="25846.58" calcext:value-type="currency">
            <text:p>25 847 €</text:p>
          </table:table-cell>
          <table:table-cell table:style-name="ce6" office:value-type="currency" office:currency="EUR" office:value="7754" calcext:value-type="currency">
            <text:p>7 754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Oraison</text:p>
          </table:table-cell>
          <table:table-cell table:style-name="ce4" office:value-type="string" calcext:value-type="string">
            <text:p>Implantation d’une caméra de vidéoprotection au carrefour des RD4, RD 907 et du chemin des Buissonnades</text:p>
          </table:table-cell>
          <table:table-cell table:style-name="ce6" office:value-type="currency" office:currency="EUR" office:value="7300" calcext:value-type="currency">
            <text:p>7 300 €</text:p>
          </table:table-cell>
          <table:table-cell table:style-name="ce6" office:value-type="currency" office:currency="EUR" office:value="5000" calcext:value-type="currency">
            <text:p>5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Jabron-Lure-Vançon-Durance</text:p>
          </table:table-cell>
          <table:table-cell table:number-columns-repeated="2" table:style-name="ce4" office:value-type="string" calcext:value-type="string">
            <text:p>Peipin</text:p>
          </table:table-cell>
          <table:table-cell table:style-name="ce4" office:value-type="string" calcext:value-type="string">
            <text:p>Mise en œuvre d’un système de vidéoprotection</text:p>
          </table:table-cell>
          <table:table-cell table:style-name="ce6" office:value-type="currency" office:currency="EUR" office:value="94336" calcext:value-type="currency">
            <text:p>94 336 €</text:p>
          </table:table-cell>
          <table:table-cell table:style-name="ce6" office:value-type="currency" office:currency="EUR" office:value="75469" calcext:value-type="currency">
            <text:p>75 469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Serre-Ponçon Val D'avance</text:p>
          </table:table-cell>
          <table:table-cell table:number-columns-repeated="2" table:style-name="ce4" office:value-type="string" calcext:value-type="string">
            <text:p>Piégut</text:p>
          </table:table-cell>
          <table:table-cell table:style-name="ce4" office:value-type="string" calcext:value-type="string">
            <text:p>Rénovation énergétique de deux logements communaux non conventionnés : logement R+2 de l’école et logement villa des Jardins</text:p>
          </table:table-cell>
          <table:table-cell table:style-name="ce6" office:value-type="currency" office:currency="EUR" office:value="16553.13" calcext:value-type="currency">
            <text:p>16 553 €</text:p>
          </table:table-cell>
          <table:table-cell table:style-name="ce6" office:value-type="currency" office:currency="EUR" office:value="6621" calcext:value-type="currency">
            <text:p>6 621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Pierrerue</text:p>
          </table:table-cell>
          <table:table-cell table:style-name="ce4" office:value-type="string" calcext:value-type="string">
            <text:p><text:s text:c="2"/>Requalification et rénovation énergétique d’une villa en équipement communal dédié à l’enfance</text:p>
          </table:table-cell>
          <table:table-cell table:style-name="ce6" office:value-type="currency" office:currency="EUR" office:value="882380" calcext:value-type="currency">
            <text:p>882 380 €</text:p>
          </table:table-cell>
          <table:table-cell table:style-name="ce6" office:value-type="currency" office:currency="EUR" office:value="200000" calcext:value-type="currency">
            <text:p>200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Pierrerue</text:p>
          </table:table-cell>
          <table:table-cell table:style-name="ce4" office:value-type="string" calcext:value-type="string">
            <text:p>Sécurisation de l’alimentation en eau potable de Pierrerue, Niozelles et Lurs via DLVA Agglomération (commune de Pierrerue)</text:p>
          </table:table-cell>
          <table:table-cell table:style-name="ce6" office:value-type="currency" office:currency="EUR" office:value="366689.38" calcext:value-type="currency">
            <text:p>366 689 €</text:p>
          </table:table-cell>
          <table:table-cell table:style-name="ce6" office:value-type="currency" office:currency="EUR" office:value="98713" calcext:value-type="currency">
            <text:p>98 713 €</text:p>
          </table:table-cell>
          <table:table-cell table:number-columns-repeated="2"/>
        </table:table-row>
        <table:table-row table:style-name="ro9">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Pierrevert</text:p>
          </table:table-cell>
          <table:table-cell table:style-name="ce4" office:value-type="string" calcext:value-type="string">
            <text:p>Travaux de VRD quartier du Quair : élargissement des voies de circulation, création d’un parking, restructuration des réseaux d’eau, d’assainissement, de pluvial en raison de l’urbanisation du quartier avec une opération de création de logements locatifs sociaux et de commercialisation de lots à bâtir</text:p>
          </table:table-cell>
          <table:table-cell table:style-name="ce6" office:value-type="currency" office:currency="EUR" office:value="836795" calcext:value-type="currency">
            <text:p>836 795 €</text:p>
          </table:table-cell>
          <table:table-cell table:style-name="ce6" office:value-type="currency" office:currency="EUR" office:value="234623" calcext:value-type="currency">
            <text:p>234 623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Pierrevert</text:p>
          </table:table-cell>
          <table:table-cell table:style-name="ce4" office:value-type="string" calcext:value-type="string">
            <text:p>Travaux de sécurisation au sein du groupe scolaire dans le cadre du PPMS</text:p>
          </table:table-cell>
          <table:table-cell table:style-name="ce6" office:value-type="currency" office:currency="EUR" office:value="148716" calcext:value-type="currency">
            <text:p>148 716 €</text:p>
          </table:table-cell>
          <table:table-cell table:style-name="ce6" office:value-type="currency" office:currency="EUR" office:value="89230" calcext:value-type="currency">
            <text:p>89 23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Redortiers</text:p>
          </table:table-cell>
          <table:table-cell table:style-name="ce4" office:value-type="string" calcext:value-type="string">
            <text:p>Remplacement réservoir eau de la Riaille</text:p>
          </table:table-cell>
          <table:table-cell table:style-name="ce6" office:value-type="currency" office:currency="EUR" office:value="23210" calcext:value-type="currency">
            <text:p>23 210 €</text:p>
          </table:table-cell>
          <table:table-cell table:style-name="ce6" office:value-type="currency" office:currency="EUR" office:value="9284" calcext:value-type="currency">
            <text:p>9 284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Reillanne</text:p>
          </table:table-cell>
          <table:table-cell table:style-name="ce4" office:value-type="string" calcext:value-type="string">
            <text:p>Création d’un théâtre en plein air </text:p>
          </table:table-cell>
          <table:table-cell table:style-name="ce6" office:value-type="currency" office:currency="EUR" office:value="121469" calcext:value-type="currency">
            <text:p>121 469 €</text:p>
          </table:table-cell>
          <table:table-cell table:style-name="ce6" office:value-type="currency" office:currency="EUR" office:value="48588" calcext:value-type="currency">
            <text:p>48 588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Revest-des-Brousses</text:p>
          </table:table-cell>
          <table:table-cell table:style-name="ce4" office:value-type="string" calcext:value-type="string">
            <text:p>Création d’un drain sur la place du village devant l’ilôt Granon et réfecton de la calade attenante</text:p>
          </table:table-cell>
          <table:table-cell table:style-name="ce6" office:value-type="currency" office:currency="EUR" office:value="48770" calcext:value-type="currency">
            <text:p>48 770 €</text:p>
          </table:table-cell>
          <table:table-cell table:style-name="ce6" office:value-type="currency" office:currency="EUR" office:value="29262" calcext:value-type="currency">
            <text:p>29 262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Revest-des-Brousses</text:p>
          </table:table-cell>
          <table:table-cell table:style-name="ce4" office:value-type="string" calcext:value-type="string">
            <text:p>Aménagement d’un parking public et ses abords en écoquartier</text:p>
          </table:table-cell>
          <table:table-cell table:style-name="ce6" office:value-type="currency" office:currency="EUR" office:value="126274" calcext:value-type="currency">
            <text:p>126 274 €</text:p>
          </table:table-cell>
          <table:table-cell table:style-name="ce6" office:value-type="currency" office:currency="EUR" office:value="63137" calcext:value-type="currency">
            <text:p>63 137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Revest-Saint-Martin</text:p>
          </table:table-cell>
          <table:table-cell table:style-name="ce4" office:value-type="string" calcext:value-type="string">
            <text:p>Réfection de la piste forestière du Défend VC 01</text:p>
          </table:table-cell>
          <table:table-cell table:style-name="ce6" office:value-type="currency" office:currency="EUR" office:value="20650" calcext:value-type="currency">
            <text:p>20 650 €</text:p>
          </table:table-cell>
          <table:table-cell table:style-name="ce6" office:value-type="currency" office:currency="EUR" office:value="10325" calcext:value-type="currency">
            <text:p>10 325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Riez</text:p>
          </table:table-cell>
          <table:table-cell table:style-name="ce4" office:value-type="string" calcext:value-type="string">
            <text:p>Extension du système de vidéoprotection de la commune</text:p>
          </table:table-cell>
          <table:table-cell table:style-name="ce6" office:value-type="currency" office:currency="EUR" office:value="116527.2" calcext:value-type="currency">
            <text:p>116 527 €</text:p>
          </table:table-cell>
          <table:table-cell table:style-name="ce6" office:value-type="currency" office:currency="EUR" office:value="93222" calcext:value-type="currency">
            <text:p>93 222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Roumoules</text:p>
          </table:table-cell>
          <table:table-cell table:style-name="ce4" office:value-type="string" calcext:value-type="string">
            <text:p>Installation de vitrages plus performants dans la salle 1 de la salle polyvalente (changement menuiseries)</text:p>
          </table:table-cell>
          <table:table-cell table:style-name="ce6" office:value-type="currency" office:currency="EUR" office:value="37020.88" calcext:value-type="currency">
            <text:p>37 021 €</text:p>
          </table:table-cell>
          <table:table-cell table:style-name="ce6" office:value-type="currency" office:currency="EUR" office:value="11687" calcext:value-type="currency">
            <text:p>11 687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Saint-Étienne-les-Orgues</text:p>
          </table:table-cell>
          <table:table-cell table:style-name="ce4" office:value-type="string" calcext:value-type="string">
            <text:p>Installation de caméras de vidéoprotection – 2ème tranche </text:p>
          </table:table-cell>
          <table:table-cell table:style-name="ce6" office:value-type="currency" office:currency="EUR" office:value="27636.68" calcext:value-type="currency">
            <text:p>27 637 €</text:p>
          </table:table-cell>
          <table:table-cell table:style-name="ce6" office:value-type="currency" office:currency="EUR" office:value="11055" calcext:value-type="currency">
            <text:p>11 055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Sainte-Tulle</text:p>
          </table:table-cell>
          <table:table-cell table:style-name="ce4" office:value-type="string" calcext:value-type="string">
            <text:p>Travaux de réfection de la charpente de la salle multisports et travaux annexes</text:p>
          </table:table-cell>
          <table:table-cell table:style-name="ce6" office:value-type="currency" office:currency="EUR" office:value="392516.64" calcext:value-type="currency">
            <text:p>392 517 €</text:p>
          </table:table-cell>
          <table:table-cell table:style-name="ce6" office:value-type="currency" office:currency="EUR" office:value="196258" calcext:value-type="currency">
            <text:p>196 258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Saint-Maime</text:p>
          </table:table-cell>
          <table:table-cell table:style-name="ce4" office:value-type="string" calcext:value-type="string">
            <text:p>Mise aux normes et sécurisation des équipements publics </text:p>
          </table:table-cell>
          <table:table-cell table:style-name="ce6" office:value-type="currency" office:currency="EUR" office:value="9378.73" calcext:value-type="currency">
            <text:p>9 379 €</text:p>
          </table:table-cell>
          <table:table-cell table:style-name="ce6" office:value-type="currency" office:currency="EUR" office:value="5627" calcext:value-type="currency">
            <text:p>5 627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Jabron-Lure-Vançon-Durance</text:p>
          </table:table-cell>
          <table:table-cell table:number-columns-repeated="2" table:style-name="ce4" office:value-type="string" calcext:value-type="string">
            <text:p>Saint-Vincent-sur-Jabron</text:p>
          </table:table-cell>
          <table:table-cell table:style-name="ce4" office:value-type="string" calcext:value-type="string">
            <text:p>Réfection de la voire communale, chemin d’Aubard</text:p>
          </table:table-cell>
          <table:table-cell table:style-name="ce6" office:value-type="currency" office:currency="EUR" office:value="116200" calcext:value-type="currency">
            <text:p>116 200 €</text:p>
          </table:table-cell>
          <table:table-cell table:style-name="ce6" office:value-type="currency" office:currency="EUR" office:value="58100" calcext:value-type="currency">
            <text:p>58 1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Jabron-Lure-Vançon-Durance</text:p>
          </table:table-cell>
          <table:table-cell table:number-columns-repeated="2" table:style-name="ce4" office:value-type="string" calcext:value-type="string">
            <text:p>Salignac</text:p>
          </table:table-cell>
          <table:table-cell table:style-name="ce4" office:value-type="string" calcext:value-type="string">
            <text:p>Aménagement d’un lieu d’accueil de la petite enfance</text:p>
          </table:table-cell>
          <table:table-cell table:style-name="ce6" office:value-type="currency" office:currency="EUR" office:value="45714.61" calcext:value-type="currency">
            <text:p>45 715 €</text:p>
          </table:table-cell>
          <table:table-cell table:style-name="ce6" office:value-type="currency" office:currency="EUR" office:value="9143" calcext:value-type="currency">
            <text:p>9 143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Sigonce</text:p>
          </table:table-cell>
          <table:table-cell table:style-name="ce4" office:value-type="string" calcext:value-type="string">
            <text:p>Fourniture, pose et alimentation électrique d’un système de vidéosurveillance des voies publiques et de certains bâtiments </text:p>
          </table:table-cell>
          <table:table-cell table:style-name="ce6" office:value-type="currency" office:currency="EUR" office:value="28989.02" calcext:value-type="currency">
            <text:p>28 989 €</text:p>
          </table:table-cell>
          <table:table-cell table:style-name="ce6" office:value-type="currency" office:currency="EUR" office:value="11595" calcext:value-type="currency">
            <text:p>11 595 €</text:p>
          </table:table-cell>
          <table:table-cell table:number-columns-repeated="2"/>
        </table:table-row>
        <table:table-row table:style-name="ro9">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style-name="ce4" office:value-type="string" calcext:value-type="string">
            <text:p>SM du Sisteronais-Moyenne-Durance d'énergie et des réseaux d'éclairage public et de télécommunication</text:p>
          </table:table-cell>
          <table:table-cell table:style-name="ce4"/>
          <table:table-cell table:style-name="ce4" office:value-type="string" calcext:value-type="string">
            <text:p>Création – extension enfouissement réseau éclairage public avec systèmes d’économie d’énergie : à Sisteron (chemin neuf- Basse Chaumière Tr2, Montée du cimetière, gendarmerie), à Château-Arnoux Saint-Auban (Font Robert Tr3, Bd de la Liberté Sud) et Mison (La Silve- Route de Servoules)</text:p>
          </table:table-cell>
          <table:table-cell table:style-name="ce6" office:value-type="currency" office:currency="EUR" office:value="130705.4" calcext:value-type="currency">
            <text:p>130 705 €</text:p>
          </table:table-cell>
          <table:table-cell table:style-name="ce6" office:value-type="currency" office:currency="EUR" office:value="65353" calcext:value-type="currency">
            <text:p>65 353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Thèze</text:p>
          </table:table-cell>
          <table:table-cell table:style-name="ce4" office:value-type="string" calcext:value-type="string">
            <text:p>Installation d’une vidéoprotection</text:p>
          </table:table-cell>
          <table:table-cell table:style-name="ce6" office:value-type="currency" office:currency="EUR" office:value="10540" calcext:value-type="currency">
            <text:p>10 540 €</text:p>
          </table:table-cell>
          <table:table-cell table:style-name="ce6" office:value-type="currency" office:currency="EUR" office:value="4216" calcext:value-type="currency">
            <text:p>4 216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Turriers</text:p>
          </table:table-cell>
          <table:table-cell table:style-name="ce4" office:value-type="string" calcext:value-type="string">
            <text:p>Réfection des réseaux humides du centre ancien (Tr2) et du réseau d’eau potable du quartier Pré Domenge</text:p>
          </table:table-cell>
          <table:table-cell table:style-name="ce6" office:value-type="currency" office:currency="EUR" office:value="410997.96" calcext:value-type="currency">
            <text:p>410 998 €</text:p>
          </table:table-cell>
          <table:table-cell table:style-name="ce6" office:value-type="currency" office:currency="EUR" office:value="192840" calcext:value-type="currency">
            <text:p>192 84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Valavoire</text:p>
          </table:table-cell>
          <table:table-cell table:style-name="ce4" office:value-type="string" calcext:value-type="string">
            <text:p>Optimisation du fonctionnement de la station d’épuration</text:p>
          </table:table-cell>
          <table:table-cell table:style-name="ce6" office:value-type="currency" office:currency="EUR" office:value="40472.19" calcext:value-type="currency">
            <text:p>40 472 €</text:p>
          </table:table-cell>
          <table:table-cell table:style-name="ce6" office:value-type="currency" office:currency="EUR" office:value="8331" calcext:value-type="currency">
            <text:p>8 331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Valensole</text:p>
          </table:table-cell>
          <table:table-cell table:style-name="ce4" office:value-type="string" calcext:value-type="string">
            <text:p>Rénovation de la piscine municipale – Tranche n°1</text:p>
          </table:table-cell>
          <table:table-cell table:style-name="ce6" office:value-type="currency" office:currency="EUR" office:value="1498728" calcext:value-type="currency">
            <text:p>1 498 728 €</text:p>
          </table:table-cell>
          <table:table-cell table:style-name="ce6" office:value-type="currency" office:currency="EUR" office:value="300000" calcext:value-type="currency">
            <text:p>300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Valernes</text:p>
          </table:table-cell>
          <table:table-cell table:style-name="ce4" office:value-type="string" calcext:value-type="string">
            <text:p>Réfection de la toiture et rénovation du hangar communal</text:p>
          </table:table-cell>
          <table:table-cell table:style-name="ce6" office:value-type="currency" office:currency="EUR" office:value="103781.91" calcext:value-type="currency">
            <text:p>103 782 €</text:p>
          </table:table-cell>
          <table:table-cell table:style-name="ce6" office:value-type="currency" office:currency="EUR" office:value="62269" calcext:value-type="currency">
            <text:p>62 269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Villeneuve</text:p>
          </table:table-cell>
          <table:table-cell table:style-name="ce4" office:value-type="string" calcext:value-type="string">
            <text:p>Installation d’un de système de vidéoprotection </text:p>
          </table:table-cell>
          <table:table-cell table:style-name="ce6" office:value-type="currency" office:currency="EUR" office:value="132823" calcext:value-type="currency">
            <text:p>132 823 €</text:p>
          </table:table-cell>
          <table:table-cell table:style-name="ce6" office:value-type="currency" office:currency="EUR" office:value="92977" calcext:value-type="currency">
            <text:p>92 977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Volx</text:p>
          </table:table-cell>
          <table:table-cell table:style-name="ce4" office:value-type="string" calcext:value-type="string">
            <text:p>Renaturation et désimperméabilisation de la rue Sainte Victoire</text:p>
          </table:table-cell>
          <table:table-cell table:style-name="ce6" office:value-type="currency" office:currency="EUR" office:value="281620" calcext:value-type="currency">
            <text:p>281 620 €</text:p>
          </table:table-cell>
          <table:table-cell table:style-name="ce6" office:value-type="currency" office:currency="EUR" office:value="56324" calcext:value-type="currency">
            <text:p>56 324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Volx</text:p>
          </table:table-cell>
          <table:table-cell table:style-name="ce4" office:value-type="string" calcext:value-type="string">
            <text:p>Réhabilitation CVC et Toitures de l'école élémentaire René Cassin à Volx</text:p>
          </table:table-cell>
          <table:table-cell table:style-name="ce6" office:value-type="currency" office:currency="EUR" office:value="593496" calcext:value-type="currency">
            <text:p>593 496 €</text:p>
          </table:table-cell>
          <table:table-cell table:style-name="ce6" office:value-type="currency" office:currency="EUR" office:value="237398" calcext:value-type="currency">
            <text:p>237 398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Auzet</text:p>
          </table:table-cell>
          <table:table-cell table:style-name="ce4" office:value-type="string" calcext:value-type="string">
            <text:p>Enfouissement des réseaux éclairage public, fibre et téléphonique au quartier de Serre</text:p>
          </table:table-cell>
          <table:table-cell table:style-name="ce6" office:value-type="currency" office:currency="EUR" office:value="47184" calcext:value-type="currency">
            <text:p>47 184 €</text:p>
          </table:table-cell>
          <table:table-cell table:style-name="ce6" office:value-type="currency" office:currency="EUR" office:value="18262" calcext:value-type="currency">
            <text:p>18 262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Beaujeu</text:p>
          </table:table-cell>
          <table:table-cell table:style-name="ce4" office:value-type="string" calcext:value-type="string">
            <text:p>Extension du garage communal</text:p>
          </table:table-cell>
          <table:table-cell table:style-name="ce6" office:value-type="currency" office:currency="EUR" office:value="61861" calcext:value-type="currency">
            <text:p>61 861 €</text:p>
          </table:table-cell>
          <table:table-cell table:style-name="ce6" office:value-type="currency" office:currency="EUR" office:value="30930" calcext:value-type="currency">
            <text:p>30 93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Bras-d'Asse</text:p>
          </table:table-cell>
          <table:table-cell table:style-name="ce4" office:value-type="string" calcext:value-type="string">
            <text:p>Travaux de voirie ( boucle de la planète, pont des oraisonis, chemin du cimetière, chemin de la scierie, chemin de ginestière, Montée Saint-Jurs)</text:p>
          </table:table-cell>
          <table:table-cell table:style-name="ce6" office:value-type="currency" office:currency="EUR" office:value="164384" calcext:value-type="currency">
            <text:p>164 384 €</text:p>
          </table:table-cell>
          <table:table-cell table:style-name="ce6" office:value-type="currency" office:currency="EUR" office:value="82192" calcext:value-type="currency">
            <text:p>82 192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Provence-Alpes-Agglomération (PAA)</text:p>
          </table:table-cell>
          <table:table-cell table:style-name="ce4"/>
          <table:table-cell table:style-name="ce4" office:value-type="string" calcext:value-type="string">
            <text:p>Acquisition d’un camion de type grue adapté pour la collecte en colonnes des ordures ménagères</text:p>
          </table:table-cell>
          <table:table-cell table:style-name="ce6" office:value-type="currency" office:currency="EUR" office:value="135093" calcext:value-type="currency">
            <text:p>135 093 €</text:p>
          </table:table-cell>
          <table:table-cell table:style-name="ce6" office:value-type="currency" office:currency="EUR" office:value="70000" calcext:value-type="currency">
            <text:p>70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Mézel</text:p>
          </table:table-cell>
          <table:table-cell table:style-name="ce4" office:value-type="string" calcext:value-type="string">
            <text:p>Adressage : achat de fournitures et travaux d’installation des plaques de dénomination des rues et places</text:p>
          </table:table-cell>
          <table:table-cell table:style-name="ce6" office:value-type="currency" office:currency="EUR" office:value="28817.46" calcext:value-type="currency">
            <text:p>28 817 €</text:p>
          </table:table-cell>
          <table:table-cell table:style-name="ce6" office:value-type="currency" office:currency="EUR" office:value="8645" calcext:value-type="currency">
            <text:p>8 645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Verdaches</text:p>
          </table:table-cell>
          <table:table-cell table:style-name="ce4" office:value-type="string" calcext:value-type="string">
            <text:p>Extension du cimetière communal</text:p>
          </table:table-cell>
          <table:table-cell table:style-name="ce6" office:value-type="currency" office:currency="EUR" office:value="120718.23" calcext:value-type="currency">
            <text:p>120 718 €</text:p>
          </table:table-cell>
          <table:table-cell table:style-name="ce6" office:value-type="currency" office:currency="EUR" office:value="72431" calcext:value-type="currency">
            <text:p>72 431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Jabron-Lure-Vançon-Durance</text:p>
          </table:table-cell>
          <table:table-cell table:number-columns-repeated="2" table:style-name="ce4" office:value-type="string" calcext:value-type="string">
            <text:p>Aubignosc</text:p>
          </table:table-cell>
          <table:table-cell table:style-name="ce4" office:value-type="string" calcext:value-type="string">
            <text:p>Réfection de la voirie communale - Tranche n°1:</text:p>
          </table:table-cell>
          <table:table-cell table:style-name="ce6" office:value-type="currency" office:currency="EUR" office:value="53917.8" calcext:value-type="currency">
            <text:p>53 918 €</text:p>
          </table:table-cell>
          <table:table-cell table:style-name="ce6" office:value-type="currency" office:currency="EUR" office:value="26164" calcext:value-type="currency">
            <text:p>26 164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Châteaufort</text:p>
          </table:table-cell>
          <table:table-cell table:style-name="ce4" office:value-type="string" calcext:value-type="string">
            <text:p>Réfection de la route des Jaumes</text:p>
          </table:table-cell>
          <table:table-cell table:style-name="ce6" office:value-type="currency" office:currency="EUR" office:value="24384" calcext:value-type="currency">
            <text:p>24 384 €</text:p>
          </table:table-cell>
          <table:table-cell table:style-name="ce6" office:value-type="currency" office:currency="EUR" office:value="5597" calcext:value-type="currency">
            <text:p>5 597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style-name="ce4" office:value-type="string" calcext:value-type="string">
            <text:p>CA Durance-Lubéron-Verdon Agglomération (DLVA)</text:p>
          </table:table-cell>
          <table:table-cell table:style-name="ce4"/>
          <table:table-cell table:style-name="ce4" office:value-type="string" calcext:value-type="string">
            <text:p>Aménagement d’une aire de grand passage pour les gens du voyage</text:p>
          </table:table-cell>
          <table:table-cell table:style-name="ce6" office:value-type="currency" office:currency="EUR" office:value="990660" calcext:value-type="currency">
            <text:p>990 660 €</text:p>
          </table:table-cell>
          <table:table-cell table:style-name="ce6" office:value-type="currency" office:currency="EUR" office:value="343000" calcext:value-type="currency">
            <text:p>343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number-columns-repeated="2" table:style-name="ce4" office:value-type="string" calcext:value-type="string">
            <text:p>CC du Sisteronais-Buëch</text:p>
          </table:table-cell>
          <table:table-cell table:style-name="ce4"/>
          <table:table-cell table:style-name="ce4" office:value-type="string" calcext:value-type="string">
            <text:p>Travaux d'aménagement et de renaturation de la Base de loisirs de la Germanette - 1ère partie</text:p>
          </table:table-cell>
          <table:table-cell table:style-name="ce6" office:value-type="currency" office:currency="EUR" office:value="390000" calcext:value-type="currency">
            <text:p>390 000 €</text:p>
          </table:table-cell>
          <table:table-cell table:style-name="ce6" office:value-type="currency" office:currency="EUR" office:value="117000" calcext:value-type="currency">
            <text:p>117 000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Corbières-en-Provence</text:p>
          </table:table-cell>
          <table:table-cell table:style-name="ce4" office:value-type="string" calcext:value-type="string">
            <text:p>Aménagement de la Grand'Rue</text:p>
          </table:table-cell>
          <table:table-cell table:style-name="ce6" office:value-type="currency" office:currency="EUR" office:value="101669" calcext:value-type="currency">
            <text:p>101 669 €</text:p>
          </table:table-cell>
          <table:table-cell table:style-name="ce6" office:value-type="currency" office:currency="EUR" office:value="25000" calcext:value-type="currency">
            <text:p>25 000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Lurs</text:p>
          </table:table-cell>
          <table:table-cell table:style-name="ce4" office:value-type="string" calcext:value-type="string">
            <text:p>Travaux de voirie: entrée du village (place de la mairie phase 1) et chemin du Vicaire</text:p>
          </table:table-cell>
          <table:table-cell table:style-name="ce6" office:value-type="currency" office:currency="EUR" office:value="35774.65" calcext:value-type="currency">
            <text:p>35 775 €</text:p>
          </table:table-cell>
          <table:table-cell table:style-name="ce6" office:value-type="currency" office:currency="EUR" office:value="16329" calcext:value-type="currency">
            <text:p>16 329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Montfuron</text:p>
          </table:table-cell>
          <table:table-cell table:style-name="ce4" office:value-type="string" calcext:value-type="string">
            <text:p>Rénovation de la voirie communale: Route du Rocher, rue du Moulin à vent et rue du Moulin de la dame</text:p>
          </table:table-cell>
          <table:table-cell table:style-name="ce6" office:value-type="currency" office:currency="EUR" office:value="58162" calcext:value-type="currency">
            <text:p>58 162 €</text:p>
          </table:table-cell>
          <table:table-cell table:style-name="ce6" office:value-type="currency" office:currency="EUR" office:value="11632" calcext:value-type="currency">
            <text:p>11 632 €</text:p>
          </table:table-cell>
          <table:table-cell table:number-columns-repeated="2"/>
        </table:table-row>
        <table:table-row table:style-name="ro3">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C Jabron-Lure-Vançon-Durance</text:p>
          </table:table-cell>
          <table:table-cell table:number-columns-repeated="2" table:style-name="ce4" office:value-type="string" calcext:value-type="string">
            <text:p>Noyers-sur-Jabron</text:p>
          </table:table-cell>
          <table:table-cell table:style-name="ce4" office:value-type="string" calcext:value-type="string">
            <text:p>Sécurisation et rétablissement de l’accès au quartier de Basarique</text:p>
          </table:table-cell>
          <table:table-cell table:style-name="ce6" office:value-type="currency" office:currency="EUR" office:value="24101" calcext:value-type="currency">
            <text:p>24 101 €</text:p>
          </table:table-cell>
          <table:table-cell table:style-name="ce6" office:value-type="currency" office:currency="EUR" office:value="12051" calcext:value-type="currency">
            <text:p>12 051 €</text:p>
          </table:table-cell>
          <table:table-cell table:number-columns-repeated="2"/>
        </table:table-row>
        <table:table-row table:style-name="ro1">
          <table:table-cell table:style-name="ce4" office:value-type="string" calcext:value-type="string">
            <text:p>DETR</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Oraison</text:p>
          </table:table-cell>
          <table:table-cell table:style-name="ce4" office:value-type="string" calcext:value-type="string">
            <text:p>Projet attendu : Construction d’un pôle santé-social – Phase 1 : création d’une maison de santé pluriprofessionnelle</text:p>
          </table:table-cell>
          <table:table-cell table:style-name="ce6" office:value-type="currency" office:currency="EUR" office:value="1680000" calcext:value-type="currency">
            <text:p>1 680 000 €</text:p>
          </table:table-cell>
          <table:table-cell table:style-name="ce6" office:value-type="currency" office:currency="EUR" office:value="336000" calcext:value-type="currency">
            <text:p>336 000 €</text:p>
          </table:table-cell>
          <table:table-cell table:number-columns-repeated="2"/>
        </table:table-row>
        <table:table-row table:style-name="ro3">
          <table:table-cell table:style-name="ce4" office:value-type="string" calcext:value-type="string">
            <text:p>DSID</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style-name="ce4" office:value-type="string" calcext:value-type="string">
            <text:p>Département des Alpes-de-Haute-Provence</text:p>
          </table:table-cell>
          <table:table-cell table:style-name="ce4" office:value-type="string" calcext:value-type="string">
            <text:p>Quinson</text:p>
          </table:table-cell>
          <table:table-cell table:style-name="ce4" office:value-type="string" calcext:value-type="string">
            <text:p>Construction du bâtiment d’accueil préhistosite de Quinson</text:p>
          </table:table-cell>
          <table:table-cell table:style-name="ce6" office:value-type="currency" office:currency="EUR" office:value="711804" calcext:value-type="currency">
            <text:p>711 804 €</text:p>
          </table:table-cell>
          <table:table-cell table:style-name="ce6" office:value-type="currency" office:currency="EUR" office:value="406938.34" calcext:value-type="currency">
            <text:p>406 938 €</text:p>
          </table:table-cell>
          <table:table-cell table:number-columns-repeated="2"/>
        </table:table-row>
        <table:table-row table:style-name="ro3">
          <table:table-cell table:style-name="ce4" office:value-type="string" calcext:value-type="string">
            <text:p>DSID</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style-name="ce4" office:value-type="string" calcext:value-type="string">
            <text:p>Département des Alpes-de-Haute-Provence</text:p>
          </table:table-cell>
          <table:table-cell table:style-name="ce4" office:value-type="string" calcext:value-type="string">
            <text:p>Quinson</text:p>
          </table:table-cell>
          <table:table-cell table:style-name="ce4" office:value-type="string" calcext:value-type="string">
            <text:p>Réalisation de la muséographie du musée de la préhistoire de Quinson</text:p>
          </table:table-cell>
          <table:table-cell table:style-name="ce6" office:value-type="currency" office:currency="EUR" office:value="1416667" calcext:value-type="currency">
            <text:p>1 416 667 €</text:p>
          </table:table-cell>
          <table:table-cell table:style-name="ce6" office:value-type="currency" office:currency="EUR" office:value="268741.73" calcext:value-type="currency">
            <text:p>268 742 €</text:p>
          </table:table-cell>
          <table:table-cell table:number-columns-repeated="2"/>
        </table:table-row>
        <table:table-row table:style-name="ro3">
          <table:table-cell table:style-name="ce4" office:value-type="string" calcext:value-type="string">
            <text:p>DSIL</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Sisteron</text:p>
          </table:table-cell>
          <table:table-cell table:style-name="ce4" office:value-type="string" calcext:value-type="string">
            <text:p>Extension du cimetière</text:p>
          </table:table-cell>
          <table:table-cell table:style-name="ce6" office:value-type="currency" office:currency="EUR" office:value="440000" calcext:value-type="currency">
            <text:p>440 000 €</text:p>
          </table:table-cell>
          <table:table-cell table:style-name="ce6" office:value-type="currency" office:currency="EUR" office:value="199980" calcext:value-type="currency">
            <text:p>199 980 €</text:p>
          </table:table-cell>
          <table:table-cell table:number-columns-repeated="2"/>
        </table:table-row>
        <table:table-row table:style-name="ro3">
          <table:table-cell table:style-name="ce4" office:value-type="string" calcext:value-type="string">
            <text:p>DSIL</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Manosque</text:p>
          </table:table-cell>
          <table:table-cell table:style-name="ce4" office:value-type="string" calcext:value-type="string">
            <text:p>Rénovation et végétalisation de l’espace Lemoyne</text:p>
          </table:table-cell>
          <table:table-cell table:style-name="ce6" office:value-type="currency" office:currency="EUR" office:value="637085" calcext:value-type="currency">
            <text:p>637 085 €</text:p>
          </table:table-cell>
          <table:table-cell table:style-name="ce6" office:value-type="currency" office:currency="EUR" office:value="284776.99" calcext:value-type="currency">
            <text:p>284 777 €</text:p>
          </table:table-cell>
          <table:table-cell table:number-columns-repeated="2"/>
        </table:table-row>
        <table:table-row table:style-name="ro3">
          <table:table-cell table:style-name="ce4" office:value-type="string" calcext:value-type="string">
            <text:p>DSIL</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Provence-Alpes-Agglomération (PAA)</text:p>
          </table:table-cell>
          <table:table-cell table:style-name="ce4" office:value-type="string" calcext:value-type="string">
            <text:p>Digne-les-Bains</text:p>
          </table:table-cell>
          <table:table-cell table:style-name="ce4" office:value-type="string" calcext:value-type="string">
            <text:p>Requalification du musée promenade </text:p>
          </table:table-cell>
          <table:table-cell table:style-name="ce6" office:value-type="currency" office:currency="EUR" office:value="5395080" calcext:value-type="currency">
            <text:p>5 395 080 €</text:p>
          </table:table-cell>
          <table:table-cell table:style-name="ce6" office:value-type="currency" office:currency="EUR" office:value="499584.41" calcext:value-type="currency">
            <text:p>499 584 €</text:p>
          </table:table-cell>
          <table:table-cell table:number-columns-repeated="2"/>
        </table:table-row>
        <table:table-row table:style-name="ro1">
          <table:table-cell table:style-name="ce4" office:value-type="string" calcext:value-type="string">
            <text:p>DSIL</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Château-Arnoux-Saint-Auban</text:p>
          </table:table-cell>
          <table:table-cell table:style-name="ce4" office:value-type="string" calcext:value-type="string">
            <text:p>Restauration du chalet Prouvé-Jeanneret</text:p>
          </table:table-cell>
          <table:table-cell table:style-name="ce6" office:value-type="currency" office:currency="EUR" office:value="580000" calcext:value-type="currency">
            <text:p>580 000 €</text:p>
          </table:table-cell>
          <table:table-cell table:style-name="ce6" office:value-type="currency" office:currency="EUR" office:value="185600" calcext:value-type="currency">
            <text:p>185 600 €</text:p>
          </table:table-cell>
          <table:table-cell table:number-columns-repeated="2"/>
        </table:table-row>
        <table:table-row table:style-name="ro1">
          <table:table-cell table:style-name="ce4" office:value-type="string" calcext:value-type="string">
            <text:p>DSIL</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Château-Arnoux-Saint-Auban</text:p>
          </table:table-cell>
          <table:table-cell table:style-name="ce4" office:value-type="string" calcext:value-type="string">
            <text:p>Installation de la vidéoprotection sur la commune de Château-Arnoux/Saint-Auban</text:p>
          </table:table-cell>
          <table:table-cell table:style-name="ce6" office:value-type="currency" office:currency="EUR" office:value="158000" calcext:value-type="currency">
            <text:p>158 000 €</text:p>
          </table:table-cell>
          <table:table-cell table:style-name="ce6" office:value-type="currency" office:currency="EUR" office:value="26386" calcext:value-type="currency">
            <text:p>26 386 €</text:p>
          </table:table-cell>
          <table:table-cell table:number-columns-repeated="2"/>
        </table:table-row>
        <table:table-row table:style-name="ro1">
          <table:table-cell table:style-name="ce4" office:value-type="string" calcext:value-type="string">
            <text:p>DSIL</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Sisteron</text:p>
          </table:table-cell>
          <table:table-cell table:style-name="ce4" office:value-type="string" calcext:value-type="string">
            <text:p>Réaménagement de la voirie dans le cadre de la création d’un nouveau quartier et de la construction de la gendarmerie</text:p>
          </table:table-cell>
          <table:table-cell table:style-name="ce6" office:value-type="currency" office:currency="EUR" office:value="717026" calcext:value-type="currency">
            <text:p>717 026 €</text:p>
          </table:table-cell>
          <table:table-cell table:style-name="ce6" office:value-type="currency" office:currency="EUR" office:value="288029.34" calcext:value-type="currency">
            <text:p>288 029 €</text:p>
          </table:table-cell>
          <table:table-cell table:number-columns-repeated="2"/>
        </table:table-row>
        <table:table-row table:style-name="ro1">
          <table:table-cell table:style-name="ce4" office:value-type="string" calcext:value-type="string">
            <text:p>DSIL</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Provence-Alpes-Agglomération (PAA)</text:p>
          </table:table-cell>
          <table:table-cell table:style-name="ce4" office:value-type="string" calcext:value-type="string">
            <text:p>Digne-les-Bains</text:p>
          </table:table-cell>
          <table:table-cell table:style-name="ce4" office:value-type="string" calcext:value-type="string">
            <text:p>Rénovation et modernisation des piscines de l’établissement thermal de Digne-les-Bains Tranche 2</text:p>
          </table:table-cell>
          <table:table-cell table:style-name="ce6" office:value-type="currency" office:currency="EUR" office:value="2587687" calcext:value-type="currency">
            <text:p>2 587 687 €</text:p>
          </table:table-cell>
          <table:table-cell table:style-name="ce6" office:value-type="currency" office:currency="EUR" office:value="914747.35" calcext:value-type="currency">
            <text:p>914 747 €</text:p>
          </table:table-cell>
          <table:table-cell table:number-columns-repeated="2"/>
        </table:table-row>
        <table:table-row table:style-name="ro1">
          <table:table-cell table:style-name="ce4" office:value-type="string" calcext:value-type="string">
            <text:p>DSIL</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Manosque</text:p>
          </table:table-cell>
          <table:table-cell table:style-name="ce4" office:value-type="string" calcext:value-type="string">
            <text:p>Maison du patrimoine manosquin : rénovation et réhabilitation de l’immeuble du passage du contrôle </text:p>
          </table:table-cell>
          <table:table-cell table:style-name="ce6" office:value-type="currency" office:currency="EUR" office:value="595833" calcext:value-type="currency">
            <text:p>595 833 €</text:p>
          </table:table-cell>
          <table:table-cell table:style-name="ce6" office:value-type="currency" office:currency="EUR" office:value="299942.33" calcext:value-type="currency">
            <text:p>299 942 €</text:p>
          </table:table-cell>
          <table:table-cell table:number-columns-repeated="2"/>
        </table:table-row>
        <table:table-row table:style-name="ro1">
          <table:table-cell table:style-name="ce4" office:value-type="string" calcext:value-type="string">
            <text:p>DSIL</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Sisteron</text:p>
          </table:table-cell>
          <table:table-cell table:style-name="ce4" office:value-type="string" calcext:value-type="string">
            <text:p>Extension des zones de vidéoprotection pour couvrir les entrées et sorties de ville</text:p>
          </table:table-cell>
          <table:table-cell table:style-name="ce6" office:value-type="currency" office:currency="EUR" office:value="170958" calcext:value-type="currency">
            <text:p>170 958 €</text:p>
          </table:table-cell>
          <table:table-cell table:style-name="ce6" office:value-type="currency" office:currency="EUR" office:value="51287.4" calcext:value-type="currency">
            <text:p>51 287 €</text:p>
          </table:table-cell>
          <table:table-cell table:number-columns-repeated="2"/>
        </table:table-row>
        <table:table-row table:style-name="ro2">
          <table:table-cell table:style-name="ce4" office:value-type="string" calcext:value-type="string">
            <text:p>DSIL</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Manosque</text:p>
          </table:table-cell>
          <table:table-cell table:style-name="ce4" office:value-type="string" calcext:value-type="string">
            <text:p>Extension de la vidéoprotection 2025 : installation 17 nouvelles caméras dans les 13 secteurs considérés comme sensibles ou particulièrement touchés par la délinquance</text:p>
          </table:table-cell>
          <table:table-cell table:style-name="ce6" office:value-type="currency" office:currency="EUR" office:value="123865" calcext:value-type="currency">
            <text:p>123 865 €</text:p>
          </table:table-cell>
          <table:table-cell table:style-name="ce6" office:value-type="currency" office:currency="EUR" office:value="37159.5" calcext:value-type="currency">
            <text:p>37 160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Sisteron</text:p>
          </table:table-cell>
          <table:table-cell table:style-name="ce4" office:value-type="string" calcext:value-type="string">
            <text:p>Etude Abattoir</text:p>
          </table:table-cell>
          <table:table-cell table:style-name="ce6" office:value-type="currency" office:currency="EUR" office:value="47000" calcext:value-type="currency">
            <text:p>47 000 €</text:p>
          </table:table-cell>
          <table:table-cell table:style-name="ce6" office:value-type="currency" office:currency="EUR" office:value="23500" calcext:value-type="currency">
            <text:p>23 500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Provence-Alpes-Agglomération (PAA)</text:p>
          </table:table-cell>
          <table:table-cell table:style-name="ce4"/>
          <table:table-cell table:style-name="ce4" office:value-type="string" calcext:value-type="string">
            <text:p>Poste chef de Projet à Digne</text:p>
          </table:table-cell>
          <table:table-cell table:style-name="ce6" office:value-type="currency" office:currency="EUR" office:value="45000" calcext:value-type="currency">
            <text:p>45 000 €</text:p>
          </table:table-cell>
          <table:table-cell table:style-name="ce6" office:value-type="currency" office:currency="EUR" office:value="36000" calcext:value-type="currency">
            <text:p>36 000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table:table-cell table:style-name="ce4" office:value-type="string" calcext:value-type="string">
            <text:p>AUPA - AGENCE D'URBANISME DU PAYS D'AIX</text:p>
          </table:table-cell>
          <table:table-cell table:style-name="ce4"/>
          <table:table-cell table:style-name="ce4" office:value-type="string" calcext:value-type="string">
            <text:p>Panorama Emploi logement</text:p>
          </table:table-cell>
          <table:table-cell table:style-name="ce6" office:value-type="currency" office:currency="EUR" office:value="50000" calcext:value-type="currency">
            <text:p>50 000 €</text:p>
          </table:table-cell>
          <table:table-cell table:style-name="ce6" office:value-type="currency" office:currency="EUR" office:value="10000" calcext:value-type="currency">
            <text:p>10 000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table:table-cell table:style-name="ce4" office:value-type="string" calcext:value-type="string">
            <text:p>ASSOCIATIONCœur Lavande</text:p>
          </table:table-cell>
          <table:table-cell table:style-name="ce4"/>
          <table:table-cell table:style-name="ce4" office:value-type="string" calcext:value-type="string">
            <text:p>Projet Aller vers</text:p>
          </table:table-cell>
          <table:table-cell table:style-name="ce6" office:value-type="currency" office:currency="EUR" office:value="37293.04" calcext:value-type="currency">
            <text:p>37 293 €</text:p>
          </table:table-cell>
          <table:table-cell table:style-name="ce6" office:value-type="currency" office:currency="EUR" office:value="7293.04" calcext:value-type="currency">
            <text:p>7 293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office:value-type="string" calcext:value-type="string">
            <text:p>CC Pays d'Apt-Luberon</text:p>
          </table:table-cell>
          <table:table-cell table:number-columns-repeated="2" table:style-name="ce4" office:value-type="string" calcext:value-type="string">
            <text:p>Céreste</text:p>
          </table:table-cell>
          <table:table-cell table:style-name="ce4" office:value-type="string" calcext:value-type="string">
            <text:p>Équipements de la Microfolie</text:p>
          </table:table-cell>
          <table:table-cell table:style-name="ce6" office:value-type="currency" office:currency="EUR" office:value="49574" calcext:value-type="currency">
            <text:p>49 574 €</text:p>
          </table:table-cell>
          <table:table-cell table:style-name="ce6" office:value-type="currency" office:currency="EUR" office:value="27006.48" calcext:value-type="currency">
            <text:p>27 006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Digne-les-Bains</text:p>
          </table:table-cell>
          <table:table-cell table:style-name="ce4" office:value-type="string" calcext:value-type="string">
            <text:p>Plan guide du commerce </text:p>
          </table:table-cell>
          <table:table-cell table:style-name="ce6" office:value-type="currency" office:currency="EUR" office:value="32000" calcext:value-type="currency">
            <text:p>32 000 €</text:p>
          </table:table-cell>
          <table:table-cell table:style-name="ce6" office:value-type="currency" office:currency="EUR" office:value="10000" calcext:value-type="currency">
            <text:p>10 000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table:table-cell table:style-name="ce4" office:value-type="string" calcext:value-type="string">
            <text:p>ASSOCIATIONLes Amis du Prieuré</text:p>
          </table:table-cell>
          <table:table-cell table:style-name="ce4"/>
          <table:table-cell table:style-name="ce4" office:value-type="string" calcext:value-type="string">
            <text:p>Borne à incendie enterrée</text:p>
          </table:table-cell>
          <table:table-cell table:style-name="ce6" office:value-type="currency" office:currency="EUR" office:value="4700" calcext:value-type="currency">
            <text:p>4 700 €</text:p>
          </table:table-cell>
          <table:table-cell table:style-name="ce6" office:value-type="currency" office:currency="EUR" office:value="4000" calcext:value-type="currency">
            <text:p>4 000 €</text:p>
          </table:table-cell>
          <table:table-cell table:number-columns-repeated="2"/>
        </table:table-row>
        <table:table-row table:style-name="ro1">
          <table:table-cell table:style-name="ce4" office:value-type="string" calcext:value-type="string">
            <text:p>FNADT</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style-name="ce4" office:value-type="string" calcext:value-type="string">
            <text:p>ASSOCIATIONMJC de Manosque</text:p>
          </table:table-cell>
          <table:table-cell table:style-name="ce4" office:value-type="string" calcext:value-type="string">
            <text:p>Manosque</text:p>
          </table:table-cell>
          <table:table-cell table:style-name="ce4" office:value-type="string" calcext:value-type="string">
            <text:p>Amorçage et développement du nouveau projet associatif « LA CAPSULE MJC »</text:p>
          </table:table-cell>
          <table:table-cell table:style-name="ce6" office:value-type="currency" office:currency="EUR" office:value="434500" calcext:value-type="currency">
            <text:p>434 500 €</text:p>
          </table:table-cell>
          <table:table-cell table:style-name="ce6" office:value-type="currency" office:currency="EUR" office:value="15000" calcext:value-type="currency">
            <text:p>15 000 €</text:p>
          </table:table-cell>
          <table:table-cell table:number-columns-repeated="2"/>
        </table:table-row>
        <table:table-row table:style-name="ro1">
          <table:table-cell table:style-name="ce4" office:value-type="string" calcext:value-type="string">
            <text:p>FNADT</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style-name="ce4" office:value-type="string" calcext:value-type="string">
            <text:p>ASSOCIATIONLes nuits photographiques de Pierrevert</text:p>
          </table:table-cell>
          <table:table-cell table:style-name="ce4" office:value-type="string" calcext:value-type="string">
            <text:p>Pierrevert</text:p>
          </table:table-cell>
          <table:table-cell table:style-name="ce4" office:value-type="string" calcext:value-type="string">
            <text:p>Projecteur professionnel</text:p>
          </table:table-cell>
          <table:table-cell table:style-name="ce6" office:value-type="currency" office:currency="EUR" office:value="46115" calcext:value-type="currency">
            <text:p>46 115 €</text:p>
          </table:table-cell>
          <table:table-cell table:style-name="ce6" office:value-type="currency" office:currency="EUR" office:value="20000" calcext:value-type="currency">
            <text:p>20 000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Seyne</text:p>
          </table:table-cell>
          <table:table-cell table:style-name="ce4" office:value-type="string" calcext:value-type="string">
            <text:p>Microfolie</text:p>
          </table:table-cell>
          <table:table-cell table:style-name="ce6" office:value-type="currency" office:currency="EUR" office:value="65000" calcext:value-type="currency">
            <text:p>65 000 €</text:p>
          </table:table-cell>
          <table:table-cell table:style-name="ce6" office:value-type="currency" office:currency="EUR" office:value="20000" calcext:value-type="currency">
            <text:p>20 000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Seyne</text:p>
          </table:table-cell>
          <table:table-cell table:style-name="ce4" office:value-type="string" calcext:value-type="string">
            <text:p>Achat matériel GIP </text:p>
          </table:table-cell>
          <table:table-cell table:style-name="ce6" office:value-type="currency" office:currency="EUR" office:value="137073.22" calcext:value-type="currency">
            <text:p>137 073 €</text:p>
          </table:table-cell>
          <table:table-cell table:style-name="ce6" office:value-type="currency" office:currency="EUR" office:value="22158" calcext:value-type="currency">
            <text:p>22 158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table:table-cell table:style-name="ce4" office:value-type="string" calcext:value-type="string">
            <text:p>ASSOCIATIONA.A.P.P.M.A la Bléone</text:p>
          </table:table-cell>
          <table:table-cell table:style-name="ce4"/>
          <table:table-cell table:style-name="ce4" office:value-type="string" calcext:value-type="string">
            <text:p>Construction d’un garage en bois attenant aux locaux de l’association</text:p>
          </table:table-cell>
          <table:table-cell table:style-name="ce6" office:value-type="currency" office:currency="EUR" office:value="20000" calcext:value-type="currency">
            <text:p>20 000 €</text:p>
          </table:table-cell>
          <table:table-cell table:style-name="ce6" office:value-type="currency" office:currency="EUR" office:value="5000" calcext:value-type="currency">
            <text:p>5 000 €</text:p>
          </table:table-cell>
          <table:table-cell table:number-columns-repeated="2"/>
        </table:table-row>
        <table:table-row table:style-name="ro3">
          <table:table-cell table:style-name="ce4" office:value-type="string" calcext:value-type="string">
            <text:p>FNADT</text:p>
          </table:table-cell>
          <table:table-cell table:style-name="ce4" office:value-type="float" office:value="4" calcext:value-type="float">
            <text:p>4</text:p>
          </table:table-cell>
          <table:table-cell table:style-name="ce4"/>
          <table:table-cell table:style-name="ce4" office:value-type="string" calcext:value-type="string">
            <text:p>ASSOCIATION <text:s/>Des amis de la MheMO</text:p>
          </table:table-cell>
          <table:table-cell table:style-name="ce4"/>
          <table:table-cell table:style-name="ce4" office:value-type="string" calcext:value-type="string">
            <text:p>Amélioration de l’exposition permanente</text:p>
          </table:table-cell>
          <table:table-cell table:style-name="ce6" office:value-type="currency" office:currency="EUR" office:value="1980" calcext:value-type="currency">
            <text:p>1 980 €</text:p>
          </table:table-cell>
          <table:table-cell table:style-name="ce6" office:value-type="currency" office:currency="EUR" office:value="1500" calcext:value-type="currency">
            <text:p>1 500 €</text:p>
          </table:table-cell>
          <table:table-cell table:number-columns-repeated="2"/>
        </table:table-row>
        <table:table-row table:style-name="ro1">
          <table:table-cell table:style-name="ce4" office:value-type="string" calcext:value-type="string">
            <text:p>FNADT</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style-name="ce4" office:value-type="string" calcext:value-type="string">
            <text:p>MSA Castellane</text:p>
          </table:table-cell>
          <table:table-cell table:style-name="ce4" office:value-type="string" calcext:value-type="string">
            <text:p>Castellane</text:p>
          </table:table-cell>
          <table:table-cell table:style-name="ce4" office:value-type="string" calcext:value-type="string">
            <text:p>Complément animateur France services</text:p>
          </table:table-cell>
          <table:table-cell table:style-name="ce6"/>
          <table:table-cell table:style-name="ce6" office:value-type="currency" office:currency="EUR" office:value="5000" calcext:value-type="currency">
            <text:p>5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Digne-les-Bains</text:p>
          </table:table-cell>
          <table:table-cell table:style-name="ce4" office:value-type="string" calcext:value-type="string">
            <text:p>Ilot Pied de Ville / Curaterie (RHI / THIRORI) et Axe médiéval sud </text:p>
          </table:table-cell>
          <table:table-cell table:style-name="ce6" office:value-type="currency" office:currency="EUR" office:value="9347553" calcext:value-type="currency">
            <text:p>9 347 553 €</text:p>
          </table:table-cell>
          <table:table-cell table:style-name="ce6" office:value-type="currency" office:currency="EUR" office:value="2131561" calcext:value-type="currency">
            <text:p>2 131 561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Durance-Lubéron-Verdon Agglomération (DLVA)</text:p>
          </table:table-cell>
          <table:table-cell table:style-name="ce4" office:value-type="string" calcext:value-type="string">
            <text:p>Digne-les-Bains</text:p>
          </table:table-cell>
          <table:table-cell table:style-name="ce4" office:value-type="string" calcext:value-type="string">
            <text:p>Coeur de projet Alicante-Plantiers</text:p>
          </table:table-cell>
          <table:table-cell table:style-name="ce6" office:value-type="currency" office:currency="EUR" office:value="45979116" calcext:value-type="currency">
            <text:p>45 979 116 €</text:p>
          </table:table-cell>
          <table:table-cell table:style-name="ce6" office:value-type="currency" office:currency="EUR" office:value="1300000" calcext:value-type="currency">
            <text:p>1 300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Castellane</text:p>
          </table:table-cell>
          <table:table-cell table:style-name="ce4" office:value-type="string" calcext:value-type="string">
            <text:p>Démolition de l’ancien hôpital de Castellane en vue de la construction du nouveau centre d’incendie et de secours</text:p>
          </table:table-cell>
          <table:table-cell table:style-name="ce6" office:value-type="currency" office:currency="EUR" office:value="3355730" calcext:value-type="currency">
            <text:p>3 355 730 €</text:p>
          </table:table-cell>
          <table:table-cell table:style-name="ce6" office:value-type="currency" office:currency="EUR" office:value="685486" calcext:value-type="currency">
            <text:p>685 486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Sainte-Croix-à-Lauze</text:p>
          </table:table-cell>
          <table:table-cell table:style-name="ce4" office:value-type="string" calcext:value-type="string">
            <text:p>Revitalisation du coeur de villageRéhabilitation de 3 immeubles en RHI</text:p>
          </table:table-cell>
          <table:table-cell table:style-name="ce6" office:value-type="currency" office:currency="EUR" office:value="1128005" calcext:value-type="currency">
            <text:p>1 128 005 €</text:p>
          </table:table-cell>
          <table:table-cell table:style-name="ce6" office:value-type="currency" office:currency="EUR" office:value="151334" calcext:value-type="currency">
            <text:p>151 334 €</text:p>
          </table:table-cell>
          <table:table-cell table:number-columns-repeated="2"/>
        </table:table-row>
        <table:table-row table:style-name="ro2">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Annot</text:p>
          </table:table-cell>
          <table:table-cell table:style-name="ce4" office:value-type="string" calcext:value-type="string">
            <text:p>Etudes d’avant-projet en vue de la qualification de la Place du Revelly, la sécurisation de la traversée du village et la création d’un espace de stationnement à Vérimande</text:p>
          </table:table-cell>
          <table:table-cell table:style-name="ce6"/>
          <table:table-cell table:style-name="ce6" office:value-type="currency" office:currency="EUR" office:value="16000" calcext:value-type="currency">
            <text:p>16 000 €</text:p>
          </table:table-cell>
          <table:table-cell table:number-columns-repeated="2"/>
        </table:table-row>
        <table:table-row table:style-name="ro2">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Bellaffaire</text:p>
          </table:table-cell>
          <table:table-cell table:style-name="ce4" office:value-type="string" calcext:value-type="string">
            <text:p>Rénovation de 2 logements – ancienne école communale (énergétique?) . Demande d’un nouvel examen au titre du Fonds Vert sollicitée par courrier du 27/01/2025</text:p>
          </table:table-cell>
          <table:table-cell table:style-name="ce6"/>
          <table:table-cell table:style-name="ce6" office:value-type="currency" office:currency="EUR" office:value="256050" calcext:value-type="currency">
            <text:p>256 05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Département</text:p>
          </table:table-cell>
          <table:table-cell table:style-name="ce4" office:value-type="string" calcext:value-type="string">
            <text:p>Département des Alpes-de-Haute-Provence</text:p>
          </table:table-cell>
          <table:table-cell table:style-name="ce4"/>
          <table:table-cell table:style-name="ce4" office:value-type="string" calcext:value-type="string">
            <text:p>Chargé de mission VA – commande publique</text:p>
          </table:table-cell>
          <table:table-cell table:style-name="ce6"/>
          <table:table-cell table:style-name="ce6" office:value-type="currency" office:currency="EUR" office:value="121489.2" calcext:value-type="currency">
            <text:p>121 489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Dauphin</text:p>
          </table:table-cell>
          <table:table-cell table:style-name="ce4" office:value-type="string" calcext:value-type="string">
            <text:p>Rénovation énergétique et réhabilitation de la salle polyvalente</text:p>
          </table:table-cell>
          <table:table-cell table:style-name="ce6"/>
          <table:table-cell table:style-name="ce6" office:value-type="currency" office:currency="EUR" office:value="90044" calcext:value-type="currency">
            <text:p>90 044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Forcalquier</text:p>
          </table:table-cell>
          <table:table-cell table:style-name="ce4" office:value-type="string" calcext:value-type="string">
            <text:p>(N-2) Rénovation de la cave Lulu (Extension du Musée)</text:p>
          </table:table-cell>
          <table:table-cell table:style-name="ce6"/>
          <table:table-cell table:style-name="ce6" office:value-type="currency" office:currency="EUR" office:value="144508" calcext:value-type="currency">
            <text:p>144 508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L'Escale</text:p>
          </table:table-cell>
          <table:table-cell table:style-name="ce4" office:value-type="string" calcext:value-type="string">
            <text:p>Etudes préalables et de maîtrise d’oeuvre dans le cadre du projet de désimperméabilisation et renaturation de la cour et du parvis de l’école</text:p>
          </table:table-cell>
          <table:table-cell table:style-name="ce6"/>
          <table:table-cell table:style-name="ce6" office:value-type="currency" office:currency="EUR" office:value="10000" calcext:value-type="currency">
            <text:p>10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Vallée de l'Ubaye - Serre-Ponçon</text:p>
          </table:table-cell>
          <table:table-cell table:number-columns-repeated="2" table:style-name="ce4" office:value-type="string" calcext:value-type="string">
            <text:p>Les Thuiles</text:p>
          </table:table-cell>
          <table:table-cell table:style-name="ce4" office:value-type="string" calcext:value-type="string">
            <text:p>Busage du ravin de Fontarache</text:p>
          </table:table-cell>
          <table:table-cell table:style-name="ce6"/>
          <table:table-cell table:style-name="ce6" office:value-type="currency" office:currency="EUR" office:value="29600" calcext:value-type="currency">
            <text:p>29 6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Montlaux</text:p>
          </table:table-cell>
          <table:table-cell table:style-name="ce4" office:value-type="string" calcext:value-type="string">
            <text:p>Rénovation thermique totale d’un logement social – place du Balaire</text:p>
          </table:table-cell>
          <table:table-cell table:style-name="ce6"/>
          <table:table-cell table:style-name="ce6" office:value-type="currency" office:currency="EUR" office:value="118394" calcext:value-type="currency">
            <text:p>118 394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Moustiers-Sainte-Marie</text:p>
          </table:table-cell>
          <table:table-cell table:style-name="ce4" office:value-type="string" calcext:value-type="string">
            <text:p>Etudes préalables à la rénovation énergétique de la Villa Naegly en vue d’accueillir le centre de loisirs</text:p>
          </table:table-cell>
          <table:table-cell table:style-name="ce6"/>
          <table:table-cell table:style-name="ce6" office:value-type="currency" office:currency="EUR" office:value="37758" calcext:value-type="currency">
            <text:p>37 758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Pierrerue</text:p>
          </table:table-cell>
          <table:table-cell table:style-name="ce4" office:value-type="string" calcext:value-type="string">
            <text:p>Requalification et rénovation énergétique d’une villa en équipement communal dédié à l’enfance. FV 2/2 </text:p>
          </table:table-cell>
          <table:table-cell table:style-name="ce6"/>
          <table:table-cell table:style-name="ce6" office:value-type="currency" office:currency="EUR" office:value="217588" calcext:value-type="currency">
            <text:p>217 588 €</text:p>
          </table:table-cell>
          <table:table-cell table:number-columns-repeated="2"/>
        </table:table-row>
        <table:table-row table:style-name="ro2">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Pierrevert</text:p>
          </table:table-cell>
          <table:table-cell table:style-name="ce4" office:value-type="string" calcext:value-type="string">
            <text:p>Réalisation d’un diagnostic complémentaire sur la totalité de la falaise surplombant l’avenue du Barri lié à la résorption de l’Habitat Insalubre (RHI) de l’îlot du Barri</text:p>
          </table:table-cell>
          <table:table-cell table:style-name="ce6"/>
          <table:table-cell table:style-name="ce6" office:value-type="currency" office:currency="EUR" office:value="11440" calcext:value-type="currency">
            <text:p>11 44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table:table-cell table:style-name="ce4" office:value-type="string" calcext:value-type="string">
            <text:p>Parc naturel régional du Verdon</text:p>
          </table:table-cell>
          <table:table-cell table:style-name="ce4"/>
          <table:table-cell table:style-name="ce4" office:value-type="string" calcext:value-type="string">
            <text:p>Animation du PAPI Verdon Année 2025. <text:s/></text:p>
          </table:table-cell>
          <table:table-cell table:style-name="ce6"/>
          <table:table-cell table:style-name="ce6" office:value-type="currency" office:currency="EUR" office:value="10865" calcext:value-type="currency">
            <text:p>10 865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Redortiers</text:p>
          </table:table-cell>
          <table:table-cell table:style-name="ce4" office:value-type="string" calcext:value-type="string">
            <text:p>(N-1) Défense incendie réservoir de Tinettes </text:p>
          </table:table-cell>
          <table:table-cell table:style-name="ce6"/>
          <table:table-cell table:style-name="ce6" office:value-type="currency" office:currency="EUR" office:value="5440" calcext:value-type="currency">
            <text:p>5 44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Revest-du-Bion</text:p>
          </table:table-cell>
          <table:table-cell table:style-name="ce4" office:value-type="string" calcext:value-type="string">
            <text:p>Etudes complémentaires sur bâtiments communauxRéhabilitation de la bastide Saint-clair en logements multigénérationnels pluriels </text:p>
          </table:table-cell>
          <table:table-cell table:style-name="ce6"/>
          <table:table-cell table:style-name="ce6" office:value-type="currency" office:currency="EUR" office:value="48016" calcext:value-type="currency">
            <text:p>48 016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Revest-Saint-Martin</text:p>
          </table:table-cell>
          <table:table-cell table:style-name="ce4" office:value-type="string" calcext:value-type="string">
            <text:p>Demande de subvention de fonctionnement pour réalisation des OLD en forêt communale du Défend </text:p>
          </table:table-cell>
          <table:table-cell table:style-name="ce6"/>
          <table:table-cell table:style-name="ce6" office:value-type="currency" office:currency="EUR" office:value="17152" calcext:value-type="currency">
            <text:p>17 152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Saint-André-les-Alpes</text:p>
          </table:table-cell>
          <table:table-cell table:style-name="ce4" office:value-type="string" calcext:value-type="string">
            <text:p>Études de diagnostic et d’avant-projet pour la rénovation énergétique de la salle polyvalente</text:p>
          </table:table-cell>
          <table:table-cell table:style-name="ce6"/>
          <table:table-cell table:style-name="ce6" office:value-type="currency" office:currency="EUR" office:value="14000" calcext:value-type="currency">
            <text:p>14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Saint-Laurent-du-Verdon</text:p>
          </table:table-cell>
          <table:table-cell table:style-name="ce4" office:value-type="string" calcext:value-type="string">
            <text:p>Rénovation du bâtiment du Ménage</text:p>
          </table:table-cell>
          <table:table-cell table:style-name="ce6"/>
          <table:table-cell table:style-name="ce6" office:value-type="currency" office:currency="EUR" office:value="199524" calcext:value-type="currency">
            <text:p>199 524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Saint-Martin-les-Eaux</text:p>
          </table:table-cell>
          <table:table-cell table:style-name="ce4" office:value-type="string" calcext:value-type="string">
            <text:p>Rénovation thermique du bâtiment communal de la mairie</text:p>
          </table:table-cell>
          <table:table-cell table:style-name="ce6"/>
          <table:table-cell table:style-name="ce6" office:value-type="currency" office:currency="EUR" office:value="172077.2" calcext:value-type="currency">
            <text:p>172 077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Simiane-la-Rotonde</text:p>
          </table:table-cell>
          <table:table-cell table:style-name="ce4" office:value-type="string" calcext:value-type="string">
            <text:p>Projet Regain- aménagement de terrain – études préparatoires </text:p>
          </table:table-cell>
          <table:table-cell table:style-name="ce6"/>
          <table:table-cell table:style-name="ce6" office:value-type="currency" office:currency="EUR" office:value="30000" calcext:value-type="currency">
            <text:p>30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du Sisteronais-Buëch</text:p>
          </table:table-cell>
          <table:table-cell table:number-columns-repeated="2" table:style-name="ce4" office:value-type="string" calcext:value-type="string">
            <text:p>Sisteron</text:p>
          </table:table-cell>
          <table:table-cell table:style-name="ce4" office:value-type="string" calcext:value-type="string">
            <text:p>Amélioration énergétique de 6 logements communaux, gymnase, hôtel de ville </text:p>
          </table:table-cell>
          <table:table-cell table:style-name="ce6"/>
          <table:table-cell table:style-name="ce6" office:value-type="currency" office:currency="EUR" office:value="107377.8" calcext:value-type="currency">
            <text:p>107 378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SM d'aménagement de la vallée de la Durance (SMAVD)</text:p>
          </table:table-cell>
          <table:table-cell table:style-name="ce4" office:value-type="string" calcext:value-type="string">
            <text:p>Les Mées</text:p>
          </table:table-cell>
          <table:table-cell table:style-name="ce4" office:value-type="string" calcext:value-type="string">
            <text:p>(N-3) Travaux de restructuration de la ligne de protection des Mées en cohérence avec le rétablissement du transit sédimentaire</text:p>
          </table:table-cell>
          <table:table-cell table:style-name="ce6"/>
          <table:table-cell table:style-name="ce6" office:value-type="currency" office:currency="EUR" office:value="500000" calcext:value-type="currency">
            <text:p>500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Jabron-Lure-Vançon-Durance</text:p>
          </table:table-cell>
          <table:table-cell table:number-columns-repeated="2" table:style-name="ce4" office:value-type="string" calcext:value-type="string">
            <text:p>Valbelle</text:p>
          </table:table-cell>
          <table:table-cell table:style-name="ce4" office:value-type="string" calcext:value-type="string">
            <text:p>Débroussaillage des abords des chemins communaux dans le cadre des OLD</text:p>
          </table:table-cell>
          <table:table-cell table:style-name="ce6"/>
          <table:table-cell table:style-name="ce6" office:value-type="currency" office:currency="EUR" office:value="20151.6" calcext:value-type="currency">
            <text:p>20 152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Villars-Colmars</text:p>
          </table:table-cell>
          <table:table-cell table:style-name="ce4" office:value-type="string" calcext:value-type="string">
            <text:p>Réfection de l’appartement de la Poste</text:p>
          </table:table-cell>
          <table:table-cell table:style-name="ce6"/>
          <table:table-cell table:style-name="ce6" office:value-type="currency" office:currency="EUR" office:value="111164" calcext:value-type="currency">
            <text:p>111 164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Volonne</text:p>
          </table:table-cell>
          <table:table-cell table:style-name="ce4" office:value-type="string" calcext:value-type="string">
            <text:p>Défense incendie – centre ancien</text:p>
          </table:table-cell>
          <table:table-cell table:style-name="ce6"/>
          <table:table-cell table:style-name="ce6" office:value-type="currency" office:currency="EUR" office:value="104800" calcext:value-type="currency">
            <text:p>104 8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Blieux</text:p>
          </table:table-cell>
          <table:table-cell table:style-name="ce4" office:value-type="string" calcext:value-type="string">
            <text:p>Création d’une réserve incendie en lisière de massif forestier – Quartier de Thon, commune de Blieux (04)</text:p>
          </table:table-cell>
          <table:table-cell table:style-name="ce6" office:value-type="currency" office:currency="EUR" office:value="15016.07" calcext:value-type="currency">
            <text:p>15 016 €</text:p>
          </table:table-cell>
          <table:table-cell table:style-name="ce6" office:value-type="currency" office:currency="EUR" office:value="12013.07" calcext:value-type="currency">
            <text:p>12 013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Provence-Alpes-Agglomération (PAA)</text:p>
          </table:table-cell>
          <table:table-cell table:style-name="ce4"/>
          <table:table-cell table:style-name="ce4" office:value-type="string" calcext:value-type="string">
            <text:p>Mise en place d’un service de co-voiturage incitatif sur le territoire de PPA</text:p>
          </table:table-cell>
          <table:table-cell table:style-name="ce6" office:value-type="currency" office:currency="EUR" office:value="33632" calcext:value-type="currency">
            <text:p>33 632 €</text:p>
          </table:table-cell>
          <table:table-cell table:style-name="ce6" office:value-type="currency" office:currency="EUR" office:value="16816" calcext:value-type="currency">
            <text:p>16 816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style-name="ce4" office:value-type="string" calcext:value-type="string">
            <text:p>CA Provence-Alpes-Agglomération (PAA)</text:p>
          </table:table-cell>
          <table:table-cell table:style-name="ce4"/>
          <table:table-cell table:style-name="ce4" office:value-type="string" calcext:value-type="string">
            <text:p>8 mois restant sur AP2024 du 2e poste de CDM VA</text:p>
          </table:table-cell>
          <table:table-cell table:style-name="ce6" office:value-type="currency" office:currency="EUR" office:value="88000" calcext:value-type="currency">
            <text:p>88 000 €</text:p>
          </table:table-cell>
          <table:table-cell table:style-name="ce6" office:value-type="currency" office:currency="EUR" office:value="14667" calcext:value-type="currency">
            <text:p>14 667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Département</text:p>
          </table:table-cell>
          <table:table-cell table:style-name="ce4" office:value-type="string" calcext:value-type="string">
            <text:p>Département des Alpes-de-Haute-Provence</text:p>
          </table:table-cell>
          <table:table-cell table:style-name="ce4"/>
          <table:table-cell table:style-name="ce4" office:value-type="string" calcext:value-type="string">
            <text:p>Chargé de mission VA – commande publique</text:p>
          </table:table-cell>
          <table:table-cell table:style-name="ce6" office:value-type="currency" office:currency="EUR" office:value="173556" calcext:value-type="currency">
            <text:p>173 556 €</text:p>
          </table:table-cell>
          <table:table-cell table:style-name="ce6" office:value-type="currency" office:currency="EUR" office:value="125622" calcext:value-type="currency">
            <text:p>125 622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Colmars</text:p>
          </table:table-cell>
          <table:table-cell table:style-name="ce4" office:value-type="string" calcext:value-type="string">
            <text:p>Travaux de sécurisation suite à un glissement de terrain au quartier de Miégessoles</text:p>
          </table:table-cell>
          <table:table-cell table:style-name="ce6" office:value-type="currency" office:currency="EUR" office:value="91320" calcext:value-type="currency">
            <text:p>91 320 €</text:p>
          </table:table-cell>
          <table:table-cell table:style-name="ce6" office:value-type="currency" office:currency="EUR" office:value="36528" calcext:value-type="currency">
            <text:p>36 528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Les Mées</text:p>
          </table:table-cell>
          <table:table-cell table:style-name="ce4" office:value-type="string" calcext:value-type="string">
            <text:p>Etude préliminaire pour la définition ‘une stratégie de protection du village des Mées (04) contre le risque d’éboulement des Pénitents</text:p>
          </table:table-cell>
          <table:table-cell table:style-name="ce6" office:value-type="currency" office:currency="EUR" office:value="112000" calcext:value-type="currency">
            <text:p>112 000 €</text:p>
          </table:table-cell>
          <table:table-cell table:style-name="ce6" office:value-type="currency" office:currency="EUR" office:value="13200" calcext:value-type="currency">
            <text:p>13 2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Durance-Lubéron-Verdon Agglomération</text:p>
          </table:table-cell>
          <table:table-cell table:number-columns-repeated="2" table:style-name="ce4" office:value-type="string" calcext:value-type="string">
            <text:p>Pierrevert</text:p>
          </table:table-cell>
          <table:table-cell table:style-name="ce4" office:value-type="string" calcext:value-type="string">
            <text:p>Restructuration, extension, mise aux normes et rénovation énergétique du bâtiment de l’hôtel de ville</text:p>
          </table:table-cell>
          <table:table-cell table:style-name="ce6" office:value-type="currency" office:currency="EUR" office:value="1423498" calcext:value-type="currency">
            <text:p>1 423 498 €</text:p>
          </table:table-cell>
          <table:table-cell table:style-name="ce6" office:value-type="currency" office:currency="EUR" office:value="217506.67" calcext:value-type="currency">
            <text:p>217 507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Revest-des-Brousses</text:p>
          </table:table-cell>
          <table:table-cell table:style-name="ce4" office:value-type="string" calcext:value-type="string">
            <text:p>(N-2) Éco-projet labellisé Écoquartier BBC 5LLS + espace public</text:p>
          </table:table-cell>
          <table:table-cell table:style-name="ce6" office:value-type="currency" office:currency="EUR" office:value="1650000" calcext:value-type="currency">
            <text:p>1 650 000 €</text:p>
          </table:table-cell>
          <table:table-cell table:style-name="ce6" office:value-type="currency" office:currency="EUR" office:value="380000" calcext:value-type="currency">
            <text:p>380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Volonne</text:p>
          </table:table-cell>
          <table:table-cell table:style-name="ce4" office:value-type="string" calcext:value-type="string">
            <text:p>Rénovation exemplaire de l’école élémentaire de Volonne</text:p>
          </table:table-cell>
          <table:table-cell table:style-name="ce6" office:value-type="currency" office:currency="EUR" office:value="2200000" calcext:value-type="currency">
            <text:p>2 200 000 €</text:p>
          </table:table-cell>
          <table:table-cell table:style-name="ce6" office:value-type="currency" office:currency="EUR" office:value="495365.4" calcext:value-type="currency">
            <text:p>495 365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A Provence-Alpes-Agglomération</text:p>
          </table:table-cell>
          <table:table-cell table:number-columns-repeated="2" table:style-name="ce4" office:value-type="string" calcext:value-type="string">
            <text:p>Volonne</text:p>
          </table:table-cell>
          <table:table-cell table:style-name="ce4" office:value-type="string" calcext:value-type="string">
            <text:p>Renaturation des 4 entrées du centre anciens</text:p>
          </table:table-cell>
          <table:table-cell table:style-name="ce6" office:value-type="currency" office:currency="EUR" office:value="796000" calcext:value-type="currency">
            <text:p>796 000 €</text:p>
          </table:table-cell>
          <table:table-cell table:style-name="ce6" office:value-type="currency" office:currency="EUR" office:value="132000" calcext:value-type="currency">
            <text:p>132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style-name="ce4" office:value-type="string" calcext:value-type="string">
            <text:p>TOSSOLIA</text:p>
          </table:table-cell>
          <table:table-cell table:style-name="ce4" office:value-type="string" calcext:value-type="string">
            <text:p>Revest-du-Bion</text:p>
          </table:table-cell>
          <table:table-cell table:style-name="ce4" office:value-type="string" calcext:value-type="string">
            <text:p>Investissement dans la modernisation d'un outil de production agroalimentaire et la diversification des gammes de produits végétaux, à Revest-du-Bion</text:p>
          </table:table-cell>
          <table:table-cell table:style-name="ce6" office:value-type="currency" office:currency="EUR" office:value="704716" calcext:value-type="currency">
            <text:p>704 716 €</text:p>
          </table:table-cell>
          <table:table-cell table:style-name="ce6" office:value-type="currency" office:currency="EUR" office:value="155000" calcext:value-type="currency">
            <text:p>155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Saumane</text:p>
          </table:table-cell>
          <table:table-cell table:style-name="ce4" office:value-type="string" calcext:value-type="string">
            <text:p>RHI</text:p>
          </table:table-cell>
          <table:table-cell table:style-name="ce6"/>
          <table:table-cell table:style-name="ce6" office:value-type="currency" office:currency="EUR" office:value="24000" calcext:value-type="currency">
            <text:p>24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Sainte-Croix-à-Lauze</text:p>
          </table:table-cell>
          <table:table-cell table:style-name="ce4" office:value-type="string" calcext:value-type="string">
            <text:p>RHI</text:p>
          </table:table-cell>
          <table:table-cell table:style-name="ce6"/>
          <table:table-cell table:style-name="ce6" office:value-type="currency" office:currency="EUR" office:value="8000" calcext:value-type="currency">
            <text:p>8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style-name="ce4" office:value-type="string" calcext:value-type="string">
            <text:p>CC Alpes-Provence-Verdon "Sources de lumière"</text:p>
          </table:table-cell>
          <table:table-cell table:style-name="ce4"/>
          <table:table-cell table:style-name="ce4" office:value-type="string" calcext:value-type="string">
            <text:p>Conception et réalisation de stations hydrométriques, pluviométriques et surveillance par caméra sur le bassin versant du Verdon</text:p>
          </table:table-cell>
          <table:table-cell table:style-name="ce6" office:value-type="currency" office:currency="EUR" office:value="250000" calcext:value-type="currency">
            <text:p>250 000 €</text:p>
          </table:table-cell>
          <table:table-cell table:style-name="ce6" office:value-type="currency" office:currency="EUR" office:value="100000" calcext:value-type="currency">
            <text:p>100 00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Barrême</text:p>
          </table:table-cell>
          <table:table-cell table:style-name="ce4" office:value-type="string" calcext:value-type="string">
            <text:p>Renaturation de la place de l’église François Béraud (désimperméabilisation, lutte contre les îlots de chaleur, recalibrage des zones de stationnement). </text:p>
          </table:table-cell>
          <table:table-cell table:style-name="ce6"/>
          <table:table-cell table:style-name="ce6" office:value-type="currency" office:currency="EUR" office:value="283570" calcext:value-type="currency">
            <text:p>283 570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Pays Forcalquier et Montagne de Lure</text:p>
          </table:table-cell>
          <table:table-cell table:number-columns-repeated="2" table:style-name="ce4" office:value-type="string" calcext:value-type="string">
            <text:p>Sigonce</text:p>
          </table:table-cell>
          <table:table-cell table:style-name="ce4" office:value-type="string" calcext:value-type="string">
            <text:p>Création d’une place sur la RD16 aux abords de la mairie et du bistrot « L’Amandier »</text:p>
          </table:table-cell>
          <table:table-cell table:style-name="ce6"/>
          <table:table-cell table:style-name="ce6" office:value-type="currency" office:currency="EUR" office:value="104318" calcext:value-type="currency">
            <text:p>104 318 €</text:p>
          </table:table-cell>
          <table:table-cell table:number-columns-repeated="2"/>
        </table:table-row>
        <table:table-row table:style-name="ro1">
          <table:table-cell table:style-name="ce4" office:value-type="string" calcext:value-type="string">
            <text:p>Fonds Vert</text:p>
          </table:table-cell>
          <table:table-cell table:style-name="ce4" office:value-type="float" office:value="4" calcext:value-type="float">
            <text:p>4</text:p>
          </table:table-cell>
          <table:table-cell table:style-name="ce4" office:value-type="string" calcext:value-type="string">
            <text:p>CC Alpes-Provence-Verdon - Sources de Lumière</text:p>
          </table:table-cell>
          <table:table-cell table:number-columns-repeated="2" table:style-name="ce4" office:value-type="string" calcext:value-type="string">
            <text:p>Annot</text:p>
          </table:table-cell>
          <table:table-cell table:style-name="ce4" office:value-type="string" calcext:value-type="string">
            <text:p>Renaturation de la friche d’entrée de ville (ancienne station service)</text:p>
          </table:table-cell>
          <table:table-cell table:style-name="ce6"/>
          <table:table-cell table:style-name="ce6" office:value-type="currency" office:currency="EUR" office:value="18941" calcext:value-type="currency">
            <text:p>18 941 €</text:p>
          </table:table-cell>
          <table:table-cell table:number-columns-repeated="2"/>
        </table:table-row>
        <table:table-row table:style-name="ro3" table:number-rows-repeated="1047492">
          <table:table-cell table:number-columns-repeated="10"/>
        </table:table-row>
        <table:table-row table:style-name="ro4" table:number-rows-repeated="825">
          <table:table-cell table:number-columns-repeated="10"/>
        </table:table-row>
        <table:table-row table:style-name="ro4">
          <table:table-cell table:number-columns-repeated="10"/>
        </table:table-row>
      </table:table>
      <table:table table:name="Table dynamique_Alpes-de-Haute-Provence_1" table:style-name="ta2">
        <table:table-column table:style-name="co15" table:default-cell-style-name="Default"/>
        <table:table-column table:style-name="co16" table:default-cell-style-name="Default"/>
        <table:table-column table:style-name="co10" table:number-columns-repeated="3" table:default-cell-style-name="Default"/>
        <table:table-column table:style-name="co17" table:default-cell-style-name="ce18"/>
        <table:table-column table:style-name="co18" table:default-cell-style-name="ce23"/>
        <table:table-column table:style-name="co10" table:default-cell-style-name="ce29"/>
        <table:table-row table:style-name="ro10">
          <table:table-cell table:style-name="ce43" office:value-type="string" calcext:value-type="string">
            <text:p>EPCI</text:p>
          </table:table-cell>
          <table:table-cell table:style-name="ce48" office:value-type="string" calcext:value-type="string">
            <text:p>Somme - Financement accordé</text:p>
          </table:table-cell>
          <table:table-cell table:number-columns-repeated="3"/>
          <table:table-cell table:style-name="ce16"/>
          <table:table-cell table:style-name="ce21" office:value-type="string" calcext:value-type="string">
            <text:p>Données</text:p>
          </table:table-cell>
          <table:table-cell table:style-name="ce27"/>
        </table:table-row>
        <table:table-row table:style-name="ro10">
          <table:table-cell table:style-name="ce44" office:value-type="string" calcext:value-type="string">
            <text:p>CA Durance-Lubéron-Verdon Agglomération</text:p>
          </table:table-cell>
          <table:table-cell table:style-name="ce49" office:value-type="currency" office:currency="EUR" office:value="4368554.56" calcext:value-type="currency">
            <text:p>4 368 555 €</text:p>
          </table:table-cell>
          <table:table-cell table:number-columns-repeated="3"/>
          <table:table-cell table:style-name="ce17" office:value-type="string" calcext:value-type="string">
            <text:p>Porteur du projet</text:p>
          </table:table-cell>
          <table:table-cell table:style-name="ce22" office:value-type="string" calcext:value-type="string">
            <text:p>Somme - Financement accordé</text:p>
          </table:table-cell>
          <table:table-cell table:style-name="ce28" office:value-type="string" calcext:value-type="string">
            <text:p>Compter - Intitulé du projet</text:p>
          </table:table-cell>
        </table:table-row>
        <table:table-row table:style-name="ro10">
          <table:table-cell table:style-name="ce45" office:value-type="string" calcext:value-type="string">
            <text:p>CA Provence-Alpes-Agglomération</text:p>
          </table:table-cell>
          <table:table-cell table:style-name="ce50" office:value-type="currency" office:currency="EUR" office:value="8138115.16" calcext:value-type="currency">
            <text:p>8 138 115 €</text:p>
          </table:table-cell>
          <table:table-cell table:number-columns-repeated="3"/>
          <table:table-cell office:value-type="string" calcext:value-type="string">
            <text:p>Digne-les-Bains</text:p>
          </table:table-cell>
          <table:table-cell office:value-type="currency" office:currency="EUR" office:value="2211988" calcext:value-type="currency">
            <text:p>2 211 988 €</text:p>
          </table:table-cell>
          <table:table-cell office:value-type="float" office:value="4" calcext:value-type="float">
            <text:p>4</text:p>
          </table:table-cell>
        </table:table-row>
        <table:table-row table:style-name="ro10">
          <table:table-cell table:style-name="ce45" office:value-type="string" calcext:value-type="string">
            <text:p>CC Alpes-Provence-Verdon - Sources de Lumière</text:p>
          </table:table-cell>
          <table:table-cell table:style-name="ce50" office:value-type="currency" office:currency="EUR" office:value="3029540.07" calcext:value-type="currency">
            <text:p>3 029 540 €</text:p>
          </table:table-cell>
          <table:table-cell table:number-columns-repeated="3"/>
          <table:table-cell office:value-type="string" calcext:value-type="string">
            <text:p>CA Provence-Alpes-Agglomération (PAA)</text:p>
          </table:table-cell>
          <table:table-cell office:value-type="currency" office:currency="EUR" office:value="1898714.76" calcext:value-type="currency">
            <text:p>1 898 715 €</text:p>
          </table:table-cell>
          <table:table-cell office:value-type="float" office:value="10" calcext:value-type="float">
            <text:p>10</text:p>
          </table:table-cell>
        </table:table-row>
        <table:table-row table:style-name="ro10">
          <table:table-cell table:style-name="ce45" office:value-type="string" calcext:value-type="string">
            <text:p>CC du Sisteronais-Buëch</text:p>
          </table:table-cell>
          <table:table-cell table:style-name="ce50" office:value-type="currency" office:currency="EUR" office:value="1968798.54" calcext:value-type="currency">
            <text:p>1 968 799 €</text:p>
          </table:table-cell>
          <table:table-cell table:number-columns-repeated="3"/>
          <table:table-cell office:value-type="string" calcext:value-type="string">
            <text:p>CA Durance-Lubéron-Verdon Agglomération (DLVA)</text:p>
          </table:table-cell>
          <table:table-cell office:value-type="currency" office:currency="EUR" office:value="1746500" calcext:value-type="currency">
            <text:p>1 746 500 €</text:p>
          </table:table-cell>
          <table:table-cell office:value-type="float" office:value="4" calcext:value-type="float">
            <text:p>4</text:p>
          </table:table-cell>
        </table:table-row>
        <table:table-row table:style-name="ro10">
          <table:table-cell table:style-name="ce45" office:value-type="string" calcext:value-type="string">
            <text:p>CC Jabron-Lure-Vançon-Durance</text:p>
          </table:table-cell>
          <table:table-cell table:style-name="ce50" office:value-type="currency" office:currency="EUR" office:value="324223.6" calcext:value-type="currency">
            <text:p>324 224 €</text:p>
          </table:table-cell>
          <table:table-cell table:number-columns-repeated="3"/>
          <table:table-cell office:value-type="string" calcext:value-type="string">
            <text:p>Département des Alpes-de-Haute-Provence</text:p>
          </table:table-cell>
          <table:table-cell office:value-type="currency" office:currency="EUR" office:value="952791.27" calcext:value-type="currency">
            <text:p>952 791 €</text:p>
          </table:table-cell>
          <table:table-cell office:value-type="float" office:value="5" calcext:value-type="float">
            <text:p>5</text:p>
          </table:table-cell>
        </table:table-row>
        <table:table-row table:style-name="ro10">
          <table:table-cell table:style-name="ce45" office:value-type="string" calcext:value-type="string">
            <text:p>CC Pays d'Apt-Luberon</text:p>
          </table:table-cell>
          <table:table-cell table:style-name="ce50" office:value-type="currency" office:currency="EUR" office:value="527006.48" calcext:value-type="currency">
            <text:p>527 006 €</text:p>
          </table:table-cell>
          <table:table-cell table:number-columns-repeated="3"/>
          <table:table-cell office:value-type="string" calcext:value-type="string">
            <text:p>Castellane</text:p>
          </table:table-cell>
          <table:table-cell office:value-type="currency" office:currency="EUR" office:value="865358" calcext:value-type="currency">
            <text:p>865 358 €</text:p>
          </table:table-cell>
          <table:table-cell office:value-type="float" office:value="3" calcext:value-type="float">
            <text:p>3</text:p>
          </table:table-cell>
        </table:table-row>
        <table:table-row table:style-name="ro10">
          <table:table-cell table:style-name="ce45" office:value-type="string" calcext:value-type="string">
            <text:p>CC Pays Forcalquier et Montagne de Lure</text:p>
          </table:table-cell>
          <table:table-cell table:style-name="ce50" office:value-type="currency" office:currency="EUR" office:value="3639159.45" calcext:value-type="currency">
            <text:p>3 639 159 €</text:p>
          </table:table-cell>
          <table:table-cell table:number-columns-repeated="3"/>
          <table:table-cell office:value-type="string" calcext:value-type="string">
            <text:p>Volonne</text:p>
          </table:table-cell>
          <table:table-cell office:value-type="currency" office:currency="EUR" office:value="732165.4" calcext:value-type="currency">
            <text:p>732 165 €</text:p>
          </table:table-cell>
          <table:table-cell office:value-type="float" office:value="3" calcext:value-type="float">
            <text:p>3</text:p>
          </table:table-cell>
        </table:table-row>
        <table:table-row table:style-name="ro10">
          <table:table-cell table:style-name="ce45" office:value-type="string" calcext:value-type="string">
            <text:p>CC Serre-Ponçon Val D'avance</text:p>
          </table:table-cell>
          <table:table-cell table:style-name="ce50" office:value-type="currency" office:currency="EUR" office:value="6621" calcext:value-type="currency">
            <text:p>6 621 €</text:p>
          </table:table-cell>
          <table:table-cell table:number-columns-repeated="3"/>
          <table:table-cell office:value-type="string" calcext:value-type="string">
            <text:p>Sisteron</text:p>
          </table:table-cell>
          <table:table-cell office:value-type="currency" office:currency="EUR" office:value="670174.54" calcext:value-type="currency">
            <text:p>670 175 €</text:p>
          </table:table-cell>
          <table:table-cell office:value-type="float" office:value="5" calcext:value-type="float">
            <text:p>5</text:p>
          </table:table-cell>
        </table:table-row>
        <table:table-row table:style-name="ro10">
          <table:table-cell table:style-name="ce45" office:value-type="string" calcext:value-type="string">
            <text:p>CC Vallée de l'Ubaye - Serre-Ponçon</text:p>
          </table:table-cell>
          <table:table-cell table:style-name="ce50" office:value-type="currency" office:currency="EUR" office:value="1689070.5" calcext:value-type="currency">
            <text:p>1 689 071 €</text:p>
          </table:table-cell>
          <table:table-cell table:number-columns-repeated="3"/>
          <table:table-cell office:value-type="string" calcext:value-type="string">
            <text:p>Manosque</text:p>
          </table:table-cell>
          <table:table-cell office:value-type="currency" office:currency="EUR" office:value="621878.82" calcext:value-type="currency">
            <text:p>621 879 €</text:p>
          </table:table-cell>
          <table:table-cell office:value-type="float" office:value="3" calcext:value-type="float">
            <text:p>3</text:p>
          </table:table-cell>
        </table:table-row>
        <table:table-row table:style-name="ro10">
          <table:table-cell table:style-name="ce45" office:value-type="string" calcext:value-type="string">
            <text:p>Département</text:p>
          </table:table-cell>
          <table:table-cell table:style-name="ce50" office:value-type="currency" office:currency="EUR" office:value="277111.2" calcext:value-type="currency">
            <text:p>277 111 €</text:p>
          </table:table-cell>
          <table:table-cell table:number-columns-repeated="3"/>
          <table:table-cell office:value-type="string" calcext:value-type="string">
            <text:p>KEM ONE</text:p>
          </table:table-cell>
          <table:table-cell office:value-type="currency" office:currency="EUR" office:value="608552.8" calcext:value-type="currency">
            <text:p>608 553 €</text:p>
          </table:table-cell>
          <table:table-cell office:value-type="float" office:value="1" calcext:value-type="float">
            <text:p>1</text:p>
          </table:table-cell>
        </table:table-row>
        <table:table-row table:style-name="ro10">
          <table:table-cell table:style-name="ce45" office:value-type="string" calcext:value-type="string">
            <text:p>(vide)</text:p>
          </table:table-cell>
          <table:table-cell table:style-name="ce51" office:value-type="currency" office:currency="EUR" office:value="2413884.82" calcext:value-type="currency">
            <text:p>2 413 885 €</text:p>
          </table:table-cell>
          <table:table-cell table:number-columns-repeated="3"/>
          <table:table-cell office:value-type="string" calcext:value-type="string">
            <text:p>AMEXBOIS</text:p>
          </table:table-cell>
          <table:table-cell office:value-type="currency" office:currency="EUR" office:value="583674.35" calcext:value-type="currency">
            <text:p>583 674 €</text:p>
          </table:table-cell>
          <table:table-cell office:value-type="float" office:value="1" calcext:value-type="float">
            <text:p>1</text:p>
          </table:table-cell>
        </table:table-row>
        <table:table-row table:style-name="ro10">
          <table:table-cell table:style-name="ce46" office:value-type="string" calcext:value-type="string">
            <text:p>Total Résultat</text:p>
          </table:table-cell>
          <table:table-cell table:style-name="ce52" office:value-type="currency" office:currency="EUR" office:value="26382085.38" calcext:value-type="currency">
            <text:p>26 382 085 €</text:p>
          </table:table-cell>
          <table:table-cell table:number-columns-repeated="3"/>
          <table:table-cell office:value-type="string" calcext:value-type="string">
            <text:p>Pierrevert</text:p>
          </table:table-cell>
          <table:table-cell office:value-type="currency" office:currency="EUR" office:value="552799.67" calcext:value-type="currency">
            <text:p>552 800 €</text:p>
          </table:table-cell>
          <table:table-cell office:value-type="float" office:value="4" calcext:value-type="float">
            <text:p>4</text:p>
          </table:table-cell>
        </table:table-row>
        <table:table-row table:style-name="ro10">
          <table:table-cell table:style-name="ce47" table:number-columns-repeated="2"/>
          <table:table-cell table:number-columns-repeated="3"/>
          <table:table-cell office:value-type="string" calcext:value-type="string">
            <text:p>Céreste</text:p>
          </table:table-cell>
          <table:table-cell office:value-type="currency" office:currency="EUR" office:value="527006.48" calcext:value-type="currency">
            <text:p>527 006 €</text:p>
          </table:table-cell>
          <table:table-cell office:value-type="float" office:value="2" calcext:value-type="float">
            <text:p>2</text:p>
          </table:table-cell>
        </table:table-row>
        <table:table-row table:style-name="ro5">
          <table:table-cell table:number-columns-repeated="5"/>
          <table:table-cell office:value-type="string" calcext:value-type="string">
            <text:p>Allos</text:p>
          </table:table-cell>
          <table:table-cell office:value-type="currency" office:currency="EUR" office:value="520000" calcext:value-type="currency">
            <text:p>520 000 €</text:p>
          </table:table-cell>
          <table:table-cell office:value-type="float" office:value="1" calcext:value-type="float">
            <text:p>1</text:p>
          </table:table-cell>
        </table:table-row>
        <table:table-row table:style-name="ro5">
          <table:table-cell table:number-columns-repeated="5"/>
          <table:table-cell office:value-type="string" calcext:value-type="string">
            <text:p>Pierrerue</text:p>
          </table:table-cell>
          <table:table-cell office:value-type="currency" office:currency="EUR" office:value="516301" calcext:value-type="currency">
            <text:p>516 301 €</text:p>
          </table:table-cell>
          <table:table-cell office:value-type="float" office:value="3" calcext:value-type="float">
            <text:p>3</text:p>
          </table:table-cell>
        </table:table-row>
        <table:table-row table:style-name="ro5">
          <table:table-cell table:number-columns-repeated="5"/>
          <table:table-cell office:value-type="string" calcext:value-type="string">
            <text:p>SM d'aménagement de la vallée de la Durance (SMAVD)</text:p>
          </table:table-cell>
          <table:table-cell office:value-type="currency" office:currency="EUR" office:value="500000" calcext:value-type="currency">
            <text:p>500 000 €</text:p>
          </table:table-cell>
          <table:table-cell office:value-type="float" office:value="1" calcext:value-type="float">
            <text:p>1</text:p>
          </table:table-cell>
        </table:table-row>
        <table:table-row table:style-name="ro5">
          <table:table-cell table:number-columns-repeated="5"/>
          <table:table-cell office:value-type="string" calcext:value-type="string">
            <text:p>CC Haute-Provence - Pays de Banon</text:p>
          </table:table-cell>
          <table:table-cell office:value-type="currency" office:currency="EUR" office:value="499160" calcext:value-type="currency">
            <text:p>499 160 €</text:p>
          </table:table-cell>
          <table:table-cell office:value-type="float" office:value="3" calcext:value-type="float">
            <text:p>3</text:p>
          </table:table-cell>
        </table:table-row>
        <table:table-row table:style-name="ro5">
          <table:table-cell table:number-columns-repeated="5"/>
          <table:table-cell office:value-type="string" calcext:value-type="string">
            <text:p>Revest-des-Brousses</text:p>
          </table:table-cell>
          <table:table-cell office:value-type="currency" office:currency="EUR" office:value="472399" calcext:value-type="currency">
            <text:p>472 399 €</text:p>
          </table:table-cell>
          <table:table-cell office:value-type="float" office:value="3" calcext:value-type="float">
            <text:p>3</text:p>
          </table:table-cell>
        </table:table-row>
        <table:table-row table:style-name="ro5">
          <table:table-cell table:number-columns-repeated="5"/>
          <table:table-cell office:value-type="string" calcext:value-type="string">
            <text:p>CC Vallée de l'Ubaye - Serre-Ponçon</text:p>
          </table:table-cell>
          <table:table-cell office:value-type="currency" office:currency="EUR" office:value="465269" calcext:value-type="currency">
            <text:p>465 269 €</text:p>
          </table:table-cell>
          <table:table-cell office:value-type="float" office:value="8" calcext:value-type="float">
            <text:p>8</text:p>
          </table:table-cell>
        </table:table-row>
        <table:table-row table:style-name="ro5">
          <table:table-cell table:number-columns-repeated="5"/>
          <table:table-cell office:value-type="string" calcext:value-type="string">
            <text:p>Château-Arnoux-Saint-Auban</text:p>
          </table:table-cell>
          <table:table-cell office:value-type="currency" office:currency="EUR" office:value="396203" calcext:value-type="currency">
            <text:p>396 203 €</text:p>
          </table:table-cell>
          <table:table-cell office:value-type="float" office:value="4" calcext:value-type="float">
            <text:p>4</text:p>
          </table:table-cell>
        </table:table-row>
        <table:table-row table:style-name="ro5">
          <table:table-cell table:number-columns-repeated="5"/>
          <table:table-cell office:value-type="string" calcext:value-type="string">
            <text:p>Oraison</text:p>
          </table:table-cell>
          <table:table-cell office:value-type="currency" office:currency="EUR" office:value="383065" calcext:value-type="currency">
            <text:p>383 065 €</text:p>
          </table:table-cell>
          <table:table-cell office:value-type="float" office:value="5" calcext:value-type="float">
            <text:p>5</text:p>
          </table:table-cell>
        </table:table-row>
        <table:table-row table:style-name="ro5">
          <table:table-cell table:number-columns-repeated="5"/>
          <table:table-cell office:value-type="string" calcext:value-type="string">
            <text:p>ASSOCIATION <text:s/>ENERGIE PARTAGEE</text:p>
          </table:table-cell>
          <table:table-cell office:value-type="currency" office:currency="EUR" office:value="343965" calcext:value-type="currency">
            <text:p>343 965 €</text:p>
          </table:table-cell>
          <table:table-cell office:value-type="float" office:value="2" calcext:value-type="float">
            <text:p>2</text:p>
          </table:table-cell>
        </table:table-row>
        <table:table-row table:style-name="ro5">
          <table:table-cell table:number-columns-repeated="5"/>
          <table:table-cell office:value-type="string" calcext:value-type="string">
            <text:p>CC du Sisteronais-Buëch</text:p>
          </table:table-cell>
          <table:table-cell office:value-type="currency" office:currency="EUR" office:value="317000" calcext:value-type="currency">
            <text:p>317 000 €</text:p>
          </table:table-cell>
          <table:table-cell office:value-type="float" office:value="2" calcext:value-type="float">
            <text:p>2</text:p>
          </table:table-cell>
        </table:table-row>
        <table:table-row table:style-name="ro5">
          <table:table-cell table:number-columns-repeated="5"/>
          <table:table-cell office:value-type="string" calcext:value-type="string">
            <text:p>IMMOCEB</text:p>
          </table:table-cell>
          <table:table-cell office:value-type="currency" office:currency="EUR" office:value="315714" calcext:value-type="currency">
            <text:p>315 714 €</text:p>
          </table:table-cell>
          <table:table-cell office:value-type="float" office:value="1" calcext:value-type="float">
            <text:p>1</text:p>
          </table:table-cell>
        </table:table-row>
        <table:table-row table:style-name="ro5">
          <table:table-cell table:number-columns-repeated="5"/>
          <table:table-cell office:value-type="string" calcext:value-type="string">
            <text:p>La Condamine-Châtelard</text:p>
          </table:table-cell>
          <table:table-cell office:value-type="currency" office:currency="EUR" office:value="302500" calcext:value-type="currency">
            <text:p>302 500 €</text:p>
          </table:table-cell>
          <table:table-cell office:value-type="float" office:value="4" calcext:value-type="float">
            <text:p>4</text:p>
          </table:table-cell>
        </table:table-row>
        <table:table-row table:style-name="ro5">
          <table:table-cell table:number-columns-repeated="5"/>
          <table:table-cell office:value-type="string" calcext:value-type="string">
            <text:p>Valensole</text:p>
          </table:table-cell>
          <table:table-cell office:value-type="currency" office:currency="EUR" office:value="300000" calcext:value-type="currency">
            <text:p>300 000 €</text:p>
          </table:table-cell>
          <table:table-cell office:value-type="float" office:value="1" calcext:value-type="float">
            <text:p>1</text:p>
          </table:table-cell>
        </table:table-row>
        <table:table-row table:style-name="ro5">
          <table:table-cell table:number-columns-repeated="5"/>
          <table:table-cell office:value-type="string" calcext:value-type="string">
            <text:p>Volx</text:p>
          </table:table-cell>
          <table:table-cell table:style-name="ce24" office:value-type="currency" office:currency="EUR" office:value="293722" calcext:value-type="currency">
            <text:p>293 722 €</text:p>
          </table:table-cell>
          <table:table-cell table:style-name="ce30" office:value-type="float" office:value="2" calcext:value-type="float">
            <text:p>2</text:p>
          </table:table-cell>
        </table:table-row>
        <table:table-row table:style-name="ro5">
          <table:table-cell table:number-columns-repeated="5"/>
          <table:table-cell office:value-type="string" calcext:value-type="string">
            <text:p>Dauphin</text:p>
          </table:table-cell>
          <table:table-cell office:value-type="currency" office:currency="EUR" office:value="290044" calcext:value-type="currency">
            <text:p>290 044 €</text:p>
          </table:table-cell>
          <table:table-cell office:value-type="float" office:value="2" calcext:value-type="float">
            <text:p>2</text:p>
          </table:table-cell>
        </table:table-row>
        <table:table-row table:style-name="ro5">
          <table:table-cell table:number-columns-repeated="5"/>
          <table:table-cell office:value-type="string" calcext:value-type="string">
            <text:p>Barrême</text:p>
          </table:table-cell>
          <table:table-cell office:value-type="currency" office:currency="EUR" office:value="283570" calcext:value-type="currency">
            <text:p>283 570 €</text:p>
          </table:table-cell>
          <table:table-cell office:value-type="float" office:value="1" calcext:value-type="float">
            <text:p>1</text:p>
          </table:table-cell>
        </table:table-row>
        <table:table-row table:style-name="ro5">
          <table:table-cell table:number-columns-repeated="5"/>
          <table:table-cell office:value-type="string" calcext:value-type="string">
            <text:p>Ubaye-Serre-Ponçon</text:p>
          </table:table-cell>
          <table:table-cell office:value-type="currency" office:currency="EUR" office:value="262435" calcext:value-type="currency">
            <text:p>262 435 €</text:p>
          </table:table-cell>
          <table:table-cell office:value-type="float" office:value="1" calcext:value-type="float">
            <text:p>1</text:p>
          </table:table-cell>
        </table:table-row>
        <table:table-row table:style-name="ro5">
          <table:table-cell table:number-columns-repeated="5"/>
          <table:table-cell office:value-type="string" calcext:value-type="string">
            <text:p>Bellaffaire</text:p>
          </table:table-cell>
          <table:table-cell office:value-type="currency" office:currency="EUR" office:value="256050" calcext:value-type="currency">
            <text:p>256 050 €</text:p>
          </table:table-cell>
          <table:table-cell office:value-type="float" office:value="1" calcext:value-type="float">
            <text:p>1</text:p>
          </table:table-cell>
        </table:table-row>
        <table:table-row table:style-name="ro5">
          <table:table-cell table:number-columns-repeated="5"/>
          <table:table-cell office:value-type="string" calcext:value-type="string">
            <text:p>Annot</text:p>
          </table:table-cell>
          <table:table-cell office:value-type="currency" office:currency="EUR" office:value="248034" calcext:value-type="currency">
            <text:p>248 034 €</text:p>
          </table:table-cell>
          <table:table-cell office:value-type="float" office:value="5" calcext:value-type="float">
            <text:p>5</text:p>
          </table:table-cell>
        </table:table-row>
        <table:table-row table:style-name="ro5">
          <table:table-cell table:number-columns-repeated="5"/>
          <table:table-cell office:value-type="string" calcext:value-type="string">
            <text:p>Forcalquier</text:p>
          </table:table-cell>
          <table:table-cell office:value-type="currency" office:currency="EUR" office:value="246509" calcext:value-type="currency">
            <text:p>246 509 €</text:p>
          </table:table-cell>
          <table:table-cell office:value-type="float" office:value="4" calcext:value-type="float">
            <text:p>4</text:p>
          </table:table-cell>
        </table:table-row>
        <table:table-row table:style-name="ro5">
          <table:table-cell table:number-columns-repeated="5"/>
          <table:table-cell office:value-type="string" calcext:value-type="string">
            <text:p>LA FORESTIERE</text:p>
          </table:table-cell>
          <table:table-cell office:value-type="currency" office:currency="EUR" office:value="225695" calcext:value-type="currency">
            <text:p>225 695 €</text:p>
          </table:table-cell>
          <table:table-cell office:value-type="float" office:value="1" calcext:value-type="float">
            <text:p>1</text:p>
          </table:table-cell>
        </table:table-row>
        <table:table-row table:style-name="ro5">
          <table:table-cell table:number-columns-repeated="5"/>
          <table:table-cell office:value-type="string" calcext:value-type="string">
            <text:p>Corbières-en-Provence</text:p>
          </table:table-cell>
          <table:table-cell office:value-type="currency" office:currency="EUR" office:value="225000" calcext:value-type="currency">
            <text:p>225 000 €</text:p>
          </table:table-cell>
          <table:table-cell office:value-type="float" office:value="2" calcext:value-type="float">
            <text:p>2</text:p>
          </table:table-cell>
        </table:table-row>
        <table:table-row table:style-name="ro5">
          <table:table-cell table:number-columns-repeated="5"/>
          <table:table-cell office:value-type="string" calcext:value-type="string">
            <text:p>Blieux</text:p>
          </table:table-cell>
          <table:table-cell office:value-type="currency" office:currency="EUR" office:value="211971.07" calcext:value-type="currency">
            <text:p>211 971 €</text:p>
          </table:table-cell>
          <table:table-cell office:value-type="float" office:value="2" calcext:value-type="float">
            <text:p>2</text:p>
          </table:table-cell>
        </table:table-row>
        <table:table-row table:style-name="ro5">
          <table:table-cell table:number-columns-repeated="5"/>
          <table:table-cell office:value-type="string" calcext:value-type="string">
            <text:p>Lurs</text:p>
          </table:table-cell>
          <table:table-cell office:value-type="currency" office:currency="EUR" office:value="200885" calcext:value-type="currency">
            <text:p>200 885 €</text:p>
          </table:table-cell>
          <table:table-cell office:value-type="float" office:value="2" calcext:value-type="float">
            <text:p>2</text:p>
          </table:table-cell>
        </table:table-row>
        <table:table-row table:style-name="ro5">
          <table:table-cell table:number-columns-repeated="5"/>
          <table:table-cell table:style-name="ce19" office:value-type="string" calcext:value-type="string">
            <text:p>Aiglun -04</text:p>
          </table:table-cell>
          <table:table-cell table:style-name="ce25" office:value-type="currency" office:currency="EUR" office:value="200000" calcext:value-type="currency">
            <text:p>200 000 €</text:p>
          </table:table-cell>
          <table:table-cell table:style-name="ce31" office:value-type="float" office:value="1" calcext:value-type="float">
            <text:p>1</text:p>
          </table:table-cell>
        </table:table-row>
        <table:table-row table:style-name="ro5">
          <table:table-cell table:number-columns-repeated="5"/>
          <table:table-cell office:value-type="string" calcext:value-type="string">
            <text:p>Bayons</text:p>
          </table:table-cell>
          <table:table-cell office:value-type="currency" office:currency="EUR" office:value="200000" calcext:value-type="currency">
            <text:p>200 000 €</text:p>
          </table:table-cell>
          <table:table-cell office:value-type="float" office:value="1" calcext:value-type="float">
            <text:p>1</text:p>
          </table:table-cell>
        </table:table-row>
        <table:table-row table:style-name="ro5">
          <table:table-cell table:number-columns-repeated="5"/>
          <table:table-cell office:value-type="string" calcext:value-type="string">
            <text:p>CC Pays Forcalquier et Montagne de Lure</text:p>
          </table:table-cell>
          <table:table-cell office:value-type="currency" office:currency="EUR" office:value="200000" calcext:value-type="currency">
            <text:p>200 000 €</text:p>
          </table:table-cell>
          <table:table-cell office:value-type="float" office:value="1" calcext:value-type="float">
            <text:p>1</text:p>
          </table:table-cell>
        </table:table-row>
        <table:table-row table:style-name="ro5">
          <table:table-cell table:number-columns-repeated="5"/>
          <table:table-cell office:value-type="string" calcext:value-type="string">
            <text:p>Saint-Laurent-du-Verdon</text:p>
          </table:table-cell>
          <table:table-cell office:value-type="currency" office:currency="EUR" office:value="199524" calcext:value-type="currency">
            <text:p>199 524 €</text:p>
          </table:table-cell>
          <table:table-cell office:value-type="float" office:value="1" calcext:value-type="float">
            <text:p>1</text:p>
          </table:table-cell>
        </table:table-row>
        <table:table-row table:style-name="ro5">
          <table:table-cell table:number-columns-repeated="5"/>
          <table:table-cell office:value-type="string" calcext:value-type="string">
            <text:p>Sainte-Tulle</text:p>
          </table:table-cell>
          <table:table-cell office:value-type="currency" office:currency="EUR" office:value="196258" calcext:value-type="currency">
            <text:p>196 258 €</text:p>
          </table:table-cell>
          <table:table-cell office:value-type="float" office:value="1" calcext:value-type="float">
            <text:p>1</text:p>
          </table:table-cell>
        </table:table-row>
        <table:table-row table:style-name="ro5">
          <table:table-cell table:number-columns-repeated="5"/>
          <table:table-cell office:value-type="string" calcext:value-type="string">
            <text:p>Turriers</text:p>
          </table:table-cell>
          <table:table-cell office:value-type="currency" office:currency="EUR" office:value="192840" calcext:value-type="currency">
            <text:p>192 840 €</text:p>
          </table:table-cell>
          <table:table-cell office:value-type="float" office:value="1" calcext:value-type="float">
            <text:p>1</text:p>
          </table:table-cell>
        </table:table-row>
        <table:table-row table:style-name="ro5">
          <table:table-cell table:number-columns-repeated="5"/>
          <table:table-cell office:value-type="string" calcext:value-type="string">
            <text:p>Uvernet-Fours</text:p>
          </table:table-cell>
          <table:table-cell office:value-type="currency" office:currency="EUR" office:value="178230" calcext:value-type="currency">
            <text:p>178 230 €</text:p>
          </table:table-cell>
          <table:table-cell office:value-type="float" office:value="3" calcext:value-type="float">
            <text:p>3</text:p>
          </table:table-cell>
        </table:table-row>
        <table:table-row table:style-name="ro5">
          <table:table-cell table:number-columns-repeated="5"/>
          <table:table-cell office:value-type="string" calcext:value-type="string">
            <text:p>Saint-Martin-les-Eaux</text:p>
          </table:table-cell>
          <table:table-cell office:value-type="currency" office:currency="EUR" office:value="172077.2" calcext:value-type="currency">
            <text:p>172 077 €</text:p>
          </table:table-cell>
          <table:table-cell office:value-type="float" office:value="1" calcext:value-type="float">
            <text:p>1</text:p>
          </table:table-cell>
        </table:table-row>
        <table:table-row table:style-name="ro5">
          <table:table-cell table:number-columns-repeated="5"/>
          <table:table-cell office:value-type="string" calcext:value-type="string">
            <text:p>Jausiers</text:p>
          </table:table-cell>
          <table:table-cell office:value-type="currency" office:currency="EUR" office:value="170527.5" calcext:value-type="currency">
            <text:p>170 528 €</text:p>
          </table:table-cell>
          <table:table-cell office:value-type="float" office:value="3" calcext:value-type="float">
            <text:p>3</text:p>
          </table:table-cell>
        </table:table-row>
        <table:table-row table:style-name="ro5">
          <table:table-cell table:number-columns-repeated="5"/>
          <table:table-cell office:value-type="string" calcext:value-type="string">
            <text:p>Gréoux-les-Bains</text:p>
          </table:table-cell>
          <table:table-cell office:value-type="currency" office:currency="EUR" office:value="166514" calcext:value-type="currency">
            <text:p>166 514 €</text:p>
          </table:table-cell>
          <table:table-cell office:value-type="float" office:value="3" calcext:value-type="float">
            <text:p>3</text:p>
          </table:table-cell>
        </table:table-row>
        <table:table-row table:style-name="ro5">
          <table:table-cell table:number-columns-repeated="5"/>
          <table:table-cell office:value-type="string" calcext:value-type="string">
            <text:p>AJAC</text:p>
          </table:table-cell>
          <table:table-cell office:value-type="currency" office:currency="EUR" office:value="166185.63" calcext:value-type="currency">
            <text:p>166 186 €</text:p>
          </table:table-cell>
          <table:table-cell office:value-type="float" office:value="1" calcext:value-type="float">
            <text:p>1</text:p>
          </table:table-cell>
        </table:table-row>
        <table:table-row table:style-name="ro5">
          <table:table-cell table:number-columns-repeated="5"/>
          <table:table-cell office:value-type="string" calcext:value-type="string">
            <text:p>Sainte-Croix-à-Lauze</text:p>
          </table:table-cell>
          <table:table-cell office:value-type="currency" office:currency="EUR" office:value="159334" calcext:value-type="currency">
            <text:p>159 334 €</text:p>
          </table:table-cell>
          <table:table-cell office:value-type="float" office:value="2" calcext:value-type="float">
            <text:p>2</text:p>
          </table:table-cell>
        </table:table-row>
        <table:table-row table:style-name="ro5">
          <table:table-cell table:number-columns-repeated="5"/>
          <table:table-cell office:value-type="string" calcext:value-type="string">
            <text:p>TOSSOLIA</text:p>
          </table:table-cell>
          <table:table-cell office:value-type="currency" office:currency="EUR" office:value="155000" calcext:value-type="currency">
            <text:p>155 000 €</text:p>
          </table:table-cell>
          <table:table-cell office:value-type="float" office:value="1" calcext:value-type="float">
            <text:p>1</text:p>
          </table:table-cell>
        </table:table-row>
        <table:table-row table:style-name="ro5">
          <table:table-cell table:number-columns-repeated="5"/>
          <table:table-cell office:value-type="string" calcext:value-type="string">
            <text:p>Saint-Lions</text:p>
          </table:table-cell>
          <table:table-cell office:value-type="currency" office:currency="EUR" office:value="146289" calcext:value-type="currency">
            <text:p>146 289 €</text:p>
          </table:table-cell>
          <table:table-cell office:value-type="float" office:value="1" calcext:value-type="float">
            <text:p>1</text:p>
          </table:table-cell>
        </table:table-row>
        <table:table-row table:style-name="ro5">
          <table:table-cell table:number-columns-repeated="5"/>
          <table:table-cell office:value-type="string" calcext:value-type="string">
            <text:p>Montfort</text:p>
          </table:table-cell>
          <table:table-cell office:value-type="currency" office:currency="EUR" office:value="123145" calcext:value-type="currency">
            <text:p>123 145 €</text:p>
          </table:table-cell>
          <table:table-cell office:value-type="float" office:value="2" calcext:value-type="float">
            <text:p>2</text:p>
          </table:table-cell>
        </table:table-row>
        <table:table-row table:style-name="ro5">
          <table:table-cell table:number-columns-repeated="5"/>
          <table:table-cell office:value-type="string" calcext:value-type="string">
            <text:p>Montlaux</text:p>
          </table:table-cell>
          <table:table-cell office:value-type="currency" office:currency="EUR" office:value="118394" calcext:value-type="currency">
            <text:p>118 394 €</text:p>
          </table:table-cell>
          <table:table-cell office:value-type="float" office:value="1" calcext:value-type="float">
            <text:p>1</text:p>
          </table:table-cell>
        </table:table-row>
        <table:table-row table:style-name="ro5">
          <table:table-cell table:number-columns-repeated="5"/>
          <table:table-cell office:value-type="string" calcext:value-type="string">
            <text:p>Sigonce</text:p>
          </table:table-cell>
          <table:table-cell office:value-type="currency" office:currency="EUR" office:value="115913" calcext:value-type="currency">
            <text:p>115 913 €</text:p>
          </table:table-cell>
          <table:table-cell office:value-type="float" office:value="2" calcext:value-type="float">
            <text:p>2</text:p>
          </table:table-cell>
        </table:table-row>
        <table:table-row table:style-name="ro5">
          <table:table-cell table:number-columns-repeated="5"/>
          <table:table-cell office:value-type="string" calcext:value-type="string">
            <text:p>Villars-Colmars</text:p>
          </table:table-cell>
          <table:table-cell office:value-type="currency" office:currency="EUR" office:value="111164" calcext:value-type="currency">
            <text:p>111 164 €</text:p>
          </table:table-cell>
          <table:table-cell office:value-type="float" office:value="1" calcext:value-type="float">
            <text:p>1</text:p>
          </table:table-cell>
        </table:table-row>
        <table:table-row table:style-name="ro5">
          <table:table-cell table:number-columns-repeated="5"/>
          <table:table-cell office:value-type="string" calcext:value-type="string">
            <text:p>Mison</text:p>
          </table:table-cell>
          <table:table-cell office:value-type="currency" office:currency="EUR" office:value="105023" calcext:value-type="currency">
            <text:p>105 023 €</text:p>
          </table:table-cell>
          <table:table-cell office:value-type="float" office:value="1" calcext:value-type="float">
            <text:p>1</text:p>
          </table:table-cell>
        </table:table-row>
        <table:table-row table:style-name="ro5">
          <table:table-cell table:number-columns-repeated="5"/>
          <table:table-cell office:value-type="string" calcext:value-type="string">
            <text:p>CC Alpes-Provence-Verdon "Sources de lumière"</text:p>
          </table:table-cell>
          <table:table-cell office:value-type="currency" office:currency="EUR" office:value="100000" calcext:value-type="currency">
            <text:p>100 000 €</text:p>
          </table:table-cell>
          <table:table-cell office:value-type="float" office:value="1" calcext:value-type="float">
            <text:p>1</text:p>
          </table:table-cell>
        </table:table-row>
        <table:table-row table:style-name="ro5">
          <table:table-cell table:number-columns-repeated="5"/>
          <table:table-cell office:value-type="string" calcext:value-type="string">
            <text:p>TRAVAUX ET ENVIRONNEMENT</text:p>
          </table:table-cell>
          <table:table-cell office:value-type="currency" office:currency="EUR" office:value="100000" calcext:value-type="currency">
            <text:p>100 000 €</text:p>
          </table:table-cell>
          <table:table-cell office:value-type="float" office:value="1" calcext:value-type="float">
            <text:p>1</text:p>
          </table:table-cell>
        </table:table-row>
        <table:table-row table:style-name="ro5">
          <table:table-cell table:number-columns-repeated="5"/>
          <table:table-cell office:value-type="string" calcext:value-type="string">
            <text:p>ETABLISSEMENT PUBLIC LOCAL D'ENSEIGNEMENT ET DE FORMATION PROFESSIONNELLE AGRICOLES DE DIGNE - CARMEJANE (EPLEFPA)</text:p>
          </table:table-cell>
          <table:table-cell office:value-type="currency" office:currency="EUR" office:value="94400" calcext:value-type="currency">
            <text:p>94 400 €</text:p>
          </table:table-cell>
          <table:table-cell office:value-type="float" office:value="1" calcext:value-type="float">
            <text:p>1</text:p>
          </table:table-cell>
        </table:table-row>
        <table:table-row table:style-name="ro5">
          <table:table-cell table:number-columns-repeated="5"/>
          <table:table-cell office:value-type="string" calcext:value-type="string">
            <text:p>Niozelles</text:p>
          </table:table-cell>
          <table:table-cell office:value-type="currency" office:currency="EUR" office:value="93716" calcext:value-type="currency">
            <text:p>93 716 €</text:p>
          </table:table-cell>
          <table:table-cell office:value-type="float" office:value="2" calcext:value-type="float">
            <text:p>2</text:p>
          </table:table-cell>
        </table:table-row>
        <table:table-row table:style-name="ro5">
          <table:table-cell table:number-columns-repeated="5"/>
          <table:table-cell office:value-type="string" calcext:value-type="string">
            <text:p>Riez</text:p>
          </table:table-cell>
          <table:table-cell office:value-type="currency" office:currency="EUR" office:value="93222" calcext:value-type="currency">
            <text:p>93 222 €</text:p>
          </table:table-cell>
          <table:table-cell office:value-type="float" office:value="1" calcext:value-type="float">
            <text:p>1</text:p>
          </table:table-cell>
        </table:table-row>
        <table:table-row table:style-name="ro5">
          <table:table-cell table:number-columns-repeated="5"/>
          <table:table-cell office:value-type="string" calcext:value-type="string">
            <text:p>Seyne</text:p>
          </table:table-cell>
          <table:table-cell office:value-type="currency" office:currency="EUR" office:value="92984" calcext:value-type="currency">
            <text:p>92 984 €</text:p>
          </table:table-cell>
          <table:table-cell office:value-type="float" office:value="4" calcext:value-type="float">
            <text:p>4</text:p>
          </table:table-cell>
        </table:table-row>
        <table:table-row table:style-name="ro5">
          <table:table-cell table:number-columns-repeated="5"/>
          <table:table-cell office:value-type="string" calcext:value-type="string">
            <text:p>Villeneuve</text:p>
          </table:table-cell>
          <table:table-cell office:value-type="currency" office:currency="EUR" office:value="92977" calcext:value-type="currency">
            <text:p>92 977 €</text:p>
          </table:table-cell>
          <table:table-cell office:value-type="float" office:value="1" calcext:value-type="float">
            <text:p>1</text:p>
          </table:table-cell>
        </table:table-row>
        <table:table-row table:style-name="ro5">
          <table:table-cell table:number-columns-repeated="5"/>
          <table:table-cell office:value-type="string" calcext:value-type="string">
            <text:p>Barcelonnette</text:p>
          </table:table-cell>
          <table:table-cell office:value-type="currency" office:currency="EUR" office:value="88098" calcext:value-type="currency">
            <text:p>88 098 €</text:p>
          </table:table-cell>
          <table:table-cell office:value-type="float" office:value="2" calcext:value-type="float">
            <text:p>2</text:p>
          </table:table-cell>
        </table:table-row>
        <table:table-row table:style-name="ro5">
          <table:table-cell table:number-columns-repeated="5"/>
          <table:table-cell office:value-type="string" calcext:value-type="string">
            <text:p>Demandolx</text:p>
          </table:table-cell>
          <table:table-cell office:value-type="currency" office:currency="EUR" office:value="85470" calcext:value-type="currency">
            <text:p>85 470 €</text:p>
          </table:table-cell>
          <table:table-cell office:value-type="float" office:value="1" calcext:value-type="float">
            <text:p>1</text:p>
          </table:table-cell>
        </table:table-row>
        <table:table-row table:style-name="ro5">
          <table:table-cell table:number-columns-repeated="5"/>
          <table:table-cell office:value-type="string" calcext:value-type="string">
            <text:p>Bras-d'Asse</text:p>
          </table:table-cell>
          <table:table-cell office:value-type="currency" office:currency="EUR" office:value="82192" calcext:value-type="currency">
            <text:p>82 192 €</text:p>
          </table:table-cell>
          <table:table-cell office:value-type="float" office:value="1" calcext:value-type="float">
            <text:p>1</text:p>
          </table:table-cell>
        </table:table-row>
        <table:table-row table:style-name="ro5">
          <table:table-cell table:number-columns-repeated="5"/>
          <table:table-cell office:value-type="string" calcext:value-type="string">
            <text:p>Aubenas-les-Alpes</text:p>
          </table:table-cell>
          <table:table-cell office:value-type="currency" office:currency="EUR" office:value="81354" calcext:value-type="currency">
            <text:p>81 354 €</text:p>
          </table:table-cell>
          <table:table-cell office:value-type="float" office:value="1" calcext:value-type="float">
            <text:p>1</text:p>
          </table:table-cell>
        </table:table-row>
        <table:table-row table:style-name="ro5">
          <table:table-cell table:number-columns-repeated="5"/>
          <table:table-cell office:value-type="string" calcext:value-type="string">
            <text:p>Allons</text:p>
          </table:table-cell>
          <table:table-cell office:value-type="currency" office:currency="EUR" office:value="77934" calcext:value-type="currency">
            <text:p>77 934 €</text:p>
          </table:table-cell>
          <table:table-cell office:value-type="float" office:value="2" calcext:value-type="float">
            <text:p>2</text:p>
          </table:table-cell>
        </table:table-row>
        <table:table-row table:style-name="ro5">
          <table:table-cell table:number-columns-repeated="5"/>
          <table:table-cell office:value-type="string" calcext:value-type="string">
            <text:p>Peipin</text:p>
          </table:table-cell>
          <table:table-cell office:value-type="currency" office:currency="EUR" office:value="75469" calcext:value-type="currency">
            <text:p>75 469 €</text:p>
          </table:table-cell>
          <table:table-cell office:value-type="float" office:value="1" calcext:value-type="float">
            <text:p>1</text:p>
          </table:table-cell>
        </table:table-row>
        <table:table-row table:style-name="ro5">
          <table:table-cell table:number-columns-repeated="5"/>
          <table:table-cell office:value-type="string" calcext:value-type="string">
            <text:p>Verdaches</text:p>
          </table:table-cell>
          <table:table-cell office:value-type="currency" office:currency="EUR" office:value="72431" calcext:value-type="currency">
            <text:p>72 431 €</text:p>
          </table:table-cell>
          <table:table-cell office:value-type="float" office:value="1" calcext:value-type="float">
            <text:p>1</text:p>
          </table:table-cell>
        </table:table-row>
        <table:table-row table:style-name="ro5">
          <table:table-cell table:number-columns-repeated="5"/>
          <table:table-cell office:value-type="string" calcext:value-type="string">
            <text:p>Malijai</text:p>
          </table:table-cell>
          <table:table-cell office:value-type="currency" office:currency="EUR" office:value="71795" calcext:value-type="currency">
            <text:p>71 795 €</text:p>
          </table:table-cell>
          <table:table-cell office:value-type="float" office:value="1" calcext:value-type="float">
            <text:p>1</text:p>
          </table:table-cell>
        </table:table-row>
        <table:table-row table:style-name="ro5">
          <table:table-cell table:number-columns-repeated="5"/>
          <table:table-cell office:value-type="string" calcext:value-type="string">
            <text:p>Majastres</text:p>
          </table:table-cell>
          <table:table-cell office:value-type="currency" office:currency="EUR" office:value="69605" calcext:value-type="currency">
            <text:p>69 605 €</text:p>
          </table:table-cell>
          <table:table-cell office:value-type="float" office:value="1" calcext:value-type="float">
            <text:p>1</text:p>
          </table:table-cell>
        </table:table-row>
        <table:table-row table:style-name="ro5">
          <table:table-cell table:number-columns-repeated="5"/>
          <table:table-cell office:value-type="string" calcext:value-type="string">
            <text:p>Les Thuiles</text:p>
          </table:table-cell>
          <table:table-cell office:value-type="currency" office:currency="EUR" office:value="69600" calcext:value-type="currency">
            <text:p>69 600 €</text:p>
          </table:table-cell>
          <table:table-cell office:value-type="float" office:value="2" calcext:value-type="float">
            <text:p>2</text:p>
          </table:table-cell>
        </table:table-row>
        <table:table-row table:style-name="ro5">
          <table:table-cell table:number-columns-repeated="5"/>
          <table:table-cell office:value-type="string" calcext:value-type="string">
            <text:p>Saint-Pons</text:p>
          </table:table-cell>
          <table:table-cell office:value-type="currency" office:currency="EUR" office:value="69406" calcext:value-type="currency">
            <text:p>69 406 €</text:p>
          </table:table-cell>
          <table:table-cell office:value-type="float" office:value="1" calcext:value-type="float">
            <text:p>1</text:p>
          </table:table-cell>
        </table:table-row>
        <table:table-row table:style-name="ro5">
          <table:table-cell table:number-columns-repeated="5"/>
          <table:table-cell office:value-type="string" calcext:value-type="string">
            <text:p>Châteauredon</text:p>
          </table:table-cell>
          <table:table-cell office:value-type="currency" office:currency="EUR" office:value="68421" calcext:value-type="currency">
            <text:p>68 421 €</text:p>
          </table:table-cell>
          <table:table-cell office:value-type="float" office:value="1" calcext:value-type="float">
            <text:p>1</text:p>
          </table:table-cell>
        </table:table-row>
        <table:table-row table:style-name="ro5">
          <table:table-cell table:number-columns-repeated="5"/>
          <table:table-cell office:value-type="string" calcext:value-type="string">
            <text:p>SM du Sisteronais-Moyenne-Durance d'énergie et des réseaux d'éclairage public et de télécommunication</text:p>
          </table:table-cell>
          <table:table-cell office:value-type="currency" office:currency="EUR" office:value="65353" calcext:value-type="currency">
            <text:p>65 353 €</text:p>
          </table:table-cell>
          <table:table-cell office:value-type="float" office:value="1" calcext:value-type="float">
            <text:p>1</text:p>
          </table:table-cell>
        </table:table-row>
        <table:table-row table:style-name="ro5">
          <table:table-cell table:number-columns-repeated="5"/>
          <table:table-cell office:value-type="string" calcext:value-type="string">
            <text:p>Valernes</text:p>
          </table:table-cell>
          <table:table-cell office:value-type="currency" office:currency="EUR" office:value="62269" calcext:value-type="currency">
            <text:p>62 269 €</text:p>
          </table:table-cell>
          <table:table-cell office:value-type="float" office:value="1" calcext:value-type="float">
            <text:p>1</text:p>
          </table:table-cell>
        </table:table-row>
        <table:table-row table:style-name="ro5">
          <table:table-cell table:number-columns-repeated="5"/>
          <table:table-cell office:value-type="string" calcext:value-type="string">
            <text:p>La Rochette -04</text:p>
          </table:table-cell>
          <table:table-cell office:value-type="currency" office:currency="EUR" office:value="62262" calcext:value-type="currency">
            <text:p>62 262 €</text:p>
          </table:table-cell>
          <table:table-cell office:value-type="float" office:value="3" calcext:value-type="float">
            <text:p>3</text:p>
          </table:table-cell>
        </table:table-row>
        <table:table-row table:style-name="ro5">
          <table:table-cell table:number-columns-repeated="5"/>
          <table:table-cell office:value-type="string" calcext:value-type="string">
            <text:p>Saint-Vincent-sur-Jabron</text:p>
          </table:table-cell>
          <table:table-cell office:value-type="currency" office:currency="EUR" office:value="58100" calcext:value-type="currency">
            <text:p>58 100 €</text:p>
          </table:table-cell>
          <table:table-cell office:value-type="float" office:value="1" calcext:value-type="float">
            <text:p>1</text:p>
          </table:table-cell>
        </table:table-row>
        <table:table-row table:style-name="ro5">
          <table:table-cell table:number-columns-repeated="5"/>
          <table:table-cell office:value-type="string" calcext:value-type="string">
            <text:p>Entrevennes</text:p>
          </table:table-cell>
          <table:table-cell office:value-type="currency" office:currency="EUR" office:value="58072" calcext:value-type="currency">
            <text:p>58 072 €</text:p>
          </table:table-cell>
          <table:table-cell office:value-type="float" office:value="1" calcext:value-type="float">
            <text:p>1</text:p>
          </table:table-cell>
        </table:table-row>
        <table:table-row table:style-name="ro5">
          <table:table-cell table:number-columns-repeated="5"/>
          <table:table-cell office:value-type="string" calcext:value-type="string">
            <text:p>Mézel</text:p>
          </table:table-cell>
          <table:table-cell office:value-type="currency" office:currency="EUR" office:value="57222" calcext:value-type="currency">
            <text:p>57 222 €</text:p>
          </table:table-cell>
          <table:table-cell office:value-type="float" office:value="3" calcext:value-type="float">
            <text:p>3</text:p>
          </table:table-cell>
        </table:table-row>
        <table:table-row table:style-name="ro5">
          <table:table-cell table:number-columns-repeated="5"/>
          <table:table-cell office:value-type="string" calcext:value-type="string">
            <text:p>Ongles</text:p>
          </table:table-cell>
          <table:table-cell office:value-type="currency" office:currency="EUR" office:value="55500" calcext:value-type="currency">
            <text:p>55 500 €</text:p>
          </table:table-cell>
          <table:table-cell office:value-type="float" office:value="2" calcext:value-type="float">
            <text:p>2</text:p>
          </table:table-cell>
        </table:table-row>
        <table:table-row table:style-name="ro5">
          <table:table-cell table:number-columns-repeated="5"/>
          <table:table-cell office:value-type="string" calcext:value-type="string">
            <text:p>Les Mées</text:p>
          </table:table-cell>
          <table:table-cell office:value-type="currency" office:currency="EUR" office:value="49719" calcext:value-type="currency">
            <text:p>49 719 €</text:p>
          </table:table-cell>
          <table:table-cell office:value-type="float" office:value="3" calcext:value-type="float">
            <text:p>3</text:p>
          </table:table-cell>
        </table:table-row>
        <table:table-row table:style-name="ro5">
          <table:table-cell table:number-columns-repeated="5"/>
          <table:table-cell office:value-type="string" calcext:value-type="string">
            <text:p>Reillanne</text:p>
          </table:table-cell>
          <table:table-cell office:value-type="currency" office:currency="EUR" office:value="48588" calcext:value-type="currency">
            <text:p>48 588 €</text:p>
          </table:table-cell>
          <table:table-cell office:value-type="float" office:value="1" calcext:value-type="float">
            <text:p>1</text:p>
          </table:table-cell>
        </table:table-row>
        <table:table-row table:style-name="ro5">
          <table:table-cell table:number-columns-repeated="5"/>
          <table:table-cell office:value-type="string" calcext:value-type="string">
            <text:p>Revest-du-Bion</text:p>
          </table:table-cell>
          <table:table-cell office:value-type="currency" office:currency="EUR" office:value="48016" calcext:value-type="currency">
            <text:p>48 016 €</text:p>
          </table:table-cell>
          <table:table-cell office:value-type="float" office:value="1" calcext:value-type="float">
            <text:p>1</text:p>
          </table:table-cell>
        </table:table-row>
        <table:table-row table:style-name="ro5">
          <table:table-cell table:number-columns-repeated="5"/>
          <table:table-cell office:value-type="string" calcext:value-type="string">
            <text:p>Beaujeu</text:p>
          </table:table-cell>
          <table:table-cell office:value-type="currency" office:currency="EUR" office:value="40854" calcext:value-type="currency">
            <text:p>40 854 €</text:p>
          </table:table-cell>
          <table:table-cell office:value-type="float" office:value="2" calcext:value-type="float">
            <text:p>2</text:p>
          </table:table-cell>
        </table:table-row>
        <table:table-row table:style-name="ro5">
          <table:table-cell table:number-columns-repeated="5"/>
          <table:table-cell office:value-type="string" calcext:value-type="string">
            <text:p>Peyroules</text:p>
          </table:table-cell>
          <table:table-cell office:value-type="currency" office:currency="EUR" office:value="40484" calcext:value-type="currency">
            <text:p>40 484 €</text:p>
          </table:table-cell>
          <table:table-cell office:value-type="float" office:value="1" calcext:value-type="float">
            <text:p>1</text:p>
          </table:table-cell>
        </table:table-row>
        <table:table-row table:style-name="ro5">
          <table:table-cell table:number-columns-repeated="5"/>
          <table:table-cell office:value-type="string" calcext:value-type="string">
            <text:p>Sausses</text:p>
          </table:table-cell>
          <table:table-cell office:value-type="currency" office:currency="EUR" office:value="40445" calcext:value-type="currency">
            <text:p>40 445 €</text:p>
          </table:table-cell>
          <table:table-cell office:value-type="float" office:value="1" calcext:value-type="float">
            <text:p>1</text:p>
          </table:table-cell>
        </table:table-row>
        <table:table-row table:style-name="ro5">
          <table:table-cell table:number-columns-repeated="5"/>
          <table:table-cell office:value-type="string" calcext:value-type="string">
            <text:p>Moustiers-Sainte-Marie</text:p>
          </table:table-cell>
          <table:table-cell office:value-type="currency" office:currency="EUR" office:value="37758" calcext:value-type="currency">
            <text:p>37 758 €</text:p>
          </table:table-cell>
          <table:table-cell office:value-type="float" office:value="1" calcext:value-type="float">
            <text:p>1</text:p>
          </table:table-cell>
        </table:table-row>
        <table:table-row table:style-name="ro5">
          <table:table-cell table:number-columns-repeated="5"/>
          <table:table-cell office:value-type="string" calcext:value-type="string">
            <text:p>Saint-Pierre</text:p>
          </table:table-cell>
          <table:table-cell office:value-type="currency" office:currency="EUR" office:value="37438" calcext:value-type="currency">
            <text:p>37 438 €</text:p>
          </table:table-cell>
          <table:table-cell office:value-type="float" office:value="2" calcext:value-type="float">
            <text:p>2</text:p>
          </table:table-cell>
        </table:table-row>
        <table:table-row table:style-name="ro5">
          <table:table-cell table:number-columns-repeated="5"/>
          <table:table-cell office:value-type="string" calcext:value-type="string">
            <text:p>Saint-Jacques</text:p>
          </table:table-cell>
          <table:table-cell office:value-type="currency" office:currency="EUR" office:value="36790" calcext:value-type="currency">
            <text:p>36 790 €</text:p>
          </table:table-cell>
          <table:table-cell office:value-type="float" office:value="1" calcext:value-type="float">
            <text:p>1</text:p>
          </table:table-cell>
        </table:table-row>
        <table:table-row table:style-name="ro5">
          <table:table-cell table:number-columns-repeated="5"/>
          <table:table-cell office:value-type="string" calcext:value-type="string">
            <text:p>Colmars</text:p>
          </table:table-cell>
          <table:table-cell office:value-type="currency" office:currency="EUR" office:value="36528" calcext:value-type="currency">
            <text:p>36 528 €</text:p>
          </table:table-cell>
          <table:table-cell office:value-type="float" office:value="1" calcext:value-type="float">
            <text:p>1</text:p>
          </table:table-cell>
        </table:table-row>
        <table:table-row table:style-name="ro5">
          <table:table-cell table:number-columns-repeated="5"/>
          <table:table-cell office:value-type="string" calcext:value-type="string">
            <text:p>Authon</text:p>
          </table:table-cell>
          <table:table-cell office:value-type="currency" office:currency="EUR" office:value="36045" calcext:value-type="currency">
            <text:p>36 045 €</text:p>
          </table:table-cell>
          <table:table-cell office:value-type="float" office:value="2" calcext:value-type="float">
            <text:p>2</text:p>
          </table:table-cell>
        </table:table-row>
        <table:table-row table:style-name="ro5">
          <table:table-cell table:number-columns-repeated="5"/>
          <table:table-cell office:value-type="string" calcext:value-type="string">
            <text:p>Clumanc</text:p>
          </table:table-cell>
          <table:table-cell office:value-type="currency" office:currency="EUR" office:value="35000" calcext:value-type="currency">
            <text:p>35 000 €</text:p>
          </table:table-cell>
          <table:table-cell office:value-type="float" office:value="1" calcext:value-type="float">
            <text:p>1</text:p>
          </table:table-cell>
        </table:table-row>
        <table:table-row table:style-name="ro5">
          <table:table-cell table:number-columns-repeated="5"/>
          <table:table-cell office:value-type="string" calcext:value-type="string">
            <text:p>Estoublon</text:p>
          </table:table-cell>
          <table:table-cell office:value-type="currency" office:currency="EUR" office:value="33333" calcext:value-type="currency">
            <text:p>33 333 €</text:p>
          </table:table-cell>
          <table:table-cell office:value-type="float" office:value="1" calcext:value-type="float">
            <text:p>1</text:p>
          </table:table-cell>
        </table:table-row>
        <table:table-row table:style-name="ro5">
          <table:table-cell table:number-columns-repeated="5"/>
          <table:table-cell office:value-type="string" calcext:value-type="string">
            <text:p>ARKEMA FRANCE</text:p>
          </table:table-cell>
          <table:table-cell office:value-type="currency" office:currency="EUR" office:value="31440" calcext:value-type="currency">
            <text:p>31 440 €</text:p>
          </table:table-cell>
          <table:table-cell office:value-type="float" office:value="1" calcext:value-type="float">
            <text:p>1</text:p>
          </table:table-cell>
        </table:table-row>
        <table:table-row table:style-name="ro5">
          <table:table-cell table:number-columns-repeated="5"/>
          <table:table-cell office:value-type="string" calcext:value-type="string">
            <text:p>Simiane-la-Rotonde</text:p>
          </table:table-cell>
          <table:table-cell office:value-type="currency" office:currency="EUR" office:value="30000" calcext:value-type="currency">
            <text:p>30 000 €</text:p>
          </table:table-cell>
          <table:table-cell office:value-type="float" office:value="1" calcext:value-type="float">
            <text:p>1</text:p>
          </table:table-cell>
        </table:table-row>
        <table:table-row table:style-name="ro5">
          <table:table-cell table:number-columns-repeated="5"/>
          <table:table-cell office:value-type="string" calcext:value-type="string">
            <text:p>Saint-André-les-Alpes</text:p>
          </table:table-cell>
          <table:table-cell office:value-type="currency" office:currency="EUR" office:value="29672" calcext:value-type="currency">
            <text:p>29 672 €</text:p>
          </table:table-cell>
          <table:table-cell office:value-type="float" office:value="2" calcext:value-type="float">
            <text:p>2</text:p>
          </table:table-cell>
        </table:table-row>
        <table:table-row table:style-name="ro5">
          <table:table-cell table:number-columns-repeated="5"/>
          <table:table-cell office:value-type="string" calcext:value-type="string">
            <text:p>Méolans-Revel</text:p>
          </table:table-cell>
          <table:table-cell office:value-type="currency" office:currency="EUR" office:value="28195" calcext:value-type="currency">
            <text:p>28 195 €</text:p>
          </table:table-cell>
          <table:table-cell office:value-type="float" office:value="1" calcext:value-type="float">
            <text:p>1</text:p>
          </table:table-cell>
        </table:table-row>
        <table:table-row table:style-name="ro5">
          <table:table-cell table:number-columns-repeated="5"/>
          <table:table-cell office:value-type="string" calcext:value-type="string">
            <text:p>Revest-Saint-Martin</text:p>
          </table:table-cell>
          <table:table-cell office:value-type="currency" office:currency="EUR" office:value="27477" calcext:value-type="currency">
            <text:p>27 477 €</text:p>
          </table:table-cell>
          <table:table-cell office:value-type="float" office:value="2" calcext:value-type="float">
            <text:p>2</text:p>
          </table:table-cell>
        </table:table-row>
        <table:table-row table:style-name="ro5">
          <table:table-cell table:number-columns-repeated="5"/>
          <table:table-cell office:value-type="string" calcext:value-type="string">
            <text:p>Aubignosc</text:p>
          </table:table-cell>
          <table:table-cell office:value-type="currency" office:currency="EUR" office:value="26164" calcext:value-type="currency">
            <text:p>26 164 €</text:p>
          </table:table-cell>
          <table:table-cell office:value-type="float" office:value="1" calcext:value-type="float">
            <text:p>1</text:p>
          </table:table-cell>
        </table:table-row>
        <table:table-row table:style-name="ro5">
          <table:table-cell table:number-columns-repeated="5"/>
          <table:table-cell office:value-type="string" calcext:value-type="string">
            <text:p>Champtercier</text:p>
          </table:table-cell>
          <table:table-cell office:value-type="currency" office:currency="EUR" office:value="25037" calcext:value-type="currency">
            <text:p>25 037 €</text:p>
          </table:table-cell>
          <table:table-cell office:value-type="float" office:value="2" calcext:value-type="float">
            <text:p>2</text:p>
          </table:table-cell>
        </table:table-row>
        <table:table-row table:style-name="ro5">
          <table:table-cell table:number-columns-repeated="5"/>
          <table:table-cell office:value-type="string" calcext:value-type="string">
            <text:p>Saumane</text:p>
          </table:table-cell>
          <table:table-cell office:value-type="currency" office:currency="EUR" office:value="24000" calcext:value-type="currency">
            <text:p>24 000 €</text:p>
          </table:table-cell>
          <table:table-cell office:value-type="float" office:value="1" calcext:value-type="float">
            <text:p>1</text:p>
          </table:table-cell>
        </table:table-row>
        <table:table-row table:style-name="ro5">
          <table:table-cell table:number-columns-repeated="5"/>
          <table:table-cell office:value-type="string" calcext:value-type="string">
            <text:p>Valbelle</text:p>
          </table:table-cell>
          <table:table-cell office:value-type="currency" office:currency="EUR" office:value="20151.6" calcext:value-type="currency">
            <text:p>20 152 €</text:p>
          </table:table-cell>
          <table:table-cell office:value-type="float" office:value="1" calcext:value-type="float">
            <text:p>1</text:p>
          </table:table-cell>
        </table:table-row>
        <table:table-row table:style-name="ro5">
          <table:table-cell table:number-columns-repeated="5"/>
          <table:table-cell office:value-type="string" calcext:value-type="string">
            <text:p>ASSOCIATIONLes nuits photographiques de Pierrevert</text:p>
          </table:table-cell>
          <table:table-cell office:value-type="currency" office:currency="EUR" office:value="20000" calcext:value-type="currency">
            <text:p>20 000 €</text:p>
          </table:table-cell>
          <table:table-cell office:value-type="float" office:value="1" calcext:value-type="float">
            <text:p>1</text:p>
          </table:table-cell>
        </table:table-row>
        <table:table-row table:style-name="ro5">
          <table:table-cell table:number-columns-repeated="5"/>
          <table:table-cell office:value-type="string" calcext:value-type="string">
            <text:p>Val d'Oronaye</text:p>
          </table:table-cell>
          <table:table-cell office:value-type="currency" office:currency="EUR" office:value="18904" calcext:value-type="currency">
            <text:p>18 904 €</text:p>
          </table:table-cell>
          <table:table-cell office:value-type="float" office:value="1" calcext:value-type="float">
            <text:p>1</text:p>
          </table:table-cell>
        </table:table-row>
        <table:table-row table:style-name="ro5">
          <table:table-cell table:number-columns-repeated="5"/>
          <table:table-cell office:value-type="string" calcext:value-type="string">
            <text:p>Marcoux</text:p>
          </table:table-cell>
          <table:table-cell office:value-type="currency" office:currency="EUR" office:value="18844" calcext:value-type="currency">
            <text:p>18 844 €</text:p>
          </table:table-cell>
          <table:table-cell office:value-type="float" office:value="1" calcext:value-type="float">
            <text:p>1</text:p>
          </table:table-cell>
        </table:table-row>
        <table:table-row table:style-name="ro5">
          <table:table-cell table:number-columns-repeated="5"/>
          <table:table-cell office:value-type="string" calcext:value-type="string">
            <text:p>GPT DES AGRICULTEURS BIOLOGISTES DU 04</text:p>
          </table:table-cell>
          <table:table-cell office:value-type="currency" office:currency="EUR" office:value="18407.25" calcext:value-type="currency">
            <text:p>18 407 €</text:p>
          </table:table-cell>
          <table:table-cell office:value-type="float" office:value="1" calcext:value-type="float">
            <text:p>1</text:p>
          </table:table-cell>
        </table:table-row>
        <table:table-row table:style-name="ro5">
          <table:table-cell table:number-columns-repeated="5"/>
          <table:table-cell office:value-type="string" calcext:value-type="string">
            <text:p>Auzet</text:p>
          </table:table-cell>
          <table:table-cell office:value-type="currency" office:currency="EUR" office:value="18262" calcext:value-type="currency">
            <text:p>18 262 €</text:p>
          </table:table-cell>
          <table:table-cell office:value-type="float" office:value="1" calcext:value-type="float">
            <text:p>1</text:p>
          </table:table-cell>
        </table:table-row>
        <table:table-row table:style-name="ro5">
          <table:table-cell table:number-columns-repeated="5"/>
          <table:table-cell office:value-type="string" calcext:value-type="string">
            <text:p>La Motte-du-Caire</text:p>
          </table:table-cell>
          <table:table-cell office:value-type="currency" office:currency="EUR" office:value="18236" calcext:value-type="currency">
            <text:p>18 236 €</text:p>
          </table:table-cell>
          <table:table-cell office:value-type="float" office:value="1" calcext:value-type="float">
            <text:p>1</text:p>
          </table:table-cell>
        </table:table-row>
        <table:table-row table:style-name="ro5">
          <table:table-cell table:number-columns-repeated="5"/>
          <table:table-cell office:value-type="string" calcext:value-type="string">
            <text:p>La Palud-sur-Verdon</text:p>
          </table:table-cell>
          <table:table-cell office:value-type="currency" office:currency="EUR" office:value="17525" calcext:value-type="currency">
            <text:p>17 525 €</text:p>
          </table:table-cell>
          <table:table-cell office:value-type="float" office:value="1" calcext:value-type="float">
            <text:p>1</text:p>
          </table:table-cell>
        </table:table-row>
        <table:table-row table:style-name="ro5">
          <table:table-cell table:number-columns-repeated="5"/>
          <table:table-cell office:value-type="string" calcext:value-type="string">
            <text:p>Prads-Haute-Bléone</text:p>
          </table:table-cell>
          <table:table-cell office:value-type="currency" office:currency="EUR" office:value="16600" calcext:value-type="currency">
            <text:p>16 600 €</text:p>
          </table:table-cell>
          <table:table-cell office:value-type="float" office:value="1" calcext:value-type="float">
            <text:p>1</text:p>
          </table:table-cell>
        </table:table-row>
        <table:table-row table:style-name="ro5">
          <table:table-cell table:number-columns-repeated="5"/>
          <table:table-cell office:value-type="string" calcext:value-type="string">
            <text:p>Saint-Paul-sur-Ubaye</text:p>
          </table:table-cell>
          <table:table-cell office:value-type="currency" office:currency="EUR" office:value="16539" calcext:value-type="currency">
            <text:p>16 539 €</text:p>
          </table:table-cell>
          <table:table-cell office:value-type="float" office:value="1" calcext:value-type="float">
            <text:p>1</text:p>
          </table:table-cell>
        </table:table-row>
        <table:table-row table:style-name="ro5">
          <table:table-cell table:number-columns-repeated="5"/>
          <table:table-cell office:value-type="string" calcext:value-type="string">
            <text:p>ASSOCIATIONMJC de Manosque</text:p>
          </table:table-cell>
          <table:table-cell office:value-type="currency" office:currency="EUR" office:value="15000" calcext:value-type="currency">
            <text:p>15 000 €</text:p>
          </table:table-cell>
          <table:table-cell office:value-type="float" office:value="1" calcext:value-type="float">
            <text:p>1</text:p>
          </table:table-cell>
        </table:table-row>
        <table:table-row table:style-name="ro5">
          <table:table-cell table:number-columns-repeated="5"/>
          <table:table-cell office:value-type="string" calcext:value-type="string">
            <text:p>Castellet-lès-Sausses</text:p>
          </table:table-cell>
          <table:table-cell office:value-type="currency" office:currency="EUR" office:value="14950" calcext:value-type="currency">
            <text:p>14 950 €</text:p>
          </table:table-cell>
          <table:table-cell office:value-type="float" office:value="1" calcext:value-type="float">
            <text:p>1</text:p>
          </table:table-cell>
        </table:table-row>
        <table:table-row table:style-name="ro5">
          <table:table-cell table:number-columns-repeated="5"/>
          <table:table-cell office:value-type="string" calcext:value-type="string">
            <text:p>Redortiers</text:p>
          </table:table-cell>
          <table:table-cell office:value-type="currency" office:currency="EUR" office:value="14724" calcext:value-type="currency">
            <text:p>14 724 €</text:p>
          </table:table-cell>
          <table:table-cell office:value-type="float" office:value="2" calcext:value-type="float">
            <text:p>2</text:p>
          </table:table-cell>
        </table:table-row>
        <table:table-row table:style-name="ro5">
          <table:table-cell table:number-columns-repeated="5"/>
          <table:table-cell office:value-type="string" calcext:value-type="string">
            <text:p>Lardiers</text:p>
          </table:table-cell>
          <table:table-cell office:value-type="currency" office:currency="EUR" office:value="13753" calcext:value-type="currency">
            <text:p>13 753 €</text:p>
          </table:table-cell>
          <table:table-cell office:value-type="float" office:value="1" calcext:value-type="float">
            <text:p>1</text:p>
          </table:table-cell>
        </table:table-row>
        <table:table-row table:style-name="ro5">
          <table:table-cell table:number-columns-repeated="5"/>
          <table:table-cell office:value-type="string" calcext:value-type="string">
            <text:p>Cruis</text:p>
          </table:table-cell>
          <table:table-cell office:value-type="currency" office:currency="EUR" office:value="13100" calcext:value-type="currency">
            <text:p>13 100 €</text:p>
          </table:table-cell>
          <table:table-cell office:value-type="float" office:value="1" calcext:value-type="float">
            <text:p>1</text:p>
          </table:table-cell>
        </table:table-row>
        <table:table-row table:style-name="ro5">
          <table:table-cell table:number-columns-repeated="5"/>
          <table:table-cell office:value-type="string" calcext:value-type="string">
            <text:p>Rougon</text:p>
          </table:table-cell>
          <table:table-cell office:value-type="currency" office:currency="EUR" office:value="12375" calcext:value-type="currency">
            <text:p>12 375 €</text:p>
          </table:table-cell>
          <table:table-cell office:value-type="float" office:value="3" calcext:value-type="float">
            <text:p>3</text:p>
          </table:table-cell>
        </table:table-row>
        <table:table-row table:style-name="ro5">
          <table:table-cell table:number-columns-repeated="5"/>
          <table:table-cell office:value-type="string" calcext:value-type="string">
            <text:p>Noyers-sur-Jabron</text:p>
          </table:table-cell>
          <table:table-cell office:value-type="currency" office:currency="EUR" office:value="12051" calcext:value-type="currency">
            <text:p>12 051 €</text:p>
          </table:table-cell>
          <table:table-cell office:value-type="float" office:value="1" calcext:value-type="float">
            <text:p>1</text:p>
          </table:table-cell>
        </table:table-row>
        <table:table-row table:style-name="ro5">
          <table:table-cell table:number-columns-repeated="5"/>
          <table:table-cell office:value-type="string" calcext:value-type="string">
            <text:p>Roumoules</text:p>
          </table:table-cell>
          <table:table-cell office:value-type="currency" office:currency="EUR" office:value="11687" calcext:value-type="currency">
            <text:p>11 687 €</text:p>
          </table:table-cell>
          <table:table-cell office:value-type="float" office:value="1" calcext:value-type="float">
            <text:p>1</text:p>
          </table:table-cell>
        </table:table-row>
        <table:table-row table:style-name="ro5">
          <table:table-cell table:number-columns-repeated="5"/>
          <table:table-cell office:value-type="string" calcext:value-type="string">
            <text:p>Montfuron</text:p>
          </table:table-cell>
          <table:table-cell office:value-type="currency" office:currency="EUR" office:value="11632" calcext:value-type="currency">
            <text:p>11 632 €</text:p>
          </table:table-cell>
          <table:table-cell office:value-type="float" office:value="1" calcext:value-type="float">
            <text:p>1</text:p>
          </table:table-cell>
        </table:table-row>
        <table:table-row table:style-name="ro5">
          <table:table-cell table:number-columns-repeated="5"/>
          <table:table-cell office:value-type="string" calcext:value-type="string">
            <text:p>Saint-Étienne-les-Orgues</text:p>
          </table:table-cell>
          <table:table-cell office:value-type="currency" office:currency="EUR" office:value="11055" calcext:value-type="currency">
            <text:p>11 055 €</text:p>
          </table:table-cell>
          <table:table-cell office:value-type="float" office:value="1" calcext:value-type="float">
            <text:p>1</text:p>
          </table:table-cell>
        </table:table-row>
        <table:table-row table:style-name="ro5">
          <table:table-cell table:number-columns-repeated="5"/>
          <table:table-cell office:value-type="string" calcext:value-type="string">
            <text:p>Faucon-de-Barcelonnette</text:p>
          </table:table-cell>
          <table:table-cell office:value-type="currency" office:currency="EUR" office:value="10897" calcext:value-type="currency">
            <text:p>10 897 €</text:p>
          </table:table-cell>
          <table:table-cell office:value-type="float" office:value="2" calcext:value-type="float">
            <text:p>2</text:p>
          </table:table-cell>
        </table:table-row>
        <table:table-row table:style-name="ro5">
          <table:table-cell table:number-columns-repeated="5"/>
          <table:table-cell office:value-type="string" calcext:value-type="string">
            <text:p>Parc naturel régional du Verdon</text:p>
          </table:table-cell>
          <table:table-cell office:value-type="currency" office:currency="EUR" office:value="10865" calcext:value-type="currency">
            <text:p>10 865 €</text:p>
          </table:table-cell>
          <table:table-cell office:value-type="float" office:value="1" calcext:value-type="float">
            <text:p>1</text:p>
          </table:table-cell>
        </table:table-row>
        <table:table-row table:style-name="ro5">
          <table:table-cell table:number-columns-repeated="5"/>
          <table:table-cell office:value-type="string" calcext:value-type="string">
            <text:p>Entrepierres</text:p>
          </table:table-cell>
          <table:table-cell office:value-type="currency" office:currency="EUR" office:value="10522" calcext:value-type="currency">
            <text:p>10 522 €</text:p>
          </table:table-cell>
          <table:table-cell office:value-type="float" office:value="1" calcext:value-type="float">
            <text:p>1</text:p>
          </table:table-cell>
        </table:table-row>
        <table:table-row table:style-name="ro5">
          <table:table-cell table:number-columns-repeated="5"/>
          <table:table-cell office:value-type="string" calcext:value-type="string">
            <text:p>Ganagobie</text:p>
          </table:table-cell>
          <table:table-cell office:value-type="currency" office:currency="EUR" office:value="10416" calcext:value-type="currency">
            <text:p>10 416 €</text:p>
          </table:table-cell>
          <table:table-cell office:value-type="float" office:value="2" calcext:value-type="float">
            <text:p>2</text:p>
          </table:table-cell>
        </table:table-row>
        <table:table-row table:style-name="ro5">
          <table:table-cell table:number-columns-repeated="5"/>
          <table:table-cell office:value-type="string" calcext:value-type="string">
            <text:p>AUPA - AGENCE D'URBANISME DU PAYS D'AIX</text:p>
          </table:table-cell>
          <table:table-cell office:value-type="currency" office:currency="EUR" office:value="10000" calcext:value-type="currency">
            <text:p>10 000 €</text:p>
          </table:table-cell>
          <table:table-cell office:value-type="float" office:value="1" calcext:value-type="float">
            <text:p>1</text:p>
          </table:table-cell>
        </table:table-row>
        <table:table-row table:style-name="ro5">
          <table:table-cell table:number-columns-repeated="5"/>
          <table:table-cell office:value-type="string" calcext:value-type="string">
            <text:p>L'Escale</text:p>
          </table:table-cell>
          <table:table-cell office:value-type="currency" office:currency="EUR" office:value="10000" calcext:value-type="currency">
            <text:p>10 000 €</text:p>
          </table:table-cell>
          <table:table-cell office:value-type="float" office:value="1" calcext:value-type="float">
            <text:p>1</text:p>
          </table:table-cell>
        </table:table-row>
        <table:table-row table:style-name="ro5">
          <table:table-cell table:number-columns-repeated="5"/>
          <table:table-cell office:value-type="string" calcext:value-type="string">
            <text:p>Vergons</text:p>
          </table:table-cell>
          <table:table-cell office:value-type="currency" office:currency="EUR" office:value="9310" calcext:value-type="currency">
            <text:p>9 310 €</text:p>
          </table:table-cell>
          <table:table-cell office:value-type="float" office:value="2" calcext:value-type="float">
            <text:p>2</text:p>
          </table:table-cell>
        </table:table-row>
        <table:table-row table:style-name="ro5">
          <table:table-cell table:number-columns-repeated="5"/>
          <table:table-cell office:value-type="string" calcext:value-type="string">
            <text:p>Salignac</text:p>
          </table:table-cell>
          <table:table-cell office:value-type="currency" office:currency="EUR" office:value="9143" calcext:value-type="currency">
            <text:p>9 143 €</text:p>
          </table:table-cell>
          <table:table-cell office:value-type="float" office:value="1" calcext:value-type="float">
            <text:p>1</text:p>
          </table:table-cell>
        </table:table-row>
        <table:table-row table:style-name="ro5">
          <table:table-cell table:number-columns-repeated="5"/>
          <table:table-cell office:value-type="string" calcext:value-type="string">
            <text:p>Le Caire</text:p>
          </table:table-cell>
          <table:table-cell office:value-type="currency" office:currency="EUR" office:value="8980" calcext:value-type="currency">
            <text:p>8 980 €</text:p>
          </table:table-cell>
          <table:table-cell office:value-type="float" office:value="1" calcext:value-type="float">
            <text:p>1</text:p>
          </table:table-cell>
        </table:table-row>
        <table:table-row table:style-name="ro5">
          <table:table-cell table:number-columns-repeated="5"/>
          <table:table-cell office:value-type="string" calcext:value-type="string">
            <text:p>Saint-Jurs</text:p>
          </table:table-cell>
          <table:table-cell office:value-type="currency" office:currency="EUR" office:value="8500" calcext:value-type="currency">
            <text:p>8 500 €</text:p>
          </table:table-cell>
          <table:table-cell office:value-type="float" office:value="1" calcext:value-type="float">
            <text:p>1</text:p>
          </table:table-cell>
        </table:table-row>
        <table:table-row table:style-name="ro5">
          <table:table-cell table:number-columns-repeated="5"/>
          <table:table-cell office:value-type="string" calcext:value-type="string">
            <text:p>Le Lauzet-Ubaye</text:p>
          </table:table-cell>
          <table:table-cell office:value-type="currency" office:currency="EUR" office:value="8470" calcext:value-type="currency">
            <text:p>8 470 €</text:p>
          </table:table-cell>
          <table:table-cell office:value-type="float" office:value="1" calcext:value-type="float">
            <text:p>1</text:p>
          </table:table-cell>
        </table:table-row>
        <table:table-row table:style-name="ro5">
          <table:table-cell table:number-columns-repeated="5"/>
          <table:table-cell office:value-type="string" calcext:value-type="string">
            <text:p>Valavoire</text:p>
          </table:table-cell>
          <table:table-cell office:value-type="currency" office:currency="EUR" office:value="8331" calcext:value-type="currency">
            <text:p>8 331 €</text:p>
          </table:table-cell>
          <table:table-cell office:value-type="float" office:value="1" calcext:value-type="float">
            <text:p>1</text:p>
          </table:table-cell>
        </table:table-row>
        <table:table-row table:style-name="ro5">
          <table:table-cell table:number-columns-repeated="5"/>
          <table:table-cell office:value-type="string" calcext:value-type="string">
            <text:p>Melve</text:p>
          </table:table-cell>
          <table:table-cell office:value-type="currency" office:currency="EUR" office:value="8162" calcext:value-type="currency">
            <text:p>8 162 €</text:p>
          </table:table-cell>
          <table:table-cell office:value-type="float" office:value="1" calcext:value-type="float">
            <text:p>1</text:p>
          </table:table-cell>
        </table:table-row>
        <table:table-row table:style-name="ro5">
          <table:table-cell table:number-columns-repeated="5"/>
          <table:table-cell office:value-type="string" calcext:value-type="string">
            <text:p>Limans</text:p>
          </table:table-cell>
          <table:table-cell office:value-type="currency" office:currency="EUR" office:value="7826" calcext:value-type="currency">
            <text:p>7 826 €</text:p>
          </table:table-cell>
          <table:table-cell office:value-type="float" office:value="1" calcext:value-type="float">
            <text:p>1</text:p>
          </table:table-cell>
        </table:table-row>
        <table:table-row table:style-name="ro5">
          <table:table-cell table:number-columns-repeated="5"/>
          <table:table-cell office:value-type="string" calcext:value-type="string">
            <text:p>ASSOCIATIONCœur Lavande</text:p>
          </table:table-cell>
          <table:table-cell office:value-type="currency" office:currency="EUR" office:value="7293.04" calcext:value-type="currency">
            <text:p>7 293 €</text:p>
          </table:table-cell>
          <table:table-cell office:value-type="float" office:value="1" calcext:value-type="float">
            <text:p>1</text:p>
          </table:table-cell>
        </table:table-row>
        <table:table-row table:style-name="ro5">
          <table:table-cell table:number-columns-repeated="5"/>
          <table:table-cell office:value-type="string" calcext:value-type="string">
            <text:p>Le Castellard-Mélan</text:p>
          </table:table-cell>
          <table:table-cell office:value-type="currency" office:currency="EUR" office:value="7200" calcext:value-type="currency">
            <text:p>7 200 €</text:p>
          </table:table-cell>
          <table:table-cell office:value-type="float" office:value="1" calcext:value-type="float">
            <text:p>1</text:p>
          </table:table-cell>
        </table:table-row>
        <table:table-row table:style-name="ro5">
          <table:table-cell table:number-columns-repeated="5"/>
          <table:table-cell office:value-type="string" calcext:value-type="string">
            <text:p>Piégut</text:p>
          </table:table-cell>
          <table:table-cell office:value-type="currency" office:currency="EUR" office:value="6621" calcext:value-type="currency">
            <text:p>6 621 €</text:p>
          </table:table-cell>
          <table:table-cell office:value-type="float" office:value="1" calcext:value-type="float">
            <text:p>1</text:p>
          </table:table-cell>
        </table:table-row>
        <table:table-row table:style-name="ro5">
          <table:table-cell table:number-columns-repeated="5"/>
          <table:table-cell office:value-type="string" calcext:value-type="string">
            <text:p>Saint-Maime</text:p>
          </table:table-cell>
          <table:table-cell office:value-type="currency" office:currency="EUR" office:value="5627" calcext:value-type="currency">
            <text:p>5 627 €</text:p>
          </table:table-cell>
          <table:table-cell office:value-type="float" office:value="1" calcext:value-type="float">
            <text:p>1</text:p>
          </table:table-cell>
        </table:table-row>
        <table:table-row table:style-name="ro5">
          <table:table-cell table:number-columns-repeated="5"/>
          <table:table-cell office:value-type="string" calcext:value-type="string">
            <text:p>Châteaufort</text:p>
          </table:table-cell>
          <table:table-cell office:value-type="currency" office:currency="EUR" office:value="5597" calcext:value-type="currency">
            <text:p>5 597 €</text:p>
          </table:table-cell>
          <table:table-cell office:value-type="float" office:value="1" calcext:value-type="float">
            <text:p>1</text:p>
          </table:table-cell>
        </table:table-row>
        <table:table-row table:style-name="ro5">
          <table:table-cell table:number-columns-repeated="5"/>
          <table:table-cell office:value-type="string" calcext:value-type="string">
            <text:p>Mallefougasse-Augès</text:p>
          </table:table-cell>
          <table:table-cell office:value-type="currency" office:currency="EUR" office:value="5093" calcext:value-type="currency">
            <text:p>5 093 €</text:p>
          </table:table-cell>
          <table:table-cell office:value-type="float" office:value="2" calcext:value-type="float">
            <text:p>2</text:p>
          </table:table-cell>
        </table:table-row>
        <table:table-row table:style-name="ro5">
          <table:table-cell table:number-columns-repeated="5"/>
          <table:table-cell office:value-type="string" calcext:value-type="string">
            <text:p>Le Chaffaut-Saint-Jurson</text:p>
          </table:table-cell>
          <table:table-cell office:value-type="currency" office:currency="EUR" office:value="5040" calcext:value-type="currency">
            <text:p>5 040 €</text:p>
          </table:table-cell>
          <table:table-cell office:value-type="float" office:value="1" calcext:value-type="float">
            <text:p>1</text:p>
          </table:table-cell>
        </table:table-row>
        <table:table-row table:style-name="ro5">
          <table:table-cell table:number-columns-repeated="5"/>
          <table:table-cell office:value-type="string" calcext:value-type="string">
            <text:p>La Brillanne</text:p>
          </table:table-cell>
          <table:table-cell office:value-type="currency" office:currency="EUR" office:value="5023" calcext:value-type="currency">
            <text:p>5 023 €</text:p>
          </table:table-cell>
          <table:table-cell office:value-type="float" office:value="1" calcext:value-type="float">
            <text:p>1</text:p>
          </table:table-cell>
        </table:table-row>
        <table:table-row table:style-name="ro5">
          <table:table-cell table:number-columns-repeated="5"/>
          <table:table-cell office:value-type="string" calcext:value-type="string">
            <text:p>ASSOCIATIONA.A.P.P.M.A la Bléone</text:p>
          </table:table-cell>
          <table:table-cell office:value-type="currency" office:currency="EUR" office:value="5000" calcext:value-type="currency">
            <text:p>5 000 €</text:p>
          </table:table-cell>
          <table:table-cell office:value-type="float" office:value="1" calcext:value-type="float">
            <text:p>1</text:p>
          </table:table-cell>
        </table:table-row>
        <table:table-row table:style-name="ro5">
          <table:table-cell table:number-columns-repeated="5"/>
          <table:table-cell office:value-type="string" calcext:value-type="string">
            <text:p>MSA Castellane</text:p>
          </table:table-cell>
          <table:table-cell office:value-type="currency" office:currency="EUR" office:value="5000" calcext:value-type="currency">
            <text:p>5 000 €</text:p>
          </table:table-cell>
          <table:table-cell office:value-type="float" office:value="1" calcext:value-type="float">
            <text:p>1</text:p>
          </table:table-cell>
        </table:table-row>
        <table:table-row table:style-name="ro5">
          <table:table-cell table:number-columns-repeated="5"/>
          <table:table-cell office:value-type="string" calcext:value-type="string">
            <text:p>Thèze</text:p>
          </table:table-cell>
          <table:table-cell office:value-type="currency" office:currency="EUR" office:value="4216" calcext:value-type="currency">
            <text:p>4 216 €</text:p>
          </table:table-cell>
          <table:table-cell office:value-type="float" office:value="1" calcext:value-type="float">
            <text:p>1</text:p>
          </table:table-cell>
        </table:table-row>
        <table:table-row table:style-name="ro5">
          <table:table-cell table:number-columns-repeated="5"/>
          <table:table-cell office:value-type="string" calcext:value-type="string">
            <text:p>ASSOCIATIONLes Amis du Prieuré</text:p>
          </table:table-cell>
          <table:table-cell office:value-type="currency" office:currency="EUR" office:value="4000" calcext:value-type="currency">
            <text:p>4 000 €</text:p>
          </table:table-cell>
          <table:table-cell office:value-type="float" office:value="1" calcext:value-type="float">
            <text:p>1</text:p>
          </table:table-cell>
        </table:table-row>
        <table:table-row table:style-name="ro5">
          <table:table-cell table:number-columns-repeated="5"/>
          <table:table-cell office:value-type="string" calcext:value-type="string">
            <text:p>Barras</text:p>
          </table:table-cell>
          <table:table-cell office:value-type="currency" office:currency="EUR" office:value="3338" calcext:value-type="currency">
            <text:p>3 338 €</text:p>
          </table:table-cell>
          <table:table-cell office:value-type="float" office:value="1" calcext:value-type="float">
            <text:p>1</text:p>
          </table:table-cell>
        </table:table-row>
        <table:table-row table:style-name="ro5">
          <table:table-cell table:number-columns-repeated="5"/>
          <table:table-cell office:value-type="string" calcext:value-type="string">
            <text:p>La Mure-Argens</text:p>
          </table:table-cell>
          <table:table-cell office:value-type="currency" office:currency="EUR" office:value="1971" calcext:value-type="currency">
            <text:p>1 971 €</text:p>
          </table:table-cell>
          <table:table-cell office:value-type="float" office:value="1" calcext:value-type="float">
            <text:p>1</text:p>
          </table:table-cell>
        </table:table-row>
        <table:table-row table:style-name="ro5">
          <table:table-cell table:number-columns-repeated="5"/>
          <table:table-cell office:value-type="string" calcext:value-type="string">
            <text:p>ASSOCIATION <text:s/>Des amis de la MheMO</text:p>
          </table:table-cell>
          <table:table-cell office:value-type="currency" office:currency="EUR" office:value="1500" calcext:value-type="currency">
            <text:p>1 500 €</text:p>
          </table:table-cell>
          <table:table-cell office:value-type="float" office:value="1" calcext:value-type="float">
            <text:p>1</text:p>
          </table:table-cell>
        </table:table-row>
        <table:table-row table:style-name="ro5">
          <table:table-cell table:number-columns-repeated="5"/>
          <table:table-cell table:style-name="ce20" office:value-type="string" calcext:value-type="string">
            <text:p>Total Résultat</text:p>
          </table:table-cell>
          <table:table-cell table:style-name="ce26" office:value-type="currency" office:currency="EUR" office:value="26382085.38" calcext:value-type="currency">
            <text:p>26 382 085 €</text:p>
          </table:table-cell>
          <table:table-cell table:style-name="ce32" office:value-type="float" office:value="257" calcext:value-type="float">
            <text:p>257</text:p>
          </table:table-cell>
        </table:table-row>
      </table:table>
      <table:named-expressions/>
      <table:database-ranges>
        <table:database-range table:name="__Anonymous_Sheet_DB__0" table:target-range-address="'Hautes-Alpes'.A1:'Hautes-Alpes'.I161" table:display-filter-buttons="true"/>
        <table:database-range table:name="__Anonymous_Sheet_DB__1" table:target-range-address="'Table dynamique_Hautes-Alpes_2'.A3:'Table dynamique_Hautes-Alpes_2'.C122" table:contains-header="false">
          <table:sort>
            <table:sort-by table:field-number="1" table:order="descending" table:data-type="automatic"/>
            <table:sort-by table:field-number="2" table:order="descending" table:data-type="automatic"/>
            <table:sort-by table:field-number="0" table:data-type="automatic"/>
          </table:sort>
        </table:database-range>
        <table:database-range table:name="__Anonymous_Sheet_DB__3" table:target-range-address="'Alpes-de-Haute-Provence'.A1:'Alpes-de-Haute-Provence'.H258" table:display-filter-buttons="true"/>
        <table:database-range table:name="__Anonymous_Sheet_DB__4" table:target-range-address="'Table dynamique_Alpes-de-Haute-Provence_1'.F3:'Table dynamique_Alpes-de-Haute-Provence_1'.H153" table:contains-header="false">
          <table:sort>
            <table:sort-by table:field-number="1" table:order="descending" table:data-type="automatic"/>
            <table:sort-by table:field-number="2" table:order="descending" table:data-type="automatic"/>
            <table:sort-by table:field-number="0" table:data-type="automatic"/>
          </table:sort>
        </table:database-range>
      </table:database-ranges>
      <table:data-pilot-tables>
        <table:data-pilot-table table:name="DataPilot1" table:application-data="" table:target-range-address="'Table dynamique_Hautes-Alpes_1'.A1:'Table dynamique_Hautes-Alpes_1'.B13" table:buttons="'Table dynamique_Hautes-Alpes_1'.A1" table:show-filter-button="false" table:drill-down-on-double-click="false">
          <table:source-cell-range table:cell-range-address="'Hautes-Alpes'.A1:'Hautes-Alpes'.H161"/>
          <table:data-pilot-field table:source-field-name="EPCI" table:orientation="row" table:used-hierarchy="0" table:function="auto">
            <table:data-pilot-level table:show-empty="false" calcext:repeat-item-labels="false">
              <table:data-pilot-members>
                <table:data-pilot-member table:name="CA Gap-Tallard-Durance" table:display="true" table:show-details="true"/>
                <table:data-pilot-member table:name="CC Buëch-Dévoluy" table:display="true" table:show-details="true"/>
                <table:data-pilot-member table:name="CC Champsaur-Valgaudemar" table:display="true" table:show-details="true"/>
                <table:data-pilot-member table:name="CC Du Briançonnais" table:display="true" table:show-details="true"/>
                <table:data-pilot-member table:name="CC Du Guillestrois et du Queyras" table:display="true" table:show-details="true"/>
                <table:data-pilot-member table:name="CC Du Pays des Ecrins" table:display="true" table:show-details="true"/>
                <table:data-pilot-member table:name="CC du Sisteronais-Buëch" table:display="true" table:show-details="true"/>
                <table:data-pilot-member table:name="CC Serre-Ponçon" table:display="true" table:show-details="true"/>
                <table:data-pilot-member table:name="CC Serre-Ponçon Val D'avance" table:display="true" table:show-details="true"/>
                <table:data-pilot-member table:name="Département"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Financement accordé" table:orientation="data" table:used-hierarchy="0" table:function="sum">
            <table:data-pilot-level table:show-empty="false" calcext:repeat-item-labels="false">
              <table:data-pilot-members>
                <table:data-pilot-member table:name="1 325 €" table:display="true" table:show-details="true"/>
                <table:data-pilot-member table:name="1 534 €" table:display="true" table:show-details="true"/>
                <table:data-pilot-member table:name="1 759 €" table:display="true" table:show-details="true"/>
                <table:data-pilot-member table:name="1 860 €" table:display="true" table:show-details="true"/>
                <table:data-pilot-member table:name="2 192 €" table:display="true" table:show-details="true"/>
                <table:data-pilot-member table:name="2 745 €" table:display="true" table:show-details="true"/>
                <table:data-pilot-member table:name="2 785 €" table:display="true" table:show-details="true"/>
                <table:data-pilot-member table:name="3 000 €" table:display="true" table:show-details="true"/>
                <table:data-pilot-member table:name="3 500 €" table:display="true" table:show-details="true"/>
                <table:data-pilot-member table:name="3 501 €" table:display="true" table:show-details="true"/>
                <table:data-pilot-member table:name="4 457 €" table:display="true" table:show-details="true"/>
                <table:data-pilot-member table:name="4 919 €" table:display="true" table:show-details="true"/>
                <table:data-pilot-member table:name="5 000 €" table:display="true" table:show-details="true"/>
                <table:data-pilot-member table:name="5 011 €" table:display="true" table:show-details="true"/>
                <table:data-pilot-member table:name="5 533 €" table:display="true" table:show-details="true"/>
                <table:data-pilot-member table:name="5 541 €" table:display="true" table:show-details="true"/>
                <table:data-pilot-member table:name="5 807 €" table:display="true" table:show-details="true"/>
                <table:data-pilot-member table:name="7 000 €" table:display="true" table:show-details="true"/>
                <table:data-pilot-member table:name="7 857 €" table:display="true" table:show-details="true"/>
                <table:data-pilot-member table:name="8 804 €" table:display="true" table:show-details="true"/>
                <table:data-pilot-member table:name="9 807 €" table:display="true" table:show-details="true"/>
                <table:data-pilot-member table:name="10 000 €" table:display="true" table:show-details="true"/>
                <table:data-pilot-member table:name="10 154 €" table:display="true" table:show-details="true"/>
                <table:data-pilot-member table:name="10 410 €" table:display="true" table:show-details="true"/>
                <table:data-pilot-member table:name="10 501 €" table:display="true" table:show-details="true"/>
                <table:data-pilot-member table:name="10 919 €" table:display="true" table:show-details="true"/>
                <table:data-pilot-member table:name="10 950 €" table:display="true" table:show-details="true"/>
                <table:data-pilot-member table:name="11 314 €" table:display="true" table:show-details="true"/>
                <table:data-pilot-member table:name="11 940 €" table:display="true" table:show-details="true"/>
                <table:data-pilot-member table:name="12 023 €" table:display="true" table:show-details="true"/>
                <table:data-pilot-member table:name="12 160 €" table:display="true" table:show-details="true"/>
                <table:data-pilot-member table:name="12 613 €" table:display="true" table:show-details="true"/>
                <table:data-pilot-member table:name="13 574 €" table:display="true" table:show-details="true"/>
                <table:data-pilot-member table:name="13 869 €" table:display="true" table:show-details="true"/>
                <table:data-pilot-member table:name="14 000 €" table:display="true" table:show-details="true"/>
                <table:data-pilot-member table:name="14 298 €" table:display="true" table:show-details="true"/>
                <table:data-pilot-member table:name="14 700 €" table:display="true" table:show-details="true"/>
                <table:data-pilot-member table:name="15 264 €" table:display="true" table:show-details="true"/>
                <table:data-pilot-member table:name="15 329 €" table:display="true" table:show-details="true"/>
                <table:data-pilot-member table:name="15 530 €" table:display="true" table:show-details="true"/>
                <table:data-pilot-member table:name="15 663 €" table:display="true" table:show-details="true"/>
                <table:data-pilot-member table:name="16 000 €" table:display="true" table:show-details="true"/>
                <table:data-pilot-member table:name="16 498 €" table:display="true" table:show-details="true"/>
                <table:data-pilot-member table:name="18 000 €" table:display="true" table:show-details="true"/>
                <table:data-pilot-member table:name="18 100 €" table:display="true" table:show-details="true"/>
                <table:data-pilot-member table:name="18 267 €" table:display="true" table:show-details="true"/>
                <table:data-pilot-member table:name="19 021 €" table:display="true" table:show-details="true"/>
                <table:data-pilot-member table:name="19 765 €" table:display="true" table:show-details="true"/>
                <table:data-pilot-member table:name="21 000 €" table:display="true" table:show-details="true"/>
                <table:data-pilot-member table:name="21 250 €" table:display="true" table:show-details="true"/>
                <table:data-pilot-member table:name="23 166 €" table:display="true" table:show-details="true"/>
                <table:data-pilot-member table:name="24 659 €" table:display="true" table:show-details="true"/>
                <table:data-pilot-member table:name="25 286 €" table:display="true" table:show-details="true"/>
                <table:data-pilot-member table:name="26 554 €" table:display="true" table:show-details="true"/>
                <table:data-pilot-member table:name="27 000 €" table:display="true" table:show-details="true"/>
                <table:data-pilot-member table:name="28 000 €" table:display="true" table:show-details="true"/>
                <table:data-pilot-member table:name="30 359 €" table:display="true" table:show-details="true"/>
                <table:data-pilot-member table:name="31 010 €" table:display="true" table:show-details="true"/>
                <table:data-pilot-member table:name="31 378 €" table:display="true" table:show-details="true"/>
                <table:data-pilot-member table:name="31 829 €" table:display="true" table:show-details="true"/>
                <table:data-pilot-member table:name="31 958 €" table:display="true" table:show-details="true"/>
                <table:data-pilot-member table:name="32 175 €" table:display="true" table:show-details="true"/>
                <table:data-pilot-member table:name="32 331 €" table:display="true" table:show-details="true"/>
                <table:data-pilot-member table:name="33 474 €" table:display="true" table:show-details="true"/>
                <table:data-pilot-member table:name="33 497 €" table:display="true" table:show-details="true"/>
                <table:data-pilot-member table:name="34 915 €" table:display="true" table:show-details="true"/>
                <table:data-pilot-member table:name="36 017 €" table:display="true" table:show-details="true"/>
                <table:data-pilot-member table:name="37 900 €" table:display="true" table:show-details="true"/>
                <table:data-pilot-member table:name="41 258 €" table:display="true" table:show-details="true"/>
                <table:data-pilot-member table:name="43 137 €" table:display="true" table:show-details="true"/>
                <table:data-pilot-member table:name="43 557 €" table:display="true" table:show-details="true"/>
                <table:data-pilot-member table:name="43 871 €" table:display="true" table:show-details="true"/>
                <table:data-pilot-member table:name="45 000 €" table:display="true" table:show-details="true"/>
                <table:data-pilot-member table:name="45 790 €" table:display="true" table:show-details="true"/>
                <table:data-pilot-member table:name="49 044 €" table:display="true" table:show-details="true"/>
                <table:data-pilot-member table:name="50 158 €" table:display="true" table:show-details="true"/>
                <table:data-pilot-member table:name="51 165 €" table:display="true" table:show-details="true"/>
                <table:data-pilot-member table:name="54 259 €" table:display="true" table:show-details="true"/>
                <table:data-pilot-member table:name="55 054 €" table:display="true" table:show-details="true"/>
                <table:data-pilot-member table:name="55 200 €" table:display="true" table:show-details="true"/>
                <table:data-pilot-member table:name="57 600 €" table:display="true" table:show-details="true"/>
                <table:data-pilot-member table:name="59 889 €" table:display="true" table:show-details="true"/>
                <table:data-pilot-member table:name="60 782 €" table:display="true" table:show-details="true"/>
                <table:data-pilot-member table:name="60 843 €" table:display="true" table:show-details="true"/>
                <table:data-pilot-member table:name="61 200 €" table:display="true" table:show-details="true"/>
                <table:data-pilot-member table:name="62 880 €" table:display="true" table:show-details="true"/>
                <table:data-pilot-member table:name="63 787 €" table:display="true" table:show-details="true"/>
                <table:data-pilot-member table:name="65 459 €" table:display="true" table:show-details="true"/>
                <table:data-pilot-member table:name="65 650 €" table:display="true" table:show-details="true"/>
                <table:data-pilot-member table:name="67 342 €" table:display="true" table:show-details="true"/>
                <table:data-pilot-member table:name="69 937 €" table:display="true" table:show-details="true"/>
                <table:data-pilot-member table:name="71 295 €" table:display="true" table:show-details="true"/>
                <table:data-pilot-member table:name="72 000 €" table:display="true" table:show-details="true"/>
                <table:data-pilot-member table:name="75 545 €" table:display="true" table:show-details="true"/>
                <table:data-pilot-member table:name="77 500 €" table:display="true" table:show-details="true"/>
                <table:data-pilot-member table:name="82 547 €" table:display="true" table:show-details="true"/>
                <table:data-pilot-member table:name="89 000 €" table:display="true" table:show-details="true"/>
                <table:data-pilot-member table:name="90 000 €" table:display="true" table:show-details="true"/>
                <table:data-pilot-member table:name="90 600 €" table:display="true" table:show-details="true"/>
                <table:data-pilot-member table:name="91 200 €" table:display="true" table:show-details="true"/>
                <table:data-pilot-member table:name="99 998 €" table:display="true" table:show-details="true"/>
                <table:data-pilot-member table:name="105 000 €" table:display="true" table:show-details="true"/>
                <table:data-pilot-member table:name="106 500 €" table:display="true" table:show-details="true"/>
                <table:data-pilot-member table:name="110 000 €" table:display="true" table:show-details="true"/>
                <table:data-pilot-member table:name="110 388 €" table:display="true" table:show-details="true"/>
                <table:data-pilot-member table:name="122 457 €" table:display="true" table:show-details="true"/>
                <table:data-pilot-member table:name="127 248 €" table:display="true" table:show-details="true"/>
                <table:data-pilot-member table:name="135 000 €" table:display="true" table:show-details="true"/>
                <table:data-pilot-member table:name="137 906 €" table:display="true" table:show-details="true"/>
                <table:data-pilot-member table:name="143 748 €" table:display="true" table:show-details="true"/>
                <table:data-pilot-member table:name="144 510 €" table:display="true" table:show-details="true"/>
                <table:data-pilot-member table:name="150 000 €" table:display="true" table:show-details="true"/>
                <table:data-pilot-member table:name="156 000 €" table:display="true" table:show-details="true"/>
                <table:data-pilot-member table:name="160 680 €" table:display="true" table:show-details="true"/>
                <table:data-pilot-member table:name="164 559 €" table:display="true" table:show-details="true"/>
                <table:data-pilot-member table:name="180 400 €" table:display="true" table:show-details="true"/>
                <table:data-pilot-member table:name="187 500 €" table:display="true" table:show-details="true"/>
                <table:data-pilot-member table:name="200 000 €" table:display="true" table:show-details="true"/>
                <table:data-pilot-member table:name="200 198 €" table:display="true" table:show-details="true"/>
                <table:data-pilot-member table:name="200 991 €" table:display="true" table:show-details="true"/>
                <table:data-pilot-member table:name="206 469 €" table:display="true" table:show-details="true"/>
                <table:data-pilot-member table:name="216 745 €" table:display="true" table:show-details="true"/>
                <table:data-pilot-member table:name="225 000 €" table:display="true" table:show-details="true"/>
                <table:data-pilot-member table:name="227 997 €" table:display="true" table:show-details="true"/>
                <table:data-pilot-member table:name="228 468 €" table:display="true" table:show-details="true"/>
                <table:data-pilot-member table:name="234 834 €" table:display="true" table:show-details="true"/>
                <table:data-pilot-member table:name="242 386 €" table:display="true" table:show-details="true"/>
                <table:data-pilot-member table:name="250 000 €" table:display="true" table:show-details="true"/>
                <table:data-pilot-member table:name="255 596 €" table:display="true" table:show-details="true"/>
                <table:data-pilot-member table:name="269 070 €" table:display="true" table:show-details="true"/>
                <table:data-pilot-member table:name="269 447 €" table:display="true" table:show-details="true"/>
                <table:data-pilot-member table:name="271 314 €" table:display="true" table:show-details="true"/>
                <table:data-pilot-member table:name="274 725 €" table:display="true" table:show-details="true"/>
                <table:data-pilot-member table:name="288 547 €" table:display="true" table:show-details="true"/>
                <table:data-pilot-member table:name="303 740 €" table:display="true" table:show-details="true"/>
                <table:data-pilot-member table:name="306 578 €" table:display="true" table:show-details="true"/>
                <table:data-pilot-member table:name="315 461 €" table:display="true" table:show-details="true"/>
                <table:data-pilot-member table:name="324 000 €" table:display="true" table:show-details="true"/>
                <table:data-pilot-member table:name="337 725 €" table:display="true" table:show-details="true"/>
                <table:data-pilot-member table:name="350 000 €" table:display="true" table:show-details="true"/>
                <table:data-pilot-member table:name="366 685 €" table:display="true" table:show-details="true"/>
                <table:data-pilot-member table:name="375 000 €" table:display="true" table:show-details="true"/>
                <table:data-pilot-member table:name="400 000 €" table:display="true" table:show-details="true"/>
                <table:data-pilot-member table:name="411 720 €" table:display="true" table:show-details="true"/>
                <table:data-pilot-member table:name="468 750 €" table:display="true" table:show-details="true"/>
                <table:data-pilot-member table:name="500 000 €" table:display="true" table:show-details="true"/>
                <table:data-pilot-member table:name="500 280 €" table:display="true" table:show-details="true"/>
                <table:data-pilot-member table:name="501 856 €" table:display="true" table:show-details="true"/>
                <table:data-pilot-member table:name="608 107 €" table:display="true" table:show-details="true"/>
                <table:data-pilot-member table:name="800 000 €" table:display="true" table:show-details="true"/>
                <table:data-pilot-member table:name="1 000 000 €"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Table dynamique_Alpes-de-Haute-Provence_1'.A1:'Table dynamique_Alpes-de-Haute-Provence_1'.B13" table:buttons="'Table dynamique_Alpes-de-Haute-Provence_1'.A1" table:show-filter-button="false" table:drill-down-on-double-click="false">
          <table:source-cell-range table:cell-range-address="'Alpes-de-Haute-Provence'.A1:'Alpes-de-Haute-Provence'.H258"/>
          <table:data-pilot-field table:source-field-name="" table:is-data-layout-field="true" table:orientation="column" table:used-hierarchy="-1" table:function="auto">
            <table:data-pilot-level table:show-empty="true" calcext:repeat-item-labels="false"/>
          </table:data-pilot-field>
          <table:data-pilot-field table:source-field-name="EPCI" table:orientation="row" table:used-hierarchy="0" table:function="auto">
            <table:data-pilot-level table:show-empty="false" calcext:repeat-item-labels="false">
              <table:data-pilot-members>
                <table:data-pilot-member table:name="CA Durance-Lubéron-Verdon Agglomération" table:display="true" table:show-details="true"/>
                <table:data-pilot-member table:name="CA Provence-Alpes-Agglomération" table:display="true" table:show-details="true"/>
                <table:data-pilot-member table:name="CC Alpes-Provence-Verdon - Sources de Lumière" table:display="true" table:show-details="true"/>
                <table:data-pilot-member table:name="CC du Sisteronais-Buëch" table:display="true" table:show-details="true"/>
                <table:data-pilot-member table:name="CC Jabron-Lure-Vançon-Durance" table:display="true" table:show-details="true"/>
                <table:data-pilot-member table:name="CC Pays d'Apt-Luberon" table:display="true" table:show-details="true"/>
                <table:data-pilot-member table:name="CC Pays Forcalquier et Montagne de Lure" table:display="true" table:show-details="true"/>
                <table:data-pilot-member table:name="CC Serre-Ponçon Val D'avance" table:display="true" table:show-details="true"/>
                <table:data-pilot-member table:name="CC Vallée de l'Ubaye - Serre-Ponçon" table:display="true" table:show-details="true"/>
                <table:data-pilot-member table:name="Département"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Financement accordé" table:orientation="data" table:used-hierarchy="0" table:function="sum">
            <table:data-pilot-level table:show-empty="false" calcext:repeat-item-labels="false">
              <table:data-pilot-members>
                <table:data-pilot-member table:name="338 €" table:display="true" table:show-details="true"/>
                <table:data-pilot-member table:name="1 500 €" table:display="true" table:show-details="true"/>
                <table:data-pilot-member table:name="1 971 €" table:display="true" table:show-details="true"/>
                <table:data-pilot-member table:name="2 368 €" table:display="true" table:show-details="true"/>
                <table:data-pilot-member table:name="2 430 €" table:display="true" table:show-details="true"/>
                <table:data-pilot-member table:name="2 945 €" table:display="true" table:show-details="true"/>
                <table:data-pilot-member table:name="3 338 €" table:display="true" table:show-details="true"/>
                <table:data-pilot-member table:name="3 641 €" table:display="true" table:show-details="true"/>
                <table:data-pilot-member table:name="3 660 €" table:display="true" table:show-details="true"/>
                <table:data-pilot-member table:name="4 000 €" table:display="true" table:show-details="true"/>
                <table:data-pilot-member table:name="4 206 €" table:display="true" table:show-details="true"/>
                <table:data-pilot-member table:name="4 216 €" table:display="true" table:show-details="true"/>
                <table:data-pilot-member table:name="4 528 €" table:display="true" table:show-details="true"/>
                <table:data-pilot-member table:name="4 646 €" table:display="true" table:show-details="true"/>
                <table:data-pilot-member table:name="4 755 €" table:display="true" table:show-details="true"/>
                <table:data-pilot-member table:name="5 000 €" table:display="true" table:show-details="true"/>
                <table:data-pilot-member table:name="5 023 €" table:display="true" table:show-details="true"/>
                <table:data-pilot-member table:name="5 040 €" table:display="true" table:show-details="true"/>
                <table:data-pilot-member table:name="5 205 €" table:display="true" table:show-details="true"/>
                <table:data-pilot-member table:name="5 440 €" table:display="true" table:show-details="true"/>
                <table:data-pilot-member table:name="5 573 €" table:display="true" table:show-details="true"/>
                <table:data-pilot-member table:name="5 597 €" table:display="true" table:show-details="true"/>
                <table:data-pilot-member table:name="5 627 €" table:display="true" table:show-details="true"/>
                <table:data-pilot-member table:name="5 692 €" table:display="true" table:show-details="true"/>
                <table:data-pilot-member table:name="5 770 €" table:display="true" table:show-details="true"/>
                <table:data-pilot-member table:name="6 621 €" table:display="true" table:show-details="true"/>
                <table:data-pilot-member table:name="6 737 €" table:display="true" table:show-details="true"/>
                <table:data-pilot-member table:name="6 880 €" table:display="true" table:show-details="true"/>
                <table:data-pilot-member table:name="6 965 €" table:display="true" table:show-details="true"/>
                <table:data-pilot-member table:name="7 200 €" table:display="true" table:show-details="true"/>
                <table:data-pilot-member table:name="7 212 €" table:display="true" table:show-details="true"/>
                <table:data-pilot-member table:name="7 293 €" table:display="true" table:show-details="true"/>
                <table:data-pilot-member table:name="7 750 €" table:display="true" table:show-details="true"/>
                <table:data-pilot-member table:name="7 754 €" table:display="true" table:show-details="true"/>
                <table:data-pilot-member table:name="7 826 €" table:display="true" table:show-details="true"/>
                <table:data-pilot-member table:name="8 000 €" table:display="true" table:show-details="true"/>
                <table:data-pilot-member table:name="8 127 €" table:display="true" table:show-details="true"/>
                <table:data-pilot-member table:name="8 162 €" table:display="true" table:show-details="true"/>
                <table:data-pilot-member table:name="8 331 €" table:display="true" table:show-details="true"/>
                <table:data-pilot-member table:name="8 470 €" table:display="true" table:show-details="true"/>
                <table:data-pilot-member table:name="8 500 €" table:display="true" table:show-details="true"/>
                <table:data-pilot-member table:name="8 645 €" table:display="true" table:show-details="true"/>
                <table:data-pilot-member table:name="8 980 €" table:display="true" table:show-details="true"/>
                <table:data-pilot-member table:name="9 143 €" table:display="true" table:show-details="true"/>
                <table:data-pilot-member table:name="9 284 €" table:display="true" table:show-details="true"/>
                <table:data-pilot-member table:name="9 924 €" table:display="true" table:show-details="true"/>
                <table:data-pilot-member table:name="10 000 €" table:display="true" table:show-details="true"/>
                <table:data-pilot-member table:name="10 209 €" table:display="true" table:show-details="true"/>
                <table:data-pilot-member table:name="10 325 €" table:display="true" table:show-details="true"/>
                <table:data-pilot-member table:name="10 522 €" table:display="true" table:show-details="true"/>
                <table:data-pilot-member table:name="10 865 €" table:display="true" table:show-details="true"/>
                <table:data-pilot-member table:name="10 954 €" table:display="true" table:show-details="true"/>
                <table:data-pilot-member table:name="11 055 €" table:display="true" table:show-details="true"/>
                <table:data-pilot-member table:name="11 080 €" table:display="true" table:show-details="true"/>
                <table:data-pilot-member table:name="11 440 €" table:display="true" table:show-details="true"/>
                <table:data-pilot-member table:name="11 595 €" table:display="true" table:show-details="true"/>
                <table:data-pilot-member table:name="11 632 €" table:display="true" table:show-details="true"/>
                <table:data-pilot-member table:name="11 687 €" table:display="true" table:show-details="true"/>
                <table:data-pilot-member table:name="12 013 €" table:display="true" table:show-details="true"/>
                <table:data-pilot-member table:name="12 051 €" table:display="true" table:show-details="true"/>
                <table:data-pilot-member table:name="13 100 €" table:display="true" table:show-details="true"/>
                <table:data-pilot-member table:name="13 200 €" table:display="true" table:show-details="true"/>
                <table:data-pilot-member table:name="13 730 €" table:display="true" table:show-details="true"/>
                <table:data-pilot-member table:name="13 753 €" table:display="true" table:show-details="true"/>
                <table:data-pilot-member table:name="14 000 €" table:display="true" table:show-details="true"/>
                <table:data-pilot-member table:name="14 065 €" table:display="true" table:show-details="true"/>
                <table:data-pilot-member table:name="14 667 €" table:display="true" table:show-details="true"/>
                <table:data-pilot-member table:name="14 950 €" table:display="true" table:show-details="true"/>
                <table:data-pilot-member table:name="15 000 €" table:display="true" table:show-details="true"/>
                <table:data-pilot-member table:name="15 067 €" table:display="true" table:show-details="true"/>
                <table:data-pilot-member table:name="15 672 €" table:display="true" table:show-details="true"/>
                <table:data-pilot-member table:name="16 000 €" table:display="true" table:show-details="true"/>
                <table:data-pilot-member table:name="16 329 €" table:display="true" table:show-details="true"/>
                <table:data-pilot-member table:name="16 539 €" table:display="true" table:show-details="true"/>
                <table:data-pilot-member table:name="16 600 €" table:display="true" table:show-details="true"/>
                <table:data-pilot-member table:name="16 816 €" table:display="true" table:show-details="true"/>
                <table:data-pilot-member table:name="17 152 €" table:display="true" table:show-details="true"/>
                <table:data-pilot-member table:name="17 525 €" table:display="true" table:show-details="true"/>
                <table:data-pilot-member table:name="18 236 €" table:display="true" table:show-details="true"/>
                <table:data-pilot-member table:name="18 262 €" table:display="true" table:show-details="true"/>
                <table:data-pilot-member table:name="18 407 €" table:display="true" table:show-details="true"/>
                <table:data-pilot-member table:name="18 615 €" table:display="true" table:show-details="true"/>
                <table:data-pilot-member table:name="18 844 €" table:display="true" table:show-details="true"/>
                <table:data-pilot-member table:name="18 904 €" table:display="true" table:show-details="true"/>
                <table:data-pilot-member table:name="18 941 €" table:display="true" table:show-details="true"/>
                <table:data-pilot-member table:name="20 000 €" table:display="true" table:show-details="true"/>
                <table:data-pilot-member table:name="20 152 €" table:display="true" table:show-details="true"/>
                <table:data-pilot-member table:name="21 377 €" table:display="true" table:show-details="true"/>
                <table:data-pilot-member table:name="22 158 €" table:display="true" table:show-details="true"/>
                <table:data-pilot-member table:name="23 500 €" table:display="true" table:show-details="true"/>
                <table:data-pilot-member table:name="24 000 €" table:display="true" table:show-details="true"/>
                <table:data-pilot-member table:name="24 102 €" table:display="true" table:show-details="true"/>
                <table:data-pilot-member table:name="24 517 €" table:display="true" table:show-details="true"/>
                <table:data-pilot-member table:name="25 000 €" table:display="true" table:show-details="true"/>
                <table:data-pilot-member table:name="26 164 €" table:display="true" table:show-details="true"/>
                <table:data-pilot-member table:name="26 358 €" table:display="true" table:show-details="true"/>
                <table:data-pilot-member table:name="26 386 €" table:display="true" table:show-details="true"/>
                <table:data-pilot-member table:name="27 006 €" table:display="true" table:show-details="true"/>
                <table:data-pilot-member table:name="27 400 €" table:display="true" table:show-details="true"/>
                <table:data-pilot-member table:name="28 195 €" table:display="true" table:show-details="true"/>
                <table:data-pilot-member table:name="28 392 €" table:display="true" table:show-details="true"/>
                <table:data-pilot-member table:name="28 696 €" table:display="true" table:show-details="true"/>
                <table:data-pilot-member table:name="29 262 €" table:display="true" table:show-details="true"/>
                <table:data-pilot-member table:name="29 600 €" table:display="true" table:show-details="true"/>
                <table:data-pilot-member table:name="29 872 €" table:display="true" table:show-details="true"/>
                <table:data-pilot-member table:name="30 000 €" table:display="true" table:show-details="true"/>
                <table:data-pilot-member table:name="30 930 €" table:display="true" table:show-details="true"/>
                <table:data-pilot-member table:name="31 440 €" table:display="true" table:show-details="true"/>
                <table:data-pilot-member table:name="32 597 €" table:display="true" table:show-details="true"/>
                <table:data-pilot-member table:name="33 248 €" table:display="true" table:show-details="true"/>
                <table:data-pilot-member table:name="33 333 €" table:display="true" table:show-details="true"/>
                <table:data-pilot-member table:name="33 677 €" table:display="true" table:show-details="true"/>
                <table:data-pilot-member table:name="33 784 €" table:display="true" table:show-details="true"/>
                <table:data-pilot-member table:name="35 000 €" table:display="true" table:show-details="true"/>
                <table:data-pilot-member table:name="35 427 €" table:display="true" table:show-details="true"/>
                <table:data-pilot-member table:name="35 600 €" table:display="true" table:show-details="true"/>
                <table:data-pilot-member table:name="36 000 €" table:display="true" table:show-details="true"/>
                <table:data-pilot-member table:name="36 528 €" table:display="true" table:show-details="true"/>
                <table:data-pilot-member table:name="36 790 €" table:display="true" table:show-details="true"/>
                <table:data-pilot-member table:name="37 160 €" table:display="true" table:show-details="true"/>
                <table:data-pilot-member table:name="37 758 €" table:display="true" table:show-details="true"/>
                <table:data-pilot-member table:name="39 521 €" table:display="true" table:show-details="true"/>
                <table:data-pilot-member table:name="40 000 €" table:display="true" table:show-details="true"/>
                <table:data-pilot-member table:name="40 037 €" table:display="true" table:show-details="true"/>
                <table:data-pilot-member table:name="40 445 €" table:display="true" table:show-details="true"/>
                <table:data-pilot-member table:name="40 484 €" table:display="true" table:show-details="true"/>
                <table:data-pilot-member table:name="41 508 €" table:display="true" table:show-details="true"/>
                <table:data-pilot-member table:name="41 840 €" table:display="true" table:show-details="true"/>
                <table:data-pilot-member table:name="42 204 €" table:display="true" table:show-details="true"/>
                <table:data-pilot-member table:name="43 500 €" table:display="true" table:show-details="true"/>
                <table:data-pilot-member table:name="45 253 €" table:display="true" table:show-details="true"/>
                <table:data-pilot-member table:name="46 590 €" table:display="true" table:show-details="true"/>
                <table:data-pilot-member table:name="48 016 €" table:display="true" table:show-details="true"/>
                <table:data-pilot-member table:name="48 288 €" table:display="true" table:show-details="true"/>
                <table:data-pilot-member table:name="48 588 €" table:display="true" table:show-details="true"/>
                <table:data-pilot-member table:name="51 287 €" table:display="true" table:show-details="true"/>
                <table:data-pilot-member table:name="55 528 €" table:display="true" table:show-details="true"/>
                <table:data-pilot-member table:name="56 324 €" table:display="true" table:show-details="true"/>
                <table:data-pilot-member table:name="56 550 €" table:display="true" table:show-details="true"/>
                <table:data-pilot-member table:name="58 072 €" table:display="true" table:show-details="true"/>
                <table:data-pilot-member table:name="58 100 €" table:display="true" table:show-details="true"/>
                <table:data-pilot-member table:name="60 000 €" table:display="true" table:show-details="true"/>
                <table:data-pilot-member table:name="60 704 €" table:display="true" table:show-details="true"/>
                <table:data-pilot-member table:name="62 269 €" table:display="true" table:show-details="true"/>
                <table:data-pilot-member table:name="63 000 €" table:display="true" table:show-details="true"/>
                <table:data-pilot-member table:name="63 137 €" table:display="true" table:show-details="true"/>
                <table:data-pilot-member table:name="65 353 €" table:display="true" table:show-details="true"/>
                <table:data-pilot-member table:name="65 773 €" table:display="true" table:show-details="true"/>
                <table:data-pilot-member table:name="68 200 €" table:display="true" table:show-details="true"/>
                <table:data-pilot-member table:name="68 421 €" table:display="true" table:show-details="true"/>
                <table:data-pilot-member table:name="69 406 €" table:display="true" table:show-details="true"/>
                <table:data-pilot-member table:name="69 605 €" table:display="true" table:show-details="true"/>
                <table:data-pilot-member table:name="70 000 €" table:display="true" table:show-details="true"/>
                <table:data-pilot-member table:name="71 795 €" table:display="true" table:show-details="true"/>
                <table:data-pilot-member table:name="72 431 €" table:display="true" table:show-details="true"/>
                <table:data-pilot-member table:name="74 989 €" table:display="true" table:show-details="true"/>
                <table:data-pilot-member table:name="75 000 €" table:display="true" table:show-details="true"/>
                <table:data-pilot-member table:name="75 469 €" table:display="true" table:show-details="true"/>
                <table:data-pilot-member table:name="81 354 €" table:display="true" table:show-details="true"/>
                <table:data-pilot-member table:name="82 192 €" table:display="true" table:show-details="true"/>
                <table:data-pilot-member table:name="84 217 €" table:display="true" table:show-details="true"/>
                <table:data-pilot-member table:name="85 470 €" table:display="true" table:show-details="true"/>
                <table:data-pilot-member table:name="85 560 €" table:display="true" table:show-details="true"/>
                <table:data-pilot-member table:name="85 966 €" table:display="true" table:show-details="true"/>
                <table:data-pilot-member table:name="87 940 €" table:display="true" table:show-details="true"/>
                <table:data-pilot-member table:name="89 160 €" table:display="true" table:show-details="true"/>
                <table:data-pilot-member table:name="89 230 €" table:display="true" table:show-details="true"/>
                <table:data-pilot-member table:name="90 044 €" table:display="true" table:show-details="true"/>
                <table:data-pilot-member table:name="92 416 €" table:display="true" table:show-details="true"/>
                <table:data-pilot-member table:name="92 977 €" table:display="true" table:show-details="true"/>
                <table:data-pilot-member table:name="93 222 €" table:display="true" table:show-details="true"/>
                <table:data-pilot-member table:name="94 400 €" table:display="true" table:show-details="true"/>
                <table:data-pilot-member table:name="95 699 €" table:display="true" table:show-details="true"/>
                <table:data-pilot-member table:name="98 713 €" table:display="true" table:show-details="true"/>
                <table:data-pilot-member table:name="100 000 €" table:display="true" table:show-details="true"/>
                <table:data-pilot-member table:name="104 200 €" table:display="true" table:show-details="true"/>
                <table:data-pilot-member table:name="104 318 €" table:display="true" table:show-details="true"/>
                <table:data-pilot-member table:name="104 800 €" table:display="true" table:show-details="true"/>
                <table:data-pilot-member table:name="105 023 €" table:display="true" table:show-details="true"/>
                <table:data-pilot-member table:name="107 378 €" table:display="true" table:show-details="true"/>
                <table:data-pilot-member table:name="109 415 €" table:display="true" table:show-details="true"/>
                <table:data-pilot-member table:name="110 000 €" table:display="true" table:show-details="true"/>
                <table:data-pilot-member table:name="111 164 €" table:display="true" table:show-details="true"/>
                <table:data-pilot-member table:name="111 500 €" table:display="true" table:show-details="true"/>
                <table:data-pilot-member table:name="117 000 €" table:display="true" table:show-details="true"/>
                <table:data-pilot-member table:name="118 394 €" table:display="true" table:show-details="true"/>
                <table:data-pilot-member table:name="119 141 €" table:display="true" table:show-details="true"/>
                <table:data-pilot-member table:name="121 489 €" table:display="true" table:show-details="true"/>
                <table:data-pilot-member table:name="125 622 €" table:display="true" table:show-details="true"/>
                <table:data-pilot-member table:name="132 000 €" table:display="true" table:show-details="true"/>
                <table:data-pilot-member table:name="144 508 €" table:display="true" table:show-details="true"/>
                <table:data-pilot-member table:name="146 289 €" table:display="true" table:show-details="true"/>
                <table:data-pilot-member table:name="150 000 €" table:display="true" table:show-details="true"/>
                <table:data-pilot-member table:name="151 334 €" table:display="true" table:show-details="true"/>
                <table:data-pilot-member table:name="155 000 €" table:display="true" table:show-details="true"/>
                <table:data-pilot-member table:name="166 186 €" table:display="true" table:show-details="true"/>
                <table:data-pilot-member table:name="172 077 €" table:display="true" table:show-details="true"/>
                <table:data-pilot-member table:name="184 556 €" table:display="true" table:show-details="true"/>
                <table:data-pilot-member table:name="185 600 €" table:display="true" table:show-details="true"/>
                <table:data-pilot-member table:name="188 786 €" table:display="true" table:show-details="true"/>
                <table:data-pilot-member table:name="192 840 €" table:display="true" table:show-details="true"/>
                <table:data-pilot-member table:name="196 258 €" table:display="true" table:show-details="true"/>
                <table:data-pilot-member table:name="199 524 €" table:display="true" table:show-details="true"/>
                <table:data-pilot-member table:name="199 958 €" table:display="true" table:show-details="true"/>
                <table:data-pilot-member table:name="199 980 €" table:display="true" table:show-details="true"/>
                <table:data-pilot-member table:name="200 000 €" table:display="true" table:show-details="true"/>
                <table:data-pilot-member table:name="217 507 €" table:display="true" table:show-details="true"/>
                <table:data-pilot-member table:name="217 588 €" table:display="true" table:show-details="true"/>
                <table:data-pilot-member table:name="225 695 €" table:display="true" table:show-details="true"/>
                <table:data-pilot-member table:name="234 623 €" table:display="true" table:show-details="true"/>
                <table:data-pilot-member table:name="237 398 €" table:display="true" table:show-details="true"/>
                <table:data-pilot-member table:name="256 050 €" table:display="true" table:show-details="true"/>
                <table:data-pilot-member table:name="262 435 €" table:display="true" table:show-details="true"/>
                <table:data-pilot-member table:name="268 742 €" table:display="true" table:show-details="true"/>
                <table:data-pilot-member table:name="283 570 €" table:display="true" table:show-details="true"/>
                <table:data-pilot-member table:name="284 777 €" table:display="true" table:show-details="true"/>
                <table:data-pilot-member table:name="288 029 €" table:display="true" table:show-details="true"/>
                <table:data-pilot-member table:name="299 942 €" table:display="true" table:show-details="true"/>
                <table:data-pilot-member table:name="300 000 €" table:display="true" table:show-details="true"/>
                <table:data-pilot-member table:name="315 714 €" table:display="true" table:show-details="true"/>
                <table:data-pilot-member table:name="336 000 €" table:display="true" table:show-details="true"/>
                <table:data-pilot-member table:name="337 000 €" table:display="true" table:show-details="true"/>
                <table:data-pilot-member table:name="343 000 €" table:display="true" table:show-details="true"/>
                <table:data-pilot-member table:name="380 000 €" table:display="true" table:show-details="true"/>
                <table:data-pilot-member table:name="406 938 €" table:display="true" table:show-details="true"/>
                <table:data-pilot-member table:name="495 365 €" table:display="true" table:show-details="true"/>
                <table:data-pilot-member table:name="499 584 €" table:display="true" table:show-details="true"/>
                <table:data-pilot-member table:name="500 000 €" table:display="true" table:show-details="true"/>
                <table:data-pilot-member table:name="520 000 €" table:display="true" table:show-details="true"/>
                <table:data-pilot-member table:name="583 674 €" table:display="true" table:show-details="true"/>
                <table:data-pilot-member table:name="608 553 €" table:display="true" table:show-details="true"/>
                <table:data-pilot-member table:name="685 486 €" table:display="true" table:show-details="true"/>
                <table:data-pilot-member table:name="914 747 €" table:display="true" table:show-details="true"/>
                <table:data-pilot-member table:name="1 300 000 €" table:display="true" table:show-details="true"/>
                <table:data-pilot-member table:name="2 131 561 €"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3" table:application-data="" table:target-range-address="'Table dynamique_Alpes-de-Haute-Provence_1'.F1:'Table dynamique_Alpes-de-Haute-Provence_1'.H154" table:buttons="'Table dynamique_Alpes-de-Haute-Provence_1'.F2 'Table dynamique_Alpes-de-Haute-Provence_1'.G1" table:show-filter-button="false" table:drill-down-on-double-click="false">
          <table:source-cell-range table:cell-range-address="'Alpes-de-Haute-Provence'.A1:'Alpes-de-Haute-Provence'.H258"/>
          <table:data-pilot-field table:source-field-name="" table:is-data-layout-field="true" table:orientation="column" table:used-hierarchy="-1" table:function="auto">
            <table:data-pilot-level table:show-empty="true" calcext:repeat-item-labels="false"/>
          </table:data-pilot-field>
          <table:data-pilot-field table:source-field-name="Porteur du projet" table:orientation="row" table:used-hierarchy="0" table:function="auto">
            <table:data-pilot-level table:show-empty="false" calcext:repeat-item-labels="false">
              <table:data-pilot-members>
                <table:data-pilot-member table:name="Aiglun -04" table:display="true" table:show-details="true"/>
                <table:data-pilot-member table:name="AJAC" table:display="true" table:show-details="true"/>
                <table:data-pilot-member table:name="Allons" table:display="true" table:show-details="true"/>
                <table:data-pilot-member table:name="Allos" table:display="true" table:show-details="true"/>
                <table:data-pilot-member table:name="AMEXBOIS" table:display="true" table:show-details="true"/>
                <table:data-pilot-member table:name="Annot" table:display="true" table:show-details="true"/>
                <table:data-pilot-member table:name="ARKEMA FRANCE" table:display="true" table:show-details="true"/>
                <table:data-pilot-member table:name="ASSOCIATION  Des amis de la MheMO" table:display="true" table:show-details="true"/>
                <table:data-pilot-member table:name="ASSOCIATION  ENERGIE PARTAGEE" table:display="true" table:show-details="true"/>
                <table:data-pilot-member table:name="ASSOCIATIONA.A.P.P.M.A la Bléone" table:display="true" table:show-details="true"/>
                <table:data-pilot-member table:name="ASSOCIATIONCœur Lavande" table:display="true" table:show-details="true"/>
                <table:data-pilot-member table:name="ASSOCIATIONLes Amis du Prieuré" table:display="true" table:show-details="true"/>
                <table:data-pilot-member table:name="ASSOCIATIONLes nuits photographiques de Pierrevert" table:display="true" table:show-details="true"/>
                <table:data-pilot-member table:name="ASSOCIATIONMJC de Manosque" table:display="true" table:show-details="true"/>
                <table:data-pilot-member table:name="Aubenas-les-Alpes" table:display="true" table:show-details="true"/>
                <table:data-pilot-member table:name="Aubignosc" table:display="true" table:show-details="true"/>
                <table:data-pilot-member table:name="AUPA - AGENCE D'URBANISME DU PAYS D'AIX" table:display="true" table:show-details="true"/>
                <table:data-pilot-member table:name="Authon" table:display="true" table:show-details="true"/>
                <table:data-pilot-member table:name="Auzet" table:display="true" table:show-details="true"/>
                <table:data-pilot-member table:name="Barcelonnette" table:display="true" table:show-details="true"/>
                <table:data-pilot-member table:name="Barras" table:display="true" table:show-details="true"/>
                <table:data-pilot-member table:name="Barrême" table:display="true" table:show-details="true"/>
                <table:data-pilot-member table:name="Bayons" table:display="true" table:show-details="true"/>
                <table:data-pilot-member table:name="Beaujeu" table:display="true" table:show-details="true"/>
                <table:data-pilot-member table:name="Bellaffaire" table:display="true" table:show-details="true"/>
                <table:data-pilot-member table:name="Blieux" table:display="true" table:show-details="true"/>
                <table:data-pilot-member table:name="Bras-d'Asse" table:display="true" table:show-details="true"/>
                <table:data-pilot-member table:name="CA Durance-Lubéron-Verdon Agglomération (DLVA)" table:display="true" table:show-details="true"/>
                <table:data-pilot-member table:name="CA Provence-Alpes-Agglomération (PAA)" table:display="true" table:show-details="true"/>
                <table:data-pilot-member table:name="Castellane" table:display="true" table:show-details="true"/>
                <table:data-pilot-member table:name="Castellet-lès-Sausses" table:display="true" table:show-details="true"/>
                <table:data-pilot-member table:name="CC Alpes-Provence-Verdon &quot;Sources de lumière&quot;" table:display="true" table:show-details="true"/>
                <table:data-pilot-member table:name="CC du Sisteronais-Buëch" table:display="true" table:show-details="true"/>
                <table:data-pilot-member table:name="CC Haute-Provence - Pays de Banon" table:display="true" table:show-details="true"/>
                <table:data-pilot-member table:name="CC Pays Forcalquier et Montagne de Lure" table:display="true" table:show-details="true"/>
                <table:data-pilot-member table:name="CC Vallée de l'Ubaye - Serre-Ponçon" table:display="true" table:show-details="true"/>
                <table:data-pilot-member table:name="Céreste" table:display="true" table:show-details="true"/>
                <table:data-pilot-member table:name="Champtercier" table:display="true" table:show-details="true"/>
                <table:data-pilot-member table:name="Château-Arnoux-Saint-Auban" table:display="true" table:show-details="true"/>
                <table:data-pilot-member table:name="Châteaufort" table:display="true" table:show-details="true"/>
                <table:data-pilot-member table:name="Châteauredon" table:display="true" table:show-details="true"/>
                <table:data-pilot-member table:name="Clumanc" table:display="true" table:show-details="true"/>
                <table:data-pilot-member table:name="Colmars" table:display="true" table:show-details="true"/>
                <table:data-pilot-member table:name="Corbières-en-Provence" table:display="true" table:show-details="true"/>
                <table:data-pilot-member table:name="Cruis" table:display="true" table:show-details="true"/>
                <table:data-pilot-member table:name="Dauphin" table:display="true" table:show-details="true"/>
                <table:data-pilot-member table:name="Demandolx" table:display="true" table:show-details="true"/>
                <table:data-pilot-member table:name="Département des Alpes-de-Haute-Provence" table:display="true" table:show-details="true"/>
                <table:data-pilot-member table:name="Digne-les-Bains" table:display="true" table:show-details="true"/>
                <table:data-pilot-member table:name="Entrepierres" table:display="true" table:show-details="true"/>
                <table:data-pilot-member table:name="Entrevennes" table:display="true" table:show-details="true"/>
                <table:data-pilot-member table:name="Estoublon" table:display="true" table:show-details="true"/>
                <table:data-pilot-member table:name="ETABLISSEMENT PUBLIC LOCAL D'ENSEIGNEMENT ET DE FORMATION PROFESSIONNELLE AGRICOLES DE DIGNE - CARMEJANE (EPLEFPA)" table:display="true" table:show-details="true"/>
                <table:data-pilot-member table:name="Faucon-de-Barcelonnette" table:display="true" table:show-details="true"/>
                <table:data-pilot-member table:name="Forcalquier" table:display="true" table:show-details="true"/>
                <table:data-pilot-member table:name="Ganagobie" table:display="true" table:show-details="true"/>
                <table:data-pilot-member table:name="GPT DES AGRICULTEURS BIOLOGISTES DU 04" table:display="true" table:show-details="true"/>
                <table:data-pilot-member table:name="Gréoux-les-Bains" table:display="true" table:show-details="true"/>
                <table:data-pilot-member table:name="IMMOCEB" table:display="true" table:show-details="true"/>
                <table:data-pilot-member table:name="Jausiers" table:display="true" table:show-details="true"/>
                <table:data-pilot-member table:name="KEM ONE" table:display="true" table:show-details="true"/>
                <table:data-pilot-member table:name="L'Escale" table:display="true" table:show-details="true"/>
                <table:data-pilot-member table:name="La Brillanne" table:display="true" table:show-details="true"/>
                <table:data-pilot-member table:name="La Condamine-Châtelard" table:display="true" table:show-details="true"/>
                <table:data-pilot-member table:name="LA FORESTIERE" table:display="true" table:show-details="true"/>
                <table:data-pilot-member table:name="La Motte-du-Caire" table:display="true" table:show-details="true"/>
                <table:data-pilot-member table:name="La Mure-Argens" table:display="true" table:show-details="true"/>
                <table:data-pilot-member table:name="La Palud-sur-Verdon" table:display="true" table:show-details="true"/>
                <table:data-pilot-member table:name="La Rochette -04" table:display="true" table:show-details="true"/>
                <table:data-pilot-member table:name="Lardiers" table:display="true" table:show-details="true"/>
                <table:data-pilot-member table:name="Le Caire" table:display="true" table:show-details="true"/>
                <table:data-pilot-member table:name="Le Castellard-Mélan" table:display="true" table:show-details="true"/>
                <table:data-pilot-member table:name="Le Chaffaut-Saint-Jurson" table:display="true" table:show-details="true"/>
                <table:data-pilot-member table:name="Le Lauzet-Ubaye" table:display="true" table:show-details="true"/>
                <table:data-pilot-member table:name="Les Mées" table:display="true" table:show-details="true"/>
                <table:data-pilot-member table:name="Les Thuiles" table:display="true" table:show-details="true"/>
                <table:data-pilot-member table:name="Limans" table:display="true" table:show-details="true"/>
                <table:data-pilot-member table:name="Lurs" table:display="true" table:show-details="true"/>
                <table:data-pilot-member table:name="Majastres" table:display="true" table:show-details="true"/>
                <table:data-pilot-member table:name="Malijai" table:display="true" table:show-details="true"/>
                <table:data-pilot-member table:name="Mallefougasse-Augès" table:display="true" table:show-details="true"/>
                <table:data-pilot-member table:name="Manosque" table:display="true" table:show-details="true"/>
                <table:data-pilot-member table:name="Marcoux" table:display="true" table:show-details="true"/>
                <table:data-pilot-member table:name="Melve" table:display="true" table:show-details="true"/>
                <table:data-pilot-member table:name="Méolans-Revel" table:display="true" table:show-details="true"/>
                <table:data-pilot-member table:name="Mézel" table:display="true" table:show-details="true"/>
                <table:data-pilot-member table:name="Mison" table:display="true" table:show-details="true"/>
                <table:data-pilot-member table:name="Montfort" table:display="true" table:show-details="true"/>
                <table:data-pilot-member table:name="Montfuron" table:display="true" table:show-details="true"/>
                <table:data-pilot-member table:name="Montlaux" table:display="true" table:show-details="true"/>
                <table:data-pilot-member table:name="Moustiers-Sainte-Marie" table:display="true" table:show-details="true"/>
                <table:data-pilot-member table:name="MSA Castellane" table:display="true" table:show-details="true"/>
                <table:data-pilot-member table:name="Niozelles" table:display="true" table:show-details="true"/>
                <table:data-pilot-member table:name="Noyers-sur-Jabron" table:display="true" table:show-details="true"/>
                <table:data-pilot-member table:name="Ongles" table:display="true" table:show-details="true"/>
                <table:data-pilot-member table:name="Oraison" table:display="true" table:show-details="true"/>
                <table:data-pilot-member table:name="Parc naturel régional du Verdon" table:display="true" table:show-details="true"/>
                <table:data-pilot-member table:name="Peipin" table:display="true" table:show-details="true"/>
                <table:data-pilot-member table:name="Peyroules" table:display="true" table:show-details="true"/>
                <table:data-pilot-member table:name="Piégut" table:display="true" table:show-details="true"/>
                <table:data-pilot-member table:name="Pierrerue" table:display="true" table:show-details="true"/>
                <table:data-pilot-member table:name="Pierrevert" table:display="true" table:show-details="true"/>
                <table:data-pilot-member table:name="Prads-Haute-Bléone" table:display="true" table:show-details="true"/>
                <table:data-pilot-member table:name="Redortiers" table:display="true" table:show-details="true"/>
                <table:data-pilot-member table:name="Reillanne" table:display="true" table:show-details="true"/>
                <table:data-pilot-member table:name="Revest-des-Brousses" table:display="true" table:show-details="true"/>
                <table:data-pilot-member table:name="Revest-du-Bion" table:display="true" table:show-details="true"/>
                <table:data-pilot-member table:name="Revest-Saint-Martin" table:display="true" table:show-details="true"/>
                <table:data-pilot-member table:name="Riez" table:display="true" table:show-details="true"/>
                <table:data-pilot-member table:name="Rougon" table:display="true" table:show-details="true"/>
                <table:data-pilot-member table:name="Roumoules" table:display="true" table:show-details="true"/>
                <table:data-pilot-member table:name="Saint-André-les-Alpes" table:display="true" table:show-details="true"/>
                <table:data-pilot-member table:name="Saint-Étienne-les-Orgues" table:display="true" table:show-details="true"/>
                <table:data-pilot-member table:name="Saint-Jacques" table:display="true" table:show-details="true"/>
                <table:data-pilot-member table:name="Saint-Jurs" table:display="true" table:show-details="true"/>
                <table:data-pilot-member table:name="Saint-Laurent-du-Verdon" table:display="true" table:show-details="true"/>
                <table:data-pilot-member table:name="Saint-Lions" table:display="true" table:show-details="true"/>
                <table:data-pilot-member table:name="Saint-Maime" table:display="true" table:show-details="true"/>
                <table:data-pilot-member table:name="Saint-Martin-les-Eaux" table:display="true" table:show-details="true"/>
                <table:data-pilot-member table:name="Saint-Paul-sur-Ubaye" table:display="true" table:show-details="true"/>
                <table:data-pilot-member table:name="Saint-Pierre" table:display="true" table:show-details="true"/>
                <table:data-pilot-member table:name="Saint-Pons" table:display="true" table:show-details="true"/>
                <table:data-pilot-member table:name="Saint-Vincent-sur-Jabron" table:display="true" table:show-details="true"/>
                <table:data-pilot-member table:name="Sainte-Croix-à-Lauze" table:display="true" table:show-details="true"/>
                <table:data-pilot-member table:name="Sainte-Tulle" table:display="true" table:show-details="true"/>
                <table:data-pilot-member table:name="Salignac" table:display="true" table:show-details="true"/>
                <table:data-pilot-member table:name="Saumane" table:display="true" table:show-details="true"/>
                <table:data-pilot-member table:name="Sausses" table:display="true" table:show-details="true"/>
                <table:data-pilot-member table:name="Seyne" table:display="true" table:show-details="true"/>
                <table:data-pilot-member table:name="Sigonce" table:display="true" table:show-details="true"/>
                <table:data-pilot-member table:name="Simiane-la-Rotonde" table:display="true" table:show-details="true"/>
                <table:data-pilot-member table:name="Sisteron" table:display="true" table:show-details="true"/>
                <table:data-pilot-member table:name="SM d'aménagement de la vallée de la Durance (SMAVD)" table:display="true" table:show-details="true"/>
                <table:data-pilot-member table:name="SM du Sisteronais-Moyenne-Durance d'énergie et des réseaux d'éclairage public et de télécommunication" table:display="true" table:show-details="true"/>
                <table:data-pilot-member table:name="Thèze" table:display="true" table:show-details="true"/>
                <table:data-pilot-member table:name="TOSSOLIA" table:display="true" table:show-details="true"/>
                <table:data-pilot-member table:name="TRAVAUX ET ENVIRONNEMENT" table:display="true" table:show-details="true"/>
                <table:data-pilot-member table:name="Turriers" table:display="true" table:show-details="true"/>
                <table:data-pilot-member table:name="Ubaye-Serre-Ponçon" table:display="true" table:show-details="true"/>
                <table:data-pilot-member table:name="Uvernet-Fours" table:display="true" table:show-details="true"/>
                <table:data-pilot-member table:name="Val d'Oronaye" table:display="true" table:show-details="true"/>
                <table:data-pilot-member table:name="Valavoire" table:display="true" table:show-details="true"/>
                <table:data-pilot-member table:name="Valbelle" table:display="true" table:show-details="true"/>
                <table:data-pilot-member table:name="Valensole" table:display="true" table:show-details="true"/>
                <table:data-pilot-member table:name="Valernes" table:display="true" table:show-details="true"/>
                <table:data-pilot-member table:name="Verdaches" table:display="true" table:show-details="true"/>
                <table:data-pilot-member table:name="Vergons" table:display="true" table:show-details="true"/>
                <table:data-pilot-member table:name="Villars-Colmars" table:display="true" table:show-details="true"/>
                <table:data-pilot-member table:name="Villeneuve" table:display="true" table:show-details="true"/>
                <table:data-pilot-member table:name="Volonne" table:display="true" table:show-details="true"/>
                <table:data-pilot-member table:name="Vol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Financement accordé" table:orientation="data" table:used-hierarchy="0" table:function="sum">
            <table:data-pilot-level table:show-empty="false" calcext:repeat-item-labels="false">
              <table:data-pilot-members>
                <table:data-pilot-member table:name="338 €" table:display="true" table:show-details="true"/>
                <table:data-pilot-member table:name="1 500 €" table:display="true" table:show-details="true"/>
                <table:data-pilot-member table:name="1 971 €" table:display="true" table:show-details="true"/>
                <table:data-pilot-member table:name="2 368 €" table:display="true" table:show-details="true"/>
                <table:data-pilot-member table:name="2 430 €" table:display="true" table:show-details="true"/>
                <table:data-pilot-member table:name="2 945 €" table:display="true" table:show-details="true"/>
                <table:data-pilot-member table:name="3 338 €" table:display="true" table:show-details="true"/>
                <table:data-pilot-member table:name="3 641 €" table:display="true" table:show-details="true"/>
                <table:data-pilot-member table:name="3 660 €" table:display="true" table:show-details="true"/>
                <table:data-pilot-member table:name="4 000 €" table:display="true" table:show-details="true"/>
                <table:data-pilot-member table:name="4 206 €" table:display="true" table:show-details="true"/>
                <table:data-pilot-member table:name="4 216 €" table:display="true" table:show-details="true"/>
                <table:data-pilot-member table:name="4 528 €" table:display="true" table:show-details="true"/>
                <table:data-pilot-member table:name="4 646 €" table:display="true" table:show-details="true"/>
                <table:data-pilot-member table:name="4 755 €" table:display="true" table:show-details="true"/>
                <table:data-pilot-member table:name="5 000 €" table:display="true" table:show-details="true"/>
                <table:data-pilot-member table:name="5 023 €" table:display="true" table:show-details="true"/>
                <table:data-pilot-member table:name="5 040 €" table:display="true" table:show-details="true"/>
                <table:data-pilot-member table:name="5 205 €" table:display="true" table:show-details="true"/>
                <table:data-pilot-member table:name="5 440 €" table:display="true" table:show-details="true"/>
                <table:data-pilot-member table:name="5 573 €" table:display="true" table:show-details="true"/>
                <table:data-pilot-member table:name="5 597 €" table:display="true" table:show-details="true"/>
                <table:data-pilot-member table:name="5 627 €" table:display="true" table:show-details="true"/>
                <table:data-pilot-member table:name="5 692 €" table:display="true" table:show-details="true"/>
                <table:data-pilot-member table:name="5 770 €" table:display="true" table:show-details="true"/>
                <table:data-pilot-member table:name="6 621 €" table:display="true" table:show-details="true"/>
                <table:data-pilot-member table:name="6 737 €" table:display="true" table:show-details="true"/>
                <table:data-pilot-member table:name="6 880 €" table:display="true" table:show-details="true"/>
                <table:data-pilot-member table:name="6 965 €" table:display="true" table:show-details="true"/>
                <table:data-pilot-member table:name="7 200 €" table:display="true" table:show-details="true"/>
                <table:data-pilot-member table:name="7 212 €" table:display="true" table:show-details="true"/>
                <table:data-pilot-member table:name="7 293 €" table:display="true" table:show-details="true"/>
                <table:data-pilot-member table:name="7 750 €" table:display="true" table:show-details="true"/>
                <table:data-pilot-member table:name="7 754 €" table:display="true" table:show-details="true"/>
                <table:data-pilot-member table:name="7 826 €" table:display="true" table:show-details="true"/>
                <table:data-pilot-member table:name="8 000 €" table:display="true" table:show-details="true"/>
                <table:data-pilot-member table:name="8 127 €" table:display="true" table:show-details="true"/>
                <table:data-pilot-member table:name="8 162 €" table:display="true" table:show-details="true"/>
                <table:data-pilot-member table:name="8 331 €" table:display="true" table:show-details="true"/>
                <table:data-pilot-member table:name="8 470 €" table:display="true" table:show-details="true"/>
                <table:data-pilot-member table:name="8 500 €" table:display="true" table:show-details="true"/>
                <table:data-pilot-member table:name="8 645 €" table:display="true" table:show-details="true"/>
                <table:data-pilot-member table:name="8 980 €" table:display="true" table:show-details="true"/>
                <table:data-pilot-member table:name="9 143 €" table:display="true" table:show-details="true"/>
                <table:data-pilot-member table:name="9 284 €" table:display="true" table:show-details="true"/>
                <table:data-pilot-member table:name="9 924 €" table:display="true" table:show-details="true"/>
                <table:data-pilot-member table:name="10 000 €" table:display="true" table:show-details="true"/>
                <table:data-pilot-member table:name="10 209 €" table:display="true" table:show-details="true"/>
                <table:data-pilot-member table:name="10 325 €" table:display="true" table:show-details="true"/>
                <table:data-pilot-member table:name="10 522 €" table:display="true" table:show-details="true"/>
                <table:data-pilot-member table:name="10 865 €" table:display="true" table:show-details="true"/>
                <table:data-pilot-member table:name="10 954 €" table:display="true" table:show-details="true"/>
                <table:data-pilot-member table:name="11 055 €" table:display="true" table:show-details="true"/>
                <table:data-pilot-member table:name="11 080 €" table:display="true" table:show-details="true"/>
                <table:data-pilot-member table:name="11 440 €" table:display="true" table:show-details="true"/>
                <table:data-pilot-member table:name="11 595 €" table:display="true" table:show-details="true"/>
                <table:data-pilot-member table:name="11 632 €" table:display="true" table:show-details="true"/>
                <table:data-pilot-member table:name="11 687 €" table:display="true" table:show-details="true"/>
                <table:data-pilot-member table:name="12 013 €" table:display="true" table:show-details="true"/>
                <table:data-pilot-member table:name="12 051 €" table:display="true" table:show-details="true"/>
                <table:data-pilot-member table:name="13 100 €" table:display="true" table:show-details="true"/>
                <table:data-pilot-member table:name="13 200 €" table:display="true" table:show-details="true"/>
                <table:data-pilot-member table:name="13 730 €" table:display="true" table:show-details="true"/>
                <table:data-pilot-member table:name="13 753 €" table:display="true" table:show-details="true"/>
                <table:data-pilot-member table:name="14 000 €" table:display="true" table:show-details="true"/>
                <table:data-pilot-member table:name="14 065 €" table:display="true" table:show-details="true"/>
                <table:data-pilot-member table:name="14 667 €" table:display="true" table:show-details="true"/>
                <table:data-pilot-member table:name="14 950 €" table:display="true" table:show-details="true"/>
                <table:data-pilot-member table:name="15 000 €" table:display="true" table:show-details="true"/>
                <table:data-pilot-member table:name="15 067 €" table:display="true" table:show-details="true"/>
                <table:data-pilot-member table:name="15 672 €" table:display="true" table:show-details="true"/>
                <table:data-pilot-member table:name="16 000 €" table:display="true" table:show-details="true"/>
                <table:data-pilot-member table:name="16 329 €" table:display="true" table:show-details="true"/>
                <table:data-pilot-member table:name="16 539 €" table:display="true" table:show-details="true"/>
                <table:data-pilot-member table:name="16 600 €" table:display="true" table:show-details="true"/>
                <table:data-pilot-member table:name="16 816 €" table:display="true" table:show-details="true"/>
                <table:data-pilot-member table:name="17 152 €" table:display="true" table:show-details="true"/>
                <table:data-pilot-member table:name="17 525 €" table:display="true" table:show-details="true"/>
                <table:data-pilot-member table:name="18 236 €" table:display="true" table:show-details="true"/>
                <table:data-pilot-member table:name="18 262 €" table:display="true" table:show-details="true"/>
                <table:data-pilot-member table:name="18 407 €" table:display="true" table:show-details="true"/>
                <table:data-pilot-member table:name="18 615 €" table:display="true" table:show-details="true"/>
                <table:data-pilot-member table:name="18 844 €" table:display="true" table:show-details="true"/>
                <table:data-pilot-member table:name="18 904 €" table:display="true" table:show-details="true"/>
                <table:data-pilot-member table:name="18 941 €" table:display="true" table:show-details="true"/>
                <table:data-pilot-member table:name="20 000 €" table:display="true" table:show-details="true"/>
                <table:data-pilot-member table:name="20 152 €" table:display="true" table:show-details="true"/>
                <table:data-pilot-member table:name="21 377 €" table:display="true" table:show-details="true"/>
                <table:data-pilot-member table:name="22 158 €" table:display="true" table:show-details="true"/>
                <table:data-pilot-member table:name="23 500 €" table:display="true" table:show-details="true"/>
                <table:data-pilot-member table:name="24 000 €" table:display="true" table:show-details="true"/>
                <table:data-pilot-member table:name="24 102 €" table:display="true" table:show-details="true"/>
                <table:data-pilot-member table:name="24 517 €" table:display="true" table:show-details="true"/>
                <table:data-pilot-member table:name="25 000 €" table:display="true" table:show-details="true"/>
                <table:data-pilot-member table:name="26 164 €" table:display="true" table:show-details="true"/>
                <table:data-pilot-member table:name="26 358 €" table:display="true" table:show-details="true"/>
                <table:data-pilot-member table:name="26 386 €" table:display="true" table:show-details="true"/>
                <table:data-pilot-member table:name="27 006 €" table:display="true" table:show-details="true"/>
                <table:data-pilot-member table:name="27 400 €" table:display="true" table:show-details="true"/>
                <table:data-pilot-member table:name="28 195 €" table:display="true" table:show-details="true"/>
                <table:data-pilot-member table:name="28 392 €" table:display="true" table:show-details="true"/>
                <table:data-pilot-member table:name="28 696 €" table:display="true" table:show-details="true"/>
                <table:data-pilot-member table:name="29 262 €" table:display="true" table:show-details="true"/>
                <table:data-pilot-member table:name="29 600 €" table:display="true" table:show-details="true"/>
                <table:data-pilot-member table:name="29 872 €" table:display="true" table:show-details="true"/>
                <table:data-pilot-member table:name="30 000 €" table:display="true" table:show-details="true"/>
                <table:data-pilot-member table:name="30 930 €" table:display="true" table:show-details="true"/>
                <table:data-pilot-member table:name="31 440 €" table:display="true" table:show-details="true"/>
                <table:data-pilot-member table:name="32 597 €" table:display="true" table:show-details="true"/>
                <table:data-pilot-member table:name="33 248 €" table:display="true" table:show-details="true"/>
                <table:data-pilot-member table:name="33 333 €" table:display="true" table:show-details="true"/>
                <table:data-pilot-member table:name="33 677 €" table:display="true" table:show-details="true"/>
                <table:data-pilot-member table:name="33 784 €" table:display="true" table:show-details="true"/>
                <table:data-pilot-member table:name="35 000 €" table:display="true" table:show-details="true"/>
                <table:data-pilot-member table:name="35 427 €" table:display="true" table:show-details="true"/>
                <table:data-pilot-member table:name="35 600 €" table:display="true" table:show-details="true"/>
                <table:data-pilot-member table:name="36 000 €" table:display="true" table:show-details="true"/>
                <table:data-pilot-member table:name="36 528 €" table:display="true" table:show-details="true"/>
                <table:data-pilot-member table:name="36 790 €" table:display="true" table:show-details="true"/>
                <table:data-pilot-member table:name="37 160 €" table:display="true" table:show-details="true"/>
                <table:data-pilot-member table:name="37 758 €" table:display="true" table:show-details="true"/>
                <table:data-pilot-member table:name="39 521 €" table:display="true" table:show-details="true"/>
                <table:data-pilot-member table:name="40 000 €" table:display="true" table:show-details="true"/>
                <table:data-pilot-member table:name="40 037 €" table:display="true" table:show-details="true"/>
                <table:data-pilot-member table:name="40 445 €" table:display="true" table:show-details="true"/>
                <table:data-pilot-member table:name="40 484 €" table:display="true" table:show-details="true"/>
                <table:data-pilot-member table:name="41 508 €" table:display="true" table:show-details="true"/>
                <table:data-pilot-member table:name="41 840 €" table:display="true" table:show-details="true"/>
                <table:data-pilot-member table:name="42 204 €" table:display="true" table:show-details="true"/>
                <table:data-pilot-member table:name="43 500 €" table:display="true" table:show-details="true"/>
                <table:data-pilot-member table:name="45 253 €" table:display="true" table:show-details="true"/>
                <table:data-pilot-member table:name="46 590 €" table:display="true" table:show-details="true"/>
                <table:data-pilot-member table:name="48 016 €" table:display="true" table:show-details="true"/>
                <table:data-pilot-member table:name="48 288 €" table:display="true" table:show-details="true"/>
                <table:data-pilot-member table:name="48 588 €" table:display="true" table:show-details="true"/>
                <table:data-pilot-member table:name="51 287 €" table:display="true" table:show-details="true"/>
                <table:data-pilot-member table:name="55 528 €" table:display="true" table:show-details="true"/>
                <table:data-pilot-member table:name="56 324 €" table:display="true" table:show-details="true"/>
                <table:data-pilot-member table:name="56 550 €" table:display="true" table:show-details="true"/>
                <table:data-pilot-member table:name="58 072 €" table:display="true" table:show-details="true"/>
                <table:data-pilot-member table:name="58 100 €" table:display="true" table:show-details="true"/>
                <table:data-pilot-member table:name="60 000 €" table:display="true" table:show-details="true"/>
                <table:data-pilot-member table:name="60 704 €" table:display="true" table:show-details="true"/>
                <table:data-pilot-member table:name="62 269 €" table:display="true" table:show-details="true"/>
                <table:data-pilot-member table:name="63 000 €" table:display="true" table:show-details="true"/>
                <table:data-pilot-member table:name="63 137 €" table:display="true" table:show-details="true"/>
                <table:data-pilot-member table:name="65 353 €" table:display="true" table:show-details="true"/>
                <table:data-pilot-member table:name="65 773 €" table:display="true" table:show-details="true"/>
                <table:data-pilot-member table:name="68 200 €" table:display="true" table:show-details="true"/>
                <table:data-pilot-member table:name="68 421 €" table:display="true" table:show-details="true"/>
                <table:data-pilot-member table:name="69 406 €" table:display="true" table:show-details="true"/>
                <table:data-pilot-member table:name="69 605 €" table:display="true" table:show-details="true"/>
                <table:data-pilot-member table:name="70 000 €" table:display="true" table:show-details="true"/>
                <table:data-pilot-member table:name="71 795 €" table:display="true" table:show-details="true"/>
                <table:data-pilot-member table:name="72 431 €" table:display="true" table:show-details="true"/>
                <table:data-pilot-member table:name="74 989 €" table:display="true" table:show-details="true"/>
                <table:data-pilot-member table:name="75 000 €" table:display="true" table:show-details="true"/>
                <table:data-pilot-member table:name="75 469 €" table:display="true" table:show-details="true"/>
                <table:data-pilot-member table:name="81 354 €" table:display="true" table:show-details="true"/>
                <table:data-pilot-member table:name="82 192 €" table:display="true" table:show-details="true"/>
                <table:data-pilot-member table:name="84 217 €" table:display="true" table:show-details="true"/>
                <table:data-pilot-member table:name="85 470 €" table:display="true" table:show-details="true"/>
                <table:data-pilot-member table:name="85 560 €" table:display="true" table:show-details="true"/>
                <table:data-pilot-member table:name="85 966 €" table:display="true" table:show-details="true"/>
                <table:data-pilot-member table:name="87 940 €" table:display="true" table:show-details="true"/>
                <table:data-pilot-member table:name="89 160 €" table:display="true" table:show-details="true"/>
                <table:data-pilot-member table:name="89 230 €" table:display="true" table:show-details="true"/>
                <table:data-pilot-member table:name="90 044 €" table:display="true" table:show-details="true"/>
                <table:data-pilot-member table:name="92 416 €" table:display="true" table:show-details="true"/>
                <table:data-pilot-member table:name="92 977 €" table:display="true" table:show-details="true"/>
                <table:data-pilot-member table:name="93 222 €" table:display="true" table:show-details="true"/>
                <table:data-pilot-member table:name="94 400 €" table:display="true" table:show-details="true"/>
                <table:data-pilot-member table:name="95 699 €" table:display="true" table:show-details="true"/>
                <table:data-pilot-member table:name="98 713 €" table:display="true" table:show-details="true"/>
                <table:data-pilot-member table:name="100 000 €" table:display="true" table:show-details="true"/>
                <table:data-pilot-member table:name="104 200 €" table:display="true" table:show-details="true"/>
                <table:data-pilot-member table:name="104 318 €" table:display="true" table:show-details="true"/>
                <table:data-pilot-member table:name="104 800 €" table:display="true" table:show-details="true"/>
                <table:data-pilot-member table:name="105 023 €" table:display="true" table:show-details="true"/>
                <table:data-pilot-member table:name="107 378 €" table:display="true" table:show-details="true"/>
                <table:data-pilot-member table:name="109 415 €" table:display="true" table:show-details="true"/>
                <table:data-pilot-member table:name="110 000 €" table:display="true" table:show-details="true"/>
                <table:data-pilot-member table:name="111 164 €" table:display="true" table:show-details="true"/>
                <table:data-pilot-member table:name="111 500 €" table:display="true" table:show-details="true"/>
                <table:data-pilot-member table:name="117 000 €" table:display="true" table:show-details="true"/>
                <table:data-pilot-member table:name="118 394 €" table:display="true" table:show-details="true"/>
                <table:data-pilot-member table:name="119 141 €" table:display="true" table:show-details="true"/>
                <table:data-pilot-member table:name="121 489 €" table:display="true" table:show-details="true"/>
                <table:data-pilot-member table:name="125 622 €" table:display="true" table:show-details="true"/>
                <table:data-pilot-member table:name="132 000 €" table:display="true" table:show-details="true"/>
                <table:data-pilot-member table:name="144 508 €" table:display="true" table:show-details="true"/>
                <table:data-pilot-member table:name="146 289 €" table:display="true" table:show-details="true"/>
                <table:data-pilot-member table:name="150 000 €" table:display="true" table:show-details="true"/>
                <table:data-pilot-member table:name="151 334 €" table:display="true" table:show-details="true"/>
                <table:data-pilot-member table:name="155 000 €" table:display="true" table:show-details="true"/>
                <table:data-pilot-member table:name="166 186 €" table:display="true" table:show-details="true"/>
                <table:data-pilot-member table:name="172 077 €" table:display="true" table:show-details="true"/>
                <table:data-pilot-member table:name="184 556 €" table:display="true" table:show-details="true"/>
                <table:data-pilot-member table:name="185 600 €" table:display="true" table:show-details="true"/>
                <table:data-pilot-member table:name="188 786 €" table:display="true" table:show-details="true"/>
                <table:data-pilot-member table:name="192 840 €" table:display="true" table:show-details="true"/>
                <table:data-pilot-member table:name="196 258 €" table:display="true" table:show-details="true"/>
                <table:data-pilot-member table:name="199 524 €" table:display="true" table:show-details="true"/>
                <table:data-pilot-member table:name="199 958 €" table:display="true" table:show-details="true"/>
                <table:data-pilot-member table:name="199 980 €" table:display="true" table:show-details="true"/>
                <table:data-pilot-member table:name="200 000 €" table:display="true" table:show-details="true"/>
                <table:data-pilot-member table:name="217 507 €" table:display="true" table:show-details="true"/>
                <table:data-pilot-member table:name="217 588 €" table:display="true" table:show-details="true"/>
                <table:data-pilot-member table:name="225 695 €" table:display="true" table:show-details="true"/>
                <table:data-pilot-member table:name="234 623 €" table:display="true" table:show-details="true"/>
                <table:data-pilot-member table:name="237 398 €" table:display="true" table:show-details="true"/>
                <table:data-pilot-member table:name="256 050 €" table:display="true" table:show-details="true"/>
                <table:data-pilot-member table:name="262 435 €" table:display="true" table:show-details="true"/>
                <table:data-pilot-member table:name="268 742 €" table:display="true" table:show-details="true"/>
                <table:data-pilot-member table:name="283 570 €" table:display="true" table:show-details="true"/>
                <table:data-pilot-member table:name="284 777 €" table:display="true" table:show-details="true"/>
                <table:data-pilot-member table:name="288 029 €" table:display="true" table:show-details="true"/>
                <table:data-pilot-member table:name="299 942 €" table:display="true" table:show-details="true"/>
                <table:data-pilot-member table:name="300 000 €" table:display="true" table:show-details="true"/>
                <table:data-pilot-member table:name="315 714 €" table:display="true" table:show-details="true"/>
                <table:data-pilot-member table:name="336 000 €" table:display="true" table:show-details="true"/>
                <table:data-pilot-member table:name="337 000 €" table:display="true" table:show-details="true"/>
                <table:data-pilot-member table:name="343 000 €" table:display="true" table:show-details="true"/>
                <table:data-pilot-member table:name="380 000 €" table:display="true" table:show-details="true"/>
                <table:data-pilot-member table:name="406 938 €" table:display="true" table:show-details="true"/>
                <table:data-pilot-member table:name="495 365 €" table:display="true" table:show-details="true"/>
                <table:data-pilot-member table:name="499 584 €" table:display="true" table:show-details="true"/>
                <table:data-pilot-member table:name="500 000 €" table:display="true" table:show-details="true"/>
                <table:data-pilot-member table:name="520 000 €" table:display="true" table:show-details="true"/>
                <table:data-pilot-member table:name="583 674 €" table:display="true" table:show-details="true"/>
                <table:data-pilot-member table:name="608 553 €" table:display="true" table:show-details="true"/>
                <table:data-pilot-member table:name="685 486 €" table:display="true" table:show-details="true"/>
                <table:data-pilot-member table:name="914 747 €" table:display="true" table:show-details="true"/>
                <table:data-pilot-member table:name="1 300 000 €" table:display="true" table:show-details="true"/>
                <table:data-pilot-member table:name="2 131 561 €"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titulé du projet" table:orientation="data" table:used-hierarchy="0" table:function="count">
            <table:data-pilot-level table:show-empty="false" calcext:repeat-item-labels="false">
              <table:data-pilot-members>
                <table:data-pilot-member table:name="  Requalification et rénovation énergétique d’une villa en équipement communal dédié à l’enfance" table:display="true" table:show-details="true"/>
                <table:data-pilot-member table:name=" Restauration Eglise Saint-Martin - phase sécurisation " table:display="true" table:show-details="true"/>
                <table:data-pilot-member table:name="(N-1) Défense incendie réservoir de Tinettes " table:display="true" table:show-details="true"/>
                <table:data-pilot-member table:name="(N-2) Éco-projet labellisé Écoquartier BBC 5LLS + espace public" table:display="true" table:show-details="true"/>
                <table:data-pilot-member table:name="(N-2) Rénovation de la cave Lulu (Extension du Musée)" table:display="true" table:show-details="true"/>
                <table:data-pilot-member table:name="(N-3) Travaux de restructuration de la ligne de protection des Mées en cohérence avec le rétablissement du transit sédimentaire" table:display="true" table:show-details="true"/>
                <table:data-pilot-member table:name="8 mois restant sur AP2024 du 2e poste de CDM VA" table:display="true" table:show-details="true"/>
                <table:data-pilot-member table:name="Accompagnement des agriculteurs biologiques de la région Provence-Alpes-Côte d'Azur face au changement climatique" table:display="true" table:show-details="true"/>
                <table:data-pilot-member table:name="Accompagnement des projets citoyens d'énergie renouvelable en région PACA" table:display="true" table:show-details="true"/>
                <table:data-pilot-member table:name="Achat matériel GIP " table:display="true" table:show-details="true"/>
                <table:data-pilot-member table:name="Acquisition d’un camion de type grue adapté pour la collecte en colonnes des ordures ménagères" table:display="true" table:show-details="true"/>
                <table:data-pilot-member table:name="Acquisition de matériel de travaux publics (minipelle, remorque et tractopelle)" table:display="true" table:show-details="true"/>
                <table:data-pilot-member table:name="Acquisition de tableaux blancs interactifs pour l’école" table:display="true" table:show-details="true"/>
                <table:data-pilot-member table:name="Adressage : achat de fournitures et travaux d’installation des plaques de dénomination des rues et places" table:display="true" table:show-details="true"/>
                <table:data-pilot-member table:name="Amélioration de l’exposition permanente" table:display="true" table:show-details="true"/>
                <table:data-pilot-member table:name="Amélioration de la gestion des eaux pluviales sur le centre ancien de Champtercier" table:display="true" table:show-details="true"/>
                <table:data-pilot-member table:name="Amélioration des bâtiments publics – Rénovation d’un logement communal" table:display="true" table:show-details="true"/>
                <table:data-pilot-member table:name="Amélioration énergétique de 6 logements communaux, gymnase, hôtel de ville " table:display="true" table:show-details="true"/>
                <table:data-pilot-member table:name="Amélioration énergétique et sécurisation des bâtiments communaux : mairie et école" table:display="true" table:show-details="true"/>
                <table:data-pilot-member table:name="Amélioration et sécurisation du système de télégestion de l’eau" table:display="true" table:show-details="true"/>
                <table:data-pilot-member table:name="Aménagement d’un lieu d’accueil de la petite enfance" table:display="true" table:show-details="true"/>
                <table:data-pilot-member table:name="Aménagement d’un parking public et ses abords en écoquartier" table:display="true" table:show-details="true"/>
                <table:data-pilot-member table:name="Aménagement d’une aire de grand passage pour les gens du voyage" table:display="true" table:show-details="true"/>
                <table:data-pilot-member table:name="Aménagement de la Grand'Rue" table:display="true" table:show-details="true"/>
                <table:data-pilot-member table:name="Aménagement de la maison « Thomas » à Simiane-La-Rotonde" table:display="true" table:show-details="true"/>
                <table:data-pilot-member table:name="Aménagement de locaux pour le pôle social – CCAS et l’épicerie solidaire au sein du bâtiment de l’hôtel de ville" table:display="true" table:show-details="true"/>
                <table:data-pilot-member table:name="Aménagement énergétique de la salle du Conseil municipal par la pose de volets roulants isolants" table:display="true" table:show-details="true"/>
                <table:data-pilot-member table:name="Aménagement sécuritaire des voies communales partie basse du village" table:display="true" table:show-details="true"/>
                <table:data-pilot-member table:name="Aménagements à la maison de santé pluridisciplinaire de Barcelonnette" table:display="true" table:show-details="true"/>
                <table:data-pilot-member table:name="Amorçage et développement du nouveau projet associatif « LA CAPSULE MJC »" table:display="true" table:show-details="true"/>
                <table:data-pilot-member table:name="Animation du PAPI Verdon Année 2025.  " table:display="true" table:show-details="true"/>
                <table:data-pilot-member table:name="AVELO 3.2 : Axe 4 - Chargé de mission vélo sur une période au total de 18 mois – Communauté d'agglomération Durance-Lubéron-Verdon (04)" table:display="true" table:show-details="true"/>
                <table:data-pilot-member table:name="AVELO 3.2 : axes 1&amp;3 - Etudes, Communication et animation - Durance Luberon Verdon Agglomération (04)" table:display="true" table:show-details="true"/>
                <table:data-pilot-member table:name="AVELO 3.3 : Axe 3 - Communication et animation- Département des Alpes de Haute-Provence  (04)" table:display="true" table:show-details="true"/>
                <table:data-pilot-member table:name="Borne à incendie enterrée" table:display="true" table:show-details="true"/>
                <table:data-pilot-member table:name="Busage du ravin de Fontarache" table:display="true" table:show-details="true"/>
                <table:data-pilot-member table:name="Chargé de mission VA – commande publique" table:display="true" table:show-details="true"/>
                <table:data-pilot-member table:name="Coeur de projet Alicante-Plantiers" table:display="true" table:show-details="true"/>
                <table:data-pilot-member table:name="Complément animateur France services" table:display="true" table:show-details="true"/>
                <table:data-pilot-member table:name="Conception et réalisation de stations hydrométriques, pluviométriques et surveillance par caméra sur le bassin versant du Verdon" table:display="true" table:show-details="true"/>
                <table:data-pilot-member table:name="Construction d’un garage en bois attenant aux locaux de l’association" table:display="true" table:show-details="true"/>
                <table:data-pilot-member table:name="Construction d’une halle des sports" table:display="true" table:show-details="true"/>
                <table:data-pilot-member table:name="Construction du bâtiment d’accueil préhistosite de Quinson" table:display="true" table:show-details="true"/>
                <table:data-pilot-member table:name="Création – extension enfouissement réseau éclairage public avec systèmes d’économie d’énergie : à Sisteron (chemin neuf- Basse Chaumière Tr2, Montée du cimetière, gendarmerie), à Château-Arnoux Saint-Auban (Font Robert Tr3, Bd de la Liberté Sud) et Mison (La Silve- Route de Servoules)" table:display="true" table:show-details="true"/>
                <table:data-pilot-member table:name="Création d’arrêts de transport en commun régionaux et aménagement / sécurisation du croisement RD410 / RD2202" table:display="true" table:show-details="true"/>
                <table:data-pilot-member table:name="Création d’un chemin de Suech pour accéder aux infrastructures de l’eau potable" table:display="true" table:show-details="true"/>
                <table:data-pilot-member table:name="Création d’un drain sur la place du village devant l’ilôt Granon et réfecton de la calade attenante" table:display="true" table:show-details="true"/>
                <table:data-pilot-member table:name="Création d’un espace fitness adultes et seniors" table:display="true" table:show-details="true"/>
                <table:data-pilot-member table:name="Création d’un pumptrack" table:display="true" table:show-details="true"/>
                <table:data-pilot-member table:name="Création d’un pumptrack dans le secteur de Vérimande" table:display="true" table:show-details="true"/>
                <table:data-pilot-member table:name="Création d’un théâtre en plein air " table:display="true" table:show-details="true"/>
                <table:data-pilot-member table:name="Création d’une place sur la RD16 aux abords de la mairie et du bistrot « L’Amandier »" table:display="true" table:show-details="true"/>
                <table:data-pilot-member table:name="Création d’une réserve incendie en lisière de massif forestier – Quartier de Thon, commune de Blieux (04)" table:display="true" table:show-details="true"/>
                <table:data-pilot-member table:name="Création d’une station-service et aménagement de ses abords " table:display="true" table:show-details="true"/>
                <table:data-pilot-member table:name="Débroussaillage des abords des chemins communaux dans le cadre des OLD" table:display="true" table:show-details="true"/>
                <table:data-pilot-member table:name="Déconstruction des réseaux d’eau potable et d’eaux usées sur l’ancien pont des Arches à Digne-les-Bains – Priorité n°3" table:display="true" table:show-details="true"/>
                <table:data-pilot-member table:name="Défense incendie – centre ancien" table:display="true" table:show-details="true"/>
                <table:data-pilot-member table:name="Demande de subvention de fonctionnement pour réalisation des OLD en forêt communale du Défend " table:display="true" table:show-details="true"/>
                <table:data-pilot-member table:name="Démolition de l’ancien hôpital de Castellane en vue de la construction du nouveau centre d’incendie et de secours" table:display="true" table:show-details="true"/>
                <table:data-pilot-member table:name="DEVELOPPEMENT DU CABLE AERIEN EN FRANCE" table:display="true" table:show-details="true"/>
                <table:data-pilot-member table:name="Dévoiement des réseaux et ouvrages d’eau potable aux Vials sur la commune de Montclar" table:display="true" table:show-details="true"/>
                <table:data-pilot-member table:name="Ecole – Acquisition d’équipements informatiques " table:display="true" table:show-details="true"/>
                <table:data-pilot-member table:name="Ecole numérique rurale 2025" table:display="true" table:show-details="true"/>
                <table:data-pilot-member table:name="Enfouissement des réseaux éclairage public, fibre et téléphonique au quartier de Serre" table:display="true" table:show-details="true"/>
                <table:data-pilot-member table:name="Equipement numérique des écoles de Dabisse et de Pasteur : acquisition de 9 ordinateurs portables, de 3 tabletttes tactiles e de 4 écrans interactifs" table:display="true" table:show-details="true"/>
                <table:data-pilot-member table:name="Équipements de la Microfolie" table:display="true" table:show-details="true"/>
                <table:data-pilot-member table:name="Etude Abattoir" table:display="true" table:show-details="true"/>
                <table:data-pilot-member table:name="Etude de faisabilité de projets de performance énergétique Greenflex - Arkema Saint Auban" table:display="true" table:show-details="true"/>
                <table:data-pilot-member table:name="Etude préliminaire pour la définition ‘une stratégie de protection du village des Mées (04) contre le risque d’éboulement des Pénitents" table:display="true" table:show-details="true"/>
                <table:data-pilot-member table:name="Etudes complémentaires sur bâtiments communauxRéhabilitation de la bastide Saint-clair en logements multigénérationnels pluriels " table:display="true" table:show-details="true"/>
                <table:data-pilot-member table:name="Etudes d’avant-projet en vue de la qualification de la Place du Revelly, la sécurisation de la traversée du village et la création d’un espace de stationnement à Vérimande" table:display="true" table:show-details="true"/>
                <table:data-pilot-member table:name="Études de diagnostic et d’avant-projet pour la rénovation énergétique de la salle polyvalente" table:display="true" table:show-details="true"/>
                <table:data-pilot-member table:name="Etudes préalables à la rénovation énergétique de la Villa Naegly en vue d’accueillir le centre de loisirs" table:display="true" table:show-details="true"/>
                <table:data-pilot-member table:name="Etudes préalables et de maîtrise d’oeuvre dans le cadre du projet de désimperméabilisation et renaturation de la cour et du parvis de l’école" table:display="true" table:show-details="true"/>
                <table:data-pilot-member table:name="Extension d’un système de vidéoprotection année 2025" table:display="true" table:show-details="true"/>
                <table:data-pilot-member table:name="Extension de la confiserie Leblanc à Banon" table:display="true" table:show-details="true"/>
                <table:data-pilot-member table:name="Extension de la vidéoprotection 2025 : installation 17 nouvelles caméras dans les 13 secteurs considérés comme sensibles ou particulièrement touchés par la délinquance" table:display="true" table:show-details="true"/>
                <table:data-pilot-member table:name="Extension des zones de vidéoprotection pour couvrir les entrées et sorties de ville" table:display="true" table:show-details="true"/>
                <table:data-pilot-member table:name="Extension du bâtiment des services techniques et installation d’une citerne de collecte des eaux pluviales" table:display="true" table:show-details="true"/>
                <table:data-pilot-member table:name="Extension du cimetière" table:display="true" table:show-details="true"/>
                <table:data-pilot-member table:name="Extension du cimetière communal" table:display="true" table:show-details="true"/>
                <table:data-pilot-member table:name="Extension du garage communal" table:display="true" table:show-details="true"/>
                <table:data-pilot-member table:name="Extension du système de vidéoprotection" table:display="true" table:show-details="true"/>
                <table:data-pilot-member table:name="Extension du système de vidéoprotection de la commune" table:display="true" table:show-details="true"/>
                <table:data-pilot-member table:name="Extension et valorisation du réseau d’éclairage public  chemin Claude Galley et allée des Chênes" table:display="true" table:show-details="true"/>
                <table:data-pilot-member table:name="Formation-Sensibilisation à la gestion foncière et au rôle &quot;carbone&quot; des forêts" table:display="true" table:show-details="true"/>
                <table:data-pilot-member table:name="Fourniture, pose et alimentation électrique d’un système de vidéosurveillance des voies publiques et de certains bâtiments " table:display="true" table:show-details="true"/>
                <table:data-pilot-member table:name="Ilot Pied de Ville / Curaterie (RHI / THIRORI) et Axe médiéval sud " table:display="true" table:show-details="true"/>
                <table:data-pilot-member table:name="Implantation d’une caméra de vidéoprotection au carrefour des RD4, RD 907 et du chemin des Buissonnades" table:display="true" table:show-details="true"/>
                <table:data-pilot-member table:name="Implantation des aires de services" table:display="true" table:show-details="true"/>
                <table:data-pilot-member table:name="Installation d’un de système de vidéoprotection " table:display="true" table:show-details="true"/>
                <table:data-pilot-member table:name="Installation d’un dispositif de vidéoprotection avec la mise en place de huit caméras" table:display="true" table:show-details="true"/>
                <table:data-pilot-member table:name="Installation d’un éclairage public solaire sur trois sites : parking Notre Dame, Descente de la Chapelle et Oratoire de la Chapelle" table:display="true" table:show-details="true"/>
                <table:data-pilot-member table:name="Installation d’un système de vidéoprotection" table:display="true" table:show-details="true"/>
                <table:data-pilot-member table:name="Installation d’un système de vidéoprotection " table:display="true" table:show-details="true"/>
                <table:data-pilot-member table:name="Installation d’un système de vidéoprotection sur quatre secteurs (7 caméras)" table:display="true" table:show-details="true"/>
                <table:data-pilot-member table:name="Installation d’une borne incendie" table:display="true" table:show-details="true"/>
                <table:data-pilot-member table:name="Installation d’une vidéoprotection" table:display="true" table:show-details="true"/>
                <table:data-pilot-member table:name="Installation de caméras de vidéoprotection – 2ème tranche " table:display="true" table:show-details="true"/>
                <table:data-pilot-member table:name="Installation de la vidéoprotection" table:display="true" table:show-details="true"/>
                <table:data-pilot-member table:name="Installation de la vidéoprotection sur la commune de Château-Arnoux/Saint-Auban" table:display="true" table:show-details="true"/>
                <table:data-pilot-member table:name="Installation de nouveaux compteurs d’eau général et déplacement d’un regard" table:display="true" table:show-details="true"/>
                <table:data-pilot-member table:name="Installation de vitrages plus performants dans la salle 1 de la salle polyvalente (changement menuiseries)" table:display="true" table:show-details="true"/>
                <table:data-pilot-member table:name="Investissement dans la modernisation d'un outil de production agroalimentaire et la diversification des gammes de produits végétaux, à Revest-du-Bion" table:display="true" table:show-details="true"/>
                <table:data-pilot-member table:name="Investissement dans un porteur et des tracks" table:display="true" table:show-details="true"/>
                <table:data-pilot-member table:name="Investissement dans une abatteuse et une paire de tracks" table:display="true" table:show-details="true"/>
                <table:data-pilot-member table:name="Maison du patrimoine manosquin : rénovation et réhabilitation de l’immeuble du passage du contrôle " table:display="true" table:show-details="true"/>
                <table:data-pilot-member table:name="Microfolie" table:display="true" table:show-details="true"/>
                <table:data-pilot-member table:name="Mise aux normes et sécurisation des équipements publics " table:display="true" table:show-details="true"/>
                <table:data-pilot-member table:name="Mise en conformité de la station d’épuration ouest" table:display="true" table:show-details="true"/>
                <table:data-pilot-member table:name="Mise en conformité des compteurs d’eau" table:display="true" table:show-details="true"/>
                <table:data-pilot-member table:name="Mise en conformité et sécurité du gîte des Monges" table:display="true" table:show-details="true"/>
                <table:data-pilot-member table:name="Mise en conformité et sécurité du Quai de Transfert Ordures Ménagères à la déchetterie de Plan La Croix-Faucon de Barcelonnette" table:display="true" table:show-details="true"/>
                <table:data-pilot-member table:name="Mise en œuvre d’un système de vidéoprotection" table:display="true" table:show-details="true"/>
                <table:data-pilot-member table:name="Mise en place d'un AMI pour les collectivités souhaitant mettre en concertation le sujet de l'éolien" table:display="true" table:show-details="true"/>
                <table:data-pilot-member table:name="Mise en place d’un service de co-voiturage incitatif sur le territoire de PPA" table:display="true" table:show-details="true"/>
                <table:data-pilot-member table:name="Mise en place d’un système de vidéoprotection" table:display="true" table:show-details="true"/>
                <table:data-pilot-member table:name="Mise en place d’une vidéoprotection au village de Larche" table:display="true" table:show-details="true"/>
                <table:data-pilot-member table:name="Mise en place de la vidéoprotection sur le boulevard Gassendi avec l’installation de 13 caméras supplémentaires" table:display="true" table:show-details="true"/>
                <table:data-pilot-member table:name="Mise en place de post-strippeurs sur 2 lignes de production pour réduire les émissions canalisées de COV CMR" table:display="true" table:show-details="true"/>
                <table:data-pilot-member table:name="Modernisation, Optimisation et Augmentation Capacitaire d'une Unité de Transformation du Bois" table:display="true" table:show-details="true"/>
                <table:data-pilot-member table:name="Nouvelle conteneurisation en Sisteronais-Buëch – Phase III" table:display="true" table:show-details="true"/>
                <table:data-pilot-member table:name="Optimisation du fonctionnement de la station d’épuration" table:display="true" table:show-details="true"/>
                <table:data-pilot-member table:name="Panorama Emploi logement" table:display="true" table:show-details="true"/>
                <table:data-pilot-member table:name="Pavage de la chaussée communale : Montée du Coulet, rue des Secaires et Andrône" table:display="true" table:show-details="true"/>
                <table:data-pilot-member table:name="Plan guide du commerce " table:display="true" table:show-details="true"/>
                <table:data-pilot-member table:name="Pose de compteurs individuels d’eau potable – Tranche n°1 : zone du centre ancien" table:display="true" table:show-details="true"/>
                <table:data-pilot-member table:name="Poste chef de Projet à Digne" table:display="true" table:show-details="true"/>
                <table:data-pilot-member table:name="Projecteur professionnel" table:display="true" table:show-details="true"/>
                <table:data-pilot-member table:name="Projet Aller vers" table:display="true" table:show-details="true"/>
                <table:data-pilot-member table:name="Projet attendu : Construction d’un pôle santé-social – Phase 1 : création d’une maison de santé pluriprofessionnelle" table:display="true" table:show-details="true"/>
                <table:data-pilot-member table:name="Projet d’extension de la vidéoprotection" table:display="true" table:show-details="true"/>
                <table:data-pilot-member table:name="Projet d’interconnexion d’adduction d’eau potable avec la DLVA" table:display="true" table:show-details="true"/>
                <table:data-pilot-member table:name="Projet d’un mode de garde des enfants de 0-3 ans : création d’une micro-crèche" table:display="true" table:show-details="true"/>
                <table:data-pilot-member table:name="Projet de renouvellement forestier (F000168) d'un peuplement sinistré  à Villers-sous-Châtillon (51)" table:display="true" table:show-details="true"/>
                <table:data-pilot-member table:name="projet de réorganisation et de travaux d’aménagement de l’hôtel d’entreprises au quartier du 11ème BCA" table:display="true" table:show-details="true"/>
                <table:data-pilot-member table:name="Projet interconnection adduction d’eau potable DLVA" table:display="true" table:show-details="true"/>
                <table:data-pilot-member table:name="Projet Regain- aménagement de terrain – études préparatoires " table:display="true" table:show-details="true"/>
                <table:data-pilot-member table:name="Protection des bâtiments des installations publiques et abords par le développement de la vidéoprotection" table:display="true" table:show-details="true"/>
                <table:data-pilot-member table:name="Protection du Massif Forestier conte les incendies de forêt Pistes DFCI Saint Saturnin, La Baume, les Miolans" table:display="true" table:show-details="true"/>
                <table:data-pilot-member table:name="Réalisation d’un accueil de loisirs sans hébergement" table:display="true" table:show-details="true"/>
                <table:data-pilot-member table:name="Réalisation d’un diagnostic complémentaire sur la totalité de la falaise surplombant l’avenue du Barri lié à la résorption de l’Habitat Insalubre (RHI) de l’îlot du Barri" table:display="true" table:show-details="true"/>
                <table:data-pilot-member table:name="Réalisation d’une aire de stationnement d’entrée de ville éco responsable " table:display="true" table:show-details="true"/>
                <table:data-pilot-member table:name="Réalisation de la muséographie du musée de la préhistoire de Quinson" table:display="true" table:show-details="true"/>
                <table:data-pilot-member table:name="Réaménagement de la Maison Nature &amp; Patrimoines" table:display="true" table:show-details="true"/>
                <table:data-pilot-member table:name="Réaménagement de la voirie dans le cadre de la création d’un nouveau quartier et de la construction de la gendarmerie" table:display="true" table:show-details="true"/>
                <table:data-pilot-member table:name="Reconstruction d’un mur de soutènement" table:display="true" table:show-details="true"/>
                <table:data-pilot-member table:name="Rectification d’un virage sur la voirie communale" table:display="true" table:show-details="true"/>
                <table:data-pilot-member table:name="Réfection d’un mur de soutènement en bordure du chemin communal rural de Champanastais à Pallyonne" table:display="true" table:show-details="true"/>
                <table:data-pilot-member table:name="Réfection d’une partie du chemin du cimetière (allée centrale) et de la montée de l’église (cheminement piétonnier)" table:display="true" table:show-details="true"/>
                <table:data-pilot-member table:name="Réfection de l’appartement de la Poste" table:display="true" table:show-details="true"/>
                <table:data-pilot-member table:name="Réfection de la piste forestière du Défend VC 01" table:display="true" table:show-details="true"/>
                <table:data-pilot-member table:name="Réfection de la route de Saint-Jurs – Tranche n°2" table:display="true" table:show-details="true"/>
                <table:data-pilot-member table:name="Réfection de la route des Jaumes" table:display="true" table:show-details="true"/>
                <table:data-pilot-member table:name="Réfection de la toiture de l’école élémentaire de la Sèbe" table:display="true" table:show-details="true"/>
                <table:data-pilot-member table:name="Réfection de la toiture et amélioration du bâtiment Le Four" table:display="true" table:show-details="true"/>
                <table:data-pilot-member table:name="Réfection de la toiture et rénovation du hangar communal" table:display="true" table:show-details="true"/>
                <table:data-pilot-member table:name="Réfection de la voire communale, chemin d’Aubard" table:display="true" table:show-details="true"/>
                <table:data-pilot-member table:name="Réfection de la voirie communale - Tranche n°1:" table:display="true" table:show-details="true"/>
                <table:data-pilot-member table:name="Réfection des menuiseries de l’école de Molanès" table:display="true" table:show-details="true"/>
                <table:data-pilot-member table:name="Réfection des réseaux humides du centre ancien (Tr2) et du réseau d’eau potable du quartier Pré Domenge" table:display="true" table:show-details="true"/>
                <table:data-pilot-member table:name="Réfection du sol de la salle multisport Jean Fernandez" table:display="true" table:show-details="true"/>
                <table:data-pilot-member table:name="Réfection du sol des terrains de tennis" table:display="true" table:show-details="true"/>
                <table:data-pilot-member table:name="Réfection et sécurisation du pont des Prats et des murs du chemin de Châtelard" table:display="true" table:show-details="true"/>
                <table:data-pilot-member table:name="Réhabilitation CVC et Toitures de l'école élémentaire René Cassin à Volx" table:display="true" table:show-details="true"/>
                <table:data-pilot-member table:name="Réhabilitation de la gendarmerie" table:display="true" table:show-details="true"/>
                <table:data-pilot-member table:name="Réhabilitation des locaux de la mairie et de deux logements " table:display="true" table:show-details="true"/>
                <table:data-pilot-member table:name="Réhabilitation du logement conventionné « La Curiale » rez-de-chaussée" table:display="true" table:show-details="true"/>
                <table:data-pilot-member table:name="Réhabilitation du stade d’honneur de Forcalquier" table:display="true" table:show-details="true"/>
                <table:data-pilot-member table:name="Réhabilitation du terrain de tennis" table:display="true" table:show-details="true"/>
                <table:data-pilot-member table:name="Réhabilitation et amélioration de la piscine municipale" table:display="true" table:show-details="true"/>
                <table:data-pilot-member table:name="Réhabilitation et extension du centre d’incendie de Céreste" table:display="true" table:show-details="true"/>
                <table:data-pilot-member table:name="Réhabilitation, revégétalisation et désimperméabilisation de la place des Acacias" table:display="true" table:show-details="true"/>
                <table:data-pilot-member table:name="Remise aux normes d’un ERP (cabinet d’infirmiers et de masseur kinésithérapeute)" table:display="true" table:show-details="true"/>
                <table:data-pilot-member table:name="Remise en état de la rue du Four" table:display="true" table:show-details="true"/>
                <table:data-pilot-member table:name="Remplacement patrimonial d’une conduite d’eau potable au hameau de la Bâtie" table:display="true" table:show-details="true"/>
                <table:data-pilot-member table:name="Remplacement réservoir eau de la Riaille" table:display="true" table:show-details="true"/>
                <table:data-pilot-member table:name="Renaturation de la friche d’entrée de ville (ancienne station service)" table:display="true" table:show-details="true"/>
                <table:data-pilot-member table:name="Renaturation de la place de l’église François Béraud (désimperméabilisation, lutte contre les îlots de chaleur, recalibrage des zones de stationnement). " table:display="true" table:show-details="true"/>
                <table:data-pilot-member table:name="Renaturation des 4 entrées du centre anciens" table:display="true" table:show-details="true"/>
                <table:data-pilot-member table:name="Renaturation et désimperméabilisation de la rue Sainte Victoire" table:display="true" table:show-details="true"/>
                <table:data-pilot-member table:name="Renforcement du réseau de caméras de vidéoprotection par l’installation de 13 caméras supplémentaires" table:display="true" table:show-details="true"/>
                <table:data-pilot-member table:name="Renforcement et enfouissement des réseaux de la rue LA RUA" table:display="true" table:show-details="true"/>
                <table:data-pilot-member table:name="Renouvellement des réseaux d’eaux usées sur le secteur de l’Aupillon – Groupement de commandes avec la commune des Thuiles" table:display="true" table:show-details="true"/>
                <table:data-pilot-member table:name="Rénovation d’un logement communal T3 situé au-dessus du bistrot" table:display="true" table:show-details="true"/>
                <table:data-pilot-member table:name="Rénovation de 2 logements – ancienne école communale (énergétique?) . Demande d’un nouvel examen au titre du Fonds Vert sollicitée par courrier du 27/01/2025" table:display="true" table:show-details="true"/>
                <table:data-pilot-member table:name="Rénovation de l’appartement communal situé au-dessus de la mairie" table:display="true" table:show-details="true"/>
                <table:data-pilot-member table:name="Rénovation de l’église Phase 1 : travaux extérieurs et voûte intérieure" table:display="true" table:show-details="true"/>
                <table:data-pilot-member table:name="Rénovation de la Chapelle du Bourget" table:display="true" table:show-details="true"/>
                <table:data-pilot-member table:name="Rénovation de la piscine municipale – Tranche n°1" table:display="true" table:show-details="true"/>
                <table:data-pilot-member table:name="Rénovation de la voirie communale: Route du Rocher, rue du Moulin à vent et rue du Moulin de la dame" table:display="true" table:show-details="true"/>
                <table:data-pilot-member table:name="Rénovation des toitures du foyer culturel et de l’école élémentaire" table:display="true" table:show-details="true"/>
                <table:data-pilot-member table:name="Rénovation du bâtiment du Ménage" table:display="true" table:show-details="true"/>
                <table:data-pilot-member table:name="Rénovation du four banal" table:display="true" table:show-details="true"/>
                <table:data-pilot-member table:name="Rénovation du logement destiné aux gardiens du refuge de l’Estrop" table:display="true" table:show-details="true"/>
                <table:data-pilot-member table:name="Rénovation du logement, maison Aubert" table:display="true" table:show-details="true"/>
                <table:data-pilot-member table:name="Rénovation énergétique de deux logements communaux non conventionnés : logement R+2 de l’école et logement villa des Jardins" table:display="true" table:show-details="true"/>
                <table:data-pilot-member table:name="Rénovation énergétique de l’école communale Pierre Magnan" table:display="true" table:show-details="true"/>
                <table:data-pilot-member table:name="Rénovation énergétique de l’école communale Victor Hugo" table:display="true" table:show-details="true"/>
                <table:data-pilot-member table:name="Rénovation énergétique de la maison Villardo à Reillanne" table:display="true" table:show-details="true"/>
                <table:data-pilot-member table:name="Rénovation énergétique de logements communaux" table:display="true" table:show-details="true"/>
                <table:data-pilot-member table:name="Rénovation énergétique du bâtiment de la mairie" table:display="true" table:show-details="true"/>
                <table:data-pilot-member table:name="Rénovation énergétique du pavillon 801 pour l’installation de la cantine de l’école Manceau" table:display="true" table:show-details="true"/>
                <table:data-pilot-member table:name="Rénovation énergétique et réhabilitation de la salle polyvalente" table:display="true" table:show-details="true"/>
                <table:data-pilot-member table:name="Rénovation et isolation de la salle polyvalente Françoise Cointot" table:display="true" table:show-details="true"/>
                <table:data-pilot-member table:name="Rénovation et modernisation des piscines de l’établissement thermal de Digne-les-Bains Tranche 2" table:display="true" table:show-details="true"/>
                <table:data-pilot-member table:name="Rénovation et restructuration du bâtiment communal de l’ancien presbytère" table:display="true" table:show-details="true"/>
                <table:data-pilot-member table:name="Rénovation et végétalisation de l’espace Lemoyne" table:display="true" table:show-details="true"/>
                <table:data-pilot-member table:name="Rénovation exemplaire de l’école élémentaire de Volonne" table:display="true" table:show-details="true"/>
                <table:data-pilot-member table:name="Rénovation thermique du bâtiment communal de la mairie" table:display="true" table:show-details="true"/>
                <table:data-pilot-member table:name="Rénovation thermique totale d’un logement social – place du Balaire" table:display="true" table:show-details="true"/>
                <table:data-pilot-member table:name="Requalification /réhabilitation du terrain de sport - " table:display="true" table:show-details="true"/>
                <table:data-pilot-member table:name="Requalification du musée promenade " table:display="true" table:show-details="true"/>
                <table:data-pilot-member table:name="Requalification et rénovation énergétique d’une villa en équipement communal dédié à l’enfance. FV 2/2 " table:display="true" table:show-details="true"/>
                <table:data-pilot-member table:name="Restauration du chalet Prouvé-Jeanneret" table:display="true" table:show-details="true"/>
                <table:data-pilot-member table:name="Restauration et mise en valeur de l’église Notre-Dame de l’Assomption de la Vierge – Tr1 " table:display="true" table:show-details="true"/>
                <table:data-pilot-member table:name="Restructuration, extension, mise aux normes et rénovation énergétique du bâtiment de l’hôtel de ville" table:display="true" table:show-details="true"/>
                <table:data-pilot-member table:name="Revitalisation du coeur de villageRéhabilitation de 3 immeubles en RHI" table:display="true" table:show-details="true"/>
                <table:data-pilot-member table:name="RHI" table:display="true" table:show-details="true"/>
                <table:data-pilot-member table:name="Sécurisation de l’accès à l’intérieur du bâtiment intercommunal hébergeant le siège de l’EPCI CCVUSP, situé 4 avenue des 3 Frères Arnaud à Barcelonnette (mise en sécurité des portes)" table:display="true" table:show-details="true"/>
                <table:data-pilot-member table:name="Sécurisation de l’accès au hameau du Châtelard" table:display="true" table:show-details="true"/>
                <table:data-pilot-member table:name="Sécurisation de l’alimentation en eau potable de Pierrerue, Niozelles et Lurs via DLVA Agglomération (commune de Pierrerue)" table:display="true" table:show-details="true"/>
                <table:data-pilot-member table:name="Sécurisation de la desserte en eau en rive gauche de la Bléone à Digne-les-Bains" table:display="true" table:show-details="true"/>
                <table:data-pilot-member table:name="Sécurisation des rues du village : rues de la Mairie, du Pontis, de l’Horloge, de l’église et placette du Pontis" table:display="true" table:show-details="true"/>
                <table:data-pilot-member table:name="Sécurisation et reprofilage d’un virage route de l’Hostellerie à l’Iscle de Vergons" table:display="true" table:show-details="true"/>
                <table:data-pilot-member table:name="Sécurisation et rétablissement de l’accès au quartier de Basarique" table:display="true" table:show-details="true"/>
                <table:data-pilot-member table:name="Transformation d’un terrain de football en herbe en terrain synthétique" table:display="true" table:show-details="true"/>
                <table:data-pilot-member table:name="Travaux conservatoires à l’église du Castellard-Mélan" table:display="true" table:show-details="true"/>
                <table:data-pilot-member table:name="Travaux d’accessibilité PMR du foyer rural Yvan Durand" table:display="true" table:show-details="true"/>
                <table:data-pilot-member table:name="Travaux d'aménagement et de renaturation de la Base de loisirs de la Germanette - 1ère partie" table:display="true" table:show-details="true"/>
                <table:data-pilot-member table:name="Travaux d’urgence concernant l’église Notre Dame de Vauvert" table:display="true" table:show-details="true"/>
                <table:data-pilot-member table:name="Travaux dans la salle polyvalente : mise en sécurité de l’électricité et des blocs de secours, remplacement des chauffages aérothermes par des climatisations réversibles" table:display="true" table:show-details="true"/>
                <table:data-pilot-member table:name="Travaux de maintien du bâti et PPMS des établissements scolaires" table:display="true" table:show-details="true"/>
                <table:data-pilot-member table:name="Travaux de maintien du bâti et PPMS des locaux des accueils de loisirs bâtiment Lucienne Chailan" table:display="true" table:show-details="true"/>
                <table:data-pilot-member table:name="Travaux de maintien du bâti et PPMS du multi accueil (crèche rue Léon Agnel)" table:display="true" table:show-details="true"/>
                <table:data-pilot-member table:name="Travaux de réfection de la charpente de la salle multisports et travaux annexes" table:display="true" table:show-details="true"/>
                <table:data-pilot-member table:name="Travaux de réhabilitation et mise en séparatif du réseau d’assainissement des Prats (volet pluvial)" table:display="true" table:show-details="true"/>
                <table:data-pilot-member table:name="Travaux de renouvellement et mise en séparatif du réseau d’eau usée du hameau des Prats – commune de Saint-Paul-sur-Ubaye" table:display="true" table:show-details="true"/>
                <table:data-pilot-member table:name="Travaux de rénovation de la villa Morelon destinée à l’Accueil Collectif de Mineurs sans hébergement " table:display="true" table:show-details="true"/>
                <table:data-pilot-member table:name="Travaux de rénovation du système de production et de distribution d’eau chaude sanitaire au camping municipal" table:display="true" table:show-details="true"/>
                <table:data-pilot-member table:name="Travaux de rénovation et sécurisation de la route du Villard" table:display="true" table:show-details="true"/>
                <table:data-pilot-member table:name="Travaux de restauration de l’église Saint-Laurent" table:display="true" table:show-details="true"/>
                <table:data-pilot-member table:name="Travaux de sauvegarde du mur d’enceinte du cimetière communal et des caveaux " table:display="true" table:show-details="true"/>
                <table:data-pilot-member table:name="Travaux de sécurisation – Traversée de la Fresquière - " table:display="true" table:show-details="true"/>
                <table:data-pilot-member table:name="Travaux de sécurisation au sein du groupe scolaire dans le cadre du PPMS" table:display="true" table:show-details="true"/>
                <table:data-pilot-member table:name="Travaux de sécurisation suite à un glissement de terrain au quartier de Miégessoles" table:display="true" table:show-details="true"/>
                <table:data-pilot-member table:name="Travaux de terrassement et pose de compteurs individuels d’eau potable" table:display="true" table:show-details="true"/>
                <table:data-pilot-member table:name="Travaux de voirie ( boucle de la planète, pont des oraisonis, chemin du cimetière, chemin de la scierie, chemin de ginestière, Montée Saint-Jurs)" table:display="true" table:show-details="true"/>
                <table:data-pilot-member table:name="Travaux de voirie: entrée du village (place de la mairie phase 1) et chemin du Vicaire" table:display="true" table:show-details="true"/>
                <table:data-pilot-member table:name="Travaux de VRD quartier du Quair : élargissement des voies de circulation, création d’un parking, restructuration des réseaux d’eau, d’assainissement, de pluvial en raison de l’urbanisation du quartier avec une opération de création de logements locatifs sociaux et de commercialisation de lots à bâtir" table:display="true" table:show-details="true"/>
                <table:data-pilot-member table:name="Verdissement de la flotte des véhicules communaux " table:display="true" table:show-details="true"/>
                <table:data-pilot-member table:name="Vidéoprotection" table:display="true" table:show-details="true"/>
                <table:data-pilot-member table:name="Vidéprotection à Seyne – Projet Rivag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Table dynamique_Hautes-Alpes_2'.A1:'Table dynamique_Hautes-Alpes_2'.C123" table:buttons="'Table dynamique_Hautes-Alpes_2'.A2 'Table dynamique_Hautes-Alpes_2'.B1" table:show-filter-button="false" table:drill-down-on-double-click="false">
          <table:source-cell-range table:cell-range-address="'Hautes-Alpes'.A1:'Hautes-Alpes'.H161"/>
          <table:data-pilot-field table:source-field-name="Porteur du projet" table:orientation="row" table:used-hierarchy="0" table:function="auto">
            <table:data-pilot-level table:show-empty="false" calcext:repeat-item-labels="false">
              <table:data-pilot-members>
                <table:data-pilot-member table:name="Abriès-Ristolas" table:display="true" table:show-details="true"/>
                <table:data-pilot-member table:name="AGRIBIO HAUTES ALPES" table:display="true" table:show-details="true"/>
                <table:data-pilot-member table:name="Ancelle" table:display="true" table:show-details="true"/>
                <table:data-pilot-member table:name="Association Ascen-Danse" table:display="true" table:show-details="true"/>
                <table:data-pilot-member table:name="Association culturelle, sociale et sportive du Queyras" table:display="true" table:show-details="true"/>
                <table:data-pilot-member table:name="Association DAHLIR" table:display="true" table:show-details="true"/>
                <table:data-pilot-member table:name="Association Du vivant dans nos cordes" table:display="true" table:show-details="true"/>
                <table:data-pilot-member table:name="Association Fées d’Hiver" table:display="true" table:show-details="true"/>
                <table:data-pilot-member table:name="Association le Hang’Art" table:display="true" table:show-details="true"/>
                <table:data-pilot-member table:name="Association le pas de l’oiseau" table:display="true" table:show-details="true"/>
                <table:data-pilot-member table:name="Association MusiQueyras" table:display="true" table:show-details="true"/>
                <table:data-pilot-member table:name="Association Rions de Soleil" table:display="true" table:show-details="true"/>
                <table:data-pilot-member table:name="Association Serres Lez ‘Arts" table:display="true" table:show-details="true"/>
                <table:data-pilot-member table:name="Barcillonnette" table:display="true" table:show-details="true"/>
                <table:data-pilot-member table:name="Briançon" table:display="true" table:show-details="true"/>
                <table:data-pilot-member table:name="CA Gap-Tallard-Durance" table:display="true" table:show-details="true"/>
                <table:data-pilot-member table:name="CC Buëch-Dévoluy" table:display="true" table:show-details="true"/>
                <table:data-pilot-member table:name="CC Champsaur-Valgaudemar" table:display="true" table:show-details="true"/>
                <table:data-pilot-member table:name="CC du Briançonnais" table:display="true" table:show-details="true"/>
                <table:data-pilot-member table:name="CC du Guillestrois et du Queyras" table:display="true" table:show-details="true"/>
                <table:data-pilot-member table:name="CC du Pays des Ecrins" table:display="true" table:show-details="true"/>
                <table:data-pilot-member table:name="CC Serre-Ponçon" table:display="true" table:show-details="true"/>
                <table:data-pilot-member table:name="CC Serre-Ponçon Val d'Avance" table:display="true" table:show-details="true"/>
                <table:data-pilot-member table:name="Ceillac" table:display="true" table:show-details="true"/>
                <table:data-pilot-member table:name="Cervières" table:display="true" table:show-details="true"/>
                <table:data-pilot-member table:name="Champcella" table:display="true" table:show-details="true"/>
                <table:data-pilot-member table:name="Chanousse" table:display="true" table:show-details="true"/>
                <table:data-pilot-member table:name="Châteauneuf-d'Oze" table:display="true" table:show-details="true"/>
                <table:data-pilot-member table:name="Châteauroux-les-Alpes" table:display="true" table:show-details="true"/>
                <table:data-pilot-member table:name="Compagnie Chabraque" table:display="true" table:show-details="true"/>
                <table:data-pilot-member table:name="Crévoux" table:display="true" table:show-details="true"/>
                <table:data-pilot-member table:name="CTRE HOSPITALIER INTERCOM ALPES DU SUD" table:display="true" table:show-details="true"/>
                <table:data-pilot-member table:name="Département des Hautes-Alpes" table:display="true" table:show-details="true"/>
                <table:data-pilot-member table:name="Dévoluy" table:display="true" table:show-details="true"/>
                <table:data-pilot-member table:name="Embrun" table:display="true" table:show-details="true"/>
                <table:data-pilot-member table:name="Éourres" table:display="true" table:show-details="true"/>
                <table:data-pilot-member table:name="Esparron -05" table:display="true" table:show-details="true"/>
                <table:data-pilot-member table:name="Espinasses" table:display="true" table:show-details="true"/>
                <table:data-pilot-member table:name="Étoile-Saint-Cyrice" table:display="true" table:show-details="true"/>
                <table:data-pilot-member table:name="Fédération française des sports de glace" table:display="true" table:show-details="true"/>
                <table:data-pilot-member table:name="FEUTRE FERTILE" table:display="true" table:show-details="true"/>
                <table:data-pilot-member table:name="Forest-Saint-Julien" table:display="true" table:show-details="true"/>
                <table:data-pilot-member table:name="Gap" table:display="true" table:show-details="true"/>
                <table:data-pilot-member table:name="Garde-Colombe" table:display="true" table:show-details="true"/>
                <table:data-pilot-member table:name="Guillestre" table:display="true" table:show-details="true"/>
                <table:data-pilot-member table:name="HOTEL LE FARANCHIN" table:display="true" table:show-details="true"/>
                <table:data-pilot-member table:name="INHOMA DESIGN (LAINES DU VALGAUDEMAR)" table:display="true" table:show-details="true"/>
                <table:data-pilot-member table:name="L'Argentière-la-Bessée" table:display="true" table:show-details="true"/>
                <table:data-pilot-member table:name="L'Épine" table:display="true" table:show-details="true"/>
                <table:data-pilot-member table:name="La Bâtie-Montsaléon" table:display="true" table:show-details="true"/>
                <table:data-pilot-member table:name="La Bâtie-Neuve" table:display="true" table:show-details="true"/>
                <table:data-pilot-member table:name="LA CINEMATHEQUE D IMAGES DE MONTAGNE" table:display="true" table:show-details="true"/>
                <table:data-pilot-member table:name="La Freissinouse" table:display="true" table:show-details="true"/>
                <table:data-pilot-member table:name="La Piarre" table:display="true" table:show-details="true"/>
                <table:data-pilot-member table:name="La Salle-les-Alpes" table:display="true" table:show-details="true"/>
                <table:data-pilot-member table:name="La Saulce" table:display="true" table:show-details="true"/>
                <table:data-pilot-member table:name="Laragne-Montéglin" table:display="true" table:show-details="true"/>
                <table:data-pilot-member table:name="Lardier-et-Valença" table:display="true" table:show-details="true"/>
                <table:data-pilot-member table:name="Lazer" table:display="true" table:show-details="true"/>
                <table:data-pilot-member table:name="Le Monêtier-les-Bains" table:display="true" table:show-details="true"/>
                <table:data-pilot-member table:name="Le Noyer" table:display="true" table:show-details="true"/>
                <table:data-pilot-member table:name="Le Poët" table:display="true" table:show-details="true"/>
                <table:data-pilot-member table:name="Le Saix" table:display="true" table:show-details="true"/>
                <table:data-pilot-member table:name="Les Orres" table:display="true" table:show-details="true"/>
                <table:data-pilot-member table:name="Les rencontres de la Haute-Romanche" table:display="true" table:show-details="true"/>
                <table:data-pilot-member table:name="Les Vigneaux" table:display="true" table:show-details="true"/>
                <table:data-pilot-member table:name="Lettret" table:display="true" table:show-details="true"/>
                <table:data-pilot-member table:name="MARCHAL PIERRE" table:display="true" table:show-details="true"/>
                <table:data-pilot-member table:name="Méreuil" table:display="true" table:show-details="true"/>
                <table:data-pilot-member table:name="Molines-en-Queyras" table:display="true" table:show-details="true"/>
                <table:data-pilot-member table:name="Monêtier-Allemont" table:display="true" table:show-details="true"/>
                <table:data-pilot-member table:name="Montbrand" table:display="true" table:show-details="true"/>
                <table:data-pilot-member table:name="Montmaur" table:display="true" table:show-details="true"/>
                <table:data-pilot-member table:name="Neffes" table:display="true" table:show-details="true"/>
                <table:data-pilot-member table:name="Névache" table:display="true" table:show-details="true"/>
                <table:data-pilot-member table:name="Orcières" table:display="true" table:show-details="true"/>
                <table:data-pilot-member table:name="Orpierre" table:display="true" table:show-details="true"/>
                <table:data-pilot-member table:name="Oze" table:display="true" table:show-details="true"/>
                <table:data-pilot-member table:name="Poligny" table:display="true" table:show-details="true"/>
                <table:data-pilot-member table:name="Puy-Saint-André" table:display="true" table:show-details="true"/>
                <table:data-pilot-member table:name="Puy-Saint-Pierre" table:display="true" table:show-details="true"/>
                <table:data-pilot-member table:name="Puy-Saint-Vincent" table:display="true" table:show-details="true"/>
                <table:data-pilot-member table:name="Rabou" table:display="true" table:show-details="true"/>
                <table:data-pilot-member table:name="Rambaud" table:display="true" table:show-details="true"/>
                <table:data-pilot-member table:name="Remollon" table:display="true" table:show-details="true"/>
                <table:data-pilot-member table:name="Ribeyret" table:display="true" table:show-details="true"/>
                <table:data-pilot-member table:name="Risoul" table:display="true" table:show-details="true"/>
                <table:data-pilot-member table:name="Rochebrune" table:display="true" table:show-details="true"/>
                <table:data-pilot-member table:name="Rosans" table:display="true" table:show-details="true"/>
                <table:data-pilot-member table:name="Rousset -05" table:display="true" table:show-details="true"/>
                <table:data-pilot-member table:name="Saint-André-d'Embrun" table:display="true" table:show-details="true"/>
                <table:data-pilot-member table:name="Saint-Apollinaire" table:display="true" table:show-details="true"/>
                <table:data-pilot-member table:name="Saint-Bonnet-en-Champsaur" table:display="true" table:show-details="true"/>
                <table:data-pilot-member table:name="Saint-Chaffrey" table:display="true" table:show-details="true"/>
                <table:data-pilot-member table:name="Saint-Crépin" table:display="true" table:show-details="true"/>
                <table:data-pilot-member table:name="Saint-Jean-Saint-Nicolas" table:display="true" table:show-details="true"/>
                <table:data-pilot-member table:name="Saint-Julien-en-Beauchêne" table:display="true" table:show-details="true"/>
                <table:data-pilot-member table:name="Saint-Julien-en-Champsaur" table:display="true" table:show-details="true"/>
                <table:data-pilot-member table:name="Saint-Léger-les-Mélèzes" table:display="true" table:show-details="true"/>
                <table:data-pilot-member table:name="Saint-Martin-de-Queyrières" table:display="true" table:show-details="true"/>
                <table:data-pilot-member table:name="Saint-Michel-de-Chaillol" table:display="true" table:show-details="true"/>
                <table:data-pilot-member table:name="Saint-Véran" table:display="true" table:show-details="true"/>
                <table:data-pilot-member table:name="Savines-le-Lac" table:display="true" table:show-details="true"/>
                <table:data-pilot-member table:name="Serres" table:display="true" table:show-details="true"/>
                <table:data-pilot-member table:name="SI du mandement de Savines" table:display="true" table:show-details="true"/>
                <table:data-pilot-member table:name="Sigottier" table:display="true" table:show-details="true"/>
                <table:data-pilot-member table:name="Sigoyer -05" table:display="true" table:show-details="true"/>
                <table:data-pilot-member table:name="SIVU de la Haute vallée de Maraize" table:display="true" table:show-details="true"/>
                <table:data-pilot-member table:name="SM du Parc naturel régional du Queyras" table:display="true" table:show-details="true"/>
                <table:data-pilot-member table:name="SMADESEP" table:display="true" table:show-details="true"/>
                <table:data-pilot-member table:name="société Guillaumette" table:display="true" table:show-details="true"/>
                <table:data-pilot-member table:name="Tallard" table:display="true" table:show-details="true"/>
                <table:data-pilot-member table:name="Théus" table:display="true" table:show-details="true"/>
                <table:data-pilot-member table:name="Trescléoux" table:display="true" table:show-details="true"/>
                <table:data-pilot-member table:name="Upaix" table:display="true" table:show-details="true"/>
                <table:data-pilot-member table:name="Valdoule" table:display="true" table:show-details="true"/>
                <table:data-pilot-member table:name="Vallouise-Pelvoux" table:display="true" table:show-details="true"/>
                <table:data-pilot-member table:name="Vars" table:display="true" table:show-details="true"/>
                <table:data-pilot-member table:name="Ventavon" table:display="true" table:show-details="true"/>
                <table:data-pilot-member table:name="Veyne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Financement accordé" table:orientation="data" table:used-hierarchy="0" table:function="sum">
            <table:data-pilot-level table:show-empty="false" calcext:repeat-item-labels="false">
              <table:data-pilot-members>
                <table:data-pilot-member table:name="1 325 €" table:display="true" table:show-details="true"/>
                <table:data-pilot-member table:name="1 534 €" table:display="true" table:show-details="true"/>
                <table:data-pilot-member table:name="1 759 €" table:display="true" table:show-details="true"/>
                <table:data-pilot-member table:name="1 860 €" table:display="true" table:show-details="true"/>
                <table:data-pilot-member table:name="2 192 €" table:display="true" table:show-details="true"/>
                <table:data-pilot-member table:name="2 745 €" table:display="true" table:show-details="true"/>
                <table:data-pilot-member table:name="2 785 €" table:display="true" table:show-details="true"/>
                <table:data-pilot-member table:name="3 000 €" table:display="true" table:show-details="true"/>
                <table:data-pilot-member table:name="3 500 €" table:display="true" table:show-details="true"/>
                <table:data-pilot-member table:name="3 501 €" table:display="true" table:show-details="true"/>
                <table:data-pilot-member table:name="4 457 €" table:display="true" table:show-details="true"/>
                <table:data-pilot-member table:name="4 919 €" table:display="true" table:show-details="true"/>
                <table:data-pilot-member table:name="5 000 €" table:display="true" table:show-details="true"/>
                <table:data-pilot-member table:name="5 011 €" table:display="true" table:show-details="true"/>
                <table:data-pilot-member table:name="5 533 €" table:display="true" table:show-details="true"/>
                <table:data-pilot-member table:name="5 541 €" table:display="true" table:show-details="true"/>
                <table:data-pilot-member table:name="5 807 €" table:display="true" table:show-details="true"/>
                <table:data-pilot-member table:name="7 000 €" table:display="true" table:show-details="true"/>
                <table:data-pilot-member table:name="7 857 €" table:display="true" table:show-details="true"/>
                <table:data-pilot-member table:name="8 804 €" table:display="true" table:show-details="true"/>
                <table:data-pilot-member table:name="9 807 €" table:display="true" table:show-details="true"/>
                <table:data-pilot-member table:name="10 000 €" table:display="true" table:show-details="true"/>
                <table:data-pilot-member table:name="10 154 €" table:display="true" table:show-details="true"/>
                <table:data-pilot-member table:name="10 410 €" table:display="true" table:show-details="true"/>
                <table:data-pilot-member table:name="10 501 €" table:display="true" table:show-details="true"/>
                <table:data-pilot-member table:name="10 919 €" table:display="true" table:show-details="true"/>
                <table:data-pilot-member table:name="10 950 €" table:display="true" table:show-details="true"/>
                <table:data-pilot-member table:name="11 314 €" table:display="true" table:show-details="true"/>
                <table:data-pilot-member table:name="11 940 €" table:display="true" table:show-details="true"/>
                <table:data-pilot-member table:name="12 023 €" table:display="true" table:show-details="true"/>
                <table:data-pilot-member table:name="12 160 €" table:display="true" table:show-details="true"/>
                <table:data-pilot-member table:name="12 613 €" table:display="true" table:show-details="true"/>
                <table:data-pilot-member table:name="13 574 €" table:display="true" table:show-details="true"/>
                <table:data-pilot-member table:name="13 869 €" table:display="true" table:show-details="true"/>
                <table:data-pilot-member table:name="14 000 €" table:display="true" table:show-details="true"/>
                <table:data-pilot-member table:name="14 298 €" table:display="true" table:show-details="true"/>
                <table:data-pilot-member table:name="14 700 €" table:display="true" table:show-details="true"/>
                <table:data-pilot-member table:name="15 264 €" table:display="true" table:show-details="true"/>
                <table:data-pilot-member table:name="15 329 €" table:display="true" table:show-details="true"/>
                <table:data-pilot-member table:name="15 530 €" table:display="true" table:show-details="true"/>
                <table:data-pilot-member table:name="15 663 €" table:display="true" table:show-details="true"/>
                <table:data-pilot-member table:name="16 000 €" table:display="true" table:show-details="true"/>
                <table:data-pilot-member table:name="16 498 €" table:display="true" table:show-details="true"/>
                <table:data-pilot-member table:name="18 000 €" table:display="true" table:show-details="true"/>
                <table:data-pilot-member table:name="18 100 €" table:display="true" table:show-details="true"/>
                <table:data-pilot-member table:name="18 267 €" table:display="true" table:show-details="true"/>
                <table:data-pilot-member table:name="19 021 €" table:display="true" table:show-details="true"/>
                <table:data-pilot-member table:name="19 765 €" table:display="true" table:show-details="true"/>
                <table:data-pilot-member table:name="21 000 €" table:display="true" table:show-details="true"/>
                <table:data-pilot-member table:name="21 250 €" table:display="true" table:show-details="true"/>
                <table:data-pilot-member table:name="23 166 €" table:display="true" table:show-details="true"/>
                <table:data-pilot-member table:name="24 659 €" table:display="true" table:show-details="true"/>
                <table:data-pilot-member table:name="25 286 €" table:display="true" table:show-details="true"/>
                <table:data-pilot-member table:name="26 554 €" table:display="true" table:show-details="true"/>
                <table:data-pilot-member table:name="27 000 €" table:display="true" table:show-details="true"/>
                <table:data-pilot-member table:name="28 000 €" table:display="true" table:show-details="true"/>
                <table:data-pilot-member table:name="30 359 €" table:display="true" table:show-details="true"/>
                <table:data-pilot-member table:name="31 010 €" table:display="true" table:show-details="true"/>
                <table:data-pilot-member table:name="31 378 €" table:display="true" table:show-details="true"/>
                <table:data-pilot-member table:name="31 829 €" table:display="true" table:show-details="true"/>
                <table:data-pilot-member table:name="31 958 €" table:display="true" table:show-details="true"/>
                <table:data-pilot-member table:name="32 175 €" table:display="true" table:show-details="true"/>
                <table:data-pilot-member table:name="32 331 €" table:display="true" table:show-details="true"/>
                <table:data-pilot-member table:name="33 474 €" table:display="true" table:show-details="true"/>
                <table:data-pilot-member table:name="33 497 €" table:display="true" table:show-details="true"/>
                <table:data-pilot-member table:name="34 915 €" table:display="true" table:show-details="true"/>
                <table:data-pilot-member table:name="36 017 €" table:display="true" table:show-details="true"/>
                <table:data-pilot-member table:name="37 900 €" table:display="true" table:show-details="true"/>
                <table:data-pilot-member table:name="41 258 €" table:display="true" table:show-details="true"/>
                <table:data-pilot-member table:name="43 137 €" table:display="true" table:show-details="true"/>
                <table:data-pilot-member table:name="43 557 €" table:display="true" table:show-details="true"/>
                <table:data-pilot-member table:name="43 871 €" table:display="true" table:show-details="true"/>
                <table:data-pilot-member table:name="45 000 €" table:display="true" table:show-details="true"/>
                <table:data-pilot-member table:name="45 790 €" table:display="true" table:show-details="true"/>
                <table:data-pilot-member table:name="49 044 €" table:display="true" table:show-details="true"/>
                <table:data-pilot-member table:name="50 158 €" table:display="true" table:show-details="true"/>
                <table:data-pilot-member table:name="51 165 €" table:display="true" table:show-details="true"/>
                <table:data-pilot-member table:name="54 259 €" table:display="true" table:show-details="true"/>
                <table:data-pilot-member table:name="55 054 €" table:display="true" table:show-details="true"/>
                <table:data-pilot-member table:name="55 200 €" table:display="true" table:show-details="true"/>
                <table:data-pilot-member table:name="57 600 €" table:display="true" table:show-details="true"/>
                <table:data-pilot-member table:name="59 889 €" table:display="true" table:show-details="true"/>
                <table:data-pilot-member table:name="60 782 €" table:display="true" table:show-details="true"/>
                <table:data-pilot-member table:name="60 843 €" table:display="true" table:show-details="true"/>
                <table:data-pilot-member table:name="61 200 €" table:display="true" table:show-details="true"/>
                <table:data-pilot-member table:name="62 880 €" table:display="true" table:show-details="true"/>
                <table:data-pilot-member table:name="63 787 €" table:display="true" table:show-details="true"/>
                <table:data-pilot-member table:name="65 459 €" table:display="true" table:show-details="true"/>
                <table:data-pilot-member table:name="65 650 €" table:display="true" table:show-details="true"/>
                <table:data-pilot-member table:name="67 342 €" table:display="true" table:show-details="true"/>
                <table:data-pilot-member table:name="69 937 €" table:display="true" table:show-details="true"/>
                <table:data-pilot-member table:name="71 295 €" table:display="true" table:show-details="true"/>
                <table:data-pilot-member table:name="72 000 €" table:display="true" table:show-details="true"/>
                <table:data-pilot-member table:name="75 545 €" table:display="true" table:show-details="true"/>
                <table:data-pilot-member table:name="77 500 €" table:display="true" table:show-details="true"/>
                <table:data-pilot-member table:name="82 547 €" table:display="true" table:show-details="true"/>
                <table:data-pilot-member table:name="89 000 €" table:display="true" table:show-details="true"/>
                <table:data-pilot-member table:name="90 000 €" table:display="true" table:show-details="true"/>
                <table:data-pilot-member table:name="90 600 €" table:display="true" table:show-details="true"/>
                <table:data-pilot-member table:name="91 200 €" table:display="true" table:show-details="true"/>
                <table:data-pilot-member table:name="99 998 €" table:display="true" table:show-details="true"/>
                <table:data-pilot-member table:name="105 000 €" table:display="true" table:show-details="true"/>
                <table:data-pilot-member table:name="106 500 €" table:display="true" table:show-details="true"/>
                <table:data-pilot-member table:name="110 000 €" table:display="true" table:show-details="true"/>
                <table:data-pilot-member table:name="110 388 €" table:display="true" table:show-details="true"/>
                <table:data-pilot-member table:name="122 457 €" table:display="true" table:show-details="true"/>
                <table:data-pilot-member table:name="127 248 €" table:display="true" table:show-details="true"/>
                <table:data-pilot-member table:name="135 000 €" table:display="true" table:show-details="true"/>
                <table:data-pilot-member table:name="137 906 €" table:display="true" table:show-details="true"/>
                <table:data-pilot-member table:name="143 748 €" table:display="true" table:show-details="true"/>
                <table:data-pilot-member table:name="144 510 €" table:display="true" table:show-details="true"/>
                <table:data-pilot-member table:name="150 000 €" table:display="true" table:show-details="true"/>
                <table:data-pilot-member table:name="156 000 €" table:display="true" table:show-details="true"/>
                <table:data-pilot-member table:name="160 680 €" table:display="true" table:show-details="true"/>
                <table:data-pilot-member table:name="164 559 €" table:display="true" table:show-details="true"/>
                <table:data-pilot-member table:name="180 400 €" table:display="true" table:show-details="true"/>
                <table:data-pilot-member table:name="187 500 €" table:display="true" table:show-details="true"/>
                <table:data-pilot-member table:name="200 000 €" table:display="true" table:show-details="true"/>
                <table:data-pilot-member table:name="200 198 €" table:display="true" table:show-details="true"/>
                <table:data-pilot-member table:name="200 991 €" table:display="true" table:show-details="true"/>
                <table:data-pilot-member table:name="206 469 €" table:display="true" table:show-details="true"/>
                <table:data-pilot-member table:name="216 745 €" table:display="true" table:show-details="true"/>
                <table:data-pilot-member table:name="225 000 €" table:display="true" table:show-details="true"/>
                <table:data-pilot-member table:name="227 997 €" table:display="true" table:show-details="true"/>
                <table:data-pilot-member table:name="228 468 €" table:display="true" table:show-details="true"/>
                <table:data-pilot-member table:name="234 834 €" table:display="true" table:show-details="true"/>
                <table:data-pilot-member table:name="242 386 €" table:display="true" table:show-details="true"/>
                <table:data-pilot-member table:name="250 000 €" table:display="true" table:show-details="true"/>
                <table:data-pilot-member table:name="255 596 €" table:display="true" table:show-details="true"/>
                <table:data-pilot-member table:name="269 070 €" table:display="true" table:show-details="true"/>
                <table:data-pilot-member table:name="269 447 €" table:display="true" table:show-details="true"/>
                <table:data-pilot-member table:name="271 314 €" table:display="true" table:show-details="true"/>
                <table:data-pilot-member table:name="274 725 €" table:display="true" table:show-details="true"/>
                <table:data-pilot-member table:name="288 547 €" table:display="true" table:show-details="true"/>
                <table:data-pilot-member table:name="303 740 €" table:display="true" table:show-details="true"/>
                <table:data-pilot-member table:name="306 578 €" table:display="true" table:show-details="true"/>
                <table:data-pilot-member table:name="315 461 €" table:display="true" table:show-details="true"/>
                <table:data-pilot-member table:name="324 000 €" table:display="true" table:show-details="true"/>
                <table:data-pilot-member table:name="337 725 €" table:display="true" table:show-details="true"/>
                <table:data-pilot-member table:name="350 000 €" table:display="true" table:show-details="true"/>
                <table:data-pilot-member table:name="366 685 €" table:display="true" table:show-details="true"/>
                <table:data-pilot-member table:name="375 000 €" table:display="true" table:show-details="true"/>
                <table:data-pilot-member table:name="400 000 €" table:display="true" table:show-details="true"/>
                <table:data-pilot-member table:name="411 720 €" table:display="true" table:show-details="true"/>
                <table:data-pilot-member table:name="468 750 €" table:display="true" table:show-details="true"/>
                <table:data-pilot-member table:name="500 000 €" table:display="true" table:show-details="true"/>
                <table:data-pilot-member table:name="500 280 €" table:display="true" table:show-details="true"/>
                <table:data-pilot-member table:name="501 856 €" table:display="true" table:show-details="true"/>
                <table:data-pilot-member table:name="608 107 €" table:display="true" table:show-details="true"/>
                <table:data-pilot-member table:name="800 000 €" table:display="true" table:show-details="true"/>
                <table:data-pilot-member table:name="1 000 000 €"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titulé du projet" table:orientation="data" table:used-hierarchy="0" table:function="count">
            <table:data-pilot-level table:show-empty="false" calcext:repeat-item-labels="false">
              <table:data-pilot-members>
                <table:data-pilot-member table:name=" Chemin des Vignes – Mobilité douce et sécurisation des piétonniers" table:display="true" table:show-details="true"/>
                <table:data-pilot-member table:name="1390 route de l’Eau Vive" table:display="true" table:show-details="true"/>
                <table:data-pilot-member table:name="AAP Mobilités actives et partagées 2024 - chargé de mission 36 mois - CC du Briançonnais (05)" table:display="true" table:show-details="true"/>
                <table:data-pilot-member table:name="AAP Plan de circulation pour la transition écologique 2024 - Commune de Briançon (05)" table:display="true" table:show-details="true"/>
                <table:data-pilot-member table:name="Accompagnement des agriculteurs biologiques de la région Provence-Alpes-Côte d'Azur face au changement climatique" table:display="true" table:show-details="true"/>
                <table:data-pilot-member table:name="Achat de panneaux de rue" table:display="true" table:show-details="true"/>
                <table:data-pilot-member table:name="Actions culturelles sur le territoire haut-alpin" table:display="true" table:show-details="true"/>
                <table:data-pilot-member table:name="Agrandissement de la crèche les Marmottes" table:display="true" table:show-details="true"/>
                <table:data-pilot-member table:name="Amélioration de la résilience et la biodiversité des forêts de montagne" table:display="true" table:show-details="true"/>
                <table:data-pilot-member table:name="Amélioration du service d'eau potable" table:display="true" table:show-details="true"/>
                <table:data-pilot-member table:name="Amélioration et rénovation de l'école Paul-Emile Victor élémentaire " table:display="true" table:show-details="true"/>
                <table:data-pilot-member table:name="Amélioration thermique du bâtiment de l’école  - tranche 2" table:display="true" table:show-details="true"/>
                <table:data-pilot-member table:name="Aménagement Champ de foire" table:display="true" table:show-details="true"/>
                <table:data-pilot-member table:name="Aménagement d’un cheminement vert à la Roche de Rame" table:display="true" table:show-details="true"/>
                <table:data-pilot-member table:name="Aménagement de l’étage de l’école (création d’une salle de classe, d’un espace repas et accueil) " table:display="true" table:show-details="true"/>
                <table:data-pilot-member table:name="Aménagement de la place du Village et des rues connexes" table:display="true" table:show-details="true"/>
                <table:data-pilot-member table:name="Aménagement de la salle communale" table:display="true" table:show-details="true"/>
                <table:data-pilot-member table:name="Aménagement de locaux pour les services de la CCSP - Année 2025" table:display="true" table:show-details="true"/>
                <table:data-pilot-member table:name="Aménagement des passages busés du Riou Mort aux Marrons et à la Villette sur la commune de St Michel de Chaillol suite aux désordres torrentiels observés" table:display="true" table:show-details="true"/>
                <table:data-pilot-member table:name="Aménagement des places des Forestons" table:display="true" table:show-details="true"/>
                <table:data-pilot-member table:name="Aménagement du pont bascule et création d’un chemin piétonnier " table:display="true" table:show-details="true"/>
                <table:data-pilot-member table:name="Aménagement du site de la Chapelle Saint-Etienne" table:display="true" table:show-details="true"/>
                <table:data-pilot-member table:name="Aménagement et mise en accessibilité d’un arrêt de transport en commun (Les Guibertes)" table:display="true" table:show-details="true"/>
                <table:data-pilot-member table:name="Aménagement paysager " table:display="true" table:show-details="true"/>
                <table:data-pilot-member table:name="Aménagement place du champ de foire" table:display="true" table:show-details="true"/>
                <table:data-pilot-member table:name="AVELO 3.2 : Axes 1, 2, 3 - Etudes, Services vélo, Communication et animation - Communauté de Communes de Serre-Ponçon (05)" table:display="true" table:show-details="true"/>
                <table:data-pilot-member table:name="Captages d’au-delà du Pont : Travaux de mise en conformité, reprise des adductions, traitement de potabilisation des eaux." table:display="true" table:show-details="true"/>
                <table:data-pilot-member table:name="Cheminement piéton culturel entre les hameaux et le village" table:display="true" table:show-details="true"/>
                <table:data-pilot-member table:name="Clin d'Œil 2025 &amp; expérimentations éditoriales " table:display="true" table:show-details="true"/>
                <table:data-pilot-member table:name="Collecte, sauvegarde et diffusion du patrimoine audiovisuel tourné en zone de montagne" table:display="true" table:show-details="true"/>
                <table:data-pilot-member table:name="Confortement de la digue de la STEP" table:display="true" table:show-details="true"/>
                <table:data-pilot-member table:name="Consolidation des fondations d'une partie du bâtiment de la mairie de Risoul" table:display="true" table:show-details="true"/>
                <table:data-pilot-member table:name="Construction d’équipements sportifs (salle et plateau)" table:display="true" table:show-details="true"/>
                <table:data-pilot-member table:name="Construction d’un bâtiment à destination de logements en habitat inclusif et de locaux à caractère social à l’Argentière-La Bessée" table:display="true" table:show-details="true"/>
                <table:data-pilot-member table:name="Construction d'un complexe regroupant une salle multi-activités et un cinéma - Phase 1" table:display="true" table:show-details="true"/>
                <table:data-pilot-member table:name="Construction d'un garage communal" table:display="true" table:show-details="true"/>
                <table:data-pilot-member table:name="Construction d’un hangar communal pour les services techniques" table:display="true" table:show-details="true"/>
                <table:data-pilot-member table:name="Construction d’une salle de gymnastique à l’école Émilie Carles" table:display="true" table:show-details="true"/>
                <table:data-pilot-member table:name="Construction du spa thermal des grands bains" table:display="true" table:show-details="true"/>
                <table:data-pilot-member table:name="Création d’un appartement communal dans les combles de l’ancienne école de Puy Chalvin" table:display="true" table:show-details="true"/>
                <table:data-pilot-member table:name="Création d’un espace multi-sports" table:display="true" table:show-details="true"/>
                <table:data-pilot-member table:name="Création d'un espace sportif" table:display="true" table:show-details="true"/>
                <table:data-pilot-member table:name="Création d'une aire sportive multigénérationnelle dans le centre-ville de Laragne-Montéglin" table:display="true" table:show-details="true"/>
                <table:data-pilot-member table:name="Création d'une maison de pays à Montgardin" table:display="true" table:show-details="true"/>
                <table:data-pilot-member table:name="Création d’une maison des associations" table:display="true" table:show-details="true"/>
                <table:data-pilot-member table:name="Création d'une nouvelle Station d'Epuration" table:display="true" table:show-details="true"/>
                <table:data-pilot-member table:name="Création d'une place de village à Maubourg" table:display="true" table:show-details="true"/>
                <table:data-pilot-member table:name="Création d’une salle de classe accolée au bâtiment scolaire" table:display="true" table:show-details="true"/>
                <table:data-pilot-member table:name="Création de 4 logements à loyers modérés" table:display="true" table:show-details="true"/>
                <table:data-pilot-member table:name="Deuxième tranche des travaux du Tour de Ville" table:display="true" table:show-details="true"/>
                <table:data-pilot-member table:name="Entretien de la végétation des systèmes d'endiguement " table:display="true" table:show-details="true"/>
                <table:data-pilot-member table:name="Entretien de la végétation du torrent du Bouchouse à la Roche de Rame " table:display="true" table:show-details="true"/>
                <table:data-pilot-member table:name="Etude de faisabilité pour le projet hydroélectrique de la station d'Ancelle (05)" table:display="true" table:show-details="true"/>
                <table:data-pilot-member table:name="ETUDE DE PROGRAMMATION URBAINE DU PINET " table:display="true" table:show-details="true"/>
                <table:data-pilot-member table:name="Extension du système de vidéoprotection" table:display="true" table:show-details="true"/>
                <table:data-pilot-member table:name="Favoriser l’emploi en faveur de la promotion des métiers d’art" table:display="true" table:show-details="true"/>
                <table:data-pilot-member table:name="Finalisation de la rénovation de la structure d'accueil du Faï" table:display="true" table:show-details="true"/>
                <table:data-pilot-member table:name="Fonctionnement année 2025" table:display="true" table:show-details="true"/>
                <table:data-pilot-member table:name="implantation de terrains de tennis" table:display="true" table:show-details="true"/>
                <table:data-pilot-member table:name="Installation de Points d'Apports Volontaires semi-enterrées et colonnes biodéchets – Phase 3" table:display="true" table:show-details="true"/>
                <table:data-pilot-member table:name="Isolation par l’extérieur de l’école de Saint-Crépin" table:display="true" table:show-details="true"/>
                <table:data-pilot-member table:name="Jour de clown" table:display="true" table:show-details="true"/>
                <table:data-pilot-member table:name="La grande évasion" table:display="true" table:show-details="true"/>
                <table:data-pilot-member table:name="Lectures animées" table:display="true" table:show-details="true"/>
                <table:data-pilot-member table:name="Les Folies numériques" table:display="true" table:show-details="true"/>
                <table:data-pilot-member table:name="Maîtrise d'œuvre et travaux de réfection du toit de l'église (couverture et zingueries)" table:display="true" table:show-details="true"/>
                <table:data-pilot-member table:name="Mise aux normes de la défense extérieure contre l’incendie du secteur de la Garenne" table:display="true" table:show-details="true"/>
                <table:data-pilot-member table:name="Mise en œuvre de la rénovation thermique du bâtiment du groupe scolaire « Henri Audibert »" table:display="true" table:show-details="true"/>
                <table:data-pilot-member table:name="Mise en place d’un réseau de vidéoprotection tranche 2" table:display="true" table:show-details="true"/>
                <table:data-pilot-member table:name="Mise en place d’un service de location de vélos électriques longue durée " table:display="true" table:show-details="true"/>
                <table:data-pilot-member table:name="Modernisation et relocalisation d’un outil de filature à faible impact environnemental pour la valorisation et la transformation de laines locales en circuit court" table:display="true" table:show-details="true"/>
                <table:data-pilot-member table:name="Nouvelle école : Rénovation et extension de l'école élémentaire en vue de regrouper les deux écoles existantes" table:display="true" table:show-details="true"/>
                <table:data-pilot-member table:name="Optimisation de la collecte des déchets ménagers : déploiement d’une solution de contrôle volumétrique et suivi des tournées" table:display="true" table:show-details="true"/>
                <table:data-pilot-member table:name="Optimisation Soutenable du Médicament et Organisation des Soins Écoresponsables :  Partie 1 - Préparation, Conditionnement et Distribution du Médicament (Départements 05 et 04)" table:display="true" table:show-details="true"/>
                <table:data-pilot-member table:name="Page Blanche" table:display="true" table:show-details="true"/>
                <table:data-pilot-member table:name="Palais des sports : Rénovation, mise aux normes et redynamisation de l'offre - Tranche 3" table:display="true" table:show-details="true"/>
                <table:data-pilot-member table:name="Planifier, mettre en oeuvre, accompagner et expérimenter une démarche collective d'adaptation en réponse au changement climatique dans la Réserve de biosphère du Mont Viso" table:display="true" table:show-details="true"/>
                <table:data-pilot-member table:name="Pôle administratif et social de LA SAULCE - TRANCHE 2" table:display="true" table:show-details="true"/>
                <table:data-pilot-member table:name="Pose de deux radars pédagogiques solaires afin de sécuriser la sortie du village" table:display="true" table:show-details="true"/>
                <table:data-pilot-member table:name="Projet de renaturation de l'avenue Charles de Gaulle " table:display="true" table:show-details="true"/>
                <table:data-pilot-member table:name="Projet de sécurisation des mobilités douces et de renaturation de l'avenue Charles de Gaulle" table:display="true" table:show-details="true"/>
                <table:data-pilot-member table:name="Projet de travaux de l'appartement communal de Chanousse" table:display="true" table:show-details="true"/>
                <table:data-pilot-member table:name="Projet européen SINIPARKSI" table:display="true" table:show-details="true"/>
                <table:data-pilot-member table:name="Réalisation d'un drain à l'église St Marcellin" table:display="true" table:show-details="true"/>
                <table:data-pilot-member table:name="Réalisation d'une étude d'opportunité et de faisabilité technique, économique et financière du projet Porte des Alpes" table:display="true" table:show-details="true"/>
                <table:data-pilot-member table:name="Réaménagement de la zone du Lavoir" table:display="true" table:show-details="true"/>
                <table:data-pilot-member table:name="Reconstruction de la station d'épuration du Pibou de Puy-Sanières." table:display="true" table:show-details="true"/>
                <table:data-pilot-member table:name="Reconstruction de la STEP du village et raccordement du secteur de Champ l'Arène" table:display="true" table:show-details="true"/>
                <table:data-pilot-member table:name="Réfection accueil secrétariat mairie" table:display="true" table:show-details="true"/>
                <table:data-pilot-member table:name="Réfection bâtiment communal" table:display="true" table:show-details="true"/>
                <table:data-pilot-member table:name="Réfection de la route du Grand Bois" table:display="true" table:show-details="true"/>
                <table:data-pilot-member table:name="Réfection de la station d'épuration du chef lieu de La Piarre" table:display="true" table:show-details="true"/>
                <table:data-pilot-member table:name="Réfection des aretiers et de l’étancheïté de la toiture du château" table:display="true" table:show-details="true"/>
                <table:data-pilot-member table:name="Réfection des pistes DFCI" table:display="true" table:show-details="true"/>
                <table:data-pilot-member table:name="Réhabilitation de 14 logements sociaux, restructuration passive BDM OR " table:display="true" table:show-details="true"/>
                <table:data-pilot-member table:name="Réhabilitation de l’église – Aménagement et réorganisation de l’espace du calvaire" table:display="true" table:show-details="true"/>
                <table:data-pilot-member table:name="Réhabilitation de l'église du village" table:display="true" table:show-details="true"/>
                <table:data-pilot-member table:name="Réhabilitation de la piscine olympique pour l’implantation d’activités industrielles et tertiaires" table:display="true" table:show-details="true"/>
                <table:data-pilot-member table:name="Réhabilitation de la salle polyvalente &quot;Les Peupliers&quot;" table:display="true" table:show-details="true"/>
                <table:data-pilot-member table:name="Réhabilitation du presbytère - tranche 2" table:display="true" table:show-details="true"/>
                <table:data-pilot-member table:name="Réhabilitation et rénovation énergétique du collège centre (Dominique VILLARS) à Gap " table:display="true" table:show-details="true"/>
                <table:data-pilot-member table:name="Réhabilitation thermique d’un logement communal" table:display="true" table:show-details="true"/>
                <table:data-pilot-member table:name="Remplacement de la chaudière de la salle paroissiale" table:display="true" table:show-details="true"/>
                <table:data-pilot-member table:name="Remplacement des Garde-corps Avenue du Bouchet et du pont sur le torrent du Bouchet" table:display="true" table:show-details="true"/>
                <table:data-pilot-member table:name="Renforcement de la sécurité dans les établissements d'accueil du jeune enfant" table:display="true" table:show-details="true"/>
                <table:data-pilot-member table:name="Renforcement du réseau d'eau potable  - rue du Naïs" table:display="true" table:show-details="true"/>
                <table:data-pilot-member table:name="Rénovation de l’appartement communal des Prés" table:display="true" table:show-details="true"/>
                <table:data-pilot-member table:name="Rénovation de l’école de Puymaure" table:display="true" table:show-details="true"/>
                <table:data-pilot-member table:name="Rénovation de la maison forestière du Mandement" table:display="true" table:show-details="true"/>
                <table:data-pilot-member table:name="Rénovation de la piste de glace et des aménagements attenants - patinoire de Briançon" table:display="true" table:show-details="true"/>
                <table:data-pilot-member table:name="Rénovation du Palais des Sports - Tranche 2 rénovation énergétique " table:display="true" table:show-details="true"/>
                <table:data-pilot-member table:name="Rénovation du réseau d'assainissement du Villard liée à la modernisation du réseau d'eau potable" table:display="true" table:show-details="true"/>
                <table:data-pilot-member table:name="Rénovation énergétique des bâtiments communaux" table:display="true" table:show-details="true"/>
                <table:data-pilot-member table:name="Rénovation énergétique des logements communaux" table:display="true" table:show-details="true"/>
                <table:data-pilot-member table:name="Rénovation énergétique du bâtiment &quot;mairie-ecole&quot;" table:display="true" table:show-details="true"/>
                <table:data-pilot-member table:name="Rénovation énergétique et thermique de l’école" table:display="true" table:show-details="true"/>
                <table:data-pilot-member table:name="Rénovation technique et énergétique d’un logement communal" table:display="true" table:show-details="true"/>
                <table:data-pilot-member table:name="Rénovation thermique des bâtiments communaux" table:display="true" table:show-details="true"/>
                <table:data-pilot-member table:name="Rénovation thermique et extension de l'école communale de Rochebrune" table:display="true" table:show-details="true"/>
                <table:data-pilot-member table:name="Réponse Départementale Sport Inclusif 05 - RDSI 05" table:display="true" table:show-details="true"/>
                <table:data-pilot-member table:name="Requalification de la ZAE du Guillermin à Saint Crépin" table:display="true" table:show-details="true"/>
                <table:data-pilot-member table:name="Requalification des espaces publics du centre station - LES ORRES 1650" table:display="true" table:show-details="true"/>
                <table:data-pilot-member table:name="Requalification du centre-bourg de Rosans - tranche 2" table:display="true" table:show-details="true"/>
                <table:data-pilot-member table:name="Requalification du stade de football sportif municipal, aménagement d'un terrain en gazon synthétique" table:display="true" table:show-details="true"/>
                <table:data-pilot-member table:name="Requalification exemplaire du quartier du Claps – Hameau de Yougoslavie" table:display="true" table:show-details="true"/>
                <table:data-pilot-member table:name="Restauration de de la façade ouest de l’église de Saint-Apollinaire" table:display="true" table:show-details="true"/>
                <table:data-pilot-member table:name="Restauration plancher de l'Eglise tranche 2" table:display="true" table:show-details="true"/>
                <table:data-pilot-member table:name="Restructuration de la base de loisirs en parc des sports et loisirs" table:display="true" table:show-details="true"/>
                <table:data-pilot-member table:name="Restructuration du collège Alexandre CORRÉARD et Création de l'École du socle et de la médiathèque municipale" table:display="true" table:show-details="true"/>
                <table:data-pilot-member table:name="Sécurisation des voies 3ème tranche chemin des vignes" table:display="true" table:show-details="true"/>
                <table:data-pilot-member table:name="Sécurisation du chemin du moulin" table:display="true" table:show-details="true"/>
                <table:data-pilot-member table:name="Soutien à l’organisation des championnats de France Élite de patinage artistique et de danse sur glace" table:display="true" table:show-details="true"/>
                <table:data-pilot-member table:name="Structuration et développement du centre de formation de Serres Lez’Arts" table:display="true" table:show-details="true"/>
                <table:data-pilot-member table:name="Support et gaine de protection des végétaux à partir de laine et textiles recyclés naturels en région PACA" table:display="true" table:show-details="true"/>
                <table:data-pilot-member table:name="Traitement de la source Rouans par rayonnement Ultra Violet" table:display="true" table:show-details="true"/>
                <table:data-pilot-member table:name="Transformation du local pompiers en appartement communal" table:display="true" table:show-details="true"/>
                <table:data-pilot-member table:name="Travaux d'accessibilité concernant les personnes à mobilité réduite pour l’ensemble des bâtiments communaux" table:display="true" table:show-details="true"/>
                <table:data-pilot-member table:name="Travaux d'amélioration en eau potable du réservoir du chef-lieu à partir du forage à créer dans le secteur des gravières" table:display="true" table:show-details="true"/>
                <table:data-pilot-member table:name="Travaux d'aménagement et de valorisation de trois sites à forte valeur patrimoniale sur les rives du lac de Serre-Ponçon" table:display="true" table:show-details="true"/>
                <table:data-pilot-member table:name="Travaux d'aménagement qualitatif de la rue de la Guisane TRANCHE 2" table:display="true" table:show-details="true"/>
                <table:data-pilot-member table:name="Travaux d’assainissement  du hameau du Villard" table:display="true" table:show-details="true"/>
                <table:data-pilot-member table:name="Travaux d’assainissement au sein du village et des hameaux – tranche 1" table:display="true" table:show-details="true"/>
                <table:data-pilot-member table:name="Travaux d’enfouissement du réseau d’éclairage public" table:display="true" table:show-details="true"/>
                <table:data-pilot-member table:name="Travaux d'extension du réseau d'assainissement au quartier du Savel, le long de la RD994" table:display="true" table:show-details="true"/>
                <table:data-pilot-member table:name="Travaux de création de toilettes autonomes sur le site du parking de la mine d'argent - Vallée du Fournel" table:display="true" table:show-details="true"/>
                <table:data-pilot-member table:name="Travaux de mise en sécurité et accessibilité  Les Florins et recalibrage la Pinée suite intempéries décembre 2023" table:display="true" table:show-details="true"/>
                <table:data-pilot-member table:name="Travaux de modernisation du réseau d'eau potable - Tranche 2" table:display="true" table:show-details="true"/>
                <table:data-pilot-member table:name="Travaux de réaménagament du plan d’eau du Riou – tranche 2 (Equipement et jeux – bâtiments et annexes)" table:display="true" table:show-details="true"/>
                <table:data-pilot-member table:name="Travaux de réfection des peintures et de mise aux normes de l’electricité de l’église d’Eyguians" table:display="true" table:show-details="true"/>
                <table:data-pilot-member table:name="Travaux de réfection du revetement de plusieurs voies communales du village et d’aménagement de surface de l’entrée de la grande rue" table:display="true" table:show-details="true"/>
                <table:data-pilot-member table:name="Travaux de remplacement de la conduite d’eau potable entre le captage du Sapet et le réservoir des Andrieux" table:display="true" table:show-details="true"/>
                <table:data-pilot-member table:name="Travaux de renforcement de la charpente de la salle polyvalente du Queyron en vue de l’installation de panneaux photovoltaïques" table:display="true" table:show-details="true"/>
                <table:data-pilot-member table:name="Travaux de rénovation énergétique" table:display="true" table:show-details="true"/>
                <table:data-pilot-member table:name="Travaux de rénovation énergétique du bâtiment « villa communale »" table:display="true" table:show-details="true"/>
                <table:data-pilot-member table:name="Travaux sur le réseau AEP : amélioration du réseau de distribution d’eau et du réseau d’assainissement" table:display="true" table:show-details="true"/>
                <table:data-pilot-member table:name="Travaux sur réseau d'eau potable tranche 2" table:display="true" table:show-details="true"/>
                <table:data-pilot-member table:name="Tremplin - Aide à la mise en œuvre et à la certification de l’Ecolabel Européen Hébergement Touristique" table:display="true" table:show-details="true"/>
                <table:data-pilot-member table:name="Veynes rail Festiv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currency-style style:name="N117P0" style:volatile="true">
      <number:number number:decimal-places="0" number:min-decimal-places="0"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0" number:min-decimal-places="0" number:min-integer-digits="1" number:grouping="true"/>
      <number:text> </number:text>
      <number:currency-symbol number:language="fr" number:country="FR">€</number:currency-symbol>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42cm" fo:margin-top="1cm" fo:margin-bottom="1cm" fo:margin-left="1cm" fo:margin-right="1cm" style:scale-to-X="1"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Projets financés par le fonds vert, la DSIL, la DSID, le FNADT et l'ADEME en 2025 dans les <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5">00/00/0000</text:date>, <text:time style:data-style-name="N2" text:time-value="18:30:48.30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5T20:06:52.195000000</meta:creation-date>
    <meta:editing-duration>P0D</meta:editing-duration>
    <meta:editing-cycles>1</meta:editing-cycles>
    <meta:generator>LibreOffice/24.2.5.2$Windows_X86_64 LibreOffice_project/bffef4ea93e59bebbeaf7f431bb02b1a39ee8a59</meta:generator>
    <meta:document-statistic meta:table-count="5" meta:cell-count="4081" meta:object-count="0"/>
  </office:meta>
</office:document-meta>
</file>